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0984in"/>
    </style:style>
    <style:style style:name="co11" style:family="table-column">
      <style:table-column-properties fo:break-before="auto" style:column-width="2.948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5709in"/>
    </style:style>
    <style:style style:name="co14" style:family="table-column">
      <style:table-column-properties fo:break-before="auto" style:column-width="1.4319in"/>
    </style:style>
    <style:style style:name="co15" style:family="table-column">
      <style:table-column-properties fo:break-before="auto" style:column-width="0.628in"/>
    </style:style>
    <style:style style:name="co16" style:family="table-column">
      <style:table-column-properties fo:break-before="auto" style:column-width="0.4134in"/>
    </style:style>
    <style:style style:name="co17" style:family="table-column">
      <style:table-column-properties fo:break-before="auto" style:column-width="1.3516in"/>
    </style:style>
    <style:style style:name="co18" style:family="table-column">
      <style:table-column-properties fo:break-before="auto" style:column-width="1.0161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1.1102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1.2445in"/>
    </style:style>
    <style:style style:name="co25" style:family="table-column">
      <style:table-column-properties fo:break-before="auto" style:column-width="1.1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12" style:family="table-cell" style:parent-style-name="Default">
      <style:table-cell-properties style:vertical-align="middle"/>
      <style:text-properties style:font-name="Noto Sans Mono" fo:font-size="11pt" style:font-size-asian="11pt" style:font-size-complex="11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ffff00" style:vertical-align="middle"/>
      <style:text-properties style:font-name="Noto Sans Mono" fo:font-size="11pt" style:font-size-asian="11pt" style:font-size-complex="11pt"/>
    </style:style>
    <style:style style:name="ce17" style:family="table-cell" style:parent-style-name="Default" style:data-style-name="N61">
      <style:table-cell-properties style:vertical-align="middle"/>
      <style:text-properties style:font-name="Noto Sans Mono" fo:font-size="11pt" style:font-size-asian="11pt" style:font-size-complex="11pt"/>
    </style:style>
    <style:style style:name="ce18" style:family="table-cell" style:parent-style-name="Default">
      <style:table-cell-properties fo:background-color="transparent" fo:border="none" style:vertical-align="middle"/>
      <style:text-properties style:font-name="Noto Sans Mono" fo:font-size="11pt" style:font-size-asian="11pt" style:font-size-complex="11pt"/>
    </style:style>
    <style:style style:name="ce19" style:family="table-cell" style:parent-style-name="Default">
      <style:table-cell-properties fo:background-color="transparent" style:vertical-align="middle"/>
      <style:text-properties style:font-name="Noto Sans Mono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21" style:family="table-cell" style:parent-style-name="Default">
      <style:table-cell-properties fo:background-color="transparent" style:vertical-align="middle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Noto Sans Mono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24" style:family="table-cell" style:parent-style-name="Default" style:data-style-name="N11">
      <style:table-cell-properties style:vertical-align="middle"/>
    </style:style>
    <style:style style:name="ce32" style:family="table-cell" style:parent-style-name="Default" style:data-style-name="N0">
      <style:table-cell-properties style:vertical-align="middle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/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ofline" table:style-name="ta1">
        <table:shapes>
          <draw:frame draw:z-index="0" draw:style-name="gr1" draw:text-style-name="P1" svg:width="12.665in" svg:height="7.3791in" svg:x="4.6157in" svg:y="2.4811in">
            <draw:object draw:notify-on-update-of-ranges="roofline.D14:roofline.D15 roofline.B14:roofline.B15 roofline.A13:roofline.A13 roofline.C14:roofline.C15 roofline.B19:roofline.B20 roofline.A18:roofline.A18 roofline.C19:roofline.C20 roofline.B24:roofline.B25 roofline.A23:roofline.A23 roofline.C24:roofline.C25 roofline.B1:roofline.B11 roofline.A1:roofline.A1 roofline.C1:roofline.C11 roofline.F2:roofline.F11 roofline.E1:roofline.E1 roofline.G2:roofline.G11 roofline.J2:roofline.J11 roofline.I1:roofline.I1 roofline.K2:roofline.K11 roofline.N2:roofline.N11 roofline.M1:roofline.M1 roofline.O2:roofline.O11 roofline.R2:roofline.R11 roofline.Q1:roofline.Q1 roofline.S2:roofline.S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82637138688938" calcext:value-type="float">
            <text:p>0.82637138688938</text:p>
          </table:table-cell>
          <table:table-cell table:style-name="ce1" office:value-type="float" office:value="0.480088434895322" calcext:value-type="float">
            <text:p>0.48008843489532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58354136000874" calcext:value-type="float">
            <text:p>2.58354136000874</text:p>
          </table:table-cell>
          <table:table-cell table:style-name="ce1" office:value-type="float" office:value="0.893682978152057" calcext:value-type="float">
            <text:p>0.893682978152057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25663000133884" calcext:value-type="float">
            <text:p>3.25663000133884</text:p>
          </table:table-cell>
          <table:table-cell table:style-name="ce1" office:value-type="float" office:value="0.907059318703782" calcext:value-type="float">
            <text:p>0.9070593187037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60355507817562" calcext:value-type="float">
            <text:p>2.60355507817562</text:p>
          </table:table-cell>
          <table:table-cell table:style-name="ce1" office:value-type="float" office:value="1.31729010920428" calcext:value-type="float">
            <text:p>1.31729010920428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21760620714756" calcext:value-type="float">
            <text:p>2.21760620714756</text:p>
          </table:table-cell>
          <table:table-cell table:style-name="ce1" office:value-type="float" office:value="1.49873156268606" calcext:value-type="float">
            <text:p>1.49873156268606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759779049071583" calcext:value-type="float">
            <text:p>0.759779049071583</text:p>
          </table:table-cell>
          <table:table-cell table:style-name="ce1" office:value-type="float" office:value="0.529643680319857" calcext:value-type="float">
            <text:p>0.52964368031985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82147548496552" calcext:value-type="float">
            <text:p>3.82147548496552</text:p>
          </table:table-cell>
          <table:table-cell table:style-name="ce1" office:value-type="float" office:value="0.930131715795209" calcext:value-type="float">
            <text:p>0.930131715795209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4.86739778767773" calcext:value-type="float">
            <text:p>4.86739778767773</text:p>
          </table:table-cell>
          <table:table-cell table:style-name="ce1" office:value-type="float" office:value="0.935659924520852" calcext:value-type="float">
            <text:p>0.93565992452085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90892328598192" calcext:value-type="float">
            <text:p>3.90892328598192</text:p>
          </table:table-cell>
          <table:table-cell table:style-name="ce1" office:value-type="float" office:value="1.4039280247592" calcext:value-type="float">
            <text:p>1.403928024759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39148661158998" calcext:value-type="float">
            <text:p>3.39148661158998</text:p>
          </table:table-cell>
          <table:table-cell table:style-name="ce1" office:value-type="float" office:value="1.61719957352673" calcext:value-type="float">
            <text:p>1.61719957352673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897138361515636" calcext:value-type="float">
            <text:p>0.897138361515636</text:p>
          </table:table-cell>
          <table:table-cell table:style-name="ce1" office:value-type="float" office:value="0.567062969209281" calcext:value-type="float">
            <text:p>0.56706296920928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06974365798715" calcext:value-type="float">
            <text:p>5.06974365798715</text:p>
          </table:table-cell>
          <table:table-cell table:style-name="ce1" office:value-type="float" office:value="0.946304461074995" calcext:value-type="float">
            <text:p>0.946304461074995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.49270025070488" calcext:value-type="float">
            <text:p>6.49270025070488</text:p>
          </table:table-cell>
          <table:table-cell table:style-name="ce1" office:value-type="float" office:value="0.956953200618226" calcext:value-type="float">
            <text:p>0.956953200618226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29157966781346" calcext:value-type="float">
            <text:p>5.29157966781346</text:p>
          </table:table-cell>
          <table:table-cell table:style-name="ce1" office:value-type="float" office:value="1.44352939199938" calcext:value-type="float">
            <text:p>1.44352939199938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.58355315629148" calcext:value-type="float">
            <text:p>4.58355315629148</text:p>
          </table:table-cell>
          <table:table-cell table:style-name="ce1" office:value-type="float" office:value="1.9432715503044" calcext:value-type="float">
            <text:p>1.9432715503044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.701216209017192" calcext:value-type="float">
            <text:p>0.701216209017192</text:p>
          </table:table-cell>
          <table:table-cell table:style-name="ce1" office:value-type="float" office:value="0.571734850347657" calcext:value-type="float">
            <text:p>0.571734850347657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22531959820577" calcext:value-type="float">
            <text:p>6.22531959820577</text:p>
          </table:table-cell>
          <table:table-cell table:style-name="ce1" office:value-type="float" office:value="0.959060896663644" calcext:value-type="float">
            <text:p>0.9590608966636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8.09470691017555" calcext:value-type="float">
            <text:p>8.09470691017555</text:p>
          </table:table-cell>
          <table:table-cell table:style-name="ce1" office:value-type="float" office:value="0.966774942717664" calcext:value-type="float">
            <text:p>0.96677494271766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6993736000044" calcext:value-type="float">
            <text:p>6.6993736000044</text:p>
          </table:table-cell>
          <table:table-cell table:style-name="ce1" office:value-type="float" office:value="1.50873539478695" calcext:value-type="float">
            <text:p>1.50873539478695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5.65633840095908" calcext:value-type="float">
            <text:p>5.65633840095908</text:p>
          </table:table-cell>
          <table:table-cell table:style-name="ce1" office:value-type="float" office:value="1.93194086022773" calcext:value-type="float">
            <text:p>1.93194086022773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604045462024807" calcext:value-type="float">
            <text:p>0.604045462024807</text:p>
          </table:table-cell>
          <table:table-cell table:style-name="ce1" office:value-type="float" office:value="0.557883194376757" calcext:value-type="float">
            <text:p>0.55788319437675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.61319908419214" calcext:value-type="float">
            <text:p>7.61319908419214</text:p>
          </table:table-cell>
          <table:table-cell table:style-name="ce1" office:value-type="float" office:value="0.959662757745281" calcext:value-type="float">
            <text:p>0.95966275774528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9.92310938510417" calcext:value-type="float">
            <text:p>9.92310938510417</text:p>
          </table:table-cell>
          <table:table-cell table:style-name="ce1" office:value-type="float" office:value="0.965809626602399" calcext:value-type="float">
            <text:p>0.96580962660239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8.04489896509769" calcext:value-type="float">
            <text:p>8.04489896509769</text:p>
          </table:table-cell>
          <table:table-cell table:style-name="ce1" office:value-type="float" office:value="1.55295199482402" calcext:value-type="float">
            <text:p>1.55295199482402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.8434259254818" calcext:value-type="float">
            <text:p>6.8434259254818</text:p>
          </table:table-cell>
          <table:table-cell table:style-name="ce1" office:value-type="float" office:value="2.00761980462387" calcext:value-type="float">
            <text:p>2.00761980462387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0.563037248794474" calcext:value-type="float">
            <text:p>0.563037248794474</text:p>
          </table:table-cell>
          <table:table-cell table:style-name="ce1" office:value-type="float" office:value="0.594783525170657" calcext:value-type="float">
            <text:p>0.59478352517065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8.97403370687248" calcext:value-type="float">
            <text:p>8.97403370687248</text:p>
          </table:table-cell>
          <table:table-cell table:style-name="ce1" office:value-type="float" office:value="0.967591852355677" calcext:value-type="float">
            <text:p>0.96759185235567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1.0504244519294" calcext:value-type="float">
            <text:p>11.0504244519294</text:p>
          </table:table-cell>
          <table:table-cell table:style-name="ce1" office:value-type="float" office:value="0.97188199948788" calcext:value-type="float">
            <text:p>0.9718819994878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9.20075695571395" calcext:value-type="float">
            <text:p>9.20075695571395</text:p>
          </table:table-cell>
          <table:table-cell table:style-name="ce1" office:value-type="float" office:value="1.51008813206809" calcext:value-type="float">
            <text:p>1.51008813206809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7.88544900425297" calcext:value-type="float">
            <text:p>7.88544900425297</text:p>
          </table:table-cell>
          <table:table-cell table:style-name="ce1" office:value-type="float" office:value="1.90041192357509" calcext:value-type="float">
            <text:p>1.90041192357509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0.545003505781548" calcext:value-type="float">
            <text:p>0.545003505781548</text:p>
          </table:table-cell>
          <table:table-cell table:style-name="ce1" office:value-type="float" office:value="0.584683410530514" calcext:value-type="float">
            <text:p>0.58468341053051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9.66359637077578" calcext:value-type="float">
            <text:p>9.66359637077578</text:p>
          </table:table-cell>
          <table:table-cell table:style-name="ce1" office:value-type="float" office:value="0.969163356443283" calcext:value-type="float">
            <text:p>0.969163356443283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.3836941460582" calcext:value-type="float">
            <text:p>12.3836941460582</text:p>
          </table:table-cell>
          <table:table-cell table:style-name="ce1" office:value-type="float" office:value="0.974835465363472" calcext:value-type="float">
            <text:p>0.97483546536347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0.1245749507584" calcext:value-type="float">
            <text:p>10.1245749507584</text:p>
          </table:table-cell>
          <table:table-cell table:style-name="ce1" office:value-type="float" office:value="1.52629780781322" calcext:value-type="float">
            <text:p>1.5262978078132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8.75275232478635" calcext:value-type="float">
            <text:p>8.75275232478635</text:p>
          </table:table-cell>
          <table:table-cell table:style-name="ce1" office:value-type="float" office:value="1.97692907342783" calcext:value-type="float">
            <text:p>1.9769290734278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0.503816866948308" calcext:value-type="float">
            <text:p>0.503816866948308</text:p>
          </table:table-cell>
          <table:table-cell table:style-name="ce1" office:value-type="float" office:value="0.542151820593195" calcext:value-type="float">
            <text:p>0.54215182059319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0.0469878032738" calcext:value-type="float">
            <text:p>10.0469878032738</text:p>
          </table:table-cell>
          <table:table-cell table:style-name="ce1" office:value-type="float" office:value="0.97169023825259" calcext:value-type="float">
            <text:p>0.9716902382525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4.0773224881513" calcext:value-type="float">
            <text:p>14.0773224881513</text:p>
          </table:table-cell>
          <table:table-cell table:style-name="ce1" office:value-type="float" office:value="0.978731065936138" calcext:value-type="float">
            <text:p>0.97873106593613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1.3177527597445" calcext:value-type="float">
            <text:p>11.3177527597445</text:p>
          </table:table-cell>
          <table:table-cell table:style-name="ce1" office:value-type="float" office:value="1.55959752255549" calcext:value-type="float">
            <text:p>1.5595975225554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9.70573577027202" calcext:value-type="float">
            <text:p>9.70573577027202</text:p>
          </table:table-cell>
          <table:table-cell table:style-name="ce1" office:value-type="float" office:value="2.04105581351466" calcext:value-type="float">
            <text:p>2.04105581351466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0.507056729659119" calcext:value-type="float">
            <text:p>0.507056729659119</text:p>
          </table:table-cell>
          <table:table-cell table:style-name="ce1" office:value-type="float" office:value="0.591127471295302" calcext:value-type="float">
            <text:p>0.591127471295302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1.4551187666295" calcext:value-type="float">
            <text:p>11.4551187666295</text:p>
          </table:table-cell>
          <table:table-cell table:style-name="ce1" office:value-type="float" office:value="0.971988487683938" calcext:value-type="float">
            <text:p>0.971988487683938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5.152384443762" calcext:value-type="float">
            <text:p>15.152384443762</text:p>
          </table:table-cell>
          <table:table-cell table:style-name="ce1" office:value-type="float" office:value="0.980376393484645" calcext:value-type="float">
            <text:p>0.980376393484645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2.7663856015506" calcext:value-type="float">
            <text:p>12.7663856015506</text:p>
          </table:table-cell>
          <table:table-cell table:style-name="ce1" office:value-type="float" office:value="1.58052435329199" calcext:value-type="float">
            <text:p>1.580524353291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0.8110532985999" calcext:value-type="float">
            <text:p>10.8110532985999</text:p>
          </table:table-cell>
          <table:table-cell table:style-name="ce1" office:value-type="float" office:value="1.98871945923705" calcext:value-type="float">
            <text:p>1.9887194592370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0.492957356721101" calcext:value-type="float">
            <text:p>0.492957356721101</text:p>
          </table:table-cell>
          <table:table-cell table:style-name="ce1" office:value-type="float" office:value="0.562589757837903" calcext:value-type="float">
            <text:p>0.56258975783790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2.1823512037673" calcext:value-type="float">
            <text:p>12.1823512037673</text:p>
          </table:table-cell>
          <table:table-cell table:style-name="ce1" office:value-type="float" office:value="0.97527704670244" calcext:value-type="float">
            <text:p>0.975277046702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6.1803280123484" calcext:value-type="float">
            <text:p>16.1803280123484</text:p>
          </table:table-cell>
          <table:table-cell table:style-name="ce1" office:value-type="float" office:value="0.980693131170155" calcext:value-type="float">
            <text:p>0.98069313117015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3.3377238868191" calcext:value-type="float">
            <text:p>13.3377238868191</text:p>
          </table:table-cell>
          <table:table-cell table:style-name="ce1" office:value-type="float" office:value="1.56930399040351" calcext:value-type="float">
            <text:p>1.56930399040351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1.4286274655204" calcext:value-type="float">
            <text:p>11.4286274655204</text:p>
          </table:table-cell>
          <table:table-cell table:style-name="ce1" office:value-type="float" office:value="2.06833429991518" calcext:value-type="float">
            <text:p>2.06833429991518</text:p>
          </table:table-cell>
          <table:table-cell table:number-columns-repeated="45"/>
        </table:table-row>
        <table:table-row table:style-name="ro1">
          <table:table-cell table:number-columns-repeated="2"/>
          <table:table-cell table:formula="of:=[.C11]/[.C2]" office:value-type="float" office:value="1.17184609531486" calcext:value-type="float">
            <text:p>1.17184609531486</text:p>
          </table:table-cell>
          <table:table-cell table:number-columns-repeated="3"/>
          <table:table-cell table:formula="of:=[.G11]/[.G2]" office:value-type="float" office:value="1.09130090932145" calcext:value-type="float">
            <text:p>1.09130090932145</text:p>
          </table:table-cell>
          <table:table-cell table:number-columns-repeated="3"/>
          <table:table-cell table:formula="of:=[.K11]/[.K2]" office:value-type="float" office:value="1.08117860755965" calcext:value-type="float">
            <text:p>1.08117860755965</text:p>
          </table:table-cell>
          <table:table-cell table:number-columns-repeated="3"/>
          <table:table-cell table:formula="of:=[.O11]/[.O2]" office:value-type="float" office:value="1.19131236121667" calcext:value-type="float">
            <text:p>1.19131236121667</text:p>
          </table:table-cell>
          <table:table-cell table:number-columns-repeated="3"/>
          <table:table-cell table:formula="of:=[.S11]/[.S2]" office:value-type="float" office:value="1.38005654342013" calcext:value-type="float">
            <text:p>1.3800565434201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load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load'.D14:'roofline load'.D15 'roofline load'.B14:'roofline load'.B15 'roofline load'.A13:'roofline load'.A13 'roofline load'.C14:'roofline load'.C15 'roofline load'.B19:'roofline load'.B20 'roofline load'.A18:'roofline load'.A18 'roofline load'.C19:'roofline load'.C20 'roofline load'.B24:'roofline load'.B25 'roofline load'.A23:'roofline load'.A23 'roofline load'.C24:'roofline load'.C25 'roofline load'.B1:'roofline load'.B11 'roofline load'.A1:'roofline load'.A1 'roofline load'.C1:'roofline load'.C11 'roofline load'.F2:'roofline load'.F11 'roofline load'.E1:'roofline load'.E1 'roofline load'.G2:'roofline load'.G11 'roofline load'.J2:'roofline load'.J11 'roofline load'.I1:'roofline load'.I1 'roofline load'.K2:'roofline load'.K11 'roofline load'.N2:'roofline load'.N11 'roofline load'.M1:'roofline load'.M1 'roofline load'.O2:'roofline load'.O11 'roofline load'.R2:'roofline load'.R11 'roofline load'.Q1:'roofline load'.Q1 'roofline load'.S2:'roofline load'.S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907773761960459" calcext:value-type="float">
            <text:p>0.907773761960459</text:p>
          </table:table-cell>
          <table:table-cell table:style-name="ce1" office:value-type="float" office:value="0.480088434895322" calcext:value-type="float">
            <text:p>0.48008843489532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.41708265031911" calcext:value-type="float">
            <text:p>8.41708265031911</text:p>
          </table:table-cell>
          <table:table-cell table:style-name="ce1" office:value-type="float" office:value="0.893682978152057" calcext:value-type="float">
            <text:p>0.893682978152057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.57792035245209" calcext:value-type="float">
            <text:p>8.57792035245209</text:p>
          </table:table-cell>
          <table:table-cell table:style-name="ce1" office:value-type="float" office:value="0.907059318703782" calcext:value-type="float">
            <text:p>0.9070593187037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.93288539753446" calcext:value-type="float">
            <text:p>7.93288539753446</text:p>
          </table:table-cell>
          <table:table-cell table:style-name="ce1" office:value-type="float" office:value="1.31729010920428" calcext:value-type="float">
            <text:p>1.31729010920428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6.45335771149474" calcext:value-type="float">
            <text:p>6.45335771149474</text:p>
          </table:table-cell>
          <table:table-cell table:style-name="ce1" office:value-type="float" office:value="1.49873156268606" calcext:value-type="float">
            <text:p>1.49873156268606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831020566386464" calcext:value-type="float">
            <text:p>0.831020566386464</text:p>
          </table:table-cell>
          <table:table-cell table:style-name="ce1" office:value-type="float" office:value="0.529643680319857" calcext:value-type="float">
            <text:p>0.52964368031985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3.1092676444507" calcext:value-type="float">
            <text:p>13.1092676444507</text:p>
          </table:table-cell>
          <table:table-cell table:style-name="ce1" office:value-type="float" office:value="0.930131715795209" calcext:value-type="float">
            <text:p>0.930131715795209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.857104283296" calcext:value-type="float">
            <text:p>12.857104283296</text:p>
          </table:table-cell>
          <table:table-cell table:style-name="ce1" office:value-type="float" office:value="0.935659924520852" calcext:value-type="float">
            <text:p>0.93565992452085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1.0264717067406" calcext:value-type="float">
            <text:p>11.0264717067406</text:p>
          </table:table-cell>
          <table:table-cell table:style-name="ce1" office:value-type="float" office:value="1.4039280247592" calcext:value-type="float">
            <text:p>1.403928024759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9.6504857822838" calcext:value-type="float">
            <text:p>9.6504857822838</text:p>
          </table:table-cell>
          <table:table-cell table:style-name="ce1" office:value-type="float" office:value="1.61719957352673" calcext:value-type="float">
            <text:p>1.61719957352673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979274521804665" calcext:value-type="float">
            <text:p>0.979274521804665</text:p>
          </table:table-cell>
          <table:table-cell table:style-name="ce1" office:value-type="float" office:value="0.567062969209281" calcext:value-type="float">
            <text:p>0.56706296920928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.4349895403087" calcext:value-type="float">
            <text:p>16.4349895403087</text:p>
          </table:table-cell>
          <table:table-cell table:style-name="ce1" office:value-type="float" office:value="0.946304461074995" calcext:value-type="float">
            <text:p>0.946304461074995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.5289225115363" calcext:value-type="float">
            <text:p>16.5289225115363</text:p>
          </table:table-cell>
          <table:table-cell table:style-name="ce1" office:value-type="float" office:value="0.956953200618226" calcext:value-type="float">
            <text:p>0.956953200618226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4.8511585305721" calcext:value-type="float">
            <text:p>14.8511585305721</text:p>
          </table:table-cell>
          <table:table-cell table:style-name="ce1" office:value-type="float" office:value="1.44352939199938" calcext:value-type="float">
            <text:p>1.44352939199938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2.6007515194095" calcext:value-type="float">
            <text:p>12.6007515194095</text:p>
          </table:table-cell>
          <table:table-cell table:style-name="ce1" office:value-type="float" office:value="1.9432715503044" calcext:value-type="float">
            <text:p>1.9432715503044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.745576257504612" calcext:value-type="float">
            <text:p>0.745576257504612</text:p>
          </table:table-cell>
          <table:table-cell table:style-name="ce1" office:value-type="float" office:value="0.571734850347657" calcext:value-type="float">
            <text:p>0.571734850347657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9.9986898112667" calcext:value-type="float">
            <text:p>19.9986898112667</text:p>
          </table:table-cell>
          <table:table-cell table:style-name="ce1" office:value-type="float" office:value="0.959060896663644" calcext:value-type="float">
            <text:p>0.9590608966636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9.9616961463116" calcext:value-type="float">
            <text:p>19.9616961463116</text:p>
          </table:table-cell>
          <table:table-cell table:style-name="ce1" office:value-type="float" office:value="0.966774942717664" calcext:value-type="float">
            <text:p>0.96677494271766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8.5057041192097" calcext:value-type="float">
            <text:p>18.5057041192097</text:p>
          </table:table-cell>
          <table:table-cell table:style-name="ce1" office:value-type="float" office:value="1.50873539478695" calcext:value-type="float">
            <text:p>1.50873539478695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5.1281324438583" calcext:value-type="float">
            <text:p>15.1281324438583</text:p>
          </table:table-cell>
          <table:table-cell table:style-name="ce1" office:value-type="float" office:value="1.93194086022773" calcext:value-type="float">
            <text:p>1.93194086022773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639988813784765" calcext:value-type="float">
            <text:p>0.639988813784765</text:p>
          </table:table-cell>
          <table:table-cell table:style-name="ce1" office:value-type="float" office:value="0.557883194376757" calcext:value-type="float">
            <text:p>0.55788319437675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5.1801946161804" calcext:value-type="float">
            <text:p>25.1801946161804</text:p>
          </table:table-cell>
          <table:table-cell table:style-name="ce1" office:value-type="float" office:value="0.959662757745281" calcext:value-type="float">
            <text:p>0.95966275774528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.7171252563333" calcext:value-type="float">
            <text:p>24.7171252563333</text:p>
          </table:table-cell>
          <table:table-cell table:style-name="ce1" office:value-type="float" office:value="0.965809626602399" calcext:value-type="float">
            <text:p>0.96580962660239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1.9629980998201" calcext:value-type="float">
            <text:p>21.9629980998201</text:p>
          </table:table-cell>
          <table:table-cell table:style-name="ce1" office:value-type="float" office:value="1.55295199482402" calcext:value-type="float">
            <text:p>1.55295199482402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8.0734225917095" calcext:value-type="float">
            <text:p>18.0734225917095</text:p>
          </table:table-cell>
          <table:table-cell table:style-name="ce1" office:value-type="float" office:value="2.00761980462387" calcext:value-type="float">
            <text:p>2.00761980462387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0.586373214171474" calcext:value-type="float">
            <text:p>0.586373214171474</text:p>
          </table:table-cell>
          <table:table-cell table:style-name="ce1" office:value-type="float" office:value="0.594783525170657" calcext:value-type="float">
            <text:p>0.59478352517065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0.59806926538" calcext:value-type="float">
            <text:p>30.59806926538</text:p>
          </table:table-cell>
          <table:table-cell table:style-name="ce1" office:value-type="float" office:value="0.967591852355677" calcext:value-type="float">
            <text:p>0.96759185235567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.402235409126" calcext:value-type="float">
            <text:p>27.402235409126</text:p>
          </table:table-cell>
          <table:table-cell table:style-name="ce1" office:value-type="float" office:value="0.97188199948788" calcext:value-type="float">
            <text:p>0.9718819994878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4.5487116465583" calcext:value-type="float">
            <text:p>24.5487116465583</text:p>
          </table:table-cell>
          <table:table-cell table:style-name="ce1" office:value-type="float" office:value="1.51008813206809" calcext:value-type="float">
            <text:p>1.51008813206809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0.4042730411311" calcext:value-type="float">
            <text:p>20.4042730411311</text:p>
          </table:table-cell>
          <table:table-cell table:style-name="ce1" office:value-type="float" office:value="1.90041192357509" calcext:value-type="float">
            <text:p>1.90041192357509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0.569554249867347" calcext:value-type="float">
            <text:p>0.569554249867347</text:p>
          </table:table-cell>
          <table:table-cell table:style-name="ce1" office:value-type="float" office:value="0.584683410530514" calcext:value-type="float">
            <text:p>0.58468341053051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0.4453679103318" calcext:value-type="float">
            <text:p>30.4453679103318</text:p>
          </table:table-cell>
          <table:table-cell table:style-name="ce1" office:value-type="float" office:value="0.969163356443283" calcext:value-type="float">
            <text:p>0.969163356443283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0.0034572251288" calcext:value-type="float">
            <text:p>30.0034572251288</text:p>
          </table:table-cell>
          <table:table-cell table:style-name="ce1" office:value-type="float" office:value="0.974835465363472" calcext:value-type="float">
            <text:p>0.97483546536347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7.6753503990466" calcext:value-type="float">
            <text:p>27.6753503990466</text:p>
          </table:table-cell>
          <table:table-cell table:style-name="ce1" office:value-type="float" office:value="1.52629780781322" calcext:value-type="float">
            <text:p>1.5262978078132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2.5020414361979" calcext:value-type="float">
            <text:p>22.5020414361979</text:p>
          </table:table-cell>
          <table:table-cell table:style-name="ce1" office:value-type="float" office:value="1.97692907342783" calcext:value-type="float">
            <text:p>1.9769290734278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0.523274478566214" calcext:value-type="float">
            <text:p>0.523274478566214</text:p>
          </table:table-cell>
          <table:table-cell table:style-name="ce1" office:value-type="float" office:value="0.542151820593195" calcext:value-type="float">
            <text:p>0.54215182059319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1.0018404687838" calcext:value-type="float">
            <text:p>31.0018404687838</text:p>
          </table:table-cell>
          <table:table-cell table:style-name="ce1" office:value-type="float" office:value="0.97169023825259" calcext:value-type="float">
            <text:p>0.9716902382525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4.6495089719838" calcext:value-type="float">
            <text:p>34.6495089719838</text:p>
          </table:table-cell>
          <table:table-cell table:style-name="ce1" office:value-type="float" office:value="0.978731065936138" calcext:value-type="float">
            <text:p>0.97873106593613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9.6247426381145" calcext:value-type="float">
            <text:p>29.6247426381145</text:p>
          </table:table-cell>
          <table:table-cell table:style-name="ce1" office:value-type="float" office:value="1.55959752255549" calcext:value-type="float">
            <text:p>1.5595975225554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4.7617351198494" calcext:value-type="float">
            <text:p>24.7617351198494</text:p>
          </table:table-cell>
          <table:table-cell table:style-name="ce1" office:value-type="float" office:value="2.04105581351466" calcext:value-type="float">
            <text:p>2.04105581351466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0.526767522559969" calcext:value-type="float">
            <text:p>0.526767522559969</text:p>
          </table:table-cell>
          <table:table-cell table:style-name="ce1" office:value-type="float" office:value="0.591127471295302" calcext:value-type="float">
            <text:p>0.591127471295302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5.4284671127859" calcext:value-type="float">
            <text:p>35.4284671127859</text:p>
          </table:table-cell>
          <table:table-cell table:style-name="ce1" office:value-type="float" office:value="0.971988487683938" calcext:value-type="float">
            <text:p>0.971988487683938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6.3698526678527" calcext:value-type="float">
            <text:p>36.3698526678527</text:p>
          </table:table-cell>
          <table:table-cell table:style-name="ce1" office:value-type="float" office:value="0.980376393484645" calcext:value-type="float">
            <text:p>0.980376393484645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3.4840079740193" calcext:value-type="float">
            <text:p>33.4840079740193</text:p>
          </table:table-cell>
          <table:table-cell table:style-name="ce1" office:value-type="float" office:value="1.58052435329199" calcext:value-type="float">
            <text:p>1.580524353291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7.7277165604989" calcext:value-type="float">
            <text:p>27.7277165604989</text:p>
          </table:table-cell>
          <table:table-cell table:style-name="ce1" office:value-type="float" office:value="1.98871945923705" calcext:value-type="float">
            <text:p>1.9887194592370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0.510022720858253" calcext:value-type="float">
            <text:p>0.510022720858253</text:p>
          </table:table-cell>
          <table:table-cell table:style-name="ce1" office:value-type="float" office:value="0.562589757837903" calcext:value-type="float">
            <text:p>0.56258975783790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8.3568496049642" calcext:value-type="float">
            <text:p>38.3568496049642</text:p>
          </table:table-cell>
          <table:table-cell table:style-name="ce1" office:value-type="float" office:value="0.97527704670244" calcext:value-type="float">
            <text:p>0.975277046702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8.7862037794829" calcext:value-type="float">
            <text:p>38.7862037794829</text:p>
          </table:table-cell>
          <table:table-cell table:style-name="ce1" office:value-type="float" office:value="0.980693131170155" calcext:value-type="float">
            <text:p>0.98069313117015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4.1950581143475" calcext:value-type="float">
            <text:p>34.1950581143475</text:p>
          </table:table-cell>
          <table:table-cell table:style-name="ce1" office:value-type="float" office:value="1.56930399040351" calcext:value-type="float">
            <text:p>1.56930399040351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9.0072572461521" calcext:value-type="float">
            <text:p>29.0072572461521</text:p>
          </table:table-cell>
          <table:table-cell table:style-name="ce1" office:value-type="float" office:value="2.06833429991518" calcext:value-type="float">
            <text:p>2.06833429991518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store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store'.D14:'roofline store'.D15 'roofline store'.B14:'roofline store'.B15 'roofline store'.A13:'roofline store'.A13 'roofline store'.C14:'roofline store'.C15 'roofline store'.B19:'roofline store'.B20 'roofline store'.A18:'roofline store'.A18 'roofline store'.C19:'roofline store'.C20 'roofline store'.B24:'roofline store'.B25 'roofline store'.A23:'roofline store'.A23 'roofline store'.C24:'roofline store'.C25 'roofline store'.B1:'roofline store'.B11 'roofline store'.A1:'roofline store'.A1 'roofline store'.C1:'roofline store'.C11 'roofline store'.F2:'roofline store'.F11 'roofline store'.E1:'roofline store'.E1 'roofline store'.G2:'roofline store'.G11 'roofline store'.J2:'roofline store'.J11 'roofline store'.I1:'roofline store'.I1 'roofline store'.K2:'roofline store'.K11 'roofline store'.N2:'roofline store'.N11 'roofline store'.M1:'roofline store'.M1 'roofline store'.O2:'roofline store'.O11 'roofline store'.R2:'roofline store'.R11 'roofline store'.Q1:'roofline store'.Q1 'roofline store'.S2:'roofline store'.S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9.21543458649735" calcext:value-type="float">
            <text:p>9.21543458649735</text:p>
          </table:table-cell>
          <table:table-cell table:style-name="ce1" office:value-type="float" office:value="0.480088434895322" calcext:value-type="float">
            <text:p>0.48008843489532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72773244852689" calcext:value-type="float">
            <text:p>3.72773244852689</text:p>
          </table:table-cell>
          <table:table-cell table:style-name="ce1" office:value-type="float" office:value="0.893682978152057" calcext:value-type="float">
            <text:p>0.893682978152057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.57792035245209" calcext:value-type="float">
            <text:p>8.57792035245209</text:p>
          </table:table-cell>
          <table:table-cell table:style-name="ce1" office:value-type="float" office:value="0.907059318703782" calcext:value-type="float">
            <text:p>0.9070593187037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87547831034443" calcext:value-type="float">
            <text:p>3.87547831034443</text:p>
          </table:table-cell>
          <table:table-cell table:style-name="ce1" office:value-type="float" office:value="1.31729010920428" calcext:value-type="float">
            <text:p>1.31729010920428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37862268437297" calcext:value-type="float">
            <text:p>3.37862268437297</text:p>
          </table:table-cell>
          <table:table-cell table:style-name="ce1" office:value-type="float" office:value="1.49873156268606" calcext:value-type="float">
            <text:p>1.49873156268606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8.86269747593025" calcext:value-type="float">
            <text:p>8.86269747593025</text:p>
          </table:table-cell>
          <table:table-cell table:style-name="ce1" office:value-type="float" office:value="0.529643680319857" calcext:value-type="float">
            <text:p>0.52964368031985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.39382708709287" calcext:value-type="float">
            <text:p>5.39382708709287</text:p>
          </table:table-cell>
          <table:table-cell table:style-name="ce1" office:value-type="float" office:value="0.930131715795209" calcext:value-type="float">
            <text:p>0.930131715795209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.857104283296" calcext:value-type="float">
            <text:p>12.857104283296</text:p>
          </table:table-cell>
          <table:table-cell table:style-name="ce1" office:value-type="float" office:value="0.935659924520852" calcext:value-type="float">
            <text:p>0.93565992452085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6.05568511356958" calcext:value-type="float">
            <text:p>6.05568511356958</text:p>
          </table:table-cell>
          <table:table-cell table:style-name="ce1" office:value-type="float" office:value="1.4039280247592" calcext:value-type="float">
            <text:p>1.4039280247592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.22918959299475" calcext:value-type="float">
            <text:p>5.22918959299475</text:p>
          </table:table-cell>
          <table:table-cell table:style-name="ce1" office:value-type="float" office:value="1.61719957352673" calcext:value-type="float">
            <text:p>1.61719957352673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0.6961992972927" calcext:value-type="float">
            <text:p>10.6961992972927</text:p>
          </table:table-cell>
          <table:table-cell table:style-name="ce1" office:value-type="float" office:value="0.567062969209281" calcext:value-type="float">
            <text:p>0.56706296920928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.33122581365968" calcext:value-type="float">
            <text:p>7.33122581365968</text:p>
          </table:table-cell>
          <table:table-cell table:style-name="ce1" office:value-type="float" office:value="0.946304461074995" calcext:value-type="float">
            <text:p>0.946304461074995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.5289225115363" calcext:value-type="float">
            <text:p>16.5289225115363</text:p>
          </table:table-cell>
          <table:table-cell table:style-name="ce1" office:value-type="float" office:value="0.956953200618226" calcext:value-type="float">
            <text:p>0.956953200618226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8.22066428365359" calcext:value-type="float">
            <text:p>8.22066428365359</text:p>
          </table:table-cell>
          <table:table-cell table:style-name="ce1" office:value-type="float" office:value="1.44352939199938" calcext:value-type="float">
            <text:p>1.44352939199938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.20403958870885" calcext:value-type="float">
            <text:p>7.20403958870885</text:p>
          </table:table-cell>
          <table:table-cell table:style-name="ce1" office:value-type="float" office:value="1.9432715503044" calcext:value-type="float">
            <text:p>1.9432715503044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1.785608326575" calcext:value-type="float">
            <text:p>11.785608326575</text:p>
          </table:table-cell>
          <table:table-cell table:style-name="ce1" office:value-type="float" office:value="0.571734850347657" calcext:value-type="float">
            <text:p>0.571734850347657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9.03905389128786" calcext:value-type="float">
            <text:p>9.03905389128786</text:p>
          </table:table-cell>
          <table:table-cell table:style-name="ce1" office:value-type="float" office:value="0.959060896663644" calcext:value-type="float">
            <text:p>0.9590608966636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9.9616961463116" calcext:value-type="float">
            <text:p>19.9616961463116</text:p>
          </table:table-cell>
          <table:table-cell table:style-name="ce1" office:value-type="float" office:value="0.966774942717664" calcext:value-type="float">
            <text:p>0.96677494271766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0.5008601465167" calcext:value-type="float">
            <text:p>10.5008601465167</text:p>
          </table:table-cell>
          <table:table-cell table:style-name="ce1" office:value-type="float" office:value="1.50873539478695" calcext:value-type="float">
            <text:p>1.50873539478695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9.0341741057113" calcext:value-type="float">
            <text:p>9.0341741057113</text:p>
          </table:table-cell>
          <table:table-cell table:style-name="ce1" office:value-type="float" office:value="1.93194086022773" calcext:value-type="float">
            <text:p>1.93194086022773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.7553224667265" calcext:value-type="float">
            <text:p>10.7553224667265</text:p>
          </table:table-cell>
          <table:table-cell table:style-name="ce1" office:value-type="float" office:value="0.557883194376757" calcext:value-type="float">
            <text:p>0.55788319437675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.9126136135578" calcext:value-type="float">
            <text:p>10.9126136135578</text:p>
          </table:table-cell>
          <table:table-cell table:style-name="ce1" office:value-type="float" office:value="0.959662757745281" calcext:value-type="float">
            <text:p>0.95966275774528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.7171252563333" calcext:value-type="float">
            <text:p>24.7171252563333</text:p>
          </table:table-cell>
          <table:table-cell table:style-name="ce1" office:value-type="float" office:value="0.965809626602399" calcext:value-type="float">
            <text:p>0.96580962660239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2.6949879414844" calcext:value-type="float">
            <text:p>12.6949879414844</text:p>
          </table:table-cell>
          <table:table-cell table:style-name="ce1" office:value-type="float" office:value="1.55295199482402" calcext:value-type="float">
            <text:p>1.55295199482402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1.0137280003165" calcext:value-type="float">
            <text:p>11.0137280003165</text:p>
          </table:table-cell>
          <table:table-cell table:style-name="ce1" office:value-type="float" office:value="2.00761980462387" calcext:value-type="float">
            <text:p>2.00761980462387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4.1476881688933" calcext:value-type="float">
            <text:p>14.1476881688933</text:p>
          </table:table-cell>
          <table:table-cell table:style-name="ce1" office:value-type="float" office:value="0.594783525170657" calcext:value-type="float">
            <text:p>0.59478352517065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2.6982821596734" calcext:value-type="float">
            <text:p>12.6982821596734</text:p>
          </table:table-cell>
          <table:table-cell table:style-name="ce1" office:value-type="float" office:value="0.967591852355677" calcext:value-type="float">
            <text:p>0.967591852355677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.402235409126" calcext:value-type="float">
            <text:p>27.402235409126</text:p>
          </table:table-cell>
          <table:table-cell table:style-name="ce1" office:value-type="float" office:value="0.97188199948788" calcext:value-type="float">
            <text:p>0.9718819994878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4.7164058003524" calcext:value-type="float">
            <text:p>14.7164058003524</text:p>
          </table:table-cell>
          <table:table-cell table:style-name="ce1" office:value-type="float" office:value="1.51008813206809" calcext:value-type="float">
            <text:p>1.51008813206809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2.8523936482149" calcext:value-type="float">
            <text:p>12.8523936482149</text:p>
          </table:table-cell>
          <table:table-cell table:style-name="ce1" office:value-type="float" office:value="1.90041192357509" calcext:value-type="float">
            <text:p>1.90041192357509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.6435704688088" calcext:value-type="float">
            <text:p>12.6435704688088</text:p>
          </table:table-cell>
          <table:table-cell table:style-name="ce1" office:value-type="float" office:value="0.584683410530514" calcext:value-type="float">
            <text:p>0.58468341053051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4.1572024447104" calcext:value-type="float">
            <text:p>14.1572024447104</text:p>
          </table:table-cell>
          <table:table-cell table:style-name="ce1" office:value-type="float" office:value="0.969163356443283" calcext:value-type="float">
            <text:p>0.969163356443283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0.0034572251288" calcext:value-type="float">
            <text:p>30.0034572251288</text:p>
          </table:table-cell>
          <table:table-cell table:style-name="ce1" office:value-type="float" office:value="0.974835465363472" calcext:value-type="float">
            <text:p>0.97483546536347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5.965172606147" calcext:value-type="float">
            <text:p>15.965172606147</text:p>
          </table:table-cell>
          <table:table-cell table:style-name="ce1" office:value-type="float" office:value="1.52629780781322" calcext:value-type="float">
            <text:p>1.52629780781322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4.324725729249" calcext:value-type="float">
            <text:p>14.324725729249</text:p>
          </table:table-cell>
          <table:table-cell table:style-name="ce1" office:value-type="float" office:value="1.97692907342783" calcext:value-type="float">
            <text:p>1.9769290734278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3.5491710659203" calcext:value-type="float">
            <text:p>13.5491710659203</text:p>
          </table:table-cell>
          <table:table-cell table:style-name="ce1" office:value-type="float" office:value="0.542151820593195" calcext:value-type="float">
            <text:p>0.54215182059319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4.8641041786744" calcext:value-type="float">
            <text:p>14.8641041786744</text:p>
          </table:table-cell>
          <table:table-cell table:style-name="ce1" office:value-type="float" office:value="0.97169023825259" calcext:value-type="float">
            <text:p>0.9716902382525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4.6495089719838" calcext:value-type="float">
            <text:p>34.6495089719838</text:p>
          </table:table-cell>
          <table:table-cell table:style-name="ce1" office:value-type="float" office:value="0.978731065936138" calcext:value-type="float">
            <text:p>0.97873106593613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8.3146172569521" calcext:value-type="float">
            <text:p>18.3146172569521</text:p>
          </table:table-cell>
          <table:table-cell table:style-name="ce1" office:value-type="float" office:value="1.55959752255549" calcext:value-type="float">
            <text:p>1.55959752255549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5.9624647096886" calcext:value-type="float">
            <text:p>15.9624647096886</text:p>
          </table:table-cell>
          <table:table-cell table:style-name="ce1" office:value-type="float" office:value="2.04105581351466" calcext:value-type="float">
            <text:p>2.04105581351466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3.5510031800077" calcext:value-type="float">
            <text:p>13.5510031800077</text:p>
          </table:table-cell>
          <table:table-cell table:style-name="ce1" office:value-type="float" office:value="0.591127471295302" calcext:value-type="float">
            <text:p>0.591127471295302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6.9286864995501" calcext:value-type="float">
            <text:p>16.9286864995501</text:p>
          </table:table-cell>
          <table:table-cell table:style-name="ce1" office:value-type="float" office:value="0.971988487683938" calcext:value-type="float">
            <text:p>0.971988487683938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6.3698526678527" calcext:value-type="float">
            <text:p>36.3698526678527</text:p>
          </table:table-cell>
          <table:table-cell table:style-name="ce1" office:value-type="float" office:value="0.980376393484645" calcext:value-type="float">
            <text:p>0.980376393484645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0.6331474527589" calcext:value-type="float">
            <text:p>20.6331474527589</text:p>
          </table:table-cell>
          <table:table-cell table:style-name="ce1" office:value-type="float" office:value="1.58052435329199" calcext:value-type="float">
            <text:p>1.580524353291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7.7201506551932" calcext:value-type="float">
            <text:p>17.7201506551932</text:p>
          </table:table-cell>
          <table:table-cell table:style-name="ce1" office:value-type="float" office:value="1.98871945923705" calcext:value-type="float">
            <text:p>1.9887194592370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4.7327329391492" calcext:value-type="float">
            <text:p>14.7327329391492</text:p>
          </table:table-cell>
          <table:table-cell table:style-name="ce1" office:value-type="float" office:value="0.562589757837903" calcext:value-type="float">
            <text:p>0.56258975783790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7.8523617070114" calcext:value-type="float">
            <text:p>17.8523617070114</text:p>
          </table:table-cell>
          <table:table-cell table:style-name="ce1" office:value-type="float" office:value="0.97527704670244" calcext:value-type="float">
            <text:p>0.975277046702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8.7862037794829" calcext:value-type="float">
            <text:p>38.7862037794829</text:p>
          </table:table-cell>
          <table:table-cell table:style-name="ce1" office:value-type="float" office:value="0.980693131170155" calcext:value-type="float">
            <text:p>0.98069313117015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1.8668521320879" calcext:value-type="float">
            <text:p>21.8668521320879</text:p>
          </table:table-cell>
          <table:table-cell table:style-name="ce1" office:value-type="float" office:value="1.56930399040351" calcext:value-type="float">
            <text:p>1.56930399040351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8.8588724490946" calcext:value-type="float">
            <text:p>18.8588724490946</text:p>
          </table:table-cell>
          <table:table-cell table:style-name="ce1" office:value-type="float" office:value="2.06833429991518" calcext:value-type="float">
            <text:p>2.06833429991518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sses" table:style-name="ta1">
        <table:shapes>
          <draw:frame draw:z-index="0" draw:style-name="gr1" draw:text-style-name="P1" svg:width="12.4063in" svg:height="7.3791in" svg:x="0.2894in" svg:y="2.5906in">
            <draw:object draw:notify-on-update-of-ranges="misses.D14:misses.D15 misses.A2:misses.A11 misses.A1:misses.A1 misses.C2:misses.C11 misses.E2:misses.E11 misses.E1:misses.E1 misses.G2:misses.G11 misses.I2:misses.I11 misses.I1:misses.I1 misses.K2:misses.K11 misses.M2:misses.M11 misses.M1:misses.M1 misses.O2:misses.O11 misses.Q2:misses.Q11 misses.Q1:misses.Q1 misses.S2:misses.S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4063in" svg:height="7.3791in" svg:x="12.9638in" svg:y="2.5331in">
            <draw:object draw:notify-on-update-of-ranges="misses.D14:misses.D15 misses.A2:misses.A11 misses.A1:misses.A1 misses.B2:misses.B11 misses.E2:misses.E11 misses.E1:misses.E1 misses.F2:misses.F11 misses.I2:misses.I11 misses.I1:misses.I1 misses.J2:misses.J11 misses.M2:misses.M11 misses.M1:misses.M1 misses.N2:misses.N11 misses.Q2:misses.Q11 misses.Q1:misses.Q1 misses.R2:misses.R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" table:default-cell-style-name="ce12"/>
        <table:table-column table:style-name="co8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9" table:default-cell-style-name="ce12"/>
        <table:table-column table:style-name="co1" table:number-columns-repeated="2" table:default-cell-style-name="ce12"/>
        <table:table-column table:style-name="co10" table:default-cell-style-name="ce12"/>
        <table:table-column table:style-name="co8" table:default-cell-style-name="ce12"/>
        <table:table-column table:style-name="co1" table:number-columns-repeated="45" table:default-cell-style-name="ce12"/>
        <table:table-column table:style-name="co1" table:number-columns-repeated="960" table:default-cell-style-name="ce15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 table:number-columns-repeated="100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145" calcext:value-type="float">
            <text:p>5145</text:p>
          </table:table-cell>
          <table:table-cell table:style-name="ce1" office:value-type="float" office:value="1605" calcext:value-type="float">
            <text:p>1605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7827" calcext:value-type="float">
            <text:p>27827</text:p>
          </table:table-cell>
          <table:table-cell table:style-name="ce1" office:value-type="float" office:value="78590" calcext:value-type="float">
            <text:p>7859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3219" calcext:value-type="float">
            <text:p>33219</text:p>
          </table:table-cell>
          <table:table-cell table:style-name="ce1" office:value-type="float" office:value="70690" calcext:value-type="float">
            <text:p>7069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6" calcext:value-type="float">
            <text:p>686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8677" calcext:value-type="float">
            <text:p>18677</text:p>
          </table:table-cell>
          <table:table-cell table:style-name="ce1" office:value-type="float" office:value="5897" calcext:value-type="float">
            <text:p>589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72787" calcext:value-type="float">
            <text:p>172787</text:p>
          </table:table-cell>
          <table:table-cell table:style-name="ce1" office:value-type="float" office:value="404317" calcext:value-type="float">
            <text:p>40431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81754" calcext:value-type="float">
            <text:p>181754</text:p>
          </table:table-cell>
          <table:table-cell table:style-name="ce1" office:value-type="float" office:value="393233" calcext:value-type="float">
            <text:p>39323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2944" calcext:value-type="float">
            <text:p>2944</text:p>
          </table:table-cell>
          <table:table-cell table:style-name="ce1" office:value-type="float" office:value="1194" calcext:value-type="float">
            <text:p>1194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3903" calcext:value-type="float">
            <text:p>3903</text:p>
          </table:table-cell>
          <table:table-cell table:number-columns-repeated="100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7415" calcext:value-type="float">
            <text:p>77415</text:p>
          </table:table-cell>
          <table:table-cell table:style-name="ce1" office:value-type="float" office:value="29272" calcext:value-type="float">
            <text:p>29272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10917" calcext:value-type="float">
            <text:p>410917</text:p>
          </table:table-cell>
          <table:table-cell table:style-name="ce1" office:value-type="float" office:value="882830" calcext:value-type="float">
            <text:p>882830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23988" calcext:value-type="float">
            <text:p>423988</text:p>
          </table:table-cell>
          <table:table-cell table:style-name="ce1" office:value-type="float" office:value="853530" calcext:value-type="float">
            <text:p>853530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352" calcext:value-type="float">
            <text:p>4352</text:p>
          </table:table-cell>
          <table:table-cell table:style-name="ce1" office:value-type="float" office:value="7545" calcext:value-type="float">
            <text:p>7545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3093" calcext:value-type="float">
            <text:p>3093</text:p>
          </table:table-cell>
          <table:table-cell table:style-name="ce1" office:value-type="float" office:value="5058" calcext:value-type="float">
            <text:p>5058</text:p>
          </table:table-cell>
          <table:table-cell table:number-columns-repeated="100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65232" calcext:value-type="float">
            <text:p>265232</text:p>
          </table:table-cell>
          <table:table-cell table:style-name="ce1" office:value-type="float" office:value="115392" calcext:value-type="float">
            <text:p>115392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706614" calcext:value-type="float">
            <text:p>706614</text:p>
          </table:table-cell>
          <table:table-cell table:style-name="ce1" office:value-type="float" office:value="1465751" calcext:value-type="float">
            <text:p>1465751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729316" calcext:value-type="float">
            <text:p>729316</text:p>
          </table:table-cell>
          <table:table-cell table:style-name="ce1" office:value-type="float" office:value="1409824" calcext:value-type="float">
            <text:p>140982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1801" calcext:value-type="float">
            <text:p>11801</text:p>
          </table:table-cell>
          <table:table-cell table:style-name="ce1" office:value-type="float" office:value="31314" calcext:value-type="float">
            <text:p>3131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4995" calcext:value-type="float">
            <text:p>4995</text:p>
          </table:table-cell>
          <table:table-cell table:style-name="ce1" office:value-type="float" office:value="15089" calcext:value-type="float">
            <text:p>15089</text:p>
          </table:table-cell>
          <table:table-cell table:number-columns-repeated="100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03938" calcext:value-type="float">
            <text:p>703938</text:p>
          </table:table-cell>
          <table:table-cell table:style-name="ce1" office:value-type="float" office:value="269866" calcext:value-type="float">
            <text:p>26986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00658" calcext:value-type="float">
            <text:p>1000658</text:p>
          </table:table-cell>
          <table:table-cell table:style-name="ce1" office:value-type="float" office:value="2121038" calcext:value-type="float">
            <text:p>2121038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72463" calcext:value-type="float">
            <text:p>1072463</text:p>
          </table:table-cell>
          <table:table-cell table:style-name="ce1" office:value-type="float" office:value="2080846" calcext:value-type="float">
            <text:p>208084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7234" calcext:value-type="float">
            <text:p>27234</text:p>
          </table:table-cell>
          <table:table-cell table:style-name="ce1" office:value-type="float" office:value="109227" calcext:value-type="float">
            <text:p>10922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4484" calcext:value-type="float">
            <text:p>14484</text:p>
          </table:table-cell>
          <table:table-cell table:style-name="ce1" office:value-type="float" office:value="55268" calcext:value-type="float">
            <text:p>55268</text:p>
          </table:table-cell>
          <table:table-cell table:number-columns-repeated="100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302623" calcext:value-type="float">
            <text:p>1302623</text:p>
          </table:table-cell>
          <table:table-cell table:style-name="ce1" office:value-type="float" office:value="469683" calcext:value-type="float">
            <text:p>469683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536946" calcext:value-type="float">
            <text:p>1536946</text:p>
          </table:table-cell>
          <table:table-cell table:style-name="ce1" office:value-type="float" office:value="3083258" calcext:value-type="float">
            <text:p>308325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574525" calcext:value-type="float">
            <text:p>1574525</text:p>
          </table:table-cell>
          <table:table-cell table:style-name="ce1" office:value-type="float" office:value="2978603" calcext:value-type="float">
            <text:p>2978603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04085" calcext:value-type="float">
            <text:p>104085</text:p>
          </table:table-cell>
          <table:table-cell table:style-name="ce1" office:value-type="float" office:value="534872" calcext:value-type="float">
            <text:p>534872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64445" calcext:value-type="float">
            <text:p>64445</text:p>
          </table:table-cell>
          <table:table-cell table:style-name="ce1" office:value-type="float" office:value="263385" calcext:value-type="float">
            <text:p>263385</text:p>
          </table:table-cell>
          <table:table-cell table:number-columns-repeated="100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690177" calcext:value-type="float">
            <text:p>2690177</text:p>
          </table:table-cell>
          <table:table-cell table:style-name="ce1" office:value-type="float" office:value="1016154" calcext:value-type="float">
            <text:p>101615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035841" calcext:value-type="float">
            <text:p>2035841</text:p>
          </table:table-cell>
          <table:table-cell table:style-name="ce1" office:value-type="float" office:value="4211665" calcext:value-type="float">
            <text:p>4211665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182393" calcext:value-type="float">
            <text:p>2182393</text:p>
          </table:table-cell>
          <table:table-cell table:style-name="ce1" office:value-type="float" office:value="3719777" calcext:value-type="float">
            <text:p>3719777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57532" calcext:value-type="float">
            <text:p>157532</text:p>
          </table:table-cell>
          <table:table-cell table:style-name="ce1" office:value-type="float" office:value="977429" calcext:value-type="float">
            <text:p>977429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36107" calcext:value-type="float">
            <text:p>136107</text:p>
          </table:table-cell>
          <table:table-cell table:style-name="ce1" office:value-type="float" office:value="889636" calcext:value-type="float">
            <text:p>889636</text:p>
          </table:table-cell>
          <table:table-cell table:number-columns-repeated="100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4046937" calcext:value-type="float">
            <text:p>4046937</text:p>
          </table:table-cell>
          <table:table-cell table:style-name="ce1" office:value-type="float" office:value="1529205" calcext:value-type="float">
            <text:p>152920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548331" calcext:value-type="float">
            <text:p>2548331</text:p>
          </table:table-cell>
          <table:table-cell table:style-name="ce1" office:value-type="float" office:value="5895236" calcext:value-type="float">
            <text:p>5895236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673270" calcext:value-type="float">
            <text:p>2673270</text:p>
          </table:table-cell>
          <table:table-cell table:style-name="ce1" office:value-type="float" office:value="5305808" calcext:value-type="float">
            <text:p>530580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56633" calcext:value-type="float">
            <text:p>356633</text:p>
          </table:table-cell>
          <table:table-cell table:style-name="ce1" office:value-type="float" office:value="1951568" calcext:value-type="float">
            <text:p>195156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34138" calcext:value-type="float">
            <text:p>234138</text:p>
          </table:table-cell>
          <table:table-cell table:style-name="ce1" office:value-type="float" office:value="1623677" calcext:value-type="float">
            <text:p>1623677</text:p>
          </table:table-cell>
          <table:table-cell table:number-columns-repeated="100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0827629" calcext:value-type="float">
            <text:p>10827629</text:p>
          </table:table-cell>
          <table:table-cell table:style-name="ce1" office:value-type="float" office:value="3048390" calcext:value-type="float">
            <text:p>3048390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04481" calcext:value-type="float">
            <text:p>3904481</text:p>
          </table:table-cell>
          <table:table-cell table:style-name="ce1" office:value-type="float" office:value="8239651" calcext:value-type="float">
            <text:p>8239651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4132519" calcext:value-type="float">
            <text:p>4132519</text:p>
          </table:table-cell>
          <table:table-cell table:style-name="ce1" office:value-type="float" office:value="7625275" calcext:value-type="float">
            <text:p>7625275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020592" calcext:value-type="float">
            <text:p>1020592</text:p>
          </table:table-cell>
          <table:table-cell table:style-name="ce1" office:value-type="float" office:value="5041586" calcext:value-type="float">
            <text:p>5041586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651594" calcext:value-type="float">
            <text:p>651594</text:p>
          </table:table-cell>
          <table:table-cell table:style-name="ce1" office:value-type="float" office:value="4121253" calcext:value-type="float">
            <text:p>4121253</text:p>
          </table:table-cell>
          <table:table-cell table:number-columns-repeated="100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3921323" calcext:value-type="float">
            <text:p>13921323</text:p>
          </table:table-cell>
          <table:table-cell table:style-name="ce1" office:value-type="float" office:value="3663493" calcext:value-type="float">
            <text:p>366349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5025339" calcext:value-type="float">
            <text:p>5025339</text:p>
          </table:table-cell>
          <table:table-cell table:style-name="ce1" office:value-type="float" office:value="10883847" calcext:value-type="float">
            <text:p>10883847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460482" calcext:value-type="float">
            <text:p>2460482</text:p>
          </table:table-cell>
          <table:table-cell table:style-name="ce1" office:value-type="float" office:value="6032852" calcext:value-type="float">
            <text:p>6032852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512475" calcext:value-type="float">
            <text:p>1512475</text:p>
          </table:table-cell>
          <table:table-cell table:style-name="ce1" office:value-type="float" office:value="7855365" calcext:value-type="float">
            <text:p>785536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4499340" calcext:value-type="float">
            <text:p>4499340</text:p>
          </table:table-cell>
          <table:table-cell table:style-name="ce1" office:value-type="float" office:value="13335178" calcext:value-type="float">
            <text:p>1333517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9"/>
          <table:table-cell table:style-name="ce2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19742091" calcext:value-type="float">
            <text:p>119742091</text:p>
          </table:table-cell>
          <table:table-cell table:style-name="ce1" office:value-type="float" office:value="338506586" calcext:value-type="float">
            <text:p>338506586</text:p>
          </table:table-cell>
          <table:table-cell table:style-name="ce1" office:value-type="float" office:value="634660471" calcext:value-type="float">
            <text:p>634660471</text:p>
          </table:table-cell>
          <table:table-cell table:style-name="ce1" office:value-type="float" office:value="1222851540" calcext:value-type="float">
            <text:p>1222851540</text:p>
          </table:table-cell>
          <table:table-cell table:style-name="ce1" office:value-type="float" office:value="2040164238" calcext:value-type="float">
            <text:p>2040164238</text:p>
          </table:table-cell>
          <table:table-cell table:style-name="ce1" office:value-type="float" office:value="2849333860" calcext:value-type="float">
            <text:p>2849333860</text:p>
          </table:table-cell>
          <table:table-cell table:style-name="ce1" office:value-type="float" office:value="3854025281" calcext:value-type="float">
            <text:p>3854025281</text:p>
          </table:table-cell>
          <table:table-cell table:style-name="ce1" office:value-type="float" office:value="5165453421" calcext:value-type="float">
            <text:p>5165453421</text:p>
          </table:table-cell>
          <table:table-cell table:style-name="ce1" office:value-type="float" office:value="6693089855" calcext:value-type="float">
            <text:p>6693089855</text:p>
          </table:table-cell>
          <table:table-cell table:style-name="ce1" office:value-type="float" office:value="8037641273" calcext:value-type="float">
            <text:p>803764127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8622746" calcext:value-type="float">
            <text:p>78622746</text:p>
          </table:table-cell>
          <table:table-cell table:style-name="ce1" office:value-type="float" office:value="210546042" calcext:value-type="float">
            <text:p>210546042</text:p>
          </table:table-cell>
          <table:table-cell table:style-name="ce1" office:value-type="float" office:value="433480131" calcext:value-type="float">
            <text:p>433480131</text:p>
          </table:table-cell>
          <table:table-cell table:style-name="ce1" office:value-type="float" office:value="809772399" calcext:value-type="float">
            <text:p>809772399</text:p>
          </table:table-cell>
          <table:table-cell table:style-name="ce1" office:value-type="float" office:value="1337318384" calcext:value-type="float">
            <text:p>1337318384</text:p>
          </table:table-cell>
          <table:table-cell table:style-name="ce1" office:value-type="float" office:value="1822222999" calcext:value-type="float">
            <text:p>1822222999</text:p>
          </table:table-cell>
          <table:table-cell table:style-name="ce1" office:value-type="float" office:value="2524494583" calcext:value-type="float">
            <text:p>2524494583</text:p>
          </table:table-cell>
          <table:table-cell table:style-name="ce1" office:value-type="float" office:value="3337530633" calcext:value-type="float">
            <text:p>3337530633</text:p>
          </table:table-cell>
          <table:table-cell table:style-name="ce1" office:value-type="float" office:value="4410283971" calcext:value-type="float">
            <text:p>4410283971</text:p>
          </table:table-cell>
          <table:table-cell table:style-name="ce1" office:value-type="float" office:value="5289485182" calcext:value-type="float">
            <text:p>528948518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1119345" calcext:value-type="float">
            <text:p>41119345</text:p>
          </table:table-cell>
          <table:table-cell table:style-name="ce1" table:formula="of:=([.C2]-[.C3])" office:value-type="float" office:value="127960544" calcext:value-type="float">
            <text:p>127960544</text:p>
          </table:table-cell>
          <table:table-cell table:style-name="ce1" table:formula="of:=([.D2]-[.D3])" office:value-type="float" office:value="201180340" calcext:value-type="float">
            <text:p>201180340</text:p>
          </table:table-cell>
          <table:table-cell table:style-name="ce1" table:formula="of:=([.E2]-[.E3])" office:value-type="float" office:value="413079141" calcext:value-type="float">
            <text:p>413079141</text:p>
          </table:table-cell>
          <table:table-cell table:style-name="ce1" table:formula="of:=([.F2]-[.F3])" office:value-type="float" office:value="702845854" calcext:value-type="float">
            <text:p>702845854</text:p>
          </table:table-cell>
          <table:table-cell table:style-name="ce1" table:formula="of:=([.G2]-[.G3])" office:value-type="float" office:value="1027110861" calcext:value-type="float">
            <text:p>1027110861</text:p>
          </table:table-cell>
          <table:table-cell table:style-name="ce1" table:formula="of:=([.H2]-[.H3])" office:value-type="float" office:value="1329530698" calcext:value-type="float">
            <text:p>1329530698</text:p>
          </table:table-cell>
          <table:table-cell table:style-name="ce1" table:formula="of:=([.I2]-[.I3])" office:value-type="float" office:value="1827922788" calcext:value-type="float">
            <text:p>1827922788</text:p>
          </table:table-cell>
          <table:table-cell table:style-name="ce1" table:formula="of:=([.J2]-[.J3])" office:value-type="float" office:value="2282805884" calcext:value-type="float">
            <text:p>2282805884</text:p>
          </table:table-cell>
          <table:table-cell table:style-name="ce1" table:formula="of:=([.K2]-[.K3])" office:value-type="float" office:value="2748156091" calcext:value-type="float">
            <text:p>2748156091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631638.08" calcext:value-type="float">
            <text:p>2631638.08</text:p>
          </table:table-cell>
          <table:table-cell table:style-name="ce1" table:formula="of:=[.C4]/1000*64" office:value-type="float" office:value="8189474.816" calcext:value-type="float">
            <text:p>8189474.816</text:p>
          </table:table-cell>
          <table:table-cell table:style-name="ce1" table:formula="of:=[.D4]/1000*64" office:value-type="float" office:value="12875541.76" calcext:value-type="float">
            <text:p>12875541.76</text:p>
          </table:table-cell>
          <table:table-cell table:style-name="ce1" table:formula="of:=[.E4]/1000*64" office:value-type="float" office:value="26437065.024" calcext:value-type="float">
            <text:p>26437065.024</text:p>
          </table:table-cell>
          <table:table-cell table:style-name="ce1" table:formula="of:=[.F4]/1000*64" office:value-type="float" office:value="44982134.656" calcext:value-type="float">
            <text:p>44982134.656</text:p>
          </table:table-cell>
          <table:table-cell table:style-name="ce1" table:formula="of:=[.G4]/1000*64" office:value-type="float" office:value="65735095.104" calcext:value-type="float">
            <text:p>65735095.104</text:p>
          </table:table-cell>
          <table:table-cell table:style-name="ce1" table:formula="of:=[.H4]/1000*64" office:value-type="float" office:value="85089964.672" calcext:value-type="float">
            <text:p>85089964.672</text:p>
          </table:table-cell>
          <table:table-cell table:style-name="ce1" table:formula="of:=[.I4]/1000*64" office:value-type="float" office:value="116987058.432" calcext:value-type="float">
            <text:p>116987058.432</text:p>
          </table:table-cell>
          <table:table-cell table:style-name="ce1" table:formula="of:=[.J4]/1000*64" office:value-type="float" office:value="146099576.576" calcext:value-type="float">
            <text:p>146099576.576</text:p>
          </table:table-cell>
          <table:table-cell table:style-name="ce1" table:formula="of:=[.K4]/1000*64" office:value-type="float" office:value="175881989.824" calcext:value-type="float">
            <text:p>175881989.82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5145" calcext:value-type="float">
            <text:p>5145</text:p>
          </table:table-cell>
          <table:table-cell table:style-name="ce1" office:value-type="float" office:value="18677" calcext:value-type="float">
            <text:p>18677</text:p>
          </table:table-cell>
          <table:table-cell table:style-name="ce1" office:value-type="float" office:value="77415" calcext:value-type="float">
            <text:p>77415</text:p>
          </table:table-cell>
          <table:table-cell table:style-name="ce1" office:value-type="float" office:value="265232" calcext:value-type="float">
            <text:p>265232</text:p>
          </table:table-cell>
          <table:table-cell table:style-name="ce1" office:value-type="float" office:value="703938" calcext:value-type="float">
            <text:p>703938</text:p>
          </table:table-cell>
          <table:table-cell table:style-name="ce1" office:value-type="float" office:value="1302623" calcext:value-type="float">
            <text:p>1302623</text:p>
          </table:table-cell>
          <table:table-cell table:style-name="ce1" office:value-type="float" office:value="2690177" calcext:value-type="float">
            <text:p>2690177</text:p>
          </table:table-cell>
          <table:table-cell table:style-name="ce1" office:value-type="float" office:value="4046937" calcext:value-type="float">
            <text:p>4046937</text:p>
          </table:table-cell>
          <table:table-cell table:style-name="ce1" office:value-type="float" office:value="10827629" calcext:value-type="float">
            <text:p>10827629</text:p>
          </table:table-cell>
          <table:table-cell table:style-name="ce1" office:value-type="float" office:value="13921323" calcext:value-type="float">
            <text:p>13921323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330" calcext:value-type="float">
            <text:p>2330</text:p>
          </table:table-cell>
          <table:table-cell table:style-name="ce1" office:value-type="float" office:value="13972" calcext:value-type="float">
            <text:p>13972</text:p>
          </table:table-cell>
          <table:table-cell table:style-name="ce1" office:value-type="float" office:value="64763" calcext:value-type="float">
            <text:p>64763</text:p>
          </table:table-cell>
          <table:table-cell table:style-name="ce1" office:value-type="float" office:value="203518" calcext:value-type="float">
            <text:p>203518</text:p>
          </table:table-cell>
          <table:table-cell table:style-name="ce1" office:value-type="float" office:value="467894" calcext:value-type="float">
            <text:p>467894</text:p>
          </table:table-cell>
          <table:table-cell table:style-name="ce1" office:value-type="float" office:value="1055935" calcext:value-type="float">
            <text:p>1055935</text:p>
          </table:table-cell>
          <table:table-cell table:style-name="ce1" office:value-type="float" office:value="1486234" calcext:value-type="float">
            <text:p>1486234</text:p>
          </table:table-cell>
          <table:table-cell table:style-name="ce1" office:value-type="float" office:value="2774516" calcext:value-type="float">
            <text:p>2774516</text:p>
          </table:table-cell>
          <table:table-cell table:style-name="ce1" office:value-type="float" office:value="6918331" calcext:value-type="float">
            <text:p>6918331</text:p>
          </table:table-cell>
          <table:table-cell table:style-name="ce1" office:value-type="float" office:value="8152162" calcext:value-type="float">
            <text:p>815216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2815" calcext:value-type="float">
            <text:p>2815</text:p>
          </table:table-cell>
          <table:table-cell table:style-name="ce1" table:formula="of:=[.C9]-[.C10]" office:value-type="float" office:value="4705" calcext:value-type="float">
            <text:p>4705</text:p>
          </table:table-cell>
          <table:table-cell table:style-name="ce1" table:formula="of:=[.D9]-[.D10]" office:value-type="float" office:value="12652" calcext:value-type="float">
            <text:p>12652</text:p>
          </table:table-cell>
          <table:table-cell table:style-name="ce1" table:formula="of:=[.E9]-[.E10]" office:value-type="float" office:value="61714" calcext:value-type="float">
            <text:p>61714</text:p>
          </table:table-cell>
          <table:table-cell table:style-name="ce1" table:formula="of:=[.F9]-[.F10]" office:value-type="float" office:value="236044" calcext:value-type="float">
            <text:p>236044</text:p>
          </table:table-cell>
          <table:table-cell table:style-name="ce1" table:formula="of:=[.G9]-[.G10]" office:value-type="float" office:value="246688" calcext:value-type="float">
            <text:p>246688</text:p>
          </table:table-cell>
          <table:table-cell table:style-name="ce1" table:formula="of:=[.H9]-[.H10]" office:value-type="float" office:value="1203943" calcext:value-type="float">
            <text:p>1203943</text:p>
          </table:table-cell>
          <table:table-cell table:style-name="ce1" table:formula="of:=[.I9]-[.I10]" office:value-type="float" office:value="1272421" calcext:value-type="float">
            <text:p>1272421</text:p>
          </table:table-cell>
          <table:table-cell table:style-name="ce1" table:formula="of:=[.J9]-[.J10]" office:value-type="float" office:value="3909298" calcext:value-type="float">
            <text:p>3909298</text:p>
          </table:table-cell>
          <table:table-cell table:style-name="ce1" table:formula="of:=[.K9]-[.K10]" office:value-type="float" office:value="5769161" calcext:value-type="float">
            <text:p>5769161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180.16" calcext:value-type="float">
            <text:p>180.16</text:p>
          </table:table-cell>
          <table:table-cell table:style-name="ce1" table:formula="of:=[.C11]/1000*64" office:value-type="float" office:value="301.12" calcext:value-type="float">
            <text:p>301.12</text:p>
          </table:table-cell>
          <table:table-cell table:style-name="ce1" table:formula="of:=[.D11]/1000*64" office:value-type="float" office:value="809.728" calcext:value-type="float">
            <text:p>809.728</text:p>
          </table:table-cell>
          <table:table-cell table:style-name="ce1" table:formula="of:=[.E11]/1000*64" office:value-type="float" office:value="3949.696" calcext:value-type="float">
            <text:p>3949.696</text:p>
          </table:table-cell>
          <table:table-cell table:style-name="ce1" table:formula="of:=[.F11]/1000*64" office:value-type="float" office:value="15106.816" calcext:value-type="float">
            <text:p>15106.816</text:p>
          </table:table-cell>
          <table:table-cell table:style-name="ce1" table:formula="of:=[.G11]/1000*64" office:value-type="float" office:value="15788.032" calcext:value-type="float">
            <text:p>15788.032</text:p>
          </table:table-cell>
          <table:table-cell table:style-name="ce1" table:formula="of:=[.H11]/1000*64" office:value-type="float" office:value="77052.352" calcext:value-type="float">
            <text:p>77052.352</text:p>
          </table:table-cell>
          <table:table-cell table:style-name="ce1" table:formula="of:=[.I11]/1000*64" office:value-type="float" office:value="81434.944" calcext:value-type="float">
            <text:p>81434.944</text:p>
          </table:table-cell>
          <table:table-cell table:style-name="ce1" table:formula="of:=[.J11]/1000*64" office:value-type="float" office:value="250195.072" calcext:value-type="float">
            <text:p>250195.072</text:p>
          </table:table-cell>
          <table:table-cell table:style-name="ce1" table:formula="of:=[.K11]/1000*64" office:value-type="float" office:value="369226.304" calcext:value-type="float">
            <text:p>369226.30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1576592" calcext:value-type="float">
            <text:p>11576592</text:p>
          </table:table-cell>
          <table:table-cell table:style-name="ce1" office:value-type="float" office:value="32017890" calcext:value-type="float">
            <text:p>32017890</text:p>
          </table:table-cell>
          <table:table-cell table:style-name="ce1" office:value-type="float" office:value="53351550" calcext:value-type="float">
            <text:p>53351550</text:p>
          </table:table-cell>
          <table:table-cell table:style-name="ce1" office:value-type="float" office:value="81232955" calcext:value-type="float">
            <text:p>81232955</text:p>
          </table:table-cell>
          <table:table-cell table:style-name="ce1" office:value-type="float" office:value="114749801" calcext:value-type="float">
            <text:p>114749801</text:p>
          </table:table-cell>
          <table:table-cell table:style-name="ce1" office:value-type="float" office:value="135291483" calcext:value-type="float">
            <text:p>135291483</text:p>
          </table:table-cell>
          <table:table-cell table:style-name="ce1" office:value-type="float" office:value="172521289" calcext:value-type="float">
            <text:p>172521289</text:p>
          </table:table-cell>
          <table:table-cell table:style-name="ce1" office:value-type="float" office:value="201786449" calcext:value-type="float">
            <text:p>201786449</text:p>
          </table:table-cell>
          <table:table-cell table:style-name="ce1" office:value-type="float" office:value="242152920" calcext:value-type="float">
            <text:p>242152920</text:p>
          </table:table-cell>
          <table:table-cell table:style-name="ce1" office:value-type="float" office:value="273871015" calcext:value-type="float">
            <text:p>27387101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526098" calcext:value-type="float">
            <text:p>7526098</text:p>
          </table:table-cell>
          <table:table-cell table:style-name="ce1" office:value-type="float" office:value="20019529" calcext:value-type="float">
            <text:p>20019529</text:p>
          </table:table-cell>
          <table:table-cell table:style-name="ce1" office:value-type="float" office:value="34932785" calcext:value-type="float">
            <text:p>34932785</text:p>
          </table:table-cell>
          <table:table-cell table:style-name="ce1" office:value-type="float" office:value="55100914" calcext:value-type="float">
            <text:p>55100914</text:p>
          </table:table-cell>
          <table:table-cell table:style-name="ce1" office:value-type="float" office:value="72927393" calcext:value-type="float">
            <text:p>72927393</text:p>
          </table:table-cell>
          <table:table-cell table:style-name="ce1" office:value-type="float" office:value="92721256" calcext:value-type="float">
            <text:p>92721256</text:p>
          </table:table-cell>
          <table:table-cell table:style-name="ce1" office:value-type="float" office:value="112629990" calcext:value-type="float">
            <text:p>112629990</text:p>
          </table:table-cell>
          <table:table-cell table:style-name="ce1" office:value-type="float" office:value="131191330" calcext:value-type="float">
            <text:p>131191330</text:p>
          </table:table-cell>
          <table:table-cell table:style-name="ce1" office:value-type="float" office:value="153413512" calcext:value-type="float">
            <text:p>153413512</text:p>
          </table:table-cell>
          <table:table-cell table:style-name="ce1" office:value-type="float" office:value="178734420" calcext:value-type="float">
            <text:p>17873442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4050494" calcext:value-type="float">
            <text:p>4050494</text:p>
          </table:table-cell>
          <table:table-cell table:style-name="ce1" table:formula="of:=[.C16]-[.C17]" office:value-type="float" office:value="11998361" calcext:value-type="float">
            <text:p>11998361</text:p>
          </table:table-cell>
          <table:table-cell table:style-name="ce1" table:formula="of:=[.D16]-[.D17]" office:value-type="float" office:value="18418765" calcext:value-type="float">
            <text:p>18418765</text:p>
          </table:table-cell>
          <table:table-cell table:style-name="ce1" table:formula="of:=[.E16]-[.E17]" office:value-type="float" office:value="26132041" calcext:value-type="float">
            <text:p>26132041</text:p>
          </table:table-cell>
          <table:table-cell table:style-name="ce1" table:formula="of:=[.F16]-[.F17]" office:value-type="float" office:value="41822408" calcext:value-type="float">
            <text:p>41822408</text:p>
          </table:table-cell>
          <table:table-cell table:style-name="ce1" table:formula="of:=[.G16]-[.G17]" office:value-type="float" office:value="42570227" calcext:value-type="float">
            <text:p>42570227</text:p>
          </table:table-cell>
          <table:table-cell table:style-name="ce1" table:formula="of:=[.H16]-[.H17]" office:value-type="float" office:value="59891299" calcext:value-type="float">
            <text:p>59891299</text:p>
          </table:table-cell>
          <table:table-cell table:style-name="ce1" table:formula="of:=[.I16]-[.I17]" office:value-type="float" office:value="70595119" calcext:value-type="float">
            <text:p>70595119</text:p>
          </table:table-cell>
          <table:table-cell table:style-name="ce1" table:formula="of:=[.J16]-[.J17]" office:value-type="float" office:value="88739408" calcext:value-type="float">
            <text:p>88739408</text:p>
          </table:table-cell>
          <table:table-cell table:style-name="ce1" table:formula="of:=[.K16]-[.K17]" office:value-type="float" office:value="95136595" calcext:value-type="float">
            <text:p>9513659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259231.616" calcext:value-type="float">
            <text:p>259231.616</text:p>
          </table:table-cell>
          <table:table-cell table:style-name="ce1" table:formula="of:=[.C18]/1000*64" office:value-type="float" office:value="767895.104" calcext:value-type="float">
            <text:p>767895.104</text:p>
          </table:table-cell>
          <table:table-cell table:style-name="ce1" table:formula="of:=[.D18]/1000*64" office:value-type="float" office:value="1178800.96" calcext:value-type="float">
            <text:p>1178800.96</text:p>
          </table:table-cell>
          <table:table-cell table:style-name="ce1" table:formula="of:=[.E18]/1000*64" office:value-type="float" office:value="1672450.624" calcext:value-type="float">
            <text:p>1672450.624</text:p>
          </table:table-cell>
          <table:table-cell table:style-name="ce1" table:formula="of:=[.F18]/1000*64" office:value-type="float" office:value="2676634.112" calcext:value-type="float">
            <text:p>2676634.112</text:p>
          </table:table-cell>
          <table:table-cell table:style-name="ce1" table:formula="of:=[.G18]/1000*64" office:value-type="float" office:value="2724494.528" calcext:value-type="float">
            <text:p>2724494.528</text:p>
          </table:table-cell>
          <table:table-cell table:style-name="ce1" table:formula="of:=[.H18]/1000*64" office:value-type="float" office:value="3833043.136" calcext:value-type="float">
            <text:p>3833043.136</text:p>
          </table:table-cell>
          <table:table-cell table:style-name="ce1" table:formula="of:=[.I18]/1000*64" office:value-type="float" office:value="4518087.616" calcext:value-type="float">
            <text:p>4518087.616</text:p>
          </table:table-cell>
          <table:table-cell table:style-name="ce1" table:formula="of:=[.J18]/1000*64" office:value-type="float" office:value="5679322.112" calcext:value-type="float">
            <text:p>5679322.112</text:p>
          </table:table-cell>
          <table:table-cell table:style-name="ce1" table:formula="of:=[.K18]/1000*64" office:value-type="float" office:value="6088742.08" calcext:value-type="float">
            <text:p>6088742.0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5897" calcext:value-type="float">
            <text:p>5897</text:p>
          </table:table-cell>
          <table:table-cell table:style-name="ce1" office:value-type="float" office:value="29272" calcext:value-type="float">
            <text:p>29272</text:p>
          </table:table-cell>
          <table:table-cell table:style-name="ce1" office:value-type="float" office:value="115392" calcext:value-type="float">
            <text:p>115392</text:p>
          </table:table-cell>
          <table:table-cell table:style-name="ce1" office:value-type="float" office:value="269866" calcext:value-type="float">
            <text:p>269866</text:p>
          </table:table-cell>
          <table:table-cell table:style-name="ce1" office:value-type="float" office:value="469683" calcext:value-type="float">
            <text:p>469683</text:p>
          </table:table-cell>
          <table:table-cell table:style-name="ce1" office:value-type="float" office:value="1016154" calcext:value-type="float">
            <text:p>1016154</text:p>
          </table:table-cell>
          <table:table-cell table:style-name="ce1" office:value-type="float" office:value="1529205" calcext:value-type="float">
            <text:p>1529205</text:p>
          </table:table-cell>
          <table:table-cell table:style-name="ce1" office:value-type="float" office:value="3048390" calcext:value-type="float">
            <text:p>3048390</text:p>
          </table:table-cell>
          <table:table-cell table:style-name="ce1" office:value-type="float" office:value="3663493" calcext:value-type="float">
            <text:p>366349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873" calcext:value-type="float">
            <text:p>4873</text:p>
          </table:table-cell>
          <table:table-cell table:style-name="ce1" office:value-type="float" office:value="27129" calcext:value-type="float">
            <text:p>27129</text:p>
          </table:table-cell>
          <table:table-cell table:style-name="ce1" office:value-type="float" office:value="84741" calcext:value-type="float">
            <text:p>84741</text:p>
          </table:table-cell>
          <table:table-cell table:style-name="ce1" office:value-type="float" office:value="193634" calcext:value-type="float">
            <text:p>193634</text:p>
          </table:table-cell>
          <table:table-cell table:style-name="ce1" office:value-type="float" office:value="410867" calcext:value-type="float">
            <text:p>410867</text:p>
          </table:table-cell>
          <table:table-cell table:style-name="ce1" office:value-type="float" office:value="552218" calcext:value-type="float">
            <text:p>552218</text:p>
          </table:table-cell>
          <table:table-cell table:style-name="ce1" office:value-type="float" office:value="878635" calcext:value-type="float">
            <text:p>878635</text:p>
          </table:table-cell>
          <table:table-cell table:style-name="ce1" office:value-type="float" office:value="1957572" calcext:value-type="float">
            <text:p>1957572</text:p>
          </table:table-cell>
          <table:table-cell table:style-name="ce1" office:value-type="float" office:value="2305795" calcext:value-type="float">
            <text:p>230579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1193" calcext:value-type="float">
            <text:p>1193</text:p>
          </table:table-cell>
          <table:table-cell table:style-name="ce1" table:formula="of:=[.C23]-[.C24]" office:value-type="float" office:value="1024" calcext:value-type="float">
            <text:p>1024</text:p>
          </table:table-cell>
          <table:table-cell table:style-name="ce1" table:formula="of:=[.D23]-[.D24]" office:value-type="float" office:value="2143" calcext:value-type="float">
            <text:p>2143</text:p>
          </table:table-cell>
          <table:table-cell table:style-name="ce1" table:formula="of:=[.E23]-[.E24]" office:value-type="float" office:value="30651" calcext:value-type="float">
            <text:p>30651</text:p>
          </table:table-cell>
          <table:table-cell table:style-name="ce1" table:formula="of:=[.F23]-[.F24]" office:value-type="float" office:value="76232" calcext:value-type="float">
            <text:p>76232</text:p>
          </table:table-cell>
          <table:table-cell table:style-name="ce1" table:formula="of:=[.G23]-[.G24]" office:value-type="float" office:value="58816" calcext:value-type="float">
            <text:p>58816</text:p>
          </table:table-cell>
          <table:table-cell table:style-name="ce1" table:formula="of:=[.H23]-[.H24]" office:value-type="float" office:value="463936" calcext:value-type="float">
            <text:p>463936</text:p>
          </table:table-cell>
          <table:table-cell table:style-name="ce1" table:formula="of:=[.I23]-[.I24]" office:value-type="float" office:value="650570" calcext:value-type="float">
            <text:p>650570</text:p>
          </table:table-cell>
          <table:table-cell table:style-name="ce1" table:formula="of:=[.J23]-[.J24]" office:value-type="float" office:value="1090818" calcext:value-type="float">
            <text:p>1090818</text:p>
          </table:table-cell>
          <table:table-cell table:style-name="ce1" table:formula="of:=[.K23]-[.K24]" office:value-type="float" office:value="1357698" calcext:value-type="float">
            <text:p>135769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76.352" calcext:value-type="float">
            <text:p>76.352</text:p>
          </table:table-cell>
          <table:table-cell table:style-name="ce1" table:formula="of:=[.C25]/1000*64" office:value-type="float" office:value="65.536" calcext:value-type="float">
            <text:p>65.536</text:p>
          </table:table-cell>
          <table:table-cell table:style-name="ce1" table:formula="of:=[.D25]/1000*64" office:value-type="float" office:value="137.152" calcext:value-type="float">
            <text:p>137.152</text:p>
          </table:table-cell>
          <table:table-cell table:style-name="ce1" table:formula="of:=[.E25]/1000*64" office:value-type="float" office:value="1961.664" calcext:value-type="float">
            <text:p>1961.664</text:p>
          </table:table-cell>
          <table:table-cell table:style-name="ce1" table:formula="of:=[.F25]/1000*64" office:value-type="float" office:value="4878.848" calcext:value-type="float">
            <text:p>4878.848</text:p>
          </table:table-cell>
          <table:table-cell table:style-name="ce1" table:formula="of:=[.G25]/1000*64" office:value-type="float" office:value="3764.224" calcext:value-type="float">
            <text:p>3764.224</text:p>
          </table:table-cell>
          <table:table-cell table:style-name="ce1" table:formula="of:=[.H25]/1000*64" office:value-type="float" office:value="29691.904" calcext:value-type="float">
            <text:p>29691.904</text:p>
          </table:table-cell>
          <table:table-cell table:style-name="ce1" table:formula="of:=[.I25]/1000*64" office:value-type="float" office:value="41636.48" calcext:value-type="float">
            <text:p>41636.48</text:p>
          </table:table-cell>
          <table:table-cell table:style-name="ce1" table:formula="of:=[.J25]/1000*64" office:value-type="float" office:value="69812.352" calcext:value-type="float">
            <text:p>69812.352</text:p>
          </table:table-cell>
          <table:table-cell table:style-name="ce1" table:formula="of:=[.K25]/1000*64" office:value-type="float" office:value="86892.672" calcext:value-type="float">
            <text:p>86892.672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830882306" calcext:value-type="float">
            <text:p>14830882306</text:p>
          </table:table-cell>
          <table:table-cell table:style-name="ce1" office:value-type="float" office:value="37389652324" calcext:value-type="float">
            <text:p>37389652324</text:p>
          </table:table-cell>
          <table:table-cell table:style-name="ce1" office:value-type="float" office:value="65390240517" calcext:value-type="float">
            <text:p>65390240517</text:p>
          </table:table-cell>
          <table:table-cell table:style-name="ce1" office:value-type="float" office:value="101498550439" calcext:value-type="float">
            <text:p>101498550439</text:p>
          </table:table-cell>
          <table:table-cell table:style-name="ce1" office:value-type="float" office:value="147187617989" calcext:value-type="float">
            <text:p>147187617989</text:p>
          </table:table-cell>
          <table:table-cell table:style-name="ce1" office:value-type="float" office:value="193725859690" calcext:value-type="float">
            <text:p>193725859690</text:p>
          </table:table-cell>
          <table:table-cell table:style-name="ce1" office:value-type="float" office:value="241336595707" calcext:value-type="float">
            <text:p>241336595707</text:p>
          </table:table-cell>
          <table:table-cell table:style-name="ce1" office:value-type="float" office:value="309472720568" calcext:value-type="float">
            <text:p>309472720568</text:p>
          </table:table-cell>
          <table:table-cell table:style-name="ce1" office:value-type="float" office:value="385242161241" calcext:value-type="float">
            <text:p>385242161241</text:p>
          </table:table-cell>
          <table:table-cell table:style-name="ce1" office:value-type="float" office:value="446309440171" calcext:value-type="float">
            <text:p>44630944017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854857419" calcext:value-type="float">
            <text:p>9854857419</text:p>
          </table:table-cell>
          <table:table-cell table:style-name="ce1" office:value-type="float" office:value="24540217406" calcext:value-type="float">
            <text:p>24540217406</text:p>
          </table:table-cell>
          <table:table-cell table:style-name="ce1" office:value-type="float" office:value="43155161373" calcext:value-type="float">
            <text:p>43155161373</text:p>
          </table:table-cell>
          <table:table-cell table:style-name="ce1" office:value-type="float" office:value="67023044900" calcext:value-type="float">
            <text:p>67023044900</text:p>
          </table:table-cell>
          <table:table-cell table:style-name="ce1" office:value-type="float" office:value="95585305372" calcext:value-type="float">
            <text:p>95585305372</text:p>
          </table:table-cell>
          <table:table-cell table:style-name="ce1" office:value-type="float" office:value="128920266783" calcext:value-type="float">
            <text:p>128920266783</text:p>
          </table:table-cell>
          <table:table-cell table:style-name="ce1" office:value-type="float" office:value="158448403350" calcext:value-type="float">
            <text:p>158448403350</text:p>
          </table:table-cell>
          <table:table-cell table:style-name="ce1" office:value-type="float" office:value="196559068571" calcext:value-type="float">
            <text:p>196559068571</text:p>
          </table:table-cell>
          <table:table-cell table:style-name="ce1" office:value-type="float" office:value="255049409699" calcext:value-type="float">
            <text:p>255049409699</text:p>
          </table:table-cell>
          <table:table-cell table:style-name="ce1" office:value-type="float" office:value="286861441429" calcext:value-type="float">
            <text:p>28686144142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4976024887" calcext:value-type="float">
            <text:p>4976024887</text:p>
          </table:table-cell>
          <table:table-cell table:style-name="ce1" table:formula="of:=[.C30]-[.C31]" office:value-type="float" office:value="12849434918" calcext:value-type="float">
            <text:p>12849434918</text:p>
          </table:table-cell>
          <table:table-cell table:style-name="ce1" table:formula="of:=[.D30]-[.D31]" office:value-type="float" office:value="22235079144" calcext:value-type="float">
            <text:p>22235079144</text:p>
          </table:table-cell>
          <table:table-cell table:style-name="ce1" table:formula="of:=[.E30]-[.E31]" office:value-type="float" office:value="34475505539" calcext:value-type="float">
            <text:p>34475505539</text:p>
          </table:table-cell>
          <table:table-cell table:style-name="ce1" table:formula="of:=[.F30]-[.F31]" office:value-type="float" office:value="51602312617" calcext:value-type="float">
            <text:p>51602312617</text:p>
          </table:table-cell>
          <table:table-cell table:style-name="ce1" table:formula="of:=[.G30]-[.G31]" office:value-type="float" office:value="64805592907" calcext:value-type="float">
            <text:p>64805592907</text:p>
          </table:table-cell>
          <table:table-cell table:style-name="ce1" table:formula="of:=[.H30]-[.H31]" office:value-type="float" office:value="82888192357" calcext:value-type="float">
            <text:p>82888192357</text:p>
          </table:table-cell>
          <table:table-cell table:style-name="ce1" table:formula="of:=[.I30]-[.I31]" office:value-type="float" office:value="112913651997" calcext:value-type="float">
            <text:p>112913651997</text:p>
          </table:table-cell>
          <table:table-cell table:style-name="ce1" table:formula="of:=[.J30]-[.J31]" office:value-type="float" office:value="130192751542" calcext:value-type="float">
            <text:p>130192751542</text:p>
          </table:table-cell>
          <table:table-cell table:style-name="ce1" table:formula="of:=[.K30]-[.K31]" office:value-type="float" office:value="159447998742" calcext:value-type="float">
            <text:p>15944799874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617072036" calcext:value-type="float">
            <text:p>40617072036</text:p>
          </table:table-cell>
          <table:table-cell table:style-name="ce1" office:value-type="float" office:value="107032304964" calcext:value-type="float">
            <text:p>107032304964</text:p>
          </table:table-cell>
          <table:table-cell table:style-name="ce1" office:value-type="float" office:value="191442877097" calcext:value-type="float">
            <text:p>191442877097</text:p>
          </table:table-cell>
          <table:table-cell table:style-name="ce1" office:value-type="float" office:value="293571735720" calcext:value-type="float">
            <text:p>293571735720</text:p>
          </table:table-cell>
          <table:table-cell table:style-name="ce1" office:value-type="float" office:value="422727141110" calcext:value-type="float">
            <text:p>422727141110</text:p>
          </table:table-cell>
          <table:table-cell table:style-name="ce1" office:value-type="float" office:value="561009410541" calcext:value-type="float">
            <text:p>561009410541</text:p>
          </table:table-cell>
          <table:table-cell table:style-name="ce1" office:value-type="float" office:value="700127205601" calcext:value-type="float">
            <text:p>700127205601</text:p>
          </table:table-cell>
          <table:table-cell table:style-name="ce1" office:value-type="float" office:value="878508397630" calcext:value-type="float">
            <text:p>878508397630</text:p>
          </table:table-cell>
          <table:table-cell table:style-name="ce1" office:value-type="float" office:value="1096943944938" calcext:value-type="float">
            <text:p>1096943944938</text:p>
          </table:table-cell>
          <table:table-cell table:style-name="ce1" office:value-type="float" office:value="1275153112691" calcext:value-type="float">
            <text:p>12751531126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967392458" calcext:value-type="float">
            <text:p>26967392458</text:p>
          </table:table-cell>
          <table:table-cell table:style-name="ce1" office:value-type="float" office:value="71147241112" calcext:value-type="float">
            <text:p>71147241112</text:p>
          </table:table-cell>
          <table:table-cell table:style-name="ce1" office:value-type="float" office:value="127593326407" calcext:value-type="float">
            <text:p>127593326407</text:p>
          </table:table-cell>
          <table:table-cell table:style-name="ce1" office:value-type="float" office:value="195371459649" calcext:value-type="float">
            <text:p>195371459649</text:p>
          </table:table-cell>
          <table:table-cell table:style-name="ce1" office:value-type="float" office:value="281336591631" calcext:value-type="float">
            <text:p>281336591631</text:p>
          </table:table-cell>
          <table:table-cell table:style-name="ce1" office:value-type="float" office:value="373362399468" calcext:value-type="float">
            <text:p>373362399468</text:p>
          </table:table-cell>
          <table:table-cell table:style-name="ce1" office:value-type="float" office:value="466132132156" calcext:value-type="float">
            <text:p>466132132156</text:p>
          </table:table-cell>
          <table:table-cell table:style-name="ce1" office:value-type="float" office:value="584875814647" calcext:value-type="float">
            <text:p>584875814647</text:p>
          </table:table-cell>
          <table:table-cell table:style-name="ce1" office:value-type="float" office:value="730318231033" calcext:value-type="float">
            <text:p>730318231033</text:p>
          </table:table-cell>
          <table:table-cell table:style-name="ce1" office:value-type="float" office:value="849254590389" calcext:value-type="float">
            <text:p>84925459038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13649679578" calcext:value-type="float">
            <text:p>13649679578</text:p>
          </table:table-cell>
          <table:table-cell table:style-name="ce1" table:formula="of:=[.C35]-[.C36]" office:value-type="float" office:value="35885063852" calcext:value-type="float">
            <text:p>35885063852</text:p>
          </table:table-cell>
          <table:table-cell table:style-name="ce1" table:formula="of:=[.D35]-[.D36]" office:value-type="float" office:value="63849550690" calcext:value-type="float">
            <text:p>63849550690</text:p>
          </table:table-cell>
          <table:table-cell table:style-name="ce1" table:formula="of:=[.E35]-[.E36]" office:value-type="float" office:value="98200276071" calcext:value-type="float">
            <text:p>98200276071</text:p>
          </table:table-cell>
          <table:table-cell table:style-name="ce1" table:formula="of:=[.F35]-[.F36]" office:value-type="float" office:value="141390549479" calcext:value-type="float">
            <text:p>141390549479</text:p>
          </table:table-cell>
          <table:table-cell table:style-name="ce1" table:formula="of:=[.G35]-[.G36]" office:value-type="float" office:value="187647011073" calcext:value-type="float">
            <text:p>187647011073</text:p>
          </table:table-cell>
          <table:table-cell table:style-name="ce1" table:formula="of:=[.H35]-[.H36]" office:value-type="float" office:value="233995073445" calcext:value-type="float">
            <text:p>233995073445</text:p>
          </table:table-cell>
          <table:table-cell table:style-name="ce1" table:formula="of:=[.I35]-[.I36]" office:value-type="float" office:value="293632582983" calcext:value-type="float">
            <text:p>293632582983</text:p>
          </table:table-cell>
          <table:table-cell table:style-name="ce1" table:formula="of:=[.J35]-[.J36]" office:value-type="float" office:value="366625713905" calcext:value-type="float">
            <text:p>366625713905</text:p>
          </table:table-cell>
          <table:table-cell table:style-name="ce1" table:formula="of:=[.K35]-[.K36]" office:value-type="float" office:value="425898522302" calcext:value-type="float">
            <text:p>425898522302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88932" calcext:value-type="float">
            <text:p>2388932</text:p>
          </table:table-cell>
          <table:table-cell table:style-name="ce1" office:value-type="float" office:value="6805622" calcext:value-type="float">
            <text:p>6805622</text:p>
          </table:table-cell>
          <table:table-cell table:style-name="ce1" office:value-type="float" office:value="12608690" calcext:value-type="float">
            <text:p>12608690</text:p>
          </table:table-cell>
          <table:table-cell table:style-name="ce1" office:value-type="float" office:value="19710848" calcext:value-type="float">
            <text:p>19710848</text:p>
          </table:table-cell>
          <table:table-cell table:style-name="ce1" office:value-type="float" office:value="28788063" calcext:value-type="float">
            <text:p>28788063</text:p>
          </table:table-cell>
          <table:table-cell table:style-name="ce1" office:value-type="float" office:value="38545299" calcext:value-type="float">
            <text:p>38545299</text:p>
          </table:table-cell>
          <table:table-cell table:style-name="ce1" office:value-type="float" office:value="48463351" calcext:value-type="float">
            <text:p>48463351</text:p>
          </table:table-cell>
          <table:table-cell table:style-name="ce1" office:value-type="float" office:value="61216342" calcext:value-type="float">
            <text:p>61216342</text:p>
          </table:table-cell>
          <table:table-cell table:style-name="ce1" office:value-type="float" office:value="76960512" calcext:value-type="float">
            <text:p>76960512</text:p>
          </table:table-cell>
          <table:table-cell table:style-name="ce1" office:value-type="float" office:value="89703811" calcext:value-type="float">
            <text:p>897038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6676491" calcext:value-type="float">
            <text:p>6676491</text:p>
          </table:table-cell>
          <table:table-cell table:style-name="ce1" office:value-type="float" office:value="16165059" calcext:value-type="float">
            <text:p>16165059</text:p>
          </table:table-cell>
          <table:table-cell table:style-name="ce1" office:value-type="float" office:value="27469776" calcext:value-type="float">
            <text:p>27469776</text:p>
          </table:table-cell>
          <table:table-cell table:style-name="ce1" office:value-type="float" office:value="44266675" calcext:value-type="float">
            <text:p>44266675</text:p>
          </table:table-cell>
          <table:table-cell table:style-name="ce1" office:value-type="float" office:value="57769132" calcext:value-type="float">
            <text:p>57769132</text:p>
          </table:table-cell>
          <table:table-cell table:style-name="ce1" office:value-type="float" office:value="76189431" calcext:value-type="float">
            <text:p>76189431</text:p>
          </table:table-cell>
          <table:table-cell table:style-name="ce1" office:value-type="float" office:value="94089827" calcext:value-type="float">
            <text:p>94089827</text:p>
          </table:table-cell>
          <table:table-cell table:style-name="ce1" office:value-type="float" office:value="118183659" calcext:value-type="float">
            <text:p>118183659</text:p>
          </table:table-cell>
          <table:table-cell table:style-name="ce1" office:value-type="float" office:value="149378429" calcext:value-type="float">
            <text:p>149378429</text:p>
          </table:table-cell>
          <table:table-cell table:style-name="ce1" office:value-type="float" office:value="172795286" calcext:value-type="float">
            <text:p>1727952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4976024.887" calcext:value-type="float">
            <text:p>4976024.887</text:p>
          </table:table-cell>
          <table:table-cell table:style-name="ce1" table:formula="of:=[.C32]/1000" office:value-type="float" office:value="12849434.918" calcext:value-type="float">
            <text:p>12849434.918</text:p>
          </table:table-cell>
          <table:table-cell table:style-name="ce1" table:formula="of:=[.D32]/1000" office:value-type="float" office:value="22235079.144" calcext:value-type="float">
            <text:p>22235079.144</text:p>
          </table:table-cell>
          <table:table-cell table:style-name="ce1" table:formula="of:=[.E32]/1000" office:value-type="float" office:value="34475505.539" calcext:value-type="float">
            <text:p>34475505.539</text:p>
          </table:table-cell>
          <table:table-cell table:style-name="ce1" table:formula="of:=[.F32]/1000" office:value-type="float" office:value="51602312.617" calcext:value-type="float">
            <text:p>51602312.617</text:p>
          </table:table-cell>
          <table:table-cell table:style-name="ce1" table:formula="of:=[.G32]/1000" office:value-type="float" office:value="64805592.907" calcext:value-type="float">
            <text:p>64805592.907</text:p>
          </table:table-cell>
          <table:table-cell table:style-name="ce1" table:formula="of:=[.H32]/1000" office:value-type="float" office:value="82888192.357" calcext:value-type="float">
            <text:p>82888192.357</text:p>
          </table:table-cell>
          <table:table-cell table:style-name="ce1" table:formula="of:=[.I32]/1000" office:value-type="float" office:value="112913651.997" calcext:value-type="float">
            <text:p>112913651.997</text:p>
          </table:table-cell>
          <table:table-cell table:style-name="ce1" table:formula="of:=[.J32]/1000" office:value-type="float" office:value="130192751.542" calcext:value-type="float">
            <text:p>130192751.542</text:p>
          </table:table-cell>
          <table:table-cell table:style-name="ce1" table:formula="of:=[.K32]/1000" office:value-type="float" office:value="159447998.742" calcext:value-type="float">
            <text:p>159447998.74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2890869.696" calcext:value-type="float">
            <text:p>2890869.696</text:p>
          </table:table-cell>
          <table:table-cell table:style-name="ce1" table:formula="of:=[.C6]+[.C20]" office:value-type="float" office:value="8957369.92" calcext:value-type="float">
            <text:p>8957369.92</text:p>
          </table:table-cell>
          <table:table-cell table:style-name="ce1" table:formula="of:=[.D6]+[.D20]" office:value-type="float" office:value="14054342.72" calcext:value-type="float">
            <text:p>14054342.72</text:p>
          </table:table-cell>
          <table:table-cell table:style-name="ce1" table:formula="of:=[.E6]+[.E20]" office:value-type="float" office:value="28109515.648" calcext:value-type="float">
            <text:p>28109515.648</text:p>
          </table:table-cell>
          <table:table-cell table:style-name="ce1" table:formula="of:=[.F6]+[.F20]" office:value-type="float" office:value="47658768.768" calcext:value-type="float">
            <text:p>47658768.768</text:p>
          </table:table-cell>
          <table:table-cell table:style-name="ce1" table:formula="of:=[.G6]+[.G20]" office:value-type="float" office:value="68459589.632" calcext:value-type="float">
            <text:p>68459589.632</text:p>
          </table:table-cell>
          <table:table-cell table:style-name="ce1" table:formula="of:=[.H6]+[.H20]" office:value-type="float" office:value="88923007.808" calcext:value-type="float">
            <text:p>88923007.808</text:p>
          </table:table-cell>
          <table:table-cell table:style-name="ce1" table:formula="of:=[.I6]+[.I20]" office:value-type="float" office:value="121505146.048" calcext:value-type="float">
            <text:p>121505146.048</text:p>
          </table:table-cell>
          <table:table-cell table:style-name="ce1" table:formula="of:=[.J6]+[.J20]" office:value-type="float" office:value="151778898.688" calcext:value-type="float">
            <text:p>151778898.688</text:p>
          </table:table-cell>
          <table:table-cell table:style-name="ce1" table:formula="of:=[.K6]+[.K20]" office:value-type="float" office:value="181970731.904" calcext:value-type="float">
            <text:p>181970731.9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0.82637138688938" calcext:value-type="float">
            <text:p>0.82637138688938</text:p>
          </table:table-cell>
          <table:table-cell table:style-name="ce1" table:formula="of:=[.C41]/[.C44]" office:value-type="float" office:value="0.759779049071583" calcext:value-type="float">
            <text:p>0.759779049071583</text:p>
          </table:table-cell>
          <table:table-cell table:style-name="ce1" table:formula="of:=[.D41]/[.D44]" office:value-type="float" office:value="0.897138361515636" calcext:value-type="float">
            <text:p>0.897138361515636</text:p>
          </table:table-cell>
          <table:table-cell table:style-name="ce1" table:formula="of:=[.E41]/[.E44]" office:value-type="float" office:value="0.701216209017192" calcext:value-type="float">
            <text:p>0.701216209017192</text:p>
          </table:table-cell>
          <table:table-cell table:style-name="ce1" table:formula="of:=[.F41]/[.F44]" office:value-type="float" office:value="0.604045462024807" calcext:value-type="float">
            <text:p>0.604045462024807</text:p>
          </table:table-cell>
          <table:table-cell table:style-name="ce1" table:formula="of:=[.G41]/[.G44]" office:value-type="float" office:value="0.563037248794474" calcext:value-type="float">
            <text:p>0.563037248794474</text:p>
          </table:table-cell>
          <table:table-cell table:style-name="ce1" table:formula="of:=[.H41]/[.H44]" office:value-type="float" office:value="0.545003505781548" calcext:value-type="float">
            <text:p>0.545003505781548</text:p>
          </table:table-cell>
          <table:table-cell table:style-name="ce1" table:formula="of:=[.I41]/[.I44]" office:value-type="float" office:value="0.503816866948308" calcext:value-type="float">
            <text:p>0.503816866948308</text:p>
          </table:table-cell>
          <table:table-cell table:style-name="ce1" table:formula="of:=[.J41]/[.J44]" office:value-type="float" office:value="0.507056729659119" calcext:value-type="float">
            <text:p>0.507056729659119</text:p>
          </table:table-cell>
          <table:table-cell table:style-name="ce1" table:formula="of:=[.K41]/[.K44]" office:value-type="float" office:value="0.492957356721101" calcext:value-type="float">
            <text:p>0.49295735672110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0.907773761960459" calcext:value-type="float">
            <text:p>0.907773761960459</text:p>
          </table:table-cell>
          <table:table-cell table:style-name="ce1" table:formula="of:=[.C41]/[.C6]" office:value-type="float" office:value="0.831020566386464" calcext:value-type="float">
            <text:p>0.831020566386464</text:p>
          </table:table-cell>
          <table:table-cell table:style-name="ce1" table:formula="of:=[.D41]/[.D6]" office:value-type="float" office:value="0.979274521804665" calcext:value-type="float">
            <text:p>0.979274521804665</text:p>
          </table:table-cell>
          <table:table-cell table:style-name="ce1" table:formula="of:=[.E41]/[.E6]" office:value-type="float" office:value="0.745576257504612" calcext:value-type="float">
            <text:p>0.745576257504612</text:p>
          </table:table-cell>
          <table:table-cell table:style-name="ce1" table:formula="of:=[.F41]/[.F6]" office:value-type="float" office:value="0.639988813784765" calcext:value-type="float">
            <text:p>0.639988813784765</text:p>
          </table:table-cell>
          <table:table-cell table:style-name="ce1" table:formula="of:=[.G41]/[.G6]" office:value-type="float" office:value="0.586373214171474" calcext:value-type="float">
            <text:p>0.586373214171474</text:p>
          </table:table-cell>
          <table:table-cell table:style-name="ce1" table:formula="of:=[.H41]/[.H6]" office:value-type="float" office:value="0.569554249867347" calcext:value-type="float">
            <text:p>0.569554249867347</text:p>
          </table:table-cell>
          <table:table-cell table:style-name="ce1" table:formula="of:=[.I41]/[.I6]" office:value-type="float" office:value="0.523274478566214" calcext:value-type="float">
            <text:p>0.523274478566214</text:p>
          </table:table-cell>
          <table:table-cell table:style-name="ce1" table:formula="of:=[.J41]/[.J6]" office:value-type="float" office:value="0.526767522559969" calcext:value-type="float">
            <text:p>0.526767522559969</text:p>
          </table:table-cell>
          <table:table-cell table:style-name="ce1" table:formula="of:=[.K41]/[.K6]" office:value-type="float" office:value="0.510022720858253" calcext:value-type="float">
            <text:p>0.51002272085825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9.21543458649735" calcext:value-type="float">
            <text:p>9.21543458649735</text:p>
          </table:table-cell>
          <table:table-cell table:style-name="ce1" table:formula="of:=[.C41]/[.C20]" office:value-type="float" office:value="8.86269747593025" calcext:value-type="float">
            <text:p>8.86269747593025</text:p>
          </table:table-cell>
          <table:table-cell table:style-name="ce1" table:formula="of:=[.D41]/[.D20]" office:value-type="float" office:value="10.6961992972927" calcext:value-type="float">
            <text:p>10.6961992972927</text:p>
          </table:table-cell>
          <table:table-cell table:style-name="ce1" table:formula="of:=[.E41]/[.E20]" office:value-type="float" office:value="11.785608326575" calcext:value-type="float">
            <text:p>11.785608326575</text:p>
          </table:table-cell>
          <table:table-cell table:style-name="ce1" table:formula="of:=[.F41]/[.F20]" office:value-type="float" office:value="10.7553224667265" calcext:value-type="float">
            <text:p>10.7553224667265</text:p>
          </table:table-cell>
          <table:table-cell table:style-name="ce1" table:formula="of:=[.G41]/[.G20]" office:value-type="float" office:value="14.1476881688933" calcext:value-type="float">
            <text:p>14.1476881688933</text:p>
          </table:table-cell>
          <table:table-cell table:style-name="ce1" table:formula="of:=[.H41]/[.H20]" office:value-type="float" office:value="12.6435704688088" calcext:value-type="float">
            <text:p>12.6435704688088</text:p>
          </table:table-cell>
          <table:table-cell table:style-name="ce1" table:formula="of:=[.I41]/[.I20]" office:value-type="float" office:value="13.5491710659203" calcext:value-type="float">
            <text:p>13.5491710659203</text:p>
          </table:table-cell>
          <table:table-cell table:style-name="ce1" table:formula="of:=[.J41]/[.J20]" office:value-type="float" office:value="13.5510031800077" calcext:value-type="float">
            <text:p>13.5510031800077</text:p>
          </table:table-cell>
          <table:table-cell table:style-name="ce1" table:formula="of:=[.K41]/[.K20]" office:value-type="float" office:value="14.7327329391492" calcext:value-type="float">
            <text:p>14.73273293914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357812509595235" calcext:value-type="float">
            <text:p>0.357812509595235</text:p>
          </table:table-cell>
          <table:table-cell table:style-name="ce1" table:formula="of:=[.C41]/[.C42]" office:value-type="float" office:value="0.421008175720237" calcext:value-type="float">
            <text:p>0.421008175720237</text:p>
          </table:table-cell>
          <table:table-cell table:style-name="ce1" table:formula="of:=[.D41]/[.D42]" office:value-type="float" office:value="0.459002286731424" calcext:value-type="float">
            <text:p>0.459002286731424</text:p>
          </table:table-cell>
          <table:table-cell table:style-name="ce1" table:formula="of:=[.E41]/[.E42]" office:value-type="float" office:value="0.445275096898513" calcext:value-type="float">
            <text:p>0.445275096898513</text:p>
          </table:table-cell>
          <table:table-cell table:style-name="ce1" table:formula="of:=[.F41]/[.F42]" office:value-type="float" office:value="0.498329505799049" calcext:value-type="float">
            <text:p>0.498329505799049</text:p>
          </table:table-cell>
          <table:table-cell table:style-name="ce1" table:formula="of:=[.G41]/[.G42]" office:value-type="float" office:value="0.505913989566348" calcext:value-type="float">
            <text:p>0.505913989566348</text:p>
          </table:table-cell>
          <table:table-cell table:style-name="ce1" table:formula="of:=[.H41]/[.H42]" office:value-type="float" office:value="0.51507535453328" calcext:value-type="float">
            <text:p>0.51507535453328</text:p>
          </table:table-cell>
          <table:table-cell table:style-name="ce1" table:formula="of:=[.I41]/[.I42]" office:value-type="float" office:value="0.517976364228154" calcext:value-type="float">
            <text:p>0.517976364228154</text:p>
          </table:table-cell>
          <table:table-cell table:style-name="ce1" table:formula="of:=[.J41]/[.J42]" office:value-type="float" office:value="0.51520498987173" calcext:value-type="float">
            <text:p>0.51520498987173</text:p>
          </table:table-cell>
          <table:table-cell table:style-name="ce1" table:formula="of:=[.K41]/[.K42]" office:value-type="float" office:value="0.519133438628644" calcext:value-type="float">
            <text:p>0.51913343862864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480088434895322" calcext:value-type="float">
            <text:p>0.480088434895322</text:p>
          </table:table-cell>
          <table:table-cell table:style-name="ce1" table:formula="of:=[.C41]/[.C43]" office:value-type="float" office:value="0.529643680319857" calcext:value-type="float">
            <text:p>0.529643680319857</text:p>
          </table:table-cell>
          <table:table-cell table:style-name="ce1" table:formula="of:=[.D41]/[.D43]" office:value-type="float" office:value="0.567062969209281" calcext:value-type="float">
            <text:p>0.567062969209281</text:p>
          </table:table-cell>
          <table:table-cell table:style-name="ce1" table:formula="of:=[.E41]/[.E43]" office:value-type="float" office:value="0.571734850347657" calcext:value-type="float">
            <text:p>0.571734850347657</text:p>
          </table:table-cell>
          <table:table-cell table:style-name="ce1" table:formula="of:=[.F41]/[.F43]" office:value-type="float" office:value="0.557883194376757" calcext:value-type="float">
            <text:p>0.557883194376757</text:p>
          </table:table-cell>
          <table:table-cell table:style-name="ce1" table:formula="of:=[.G41]/[.G43]" office:value-type="float" office:value="0.594783525170657" calcext:value-type="float">
            <text:p>0.594783525170657</text:p>
          </table:table-cell>
          <table:table-cell table:style-name="ce1" table:formula="of:=[.H41]/[.H43]" office:value-type="float" office:value="0.584683410530514" calcext:value-type="float">
            <text:p>0.584683410530514</text:p>
          </table:table-cell>
          <table:table-cell table:style-name="ce1" table:formula="of:=[.I41]/[.I43]" office:value-type="float" office:value="0.542151820593195" calcext:value-type="float">
            <text:p>0.542151820593195</text:p>
          </table:table-cell>
          <table:table-cell table:style-name="ce1" table:formula="of:=[.J41]/[.J43]" office:value-type="float" office:value="0.591127471295302" calcext:value-type="float">
            <text:p>0.591127471295302</text:p>
          </table:table-cell>
          <table:table-cell table:style-name="ce1" table:formula="of:=[.K41]/[.K43]" office:value-type="float" office:value="0.562589757837903" calcext:value-type="float">
            <text:p>0.562589757837903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0.82637138688938" calcext:value-type="float">
            <text:p>0.82637138688938</text:p>
          </table:table-cell>
          <table:table-cell table:style-name="ce1" table:formula="of:=[.C45]" office:value-type="float" office:value="0.759779049071583" calcext:value-type="float">
            <text:p>0.759779049071583</text:p>
          </table:table-cell>
          <table:table-cell table:style-name="ce1" table:formula="of:=[.D45]" office:value-type="float" office:value="0.897138361515636" calcext:value-type="float">
            <text:p>0.897138361515636</text:p>
          </table:table-cell>
          <table:table-cell table:style-name="ce1" table:formula="of:=[.E45]" office:value-type="float" office:value="0.701216209017192" calcext:value-type="float">
            <text:p>0.701216209017192</text:p>
          </table:table-cell>
          <table:table-cell table:style-name="ce1" table:formula="of:=[.F45]" office:value-type="float" office:value="0.604045462024807" calcext:value-type="float">
            <text:p>0.604045462024807</text:p>
          </table:table-cell>
          <table:table-cell table:style-name="ce1" table:formula="of:=[.G45]" office:value-type="float" office:value="0.563037248794474" calcext:value-type="float">
            <text:p>0.563037248794474</text:p>
          </table:table-cell>
          <table:table-cell table:style-name="ce1" table:formula="of:=[.H45]" office:value-type="float" office:value="0.545003505781548" calcext:value-type="float">
            <text:p>0.545003505781548</text:p>
          </table:table-cell>
          <table:table-cell table:style-name="ce1" table:formula="of:=[.I45]" office:value-type="float" office:value="0.503816866948308" calcext:value-type="float">
            <text:p>0.503816866948308</text:p>
          </table:table-cell>
          <table:table-cell table:style-name="ce1" table:formula="of:=[.J45]" office:value-type="float" office:value="0.507056729659119" calcext:value-type="float">
            <text:p>0.507056729659119</text:p>
          </table:table-cell>
          <table:table-cell table:style-name="ce1" table:formula="of:=[.K45]" office:value-type="float" office:value="0.492957356721101" calcext:value-type="float">
            <text:p>0.49295735672110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0.480088434895322" calcext:value-type="float">
            <text:p>0.480088434895322</text:p>
          </table:table-cell>
          <table:table-cell table:style-name="ce1" table:formula="of:=[.C49]" office:value-type="float" office:value="0.529643680319857" calcext:value-type="float">
            <text:p>0.529643680319857</text:p>
          </table:table-cell>
          <table:table-cell table:style-name="ce1" table:formula="of:=[.D49]" office:value-type="float" office:value="0.567062969209281" calcext:value-type="float">
            <text:p>0.567062969209281</text:p>
          </table:table-cell>
          <table:table-cell table:style-name="ce1" table:formula="of:=[.E49]" office:value-type="float" office:value="0.571734850347657" calcext:value-type="float">
            <text:p>0.571734850347657</text:p>
          </table:table-cell>
          <table:table-cell table:style-name="ce1" table:formula="of:=[.F49]" office:value-type="float" office:value="0.557883194376757" calcext:value-type="float">
            <text:p>0.557883194376757</text:p>
          </table:table-cell>
          <table:table-cell table:style-name="ce1" table:formula="of:=[.G49]" office:value-type="float" office:value="0.594783525170657" calcext:value-type="float">
            <text:p>0.594783525170657</text:p>
          </table:table-cell>
          <table:table-cell table:style-name="ce1" table:formula="of:=[.H49]" office:value-type="float" office:value="0.584683410530514" calcext:value-type="float">
            <text:p>0.584683410530514</text:p>
          </table:table-cell>
          <table:table-cell table:style-name="ce1" table:formula="of:=[.I49]" office:value-type="float" office:value="0.542151820593195" calcext:value-type="float">
            <text:p>0.542151820593195</text:p>
          </table:table-cell>
          <table:table-cell table:style-name="ce1" table:formula="of:=[.J49]" office:value-type="float" office:value="0.591127471295302" calcext:value-type="float">
            <text:p>0.591127471295302</text:p>
          </table:table-cell>
          <table:table-cell table:style-name="ce1" table:formula="of:=[.K49]" office:value-type="float" office:value="0.562589757837903" calcext:value-type="float">
            <text:p>0.562589757837903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5145" calcext:value-type="float">
            <text:p>5145</text:p>
          </table:table-cell>
          <table:table-cell table:style-name="ce23" table:formula="of:=[.C9]" office:value-type="float" office:value="18677" calcext:value-type="float">
            <text:p>18677</text:p>
          </table:table-cell>
          <table:table-cell table:style-name="ce23" table:formula="of:=[.D9]" office:value-type="float" office:value="77415" calcext:value-type="float">
            <text:p>77415</text:p>
          </table:table-cell>
          <table:table-cell table:style-name="ce23" table:formula="of:=[.E9]" office:value-type="float" office:value="265232" calcext:value-type="float">
            <text:p>265232</text:p>
          </table:table-cell>
          <table:table-cell table:style-name="ce23" table:formula="of:=[.F9]" office:value-type="float" office:value="703938" calcext:value-type="float">
            <text:p>703938</text:p>
          </table:table-cell>
          <table:table-cell table:style-name="ce23" table:formula="of:=[.G9]" office:value-type="float" office:value="1302623" calcext:value-type="float">
            <text:p>1302623</text:p>
          </table:table-cell>
          <table:table-cell table:style-name="ce23" table:formula="of:=[.H9]" office:value-type="float" office:value="2690177" calcext:value-type="float">
            <text:p>2690177</text:p>
          </table:table-cell>
          <table:table-cell table:style-name="ce23" table:formula="of:=[.I9]" office:value-type="float" office:value="4046937" calcext:value-type="float">
            <text:p>4046937</text:p>
          </table:table-cell>
          <table:table-cell table:style-name="ce23" table:formula="of:=[.J9]" office:value-type="float" office:value="10827629" calcext:value-type="float">
            <text:p>10827629</text:p>
          </table:table-cell>
          <table:table-cell table:style-name="ce23" table:formula="of:=[.K9]" office:value-type="float" office:value="13921323" calcext:value-type="float">
            <text:p>1392132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1605" calcext:value-type="float">
            <text:p>1605</text:p>
          </table:table-cell>
          <table:table-cell table:style-name="ce23" table:formula="of:=[.C23]" office:value-type="float" office:value="5897" calcext:value-type="float">
            <text:p>5897</text:p>
          </table:table-cell>
          <table:table-cell table:style-name="ce23" table:formula="of:=[.D23]" office:value-type="float" office:value="29272" calcext:value-type="float">
            <text:p>29272</text:p>
          </table:table-cell>
          <table:table-cell table:style-name="ce23" table:formula="of:=[.E23]" office:value-type="float" office:value="115392" calcext:value-type="float">
            <text:p>115392</text:p>
          </table:table-cell>
          <table:table-cell table:style-name="ce23" table:formula="of:=[.F23]" office:value-type="float" office:value="269866" calcext:value-type="float">
            <text:p>269866</text:p>
          </table:table-cell>
          <table:table-cell table:style-name="ce23" table:formula="of:=[.G23]" office:value-type="float" office:value="469683" calcext:value-type="float">
            <text:p>469683</text:p>
          </table:table-cell>
          <table:table-cell table:style-name="ce23" table:formula="of:=[.H23]" office:value-type="float" office:value="1016154" calcext:value-type="float">
            <text:p>1016154</text:p>
          </table:table-cell>
          <table:table-cell table:style-name="ce23" table:formula="of:=[.I23]" office:value-type="float" office:value="1529205" calcext:value-type="float">
            <text:p>1529205</text:p>
          </table:table-cell>
          <table:table-cell table:style-name="ce23" table:formula="of:=[.J23]" office:value-type="float" office:value="3048390" calcext:value-type="float">
            <text:p>3048390</text:p>
          </table:table-cell>
          <table:table-cell table:style-name="ce23" table:formula="of:=[.K23]" office:value-type="float" office:value="3663493" calcext:value-type="float">
            <text:p>3663493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32"/>
          <table:table-cell table:number-columns-repeated="60"/>
        </table:table-row>
        <table:table-row table:style-name="ro2" table:number-rows-repeated="21">
          <table:table-cell table:number-columns-repeated="64"/>
        </table:table-row>
        <table:table-row table:style-name="ro2" table:number-rows-repeated="3">
          <table:table-cell table:style-name="Default" table:number-columns-repeated="11"/>
          <table:table-cell table:number-columns-repeated="53"/>
        </table:table-row>
        <table:table-row table:style-name="ro2" table:number-rows-repeated="104849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1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720512" calcext:value-type="float">
            <text:p>12720512</text:p>
          </table:table-cell>
          <table:table-cell table:style-name="ce1" office:value-type="float" office:value="23999353" calcext:value-type="float">
            <text:p>23999353</text:p>
          </table:table-cell>
          <table:table-cell table:style-name="ce1" office:value-type="float" office:value="35464317" calcext:value-type="float">
            <text:p>35464317</text:p>
          </table:table-cell>
          <table:table-cell table:style-name="ce1" office:value-type="float" office:value="45373744" calcext:value-type="float">
            <text:p>45373744</text:p>
          </table:table-cell>
          <table:table-cell table:style-name="ce1" office:value-type="float" office:value="53744350" calcext:value-type="float">
            <text:p>53744350</text:p>
          </table:table-cell>
          <table:table-cell table:style-name="ce1" office:value-type="float" office:value="65293842" calcext:value-type="float">
            <text:p>65293842</text:p>
          </table:table-cell>
          <table:table-cell table:style-name="ce1" office:value-type="float" office:value="74999857" calcext:value-type="float">
            <text:p>74999857</text:p>
          </table:table-cell>
          <table:table-cell table:style-name="ce1" office:value-type="float" office:value="86037719" calcext:value-type="float">
            <text:p>86037719</text:p>
          </table:table-cell>
          <table:table-cell table:style-name="ce1" office:value-type="float" office:value="100426200" calcext:value-type="float">
            <text:p>100426200</text:p>
          </table:table-cell>
          <table:table-cell table:style-name="ce1" office:value-type="float" office:value="109095221" calcext:value-type="float">
            <text:p>10909522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388611" calcext:value-type="float">
            <text:p>8388611</text:p>
          </table:table-cell>
          <table:table-cell table:style-name="ce1" office:value-type="float" office:value="15999359" calcext:value-type="float">
            <text:p>15999359</text:p>
          </table:table-cell>
          <table:table-cell table:style-name="ce1" office:value-type="float" office:value="23598288" calcext:value-type="float">
            <text:p>23598288</text:p>
          </table:table-cell>
          <table:table-cell table:style-name="ce1" office:value-type="float" office:value="30098273" calcext:value-type="float">
            <text:p>30098273</text:p>
          </table:table-cell>
          <table:table-cell table:style-name="ce1" office:value-type="float" office:value="36000219" calcext:value-type="float">
            <text:p>36000219</text:p>
          </table:table-cell>
          <table:table-cell table:style-name="ce1" office:value-type="float" office:value="45724542" calcext:value-type="float">
            <text:p>45724542</text:p>
          </table:table-cell>
          <table:table-cell table:style-name="ce1" office:value-type="float" office:value="50256192" calcext:value-type="float">
            <text:p>50256192</text:p>
          </table:table-cell>
          <table:table-cell table:style-name="ce1" office:value-type="float" office:value="55326250" calcext:value-type="float">
            <text:p>55326250</text:p>
          </table:table-cell>
          <table:table-cell table:style-name="ce1" office:value-type="float" office:value="66623276" calcext:value-type="float">
            <text:p>66623276</text:p>
          </table:table-cell>
          <table:table-cell table:style-name="ce1" office:value-type="float" office:value="72692191" calcext:value-type="float">
            <text:p>726921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331901" calcext:value-type="float">
            <text:p>4331901</text:p>
          </table:table-cell>
          <table:table-cell table:style-name="ce1" table:formula="of:=([.C2]-[.C3])" office:value-type="float" office:value="7999994" calcext:value-type="float">
            <text:p>7999994</text:p>
          </table:table-cell>
          <table:table-cell table:style-name="ce1" table:formula="of:=([.D2]-[.D3])" office:value-type="float" office:value="11866029" calcext:value-type="float">
            <text:p>11866029</text:p>
          </table:table-cell>
          <table:table-cell table:style-name="ce1" table:formula="of:=([.E2]-[.E3])" office:value-type="float" office:value="15275471" calcext:value-type="float">
            <text:p>15275471</text:p>
          </table:table-cell>
          <table:table-cell table:style-name="ce1" table:formula="of:=([.F2]-[.F3])" office:value-type="float" office:value="17744131" calcext:value-type="float">
            <text:p>17744131</text:p>
          </table:table-cell>
          <table:table-cell table:style-name="ce1" table:formula="of:=([.G2]-[.G3])" office:value-type="float" office:value="19569300" calcext:value-type="float">
            <text:p>19569300</text:p>
          </table:table-cell>
          <table:table-cell table:style-name="ce1" table:formula="of:=([.H2]-[.H3])" office:value-type="float" office:value="24743665" calcext:value-type="float">
            <text:p>24743665</text:p>
          </table:table-cell>
          <table:table-cell table:style-name="ce1" table:formula="of:=([.I2]-[.I3])" office:value-type="float" office:value="30711469" calcext:value-type="float">
            <text:p>30711469</text:p>
          </table:table-cell>
          <table:table-cell table:style-name="ce1" table:formula="of:=([.J2]-[.J3])" office:value-type="float" office:value="33802924" calcext:value-type="float">
            <text:p>33802924</text:p>
          </table:table-cell>
          <table:table-cell table:style-name="ce1" table:formula="of:=([.K2]-[.K3])" office:value-type="float" office:value="36403030" calcext:value-type="float">
            <text:p>3640303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77241.664" calcext:value-type="float">
            <text:p>277241.664</text:p>
          </table:table-cell>
          <table:table-cell table:style-name="ce1" table:formula="of:=[.C4]/1000*64" office:value-type="float" office:value="511999.616" calcext:value-type="float">
            <text:p>511999.616</text:p>
          </table:table-cell>
          <table:table-cell table:style-name="ce1" table:formula="of:=[.D4]/1000*64" office:value-type="float" office:value="759425.856" calcext:value-type="float">
            <text:p>759425.856</text:p>
          </table:table-cell>
          <table:table-cell table:style-name="ce1" table:formula="of:=[.E4]/1000*64" office:value-type="float" office:value="977630.144" calcext:value-type="float">
            <text:p>977630.144</text:p>
          </table:table-cell>
          <table:table-cell table:style-name="ce1" table:formula="of:=[.F4]/1000*64" office:value-type="float" office:value="1135624.384" calcext:value-type="float">
            <text:p>1135624.384</text:p>
          </table:table-cell>
          <table:table-cell table:style-name="ce1" table:formula="of:=[.G4]/1000*64" office:value-type="float" office:value="1252435.2" calcext:value-type="float">
            <text:p>1252435.2</text:p>
          </table:table-cell>
          <table:table-cell table:style-name="ce1" table:formula="of:=[.H4]/1000*64" office:value-type="float" office:value="1583594.56" calcext:value-type="float">
            <text:p>1583594.56</text:p>
          </table:table-cell>
          <table:table-cell table:style-name="ce1" table:formula="of:=[.I4]/1000*64" office:value-type="float" office:value="1965534.016" calcext:value-type="float">
            <text:p>1965534.016</text:p>
          </table:table-cell>
          <table:table-cell table:style-name="ce1" table:formula="of:=[.J4]/1000*64" office:value-type="float" office:value="2163387.136" calcext:value-type="float">
            <text:p>2163387.136</text:p>
          </table:table-cell>
          <table:table-cell table:style-name="ce1" table:formula="of:=[.K4]/1000*64" office:value-type="float" office:value="2329793.92" calcext:value-type="float">
            <text:p>2329793.9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827" calcext:value-type="float">
            <text:p>27827</text:p>
          </table:table-cell>
          <table:table-cell table:style-name="ce1" office:value-type="float" office:value="172787" calcext:value-type="float">
            <text:p>172787</text:p>
          </table:table-cell>
          <table:table-cell table:style-name="ce1" office:value-type="float" office:value="410917" calcext:value-type="float">
            <text:p>410917</text:p>
          </table:table-cell>
          <table:table-cell table:style-name="ce1" office:value-type="float" office:value="706614" calcext:value-type="float">
            <text:p>706614</text:p>
          </table:table-cell>
          <table:table-cell table:style-name="ce1" office:value-type="float" office:value="1000658" calcext:value-type="float">
            <text:p>1000658</text:p>
          </table:table-cell>
          <table:table-cell table:style-name="ce1" office:value-type="float" office:value="1536946" calcext:value-type="float">
            <text:p>1536946</text:p>
          </table:table-cell>
          <table:table-cell table:style-name="ce1" office:value-type="float" office:value="2035841" calcext:value-type="float">
            <text:p>2035841</text:p>
          </table:table-cell>
          <table:table-cell table:style-name="ce1" office:value-type="float" office:value="2548331" calcext:value-type="float">
            <text:p>2548331</text:p>
          </table:table-cell>
          <table:table-cell table:style-name="ce1" office:value-type="float" office:value="3904481" calcext:value-type="float">
            <text:p>3904481</text:p>
          </table:table-cell>
          <table:table-cell table:style-name="ce1" office:value-type="float" office:value="5025339" calcext:value-type="float">
            <text:p>50253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0346" calcext:value-type="float">
            <text:p>20346</text:p>
          </table:table-cell>
          <table:table-cell table:style-name="ce1" office:value-type="float" office:value="116624" calcext:value-type="float">
            <text:p>116624</text:p>
          </table:table-cell>
          <table:table-cell table:style-name="ce1" office:value-type="float" office:value="278270" calcext:value-type="float">
            <text:p>278270</text:p>
          </table:table-cell>
          <table:table-cell table:style-name="ce1" office:value-type="float" office:value="455952" calcext:value-type="float">
            <text:p>455952</text:p>
          </table:table-cell>
          <table:table-cell table:style-name="ce1" office:value-type="float" office:value="658140" calcext:value-type="float">
            <text:p>658140</text:p>
          </table:table-cell>
          <table:table-cell table:style-name="ce1" office:value-type="float" office:value="1014503" calcext:value-type="float">
            <text:p>1014503</text:p>
          </table:table-cell>
          <table:table-cell table:style-name="ce1" office:value-type="float" office:value="1353933" calcext:value-type="float">
            <text:p>1353933</text:p>
          </table:table-cell>
          <table:table-cell table:style-name="ce1" office:value-type="float" office:value="1681408" calcext:value-type="float">
            <text:p>1681408</text:p>
          </table:table-cell>
          <table:table-cell table:style-name="ce1" office:value-type="float" office:value="2546586" calcext:value-type="float">
            <text:p>2546586</text:p>
          </table:table-cell>
          <table:table-cell table:style-name="ce1" office:value-type="float" office:value="3254101" calcext:value-type="float">
            <text:p>325410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7481" calcext:value-type="float">
            <text:p>7481</text:p>
          </table:table-cell>
          <table:table-cell table:style-name="ce1" table:formula="of:=[.C9]-[.C10]" office:value-type="float" office:value="56163" calcext:value-type="float">
            <text:p>56163</text:p>
          </table:table-cell>
          <table:table-cell table:style-name="ce1" table:formula="of:=[.D9]-[.D10]" office:value-type="float" office:value="132647" calcext:value-type="float">
            <text:p>132647</text:p>
          </table:table-cell>
          <table:table-cell table:style-name="ce1" table:formula="of:=[.E9]-[.E10]" office:value-type="float" office:value="250662" calcext:value-type="float">
            <text:p>250662</text:p>
          </table:table-cell>
          <table:table-cell table:style-name="ce1" table:formula="of:=[.F9]-[.F10]" office:value-type="float" office:value="342518" calcext:value-type="float">
            <text:p>342518</text:p>
          </table:table-cell>
          <table:table-cell table:style-name="ce1" table:formula="of:=[.G9]-[.G10]" office:value-type="float" office:value="522443" calcext:value-type="float">
            <text:p>522443</text:p>
          </table:table-cell>
          <table:table-cell table:style-name="ce1" table:formula="of:=[.H9]-[.H10]" office:value-type="float" office:value="681908" calcext:value-type="float">
            <text:p>681908</text:p>
          </table:table-cell>
          <table:table-cell table:style-name="ce1" table:formula="of:=[.I9]-[.I10]" office:value-type="float" office:value="866923" calcext:value-type="float">
            <text:p>866923</text:p>
          </table:table-cell>
          <table:table-cell table:style-name="ce1" table:formula="of:=[.J9]-[.J10]" office:value-type="float" office:value="1357895" calcext:value-type="float">
            <text:p>1357895</text:p>
          </table:table-cell>
          <table:table-cell table:style-name="ce1" table:formula="of:=[.K9]-[.K10]" office:value-type="float" office:value="1771238" calcext:value-type="float">
            <text:p>177123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478.784" calcext:value-type="float">
            <text:p>478.784</text:p>
          </table:table-cell>
          <table:table-cell table:style-name="ce1" table:formula="of:=[.C11]/1000*64" office:value-type="float" office:value="3594.432" calcext:value-type="float">
            <text:p>3594.432</text:p>
          </table:table-cell>
          <table:table-cell table:style-name="ce1" table:formula="of:=[.D11]/1000*64" office:value-type="float" office:value="8489.408" calcext:value-type="float">
            <text:p>8489.408</text:p>
          </table:table-cell>
          <table:table-cell table:style-name="ce1" table:formula="of:=[.E11]/1000*64" office:value-type="float" office:value="16042.368" calcext:value-type="float">
            <text:p>16042.368</text:p>
          </table:table-cell>
          <table:table-cell table:style-name="ce1" table:formula="of:=[.F11]/1000*64" office:value-type="float" office:value="21921.152" calcext:value-type="float">
            <text:p>21921.152</text:p>
          </table:table-cell>
          <table:table-cell table:style-name="ce1" table:formula="of:=[.G11]/1000*64" office:value-type="float" office:value="33436.352" calcext:value-type="float">
            <text:p>33436.352</text:p>
          </table:table-cell>
          <table:table-cell table:style-name="ce1" table:formula="of:=[.H11]/1000*64" office:value-type="float" office:value="43642.112" calcext:value-type="float">
            <text:p>43642.112</text:p>
          </table:table-cell>
          <table:table-cell table:style-name="ce1" table:formula="of:=[.I11]/1000*64" office:value-type="float" office:value="55483.072" calcext:value-type="float">
            <text:p>55483.072</text:p>
          </table:table-cell>
          <table:table-cell table:style-name="ce1" table:formula="of:=[.J11]/1000*64" office:value-type="float" office:value="86905.28" calcext:value-type="float">
            <text:p>86905.28</text:p>
          </table:table-cell>
          <table:table-cell table:style-name="ce1" table:formula="of:=[.K11]/1000*64" office:value-type="float" office:value="113359.232" calcext:value-type="float">
            <text:p>113359.23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8397729" calcext:value-type="float">
            <text:p>28397729</text:p>
          </table:table-cell>
          <table:table-cell table:style-name="ce1" office:value-type="float" office:value="56178886" calcext:value-type="float">
            <text:p>56178886</text:p>
          </table:table-cell>
          <table:table-cell table:style-name="ce1" office:value-type="float" office:value="77590519" calcext:value-type="float">
            <text:p>77590519</text:p>
          </table:table-cell>
          <table:table-cell table:style-name="ce1" office:value-type="float" office:value="98867885" calcext:value-type="float">
            <text:p>98867885</text:p>
          </table:table-cell>
          <table:table-cell table:style-name="ce1" office:value-type="float" office:value="121106019" calcext:value-type="float">
            <text:p>121106019</text:p>
          </table:table-cell>
          <table:table-cell table:style-name="ce1" office:value-type="float" office:value="142473516" calcext:value-type="float">
            <text:p>142473516</text:p>
          </table:table-cell>
          <table:table-cell table:style-name="ce1" office:value-type="float" office:value="160391555" calcext:value-type="float">
            <text:p>160391555</text:p>
          </table:table-cell>
          <table:table-cell table:style-name="ce1" office:value-type="float" office:value="188252154" calcext:value-type="float">
            <text:p>188252154</text:p>
          </table:table-cell>
          <table:table-cell table:style-name="ce1" office:value-type="float" office:value="210597079" calcext:value-type="float">
            <text:p>210597079</text:p>
          </table:table-cell>
          <table:table-cell table:style-name="ce1" office:value-type="float" office:value="232756205" calcext:value-type="float">
            <text:p>23275620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616456" calcext:value-type="float">
            <text:p>18616456</text:p>
          </table:table-cell>
          <table:table-cell table:style-name="ce1" office:value-type="float" office:value="36735537" calcext:value-type="float">
            <text:p>36735537</text:p>
          </table:table-cell>
          <table:table-cell table:style-name="ce1" office:value-type="float" office:value="50989502" calcext:value-type="float">
            <text:p>50989502</text:p>
          </table:table-cell>
          <table:table-cell table:style-name="ce1" office:value-type="float" office:value="65071272" calcext:value-type="float">
            <text:p>65071272</text:p>
          </table:table-cell>
          <table:table-cell table:style-name="ce1" office:value-type="float" office:value="80162512" calcext:value-type="float">
            <text:p>80162512</text:p>
          </table:table-cell>
          <table:table-cell table:style-name="ce1" office:value-type="float" office:value="95318886" calcext:value-type="float">
            <text:p>95318886</text:p>
          </table:table-cell>
          <table:table-cell table:style-name="ce1" office:value-type="float" office:value="107179772" calcext:value-type="float">
            <text:p>107179772</text:p>
          </table:table-cell>
          <table:table-cell table:style-name="ce1" office:value-type="float" office:value="124197701" calcext:value-type="float">
            <text:p>124197701</text:p>
          </table:table-cell>
          <table:table-cell table:style-name="ce1" office:value-type="float" office:value="139854096" calcext:value-type="float">
            <text:p>139854096</text:p>
          </table:table-cell>
          <table:table-cell table:style-name="ce1" office:value-type="float" office:value="154542153" calcext:value-type="float">
            <text:p>15454215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781273" calcext:value-type="float">
            <text:p>9781273</text:p>
          </table:table-cell>
          <table:table-cell table:style-name="ce1" table:formula="of:=[.C16]-[.C17]" office:value-type="float" office:value="19443349" calcext:value-type="float">
            <text:p>19443349</text:p>
          </table:table-cell>
          <table:table-cell table:style-name="ce1" table:formula="of:=[.D16]-[.D17]" office:value-type="float" office:value="26601017" calcext:value-type="float">
            <text:p>26601017</text:p>
          </table:table-cell>
          <table:table-cell table:style-name="ce1" table:formula="of:=[.E16]-[.E17]" office:value-type="float" office:value="33796613" calcext:value-type="float">
            <text:p>33796613</text:p>
          </table:table-cell>
          <table:table-cell table:style-name="ce1" table:formula="of:=[.F16]-[.F17]" office:value-type="float" office:value="40943507" calcext:value-type="float">
            <text:p>40943507</text:p>
          </table:table-cell>
          <table:table-cell table:style-name="ce1" table:formula="of:=[.G16]-[.G17]" office:value-type="float" office:value="47154630" calcext:value-type="float">
            <text:p>47154630</text:p>
          </table:table-cell>
          <table:table-cell table:style-name="ce1" table:formula="of:=[.H16]-[.H17]" office:value-type="float" office:value="53211783" calcext:value-type="float">
            <text:p>53211783</text:p>
          </table:table-cell>
          <table:table-cell table:style-name="ce1" table:formula="of:=[.I16]-[.I17]" office:value-type="float" office:value="64054453" calcext:value-type="float">
            <text:p>64054453</text:p>
          </table:table-cell>
          <table:table-cell table:style-name="ce1" table:formula="of:=[.J16]-[.J17]" office:value-type="float" office:value="70742983" calcext:value-type="float">
            <text:p>70742983</text:p>
          </table:table-cell>
          <table:table-cell table:style-name="ce1" table:formula="of:=[.K16]-[.K17]" office:value-type="float" office:value="78214052" calcext:value-type="float">
            <text:p>7821405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626001.472" calcext:value-type="float">
            <text:p>626001.472</text:p>
          </table:table-cell>
          <table:table-cell table:style-name="ce1" table:formula="of:=[.C18]/1000*64" office:value-type="float" office:value="1244374.336" calcext:value-type="float">
            <text:p>1244374.336</text:p>
          </table:table-cell>
          <table:table-cell table:style-name="ce1" table:formula="of:=[.D18]/1000*64" office:value-type="float" office:value="1702465.088" calcext:value-type="float">
            <text:p>1702465.088</text:p>
          </table:table-cell>
          <table:table-cell table:style-name="ce1" table:formula="of:=[.E18]/1000*64" office:value-type="float" office:value="2162983.232" calcext:value-type="float">
            <text:p>2162983.232</text:p>
          </table:table-cell>
          <table:table-cell table:style-name="ce1" table:formula="of:=[.F18]/1000*64" office:value-type="float" office:value="2620384.448" calcext:value-type="float">
            <text:p>2620384.448</text:p>
          </table:table-cell>
          <table:table-cell table:style-name="ce1" table:formula="of:=[.G18]/1000*64" office:value-type="float" office:value="3017896.32" calcext:value-type="float">
            <text:p>3017896.32</text:p>
          </table:table-cell>
          <table:table-cell table:style-name="ce1" table:formula="of:=[.H18]/1000*64" office:value-type="float" office:value="3405554.112" calcext:value-type="float">
            <text:p>3405554.112</text:p>
          </table:table-cell>
          <table:table-cell table:style-name="ce1" table:formula="of:=[.I18]/1000*64" office:value-type="float" office:value="4099484.992" calcext:value-type="float">
            <text:p>4099484.992</text:p>
          </table:table-cell>
          <table:table-cell table:style-name="ce1" table:formula="of:=[.J18]/1000*64" office:value-type="float" office:value="4527550.912" calcext:value-type="float">
            <text:p>4527550.912</text:p>
          </table:table-cell>
          <table:table-cell table:style-name="ce1" table:formula="of:=[.K18]/1000*64" office:value-type="float" office:value="5005699.328" calcext:value-type="float">
            <text:p>5005699.32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8590" calcext:value-type="float">
            <text:p>78590</text:p>
          </table:table-cell>
          <table:table-cell table:style-name="ce1" office:value-type="float" office:value="404317" calcext:value-type="float">
            <text:p>404317</text:p>
          </table:table-cell>
          <table:table-cell table:style-name="ce1" office:value-type="float" office:value="882830" calcext:value-type="float">
            <text:p>882830</text:p>
          </table:table-cell>
          <table:table-cell table:style-name="ce1" office:value-type="float" office:value="1465751" calcext:value-type="float">
            <text:p>1465751</text:p>
          </table:table-cell>
          <table:table-cell table:style-name="ce1" office:value-type="float" office:value="2121038" calcext:value-type="float">
            <text:p>2121038</text:p>
          </table:table-cell>
          <table:table-cell table:style-name="ce1" office:value-type="float" office:value="3083258" calcext:value-type="float">
            <text:p>3083258</text:p>
          </table:table-cell>
          <table:table-cell table:style-name="ce1" office:value-type="float" office:value="4211665" calcext:value-type="float">
            <text:p>4211665</text:p>
          </table:table-cell>
          <table:table-cell table:style-name="ce1" office:value-type="float" office:value="5895236" calcext:value-type="float">
            <text:p>5895236</text:p>
          </table:table-cell>
          <table:table-cell table:style-name="ce1" office:value-type="float" office:value="8239651" calcext:value-type="float">
            <text:p>8239651</text:p>
          </table:table-cell>
          <table:table-cell table:style-name="ce1" office:value-type="float" office:value="10883847" calcext:value-type="float">
            <text:p>1088384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296" calcext:value-type="float">
            <text:p>50296</text:p>
          </table:table-cell>
          <table:table-cell table:style-name="ce1" office:value-type="float" office:value="258211" calcext:value-type="float">
            <text:p>258211</text:p>
          </table:table-cell>
          <table:table-cell table:style-name="ce1" office:value-type="float" office:value="566906" calcext:value-type="float">
            <text:p>566906</text:p>
          </table:table-cell>
          <table:table-cell table:style-name="ce1" office:value-type="float" office:value="933511" calcext:value-type="float">
            <text:p>933511</text:p>
          </table:table-cell>
          <table:table-cell table:style-name="ce1" office:value-type="float" office:value="1434944" calcext:value-type="float">
            <text:p>1434944</text:p>
          </table:table-cell>
          <table:table-cell table:style-name="ce1" office:value-type="float" office:value="2115474" calcext:value-type="float">
            <text:p>2115474</text:p>
          </table:table-cell>
          <table:table-cell table:style-name="ce1" office:value-type="float" office:value="2696253" calcext:value-type="float">
            <text:p>2696253</text:p>
          </table:table-cell>
          <table:table-cell table:style-name="ce1" office:value-type="float" office:value="3766911" calcext:value-type="float">
            <text:p>3766911</text:p>
          </table:table-cell>
          <table:table-cell table:style-name="ce1" office:value-type="float" office:value="5339467" calcext:value-type="float">
            <text:p>5339467</text:p>
          </table:table-cell>
          <table:table-cell table:style-name="ce1" office:value-type="float" office:value="7826795" calcext:value-type="float">
            <text:p>782679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28294" calcext:value-type="float">
            <text:p>28294</text:p>
          </table:table-cell>
          <table:table-cell table:style-name="ce1" table:formula="of:=[.C23]-[.C24]" office:value-type="float" office:value="146106" calcext:value-type="float">
            <text:p>146106</text:p>
          </table:table-cell>
          <table:table-cell table:style-name="ce1" table:formula="of:=[.D23]-[.D24]" office:value-type="float" office:value="315924" calcext:value-type="float">
            <text:p>315924</text:p>
          </table:table-cell>
          <table:table-cell table:style-name="ce1" table:formula="of:=[.E23]-[.E24]" office:value-type="float" office:value="532240" calcext:value-type="float">
            <text:p>532240</text:p>
          </table:table-cell>
          <table:table-cell table:style-name="ce1" table:formula="of:=[.F23]-[.F24]" office:value-type="float" office:value="686094" calcext:value-type="float">
            <text:p>686094</text:p>
          </table:table-cell>
          <table:table-cell table:style-name="ce1" table:formula="of:=[.G23]-[.G24]" office:value-type="float" office:value="967784" calcext:value-type="float">
            <text:p>967784</text:p>
          </table:table-cell>
          <table:table-cell table:style-name="ce1" table:formula="of:=[.H23]-[.H24]" office:value-type="float" office:value="1515412" calcext:value-type="float">
            <text:p>1515412</text:p>
          </table:table-cell>
          <table:table-cell table:style-name="ce1" table:formula="of:=[.I23]-[.I24]" office:value-type="float" office:value="2128325" calcext:value-type="float">
            <text:p>2128325</text:p>
          </table:table-cell>
          <table:table-cell table:style-name="ce1" table:formula="of:=[.J23]-[.J24]" office:value-type="float" office:value="2900184" calcext:value-type="float">
            <text:p>2900184</text:p>
          </table:table-cell>
          <table:table-cell table:style-name="ce1" table:formula="of:=[.K23]-[.K24]" office:value-type="float" office:value="3057052" calcext:value-type="float">
            <text:p>305705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810.816" calcext:value-type="float">
            <text:p>1810.816</text:p>
          </table:table-cell>
          <table:table-cell table:style-name="ce1" table:formula="of:=[.C25]/1000*64" office:value-type="float" office:value="9350.784" calcext:value-type="float">
            <text:p>9350.784</text:p>
          </table:table-cell>
          <table:table-cell table:style-name="ce1" table:formula="of:=[.D25]/1000*64" office:value-type="float" office:value="20219.136" calcext:value-type="float">
            <text:p>20219.136</text:p>
          </table:table-cell>
          <table:table-cell table:style-name="ce1" table:formula="of:=[.E25]/1000*64" office:value-type="float" office:value="34063.36" calcext:value-type="float">
            <text:p>34063.36</text:p>
          </table:table-cell>
          <table:table-cell table:style-name="ce1" table:formula="of:=[.F25]/1000*64" office:value-type="float" office:value="43910.016" calcext:value-type="float">
            <text:p>43910.016</text:p>
          </table:table-cell>
          <table:table-cell table:style-name="ce1" table:formula="of:=[.G25]/1000*64" office:value-type="float" office:value="61938.176" calcext:value-type="float">
            <text:p>61938.176</text:p>
          </table:table-cell>
          <table:table-cell table:style-name="ce1" table:formula="of:=[.H25]/1000*64" office:value-type="float" office:value="96986.368" calcext:value-type="float">
            <text:p>96986.368</text:p>
          </table:table-cell>
          <table:table-cell table:style-name="ce1" table:formula="of:=[.I25]/1000*64" office:value-type="float" office:value="136212.8" calcext:value-type="float">
            <text:p>136212.8</text:p>
          </table:table-cell>
          <table:table-cell table:style-name="ce1" table:formula="of:=[.J25]/1000*64" office:value-type="float" office:value="185611.776" calcext:value-type="float">
            <text:p>185611.776</text:p>
          </table:table-cell>
          <table:table-cell table:style-name="ce1" table:formula="of:=[.K25]/1000*64" office:value-type="float" office:value="195651.328" calcext:value-type="float">
            <text:p>195651.328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81697470" calcext:value-type="float">
            <text:p>7681697470</text:p>
          </table:table-cell>
          <table:table-cell table:style-name="ce1" office:value-type="float" office:value="21354251315" calcext:value-type="float">
            <text:p>21354251315</text:p>
          </table:table-cell>
          <table:table-cell table:style-name="ce1" office:value-type="float" office:value="39161456295" calcext:value-type="float">
            <text:p>39161456295</text:p>
          </table:table-cell>
          <table:table-cell table:style-name="ce1" office:value-type="float" office:value="60890920289" calcext:value-type="float">
            <text:p>60890920289</text:p>
          </table:table-cell>
          <table:table-cell table:style-name="ce1" office:value-type="float" office:value="88679566535" calcext:value-type="float">
            <text:p>88679566535</text:p>
          </table:table-cell>
          <table:table-cell table:style-name="ce1" office:value-type="float" office:value="118485010767" calcext:value-type="float">
            <text:p>118485010767</text:p>
          </table:table-cell>
          <table:table-cell table:style-name="ce1" office:value-type="float" office:value="148640430222" calcext:value-type="float">
            <text:p>148640430222</text:p>
          </table:table-cell>
          <table:table-cell table:style-name="ce1" office:value-type="float" office:value="187537450456" calcext:value-type="float">
            <text:p>187537450456</text:p>
          </table:table-cell>
          <table:table-cell table:style-name="ce1" office:value-type="float" office:value="235707694890" calcext:value-type="float">
            <text:p>235707694890</text:p>
          </table:table-cell>
          <table:table-cell table:style-name="ce1" office:value-type="float" office:value="274160842534" calcext:value-type="float">
            <text:p>27416084253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70518722" calcext:value-type="float">
            <text:p>5070518722</text:p>
          </table:table-cell>
          <table:table-cell table:style-name="ce1" office:value-type="float" office:value="14138133548" calcext:value-type="float">
            <text:p>14138133548</text:p>
          </table:table-cell>
          <table:table-cell table:style-name="ce1" office:value-type="float" office:value="25972090173" calcext:value-type="float">
            <text:p>25972090173</text:p>
          </table:table-cell>
          <table:table-cell table:style-name="ce1" office:value-type="float" office:value="40505017717" calcext:value-type="float">
            <text:p>40505017717</text:p>
          </table:table-cell>
          <table:table-cell table:style-name="ce1" office:value-type="float" office:value="58882387506" calcext:value-type="float">
            <text:p>58882387506</text:p>
          </table:table-cell>
          <table:table-cell table:style-name="ce1" office:value-type="float" office:value="78879366190" calcext:value-type="float">
            <text:p>78879366190</text:p>
          </table:table-cell>
          <table:table-cell table:style-name="ce1" office:value-type="float" office:value="98893275958" calcext:value-type="float">
            <text:p>98893275958</text:p>
          </table:table-cell>
          <table:table-cell table:style-name="ce1" office:value-type="float" office:value="124826959395" calcext:value-type="float">
            <text:p>124826959395</text:p>
          </table:table-cell>
          <table:table-cell table:style-name="ce1" office:value-type="float" office:value="156853376170" calcext:value-type="float">
            <text:p>156853376170</text:p>
          </table:table-cell>
          <table:table-cell table:style-name="ce1" office:value-type="float" office:value="182531950721" calcext:value-type="float">
            <text:p>18253195072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611178748" calcext:value-type="float">
            <text:p>2611178748</text:p>
          </table:table-cell>
          <table:table-cell table:style-name="ce1" table:formula="of:=[.C30]-[.C31]" office:value-type="float" office:value="7216117767" calcext:value-type="float">
            <text:p>7216117767</text:p>
          </table:table-cell>
          <table:table-cell table:style-name="ce1" table:formula="of:=[.D30]-[.D31]" office:value-type="float" office:value="13189366122" calcext:value-type="float">
            <text:p>13189366122</text:p>
          </table:table-cell>
          <table:table-cell table:style-name="ce1" table:formula="of:=[.E30]-[.E31]" office:value-type="float" office:value="20385902572" calcext:value-type="float">
            <text:p>20385902572</text:p>
          </table:table-cell>
          <table:table-cell table:style-name="ce1" table:formula="of:=[.F30]-[.F31]" office:value-type="float" office:value="29797179029" calcext:value-type="float">
            <text:p>29797179029</text:p>
          </table:table-cell>
          <table:table-cell table:style-name="ce1" table:formula="of:=[.G30]-[.G31]" office:value-type="float" office:value="39605644577" calcext:value-type="float">
            <text:p>39605644577</text:p>
          </table:table-cell>
          <table:table-cell table:style-name="ce1" table:formula="of:=[.H30]-[.H31]" office:value-type="float" office:value="49747154264" calcext:value-type="float">
            <text:p>49747154264</text:p>
          </table:table-cell>
          <table:table-cell table:style-name="ce1" table:formula="of:=[.I30]-[.I31]" office:value-type="float" office:value="62710491061" calcext:value-type="float">
            <text:p>62710491061</text:p>
          </table:table-cell>
          <table:table-cell table:style-name="ce1" table:formula="of:=[.J30]-[.J31]" office:value-type="float" office:value="78854318720" calcext:value-type="float">
            <text:p>78854318720</text:p>
          </table:table-cell>
          <table:table-cell table:style-name="ce1" table:formula="of:=[.K30]-[.K31]" office:value-type="float" office:value="91628891813" calcext:value-type="float">
            <text:p>91628891813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9482654744" calcext:value-type="float">
            <text:p>19482654744</text:p>
          </table:table-cell>
          <table:table-cell table:style-name="ce1" office:value-type="float" office:value="56267334702" calcext:value-type="float">
            <text:p>56267334702</text:p>
          </table:table-cell>
          <table:table-cell table:style-name="ce1" office:value-type="float" office:value="104849475911" calcext:value-type="float">
            <text:p>104849475911</text:p>
          </table:table-cell>
          <table:table-cell table:style-name="ce1" office:value-type="float" office:value="164540533385" calcext:value-type="float">
            <text:p>164540533385</text:p>
          </table:table-cell>
          <table:table-cell table:style-name="ce1" office:value-type="float" office:value="240975564218" calcext:value-type="float">
            <text:p>240975564218</text:p>
          </table:table-cell>
          <table:table-cell table:style-name="ce1" office:value-type="float" office:value="323276191289" calcext:value-type="float">
            <text:p>323276191289</text:p>
          </table:table-cell>
          <table:table-cell table:style-name="ce1" office:value-type="float" office:value="406952841407" calcext:value-type="float">
            <text:p>406952841407</text:p>
          </table:table-cell>
          <table:table-cell table:style-name="ce1" office:value-type="float" office:value="514647120638" calcext:value-type="float">
            <text:p>514647120638</text:p>
          </table:table-cell>
          <table:table-cell table:style-name="ce1" office:value-type="float" office:value="647590183824" calcext:value-type="float">
            <text:p>647590183824</text:p>
          </table:table-cell>
          <table:table-cell table:style-name="ce1" office:value-type="float" office:value="755386729287" calcext:value-type="float">
            <text:p>75538672928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2960001630" calcext:value-type="float">
            <text:p>12960001630</text:p>
          </table:table-cell>
          <table:table-cell table:style-name="ce1" office:value-type="float" office:value="37453302499" calcext:value-type="float">
            <text:p>37453302499</text:p>
          </table:table-cell>
          <table:table-cell table:style-name="ce1" office:value-type="float" office:value="69840225788" calcext:value-type="float">
            <text:p>69840225788</text:p>
          </table:table-cell>
          <table:table-cell table:style-name="ce1" office:value-type="float" office:value="109617001662" calcext:value-type="float">
            <text:p>109617001662</text:p>
          </table:table-cell>
          <table:table-cell table:style-name="ce1" office:value-type="float" office:value="160523463406" calcext:value-type="float">
            <text:p>160523463406</text:p>
          </table:table-cell>
          <table:table-cell table:style-name="ce1" office:value-type="float" office:value="215375681255" calcext:value-type="float">
            <text:p>215375681255</text:p>
          </table:table-cell>
          <table:table-cell table:style-name="ce1" office:value-type="float" office:value="271145925148" calcext:value-type="float">
            <text:p>271145925148</text:p>
          </table:table-cell>
          <table:table-cell table:style-name="ce1" office:value-type="float" office:value="342912178515" calcext:value-type="float">
            <text:p>342912178515</text:p>
          </table:table-cell>
          <table:table-cell table:style-name="ce1" office:value-type="float" office:value="431489815976" calcext:value-type="float">
            <text:p>431489815976</text:p>
          </table:table-cell>
          <table:table-cell table:style-name="ce1" office:value-type="float" office:value="503347729998" calcext:value-type="float">
            <text:p>50334772999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6522653114" calcext:value-type="float">
            <text:p>6522653114</text:p>
          </table:table-cell>
          <table:table-cell table:style-name="ce1" table:formula="of:=[.C35]-[.C36]" office:value-type="float" office:value="18814032203" calcext:value-type="float">
            <text:p>18814032203</text:p>
          </table:table-cell>
          <table:table-cell table:style-name="ce1" table:formula="of:=[.D35]-[.D36]" office:value-type="float" office:value="35009250123" calcext:value-type="float">
            <text:p>35009250123</text:p>
          </table:table-cell>
          <table:table-cell table:style-name="ce1" table:formula="of:=[.E35]-[.E36]" office:value-type="float" office:value="54923531723" calcext:value-type="float">
            <text:p>54923531723</text:p>
          </table:table-cell>
          <table:table-cell table:style-name="ce1" table:formula="of:=[.F35]-[.F36]" office:value-type="float" office:value="80452100812" calcext:value-type="float">
            <text:p>80452100812</text:p>
          </table:table-cell>
          <table:table-cell table:style-name="ce1" table:formula="of:=[.G35]-[.G36]" office:value-type="float" office:value="107900510034" calcext:value-type="float">
            <text:p>107900510034</text:p>
          </table:table-cell>
          <table:table-cell table:style-name="ce1" table:formula="of:=[.H35]-[.H36]" office:value-type="float" office:value="135806916259" calcext:value-type="float">
            <text:p>135806916259</text:p>
          </table:table-cell>
          <table:table-cell table:style-name="ce1" table:formula="of:=[.I35]-[.I36]" office:value-type="float" office:value="171734942123" calcext:value-type="float">
            <text:p>171734942123</text:p>
          </table:table-cell>
          <table:table-cell table:style-name="ce1" table:formula="of:=[.J35]-[.J36]" office:value-type="float" office:value="216100367848" calcext:value-type="float">
            <text:p>216100367848</text:p>
          </table:table-cell>
          <table:table-cell table:style-name="ce1" table:formula="of:=[.K35]-[.K36]" office:value-type="float" office:value="252038999289" calcext:value-type="float">
            <text:p>252038999289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936129" calcext:value-type="float">
            <text:p>2936129</text:p>
          </table:table-cell>
          <table:table-cell table:style-name="ce1" office:value-type="float" office:value="8043974" calcext:value-type="float">
            <text:p>8043974</text:p>
          </table:table-cell>
          <table:table-cell table:style-name="ce1" office:value-type="float" office:value="14697155" calcext:value-type="float">
            <text:p>14697155</text:p>
          </table:table-cell>
          <table:table-cell table:style-name="ce1" office:value-type="float" office:value="22809390" calcext:value-type="float">
            <text:p>22809390</text:p>
          </table:table-cell>
          <table:table-cell table:style-name="ce1" office:value-type="float" office:value="33231253" calcext:value-type="float">
            <text:p>33231253</text:p>
          </table:table-cell>
          <table:table-cell table:style-name="ce1" office:value-type="float" office:value="44489699" calcext:value-type="float">
            <text:p>44489699</text:p>
          </table:table-cell>
          <table:table-cell table:style-name="ce1" office:value-type="float" office:value="55828321" calcext:value-type="float">
            <text:p>55828321</text:p>
          </table:table-cell>
          <table:table-cell table:style-name="ce1" office:value-type="float" office:value="70627562" calcext:value-type="float">
            <text:p>70627562</text:p>
          </table:table-cell>
          <table:table-cell table:style-name="ce1" office:value-type="float" office:value="88762986" calcext:value-type="float">
            <text:p>88762986</text:p>
          </table:table-cell>
          <table:table-cell table:style-name="ce1" office:value-type="float" office:value="103315090" calcext:value-type="float">
            <text:p>1033150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2611178.748" calcext:value-type="float">
            <text:p>2611178.748</text:p>
          </table:table-cell>
          <table:table-cell table:style-name="ce1" table:formula="of:=[.C32]/1000" office:value-type="float" office:value="7216117.767" calcext:value-type="float">
            <text:p>7216117.767</text:p>
          </table:table-cell>
          <table:table-cell table:style-name="ce1" table:formula="of:=[.D32]/1000" office:value-type="float" office:value="13189366.122" calcext:value-type="float">
            <text:p>13189366.122</text:p>
          </table:table-cell>
          <table:table-cell table:style-name="ce1" table:formula="of:=[.E32]/1000" office:value-type="float" office:value="20385902.572" calcext:value-type="float">
            <text:p>20385902.572</text:p>
          </table:table-cell>
          <table:table-cell table:style-name="ce1" table:formula="of:=[.F32]/1000" office:value-type="float" office:value="29797179.029" calcext:value-type="float">
            <text:p>29797179.029</text:p>
          </table:table-cell>
          <table:table-cell table:style-name="ce1" table:formula="of:=[.G32]/1000" office:value-type="float" office:value="39605644.577" calcext:value-type="float">
            <text:p>39605644.577</text:p>
          </table:table-cell>
          <table:table-cell table:style-name="ce1" table:formula="of:=[.H32]/1000" office:value-type="float" office:value="49747154.264" calcext:value-type="float">
            <text:p>49747154.264</text:p>
          </table:table-cell>
          <table:table-cell table:style-name="ce1" table:formula="of:=[.I32]/1000" office:value-type="float" office:value="62710491.061" calcext:value-type="float">
            <text:p>62710491.061</text:p>
          </table:table-cell>
          <table:table-cell table:style-name="ce1" table:formula="of:=[.J32]/1000" office:value-type="float" office:value="78854318.72" calcext:value-type="float">
            <text:p>78854318.72</text:p>
          </table:table-cell>
          <table:table-cell table:style-name="ce1" table:formula="of:=[.K32]/1000" office:value-type="float" office:value="91628891.813" calcext:value-type="float">
            <text:p>91628891.81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903243.136" calcext:value-type="float">
            <text:p>903243.136</text:p>
          </table:table-cell>
          <table:table-cell table:style-name="ce1" table:formula="of:=[.C6]+[.C20]" office:value-type="float" office:value="1756373.952" calcext:value-type="float">
            <text:p>1756373.952</text:p>
          </table:table-cell>
          <table:table-cell table:style-name="ce1" table:formula="of:=[.D6]+[.D20]" office:value-type="float" office:value="2461890.944" calcext:value-type="float">
            <text:p>2461890.944</text:p>
          </table:table-cell>
          <table:table-cell table:style-name="ce1" table:formula="of:=[.E6]+[.E20]" office:value-type="float" office:value="3140613.376" calcext:value-type="float">
            <text:p>3140613.376</text:p>
          </table:table-cell>
          <table:table-cell table:style-name="ce1" table:formula="of:=[.F6]+[.F20]" office:value-type="float" office:value="3756008.832" calcext:value-type="float">
            <text:p>3756008.832</text:p>
          </table:table-cell>
          <table:table-cell table:style-name="ce1" table:formula="of:=[.G6]+[.G20]" office:value-type="float" office:value="4270331.52" calcext:value-type="float">
            <text:p>4270331.52</text:p>
          </table:table-cell>
          <table:table-cell table:style-name="ce1" table:formula="of:=[.H6]+[.H20]" office:value-type="float" office:value="4989148.672" calcext:value-type="float">
            <text:p>4989148.672</text:p>
          </table:table-cell>
          <table:table-cell table:style-name="ce1" table:formula="of:=[.I6]+[.I20]" office:value-type="float" office:value="6065019.008" calcext:value-type="float">
            <text:p>6065019.008</text:p>
          </table:table-cell>
          <table:table-cell table:style-name="ce1" table:formula="of:=[.J6]+[.J20]" office:value-type="float" office:value="6690938.048" calcext:value-type="float">
            <text:p>6690938.048</text:p>
          </table:table-cell>
          <table:table-cell table:style-name="ce1" table:formula="of:=[.K6]+[.K20]" office:value-type="float" office:value="7335493.248" calcext:value-type="float">
            <text:p>7335493.24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2.58354136000874" calcext:value-type="float">
            <text:p>2.58354136000874</text:p>
          </table:table-cell>
          <table:table-cell table:style-name="ce1" table:formula="of:=[.C41]/[.C44]" office:value-type="float" office:value="3.82147548496552" calcext:value-type="float">
            <text:p>3.82147548496552</text:p>
          </table:table-cell>
          <table:table-cell table:style-name="ce1" table:formula="of:=[.D41]/[.D44]" office:value-type="float" office:value="5.06974365798715" calcext:value-type="float">
            <text:p>5.06974365798715</text:p>
          </table:table-cell>
          <table:table-cell table:style-name="ce1" table:formula="of:=[.E41]/[.E44]" office:value-type="float" office:value="6.22531959820577" calcext:value-type="float">
            <text:p>6.22531959820577</text:p>
          </table:table-cell>
          <table:table-cell table:style-name="ce1" table:formula="of:=[.F41]/[.F44]" office:value-type="float" office:value="7.61319908419214" calcext:value-type="float">
            <text:p>7.61319908419214</text:p>
          </table:table-cell>
          <table:table-cell table:style-name="ce1" table:formula="of:=[.G41]/[.G44]" office:value-type="float" office:value="8.97403370687248" calcext:value-type="float">
            <text:p>8.97403370687248</text:p>
          </table:table-cell>
          <table:table-cell table:style-name="ce1" table:formula="of:=[.H41]/[.H44]" office:value-type="float" office:value="9.66359637077578" calcext:value-type="float">
            <text:p>9.66359637077578</text:p>
          </table:table-cell>
          <table:table-cell table:style-name="ce1" table:formula="of:=[.I41]/[.I44]" office:value-type="float" office:value="10.0469878032738" calcext:value-type="float">
            <text:p>10.0469878032738</text:p>
          </table:table-cell>
          <table:table-cell table:style-name="ce1" table:formula="of:=[.J41]/[.J44]" office:value-type="float" office:value="11.4551187666295" calcext:value-type="float">
            <text:p>11.4551187666295</text:p>
          </table:table-cell>
          <table:table-cell table:style-name="ce1" table:formula="of:=[.K41]/[.K44]" office:value-type="float" office:value="12.1823512037673" calcext:value-type="float">
            <text:p>12.182351203767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8.41708265031911" calcext:value-type="float">
            <text:p>8.41708265031911</text:p>
          </table:table-cell>
          <table:table-cell table:style-name="ce1" table:formula="of:=[.C41]/[.C6]" office:value-type="float" office:value="13.1092676444507" calcext:value-type="float">
            <text:p>13.1092676444507</text:p>
          </table:table-cell>
          <table:table-cell table:style-name="ce1" table:formula="of:=[.D41]/[.D6]" office:value-type="float" office:value="16.4349895403087" calcext:value-type="float">
            <text:p>16.4349895403087</text:p>
          </table:table-cell>
          <table:table-cell table:style-name="ce1" table:formula="of:=[.E41]/[.E6]" office:value-type="float" office:value="19.9986898112667" calcext:value-type="float">
            <text:p>19.9986898112667</text:p>
          </table:table-cell>
          <table:table-cell table:style-name="ce1" table:formula="of:=[.F41]/[.F6]" office:value-type="float" office:value="25.1801946161804" calcext:value-type="float">
            <text:p>25.1801946161804</text:p>
          </table:table-cell>
          <table:table-cell table:style-name="ce1" table:formula="of:=[.G41]/[.G6]" office:value-type="float" office:value="30.59806926538" calcext:value-type="float">
            <text:p>30.59806926538</text:p>
          </table:table-cell>
          <table:table-cell table:style-name="ce1" table:formula="of:=[.H41]/[.H6]" office:value-type="float" office:value="30.4453679103318" calcext:value-type="float">
            <text:p>30.4453679103318</text:p>
          </table:table-cell>
          <table:table-cell table:style-name="ce1" table:formula="of:=[.I41]/[.I6]" office:value-type="float" office:value="31.0018404687838" calcext:value-type="float">
            <text:p>31.0018404687838</text:p>
          </table:table-cell>
          <table:table-cell table:style-name="ce1" table:formula="of:=[.J41]/[.J6]" office:value-type="float" office:value="35.4284671127859" calcext:value-type="float">
            <text:p>35.4284671127859</text:p>
          </table:table-cell>
          <table:table-cell table:style-name="ce1" table:formula="of:=[.K41]/[.K6]" office:value-type="float" office:value="38.3568496049642" calcext:value-type="float">
            <text:p>38.356849604964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72773244852689" calcext:value-type="float">
            <text:p>3.72773244852689</text:p>
          </table:table-cell>
          <table:table-cell table:style-name="ce1" table:formula="of:=[.C41]/[.C20]" office:value-type="float" office:value="5.39382708709287" calcext:value-type="float">
            <text:p>5.39382708709287</text:p>
          </table:table-cell>
          <table:table-cell table:style-name="ce1" table:formula="of:=[.D41]/[.D20]" office:value-type="float" office:value="7.33122581365968" calcext:value-type="float">
            <text:p>7.33122581365968</text:p>
          </table:table-cell>
          <table:table-cell table:style-name="ce1" table:formula="of:=[.E41]/[.E20]" office:value-type="float" office:value="9.03905389128786" calcext:value-type="float">
            <text:p>9.03905389128786</text:p>
          </table:table-cell>
          <table:table-cell table:style-name="ce1" table:formula="of:=[.F41]/[.F20]" office:value-type="float" office:value="10.9126136135578" calcext:value-type="float">
            <text:p>10.9126136135578</text:p>
          </table:table-cell>
          <table:table-cell table:style-name="ce1" table:formula="of:=[.G41]/[.G20]" office:value-type="float" office:value="12.6982821596734" calcext:value-type="float">
            <text:p>12.6982821596734</text:p>
          </table:table-cell>
          <table:table-cell table:style-name="ce1" table:formula="of:=[.H41]/[.H20]" office:value-type="float" office:value="14.1572024447104" calcext:value-type="float">
            <text:p>14.1572024447104</text:p>
          </table:table-cell>
          <table:table-cell table:style-name="ce1" table:formula="of:=[.I41]/[.I20]" office:value-type="float" office:value="14.8641041786744" calcext:value-type="float">
            <text:p>14.8641041786744</text:p>
          </table:table-cell>
          <table:table-cell table:style-name="ce1" table:formula="of:=[.J41]/[.J20]" office:value-type="float" office:value="16.9286864995501" calcext:value-type="float">
            <text:p>16.9286864995501</text:p>
          </table:table-cell>
          <table:table-cell table:style-name="ce1" table:formula="of:=[.K41]/[.K20]" office:value-type="float" office:value="17.8523617070114" calcext:value-type="float">
            <text:p>17.852361707011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79477638754973" calcext:value-type="float">
            <text:p>0.79477638754973</text:p>
          </table:table-cell>
          <table:table-cell table:style-name="ce1" table:formula="of:=[.C41]/[.C42]" office:value-type="float" office:value="0.834405978935287" calcext:value-type="float">
            <text:p>0.834405978935287</text:p>
          </table:table-cell>
          <table:table-cell table:style-name="ce1" table:formula="of:=[.D41]/[.D42]" office:value-type="float" office:value="0.849222587636859" calcext:value-type="float">
            <text:p>0.849222587636859</text:p>
          </table:table-cell>
          <table:table-cell table:style-name="ce1" table:formula="of:=[.E41]/[.E42]" office:value-type="float" office:value="0.857161107771843" calcext:value-type="float">
            <text:p>0.857161107771843</text:p>
          </table:table-cell>
          <table:table-cell table:style-name="ce1" table:formula="of:=[.F41]/[.F42]" office:value-type="float" office:value="0.860492470747341" calcext:value-type="float">
            <text:p>0.860492470747341</text:p>
          </table:table-cell>
          <table:table-cell table:style-name="ce1" table:formula="of:=[.G41]/[.G42]" office:value-type="float" office:value="0.86137015671875" calcext:value-type="float">
            <text:p>0.86137015671875</text:p>
          </table:table-cell>
          <table:table-cell table:style-name="ce1" table:formula="of:=[.H41]/[.H42]" office:value-type="float" office:value="0.863596076980356" calcext:value-type="float">
            <text:p>0.863596076980356</text:p>
          </table:table-cell>
          <table:table-cell table:style-name="ce1" table:formula="of:=[.I41]/[.I42]" office:value-type="float" office:value="0.862767597726225" calcext:value-type="float">
            <text:p>0.862767597726225</text:p>
          </table:table-cell>
          <table:table-cell table:style-name="ce1" table:formula="of:=[.J41]/[.J42]" office:value-type="float" office:value="0.863484808859404" calcext:value-type="float">
            <text:p>0.863484808859404</text:p>
          </table:table-cell>
          <table:table-cell table:style-name="ce1" table:formula="of:=[.K41]/[.K42]" office:value-type="float" office:value="0.864961304297368" calcext:value-type="float">
            <text:p>0.86496130429736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893682978152057" calcext:value-type="float">
            <text:p>0.893682978152057</text:p>
          </table:table-cell>
          <table:table-cell table:style-name="ce1" table:formula="of:=[.C41]/[.C43]" office:value-type="float" office:value="0.930131715795209" calcext:value-type="float">
            <text:p>0.930131715795209</text:p>
          </table:table-cell>
          <table:table-cell table:style-name="ce1" table:formula="of:=[.D41]/[.D43]" office:value-type="float" office:value="0.946304461074995" calcext:value-type="float">
            <text:p>0.946304461074995</text:p>
          </table:table-cell>
          <table:table-cell table:style-name="ce1" table:formula="of:=[.E41]/[.E43]" office:value-type="float" office:value="0.959060896663644" calcext:value-type="float">
            <text:p>0.959060896663644</text:p>
          </table:table-cell>
          <table:table-cell table:style-name="ce1" table:formula="of:=[.F41]/[.F43]" office:value-type="float" office:value="0.959662757745281" calcext:value-type="float">
            <text:p>0.959662757745281</text:p>
          </table:table-cell>
          <table:table-cell table:style-name="ce1" table:formula="of:=[.G41]/[.G43]" office:value-type="float" office:value="0.967591852355677" calcext:value-type="float">
            <text:p>0.967591852355677</text:p>
          </table:table-cell>
          <table:table-cell table:style-name="ce1" table:formula="of:=[.H41]/[.H43]" office:value-type="float" office:value="0.969163356443283" calcext:value-type="float">
            <text:p>0.969163356443283</text:p>
          </table:table-cell>
          <table:table-cell table:style-name="ce1" table:formula="of:=[.I41]/[.I43]" office:value-type="float" office:value="0.97169023825259" calcext:value-type="float">
            <text:p>0.97169023825259</text:p>
          </table:table-cell>
          <table:table-cell table:style-name="ce1" table:formula="of:=[.J41]/[.J43]" office:value-type="float" office:value="0.971988487683938" calcext:value-type="float">
            <text:p>0.971988487683938</text:p>
          </table:table-cell>
          <table:table-cell table:style-name="ce1" table:formula="of:=[.K41]/[.K43]" office:value-type="float" office:value="0.97527704670244" calcext:value-type="float">
            <text:p>0.9752770467024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2.58354136000874" calcext:value-type="float">
            <text:p>2.58354136000874</text:p>
          </table:table-cell>
          <table:table-cell table:style-name="ce1" table:formula="of:=[.C45]" office:value-type="float" office:value="3.82147548496552" calcext:value-type="float">
            <text:p>3.82147548496552</text:p>
          </table:table-cell>
          <table:table-cell table:style-name="ce1" table:formula="of:=[.D45]" office:value-type="float" office:value="5.06974365798715" calcext:value-type="float">
            <text:p>5.06974365798715</text:p>
          </table:table-cell>
          <table:table-cell table:style-name="ce1" table:formula="of:=[.E45]" office:value-type="float" office:value="6.22531959820577" calcext:value-type="float">
            <text:p>6.22531959820577</text:p>
          </table:table-cell>
          <table:table-cell table:style-name="ce1" table:formula="of:=[.F45]" office:value-type="float" office:value="7.61319908419214" calcext:value-type="float">
            <text:p>7.61319908419214</text:p>
          </table:table-cell>
          <table:table-cell table:style-name="ce1" table:formula="of:=[.G45]" office:value-type="float" office:value="8.97403370687248" calcext:value-type="float">
            <text:p>8.97403370687248</text:p>
          </table:table-cell>
          <table:table-cell table:style-name="ce1" table:formula="of:=[.H45]" office:value-type="float" office:value="9.66359637077578" calcext:value-type="float">
            <text:p>9.66359637077578</text:p>
          </table:table-cell>
          <table:table-cell table:style-name="ce1" table:formula="of:=[.I45]" office:value-type="float" office:value="10.0469878032738" calcext:value-type="float">
            <text:p>10.0469878032738</text:p>
          </table:table-cell>
          <table:table-cell table:style-name="ce1" table:formula="of:=[.J45]" office:value-type="float" office:value="11.4551187666295" calcext:value-type="float">
            <text:p>11.4551187666295</text:p>
          </table:table-cell>
          <table:table-cell table:style-name="ce1" table:formula="of:=[.K45]" office:value-type="float" office:value="12.1823512037673" calcext:value-type="float">
            <text:p>12.182351203767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0.893682978152057" calcext:value-type="float">
            <text:p>0.893682978152057</text:p>
          </table:table-cell>
          <table:table-cell table:style-name="ce1" table:formula="of:=[.C49]" office:value-type="float" office:value="0.930131715795209" calcext:value-type="float">
            <text:p>0.930131715795209</text:p>
          </table:table-cell>
          <table:table-cell table:style-name="ce1" table:formula="of:=[.D49]" office:value-type="float" office:value="0.946304461074995" calcext:value-type="float">
            <text:p>0.946304461074995</text:p>
          </table:table-cell>
          <table:table-cell table:style-name="ce1" table:formula="of:=[.E49]" office:value-type="float" office:value="0.959060896663644" calcext:value-type="float">
            <text:p>0.959060896663644</text:p>
          </table:table-cell>
          <table:table-cell table:style-name="ce1" table:formula="of:=[.F49]" office:value-type="float" office:value="0.959662757745281" calcext:value-type="float">
            <text:p>0.959662757745281</text:p>
          </table:table-cell>
          <table:table-cell table:style-name="ce1" table:formula="of:=[.G49]" office:value-type="float" office:value="0.967591852355677" calcext:value-type="float">
            <text:p>0.967591852355677</text:p>
          </table:table-cell>
          <table:table-cell table:style-name="ce1" table:formula="of:=[.H49]" office:value-type="float" office:value="0.969163356443283" calcext:value-type="float">
            <text:p>0.969163356443283</text:p>
          </table:table-cell>
          <table:table-cell table:style-name="ce1" table:formula="of:=[.I49]" office:value-type="float" office:value="0.97169023825259" calcext:value-type="float">
            <text:p>0.97169023825259</text:p>
          </table:table-cell>
          <table:table-cell table:style-name="ce1" table:formula="of:=[.J49]" office:value-type="float" office:value="0.971988487683938" calcext:value-type="float">
            <text:p>0.971988487683938</text:p>
          </table:table-cell>
          <table:table-cell table:style-name="ce1" table:formula="of:=[.K49]" office:value-type="float" office:value="0.97527704670244" calcext:value-type="float">
            <text:p>0.97527704670244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27827" calcext:value-type="float">
            <text:p>27827</text:p>
          </table:table-cell>
          <table:table-cell table:style-name="ce23" table:formula="of:=[.C9]" office:value-type="float" office:value="172787" calcext:value-type="float">
            <text:p>172787</text:p>
          </table:table-cell>
          <table:table-cell table:style-name="ce23" table:formula="of:=[.D9]" office:value-type="float" office:value="410917" calcext:value-type="float">
            <text:p>410917</text:p>
          </table:table-cell>
          <table:table-cell table:style-name="ce23" table:formula="of:=[.E9]" office:value-type="float" office:value="706614" calcext:value-type="float">
            <text:p>706614</text:p>
          </table:table-cell>
          <table:table-cell table:style-name="ce23" table:formula="of:=[.F9]" office:value-type="float" office:value="1000658" calcext:value-type="float">
            <text:p>1000658</text:p>
          </table:table-cell>
          <table:table-cell table:style-name="ce23" table:formula="of:=[.G9]" office:value-type="float" office:value="1536946" calcext:value-type="float">
            <text:p>1536946</text:p>
          </table:table-cell>
          <table:table-cell table:style-name="ce23" table:formula="of:=[.H9]" office:value-type="float" office:value="2035841" calcext:value-type="float">
            <text:p>2035841</text:p>
          </table:table-cell>
          <table:table-cell table:style-name="ce23" table:formula="of:=[.I9]" office:value-type="float" office:value="2548331" calcext:value-type="float">
            <text:p>2548331</text:p>
          </table:table-cell>
          <table:table-cell table:style-name="ce23" table:formula="of:=[.J9]" office:value-type="float" office:value="3904481" calcext:value-type="float">
            <text:p>3904481</text:p>
          </table:table-cell>
          <table:table-cell table:style-name="ce23" table:formula="of:=[.K9]" office:value-type="float" office:value="5025339" calcext:value-type="float">
            <text:p>50253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78590" calcext:value-type="float">
            <text:p>78590</text:p>
          </table:table-cell>
          <table:table-cell table:style-name="ce23" table:formula="of:=[.C23]" office:value-type="float" office:value="404317" calcext:value-type="float">
            <text:p>404317</text:p>
          </table:table-cell>
          <table:table-cell table:style-name="ce23" table:formula="of:=[.D23]" office:value-type="float" office:value="882830" calcext:value-type="float">
            <text:p>882830</text:p>
          </table:table-cell>
          <table:table-cell table:style-name="ce23" table:formula="of:=[.E23]" office:value-type="float" office:value="1465751" calcext:value-type="float">
            <text:p>1465751</text:p>
          </table:table-cell>
          <table:table-cell table:style-name="ce23" table:formula="of:=[.F23]" office:value-type="float" office:value="2121038" calcext:value-type="float">
            <text:p>2121038</text:p>
          </table:table-cell>
          <table:table-cell table:style-name="ce23" table:formula="of:=[.G23]" office:value-type="float" office:value="3083258" calcext:value-type="float">
            <text:p>3083258</text:p>
          </table:table-cell>
          <table:table-cell table:style-name="ce23" table:formula="of:=[.H23]" office:value-type="float" office:value="4211665" calcext:value-type="float">
            <text:p>4211665</text:p>
          </table:table-cell>
          <table:table-cell table:style-name="ce23" table:formula="of:=[.I23]" office:value-type="float" office:value="5895236" calcext:value-type="float">
            <text:p>5895236</text:p>
          </table:table-cell>
          <table:table-cell table:style-name="ce23" table:formula="of:=[.J23]" office:value-type="float" office:value="8239651" calcext:value-type="float">
            <text:p>8239651</text:p>
          </table:table-cell>
          <table:table-cell table:style-name="ce23" table:formula="of:=[.K23]" office:value-type="float" office:value="10883847" calcext:value-type="float">
            <text:p>10883847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2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611129" calcext:value-type="float">
            <text:p>12611129</text:p>
          </table:table-cell>
          <table:table-cell table:style-name="ce1" office:value-type="float" office:value="24143986" calcext:value-type="float">
            <text:p>24143986</text:p>
          </table:table-cell>
          <table:table-cell table:style-name="ce1" office:value-type="float" office:value="35359007" calcext:value-type="float">
            <text:p>35359007</text:p>
          </table:table-cell>
          <table:table-cell table:style-name="ce1" office:value-type="float" office:value="45251579" calcext:value-type="float">
            <text:p>45251579</text:p>
          </table:table-cell>
          <table:table-cell table:style-name="ce1" office:value-type="float" office:value="53914386" calcext:value-type="float">
            <text:p>53914386</text:p>
          </table:table-cell>
          <table:table-cell table:style-name="ce1" office:value-type="float" office:value="65253760" calcext:value-type="float">
            <text:p>65253760</text:p>
          </table:table-cell>
          <table:table-cell table:style-name="ce1" office:value-type="float" office:value="75133514" calcext:value-type="float">
            <text:p>75133514</text:p>
          </table:table-cell>
          <table:table-cell table:style-name="ce1" office:value-type="float" office:value="82788003" calcext:value-type="float">
            <text:p>82788003</text:p>
          </table:table-cell>
          <table:table-cell table:style-name="ce1" office:value-type="float" office:value="99016076" calcext:value-type="float">
            <text:p>99016076</text:p>
          </table:table-cell>
          <table:table-cell table:style-name="ce1" office:value-type="float" office:value="107848016" calcext:value-type="float">
            <text:p>10784801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360452" calcext:value-type="float">
            <text:p>8360452</text:p>
          </table:table-cell>
          <table:table-cell table:style-name="ce1" office:value-type="float" office:value="15987090" calcext:value-type="float">
            <text:p>15987090</text:p>
          </table:table-cell>
          <table:table-cell table:style-name="ce1" office:value-type="float" office:value="23560412" calcext:value-type="float">
            <text:p>23560412</text:p>
          </table:table-cell>
          <table:table-cell table:style-name="ce1" office:value-type="float" office:value="29947799" calcext:value-type="float">
            <text:p>29947799</text:p>
          </table:table-cell>
          <table:table-cell table:style-name="ce1" office:value-type="float" office:value="35837823" calcext:value-type="float">
            <text:p>35837823</text:p>
          </table:table-cell>
          <table:table-cell table:style-name="ce1" office:value-type="float" office:value="43402156" calcext:value-type="float">
            <text:p>43402156</text:p>
          </table:table-cell>
          <table:table-cell table:style-name="ce1" office:value-type="float" office:value="50025408" calcext:value-type="float">
            <text:p>50025408</text:p>
          </table:table-cell>
          <table:table-cell table:style-name="ce1" office:value-type="float" office:value="55309632" calcext:value-type="float">
            <text:p>55309632</text:p>
          </table:table-cell>
          <table:table-cell table:style-name="ce1" office:value-type="float" office:value="66088096" calcext:value-type="float">
            <text:p>66088096</text:p>
          </table:table-cell>
          <table:table-cell table:style-name="ce1" office:value-type="float" office:value="71847959" calcext:value-type="float">
            <text:p>71847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250677" calcext:value-type="float">
            <text:p>4250677</text:p>
          </table:table-cell>
          <table:table-cell table:style-name="ce1" table:formula="of:=([.C2]-[.C3])" office:value-type="float" office:value="8156896" calcext:value-type="float">
            <text:p>8156896</text:p>
          </table:table-cell>
          <table:table-cell table:style-name="ce1" table:formula="of:=([.D2]-[.D3])" office:value-type="float" office:value="11798595" calcext:value-type="float">
            <text:p>11798595</text:p>
          </table:table-cell>
          <table:table-cell table:style-name="ce1" table:formula="of:=([.E2]-[.E3])" office:value-type="float" office:value="15303780" calcext:value-type="float">
            <text:p>15303780</text:p>
          </table:table-cell>
          <table:table-cell table:style-name="ce1" table:formula="of:=([.F2]-[.F3])" office:value-type="float" office:value="18076563" calcext:value-type="float">
            <text:p>18076563</text:p>
          </table:table-cell>
          <table:table-cell table:style-name="ce1" table:formula="of:=([.G2]-[.G3])" office:value-type="float" office:value="21851604" calcext:value-type="float">
            <text:p>21851604</text:p>
          </table:table-cell>
          <table:table-cell table:style-name="ce1" table:formula="of:=([.H2]-[.H3])" office:value-type="float" office:value="25108106" calcext:value-type="float">
            <text:p>25108106</text:p>
          </table:table-cell>
          <table:table-cell table:style-name="ce1" table:formula="of:=([.I2]-[.I3])" office:value-type="float" office:value="27478371" calcext:value-type="float">
            <text:p>27478371</text:p>
          </table:table-cell>
          <table:table-cell table:style-name="ce1" table:formula="of:=([.J2]-[.J3])" office:value-type="float" office:value="32927980" calcext:value-type="float">
            <text:p>32927980</text:p>
          </table:table-cell>
          <table:table-cell table:style-name="ce1" table:formula="of:=([.K2]-[.K3])" office:value-type="float" office:value="36000057" calcext:value-type="float">
            <text:p>36000057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72043.328" calcext:value-type="float">
            <text:p>272043.328</text:p>
          </table:table-cell>
          <table:table-cell table:style-name="ce1" table:formula="of:=[.C4]/1000*64" office:value-type="float" office:value="522041.344" calcext:value-type="float">
            <text:p>522041.344</text:p>
          </table:table-cell>
          <table:table-cell table:style-name="ce1" table:formula="of:=[.D4]/1000*64" office:value-type="float" office:value="755110.08" calcext:value-type="float">
            <text:p>755110.08</text:p>
          </table:table-cell>
          <table:table-cell table:style-name="ce1" table:formula="of:=[.E4]/1000*64" office:value-type="float" office:value="979441.92" calcext:value-type="float">
            <text:p>979441.92</text:p>
          </table:table-cell>
          <table:table-cell table:style-name="ce1" table:formula="of:=[.F4]/1000*64" office:value-type="float" office:value="1156900.032" calcext:value-type="float">
            <text:p>1156900.032</text:p>
          </table:table-cell>
          <table:table-cell table:style-name="ce1" table:formula="of:=[.G4]/1000*64" office:value-type="float" office:value="1398502.656" calcext:value-type="float">
            <text:p>1398502.656</text:p>
          </table:table-cell>
          <table:table-cell table:style-name="ce1" table:formula="of:=[.H4]/1000*64" office:value-type="float" office:value="1606918.784" calcext:value-type="float">
            <text:p>1606918.784</text:p>
          </table:table-cell>
          <table:table-cell table:style-name="ce1" table:formula="of:=[.I4]/1000*64" office:value-type="float" office:value="1758615.744" calcext:value-type="float">
            <text:p>1758615.744</text:p>
          </table:table-cell>
          <table:table-cell table:style-name="ce1" table:formula="of:=[.J4]/1000*64" office:value-type="float" office:value="2107390.72" calcext:value-type="float">
            <text:p>2107390.72</text:p>
          </table:table-cell>
          <table:table-cell table:style-name="ce1" table:formula="of:=[.K4]/1000*64" office:value-type="float" office:value="2304003.648" calcext:value-type="float">
            <text:p>2304003.64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3219" calcext:value-type="float">
            <text:p>33219</text:p>
          </table:table-cell>
          <table:table-cell table:style-name="ce1" office:value-type="float" office:value="181754" calcext:value-type="float">
            <text:p>181754</text:p>
          </table:table-cell>
          <table:table-cell table:style-name="ce1" office:value-type="float" office:value="423988" calcext:value-type="float">
            <text:p>423988</text:p>
          </table:table-cell>
          <table:table-cell table:style-name="ce1" office:value-type="float" office:value="729316" calcext:value-type="float">
            <text:p>729316</text:p>
          </table:table-cell>
          <table:table-cell table:style-name="ce1" office:value-type="float" office:value="1072463" calcext:value-type="float">
            <text:p>1072463</text:p>
          </table:table-cell>
          <table:table-cell table:style-name="ce1" office:value-type="float" office:value="1574525" calcext:value-type="float">
            <text:p>1574525</text:p>
          </table:table-cell>
          <table:table-cell table:style-name="ce1" office:value-type="float" office:value="2182393" calcext:value-type="float">
            <text:p>2182393</text:p>
          </table:table-cell>
          <table:table-cell table:style-name="ce1" office:value-type="float" office:value="2673270" calcext:value-type="float">
            <text:p>2673270</text:p>
          </table:table-cell>
          <table:table-cell table:style-name="ce1" office:value-type="float" office:value="4132519" calcext:value-type="float">
            <text:p>4132519</text:p>
          </table:table-cell>
          <table:table-cell table:style-name="ce1" office:value-type="float" office:value="2460482" calcext:value-type="float">
            <text:p>246048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9136" calcext:value-type="float">
            <text:p>19136</text:p>
          </table:table-cell>
          <table:table-cell table:style-name="ce1" office:value-type="float" office:value="117575" calcext:value-type="float">
            <text:p>117575</text:p>
          </table:table-cell>
          <table:table-cell table:style-name="ce1" office:value-type="float" office:value="280452" calcext:value-type="float">
            <text:p>280452</text:p>
          </table:table-cell>
          <table:table-cell table:style-name="ce1" office:value-type="float" office:value="501017" calcext:value-type="float">
            <text:p>501017</text:p>
          </table:table-cell>
          <table:table-cell table:style-name="ce1" office:value-type="float" office:value="704936" calcext:value-type="float">
            <text:p>704936</text:p>
          </table:table-cell>
          <table:table-cell table:style-name="ce1" office:value-type="float" office:value="1022180" calcext:value-type="float">
            <text:p>1022180</text:p>
          </table:table-cell>
          <table:table-cell table:style-name="ce1" office:value-type="float" office:value="1418918" calcext:value-type="float">
            <text:p>1418918</text:p>
          </table:table-cell>
          <table:table-cell table:style-name="ce1" office:value-type="float" office:value="1832504" calcext:value-type="float">
            <text:p>1832504</text:p>
          </table:table-cell>
          <table:table-cell table:style-name="ce1" office:value-type="float" office:value="2929630" calcext:value-type="float">
            <text:p>2929630</text:p>
          </table:table-cell>
          <table:table-cell table:style-name="ce1" office:value-type="float" office:value="884414" calcext:value-type="float">
            <text:p>88441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14083" calcext:value-type="float">
            <text:p>14083</text:p>
          </table:table-cell>
          <table:table-cell table:style-name="ce1" table:formula="of:=[.C9]-[.C10]" office:value-type="float" office:value="64179" calcext:value-type="float">
            <text:p>64179</text:p>
          </table:table-cell>
          <table:table-cell table:style-name="ce1" table:formula="of:=[.D9]-[.D10]" office:value-type="float" office:value="143536" calcext:value-type="float">
            <text:p>143536</text:p>
          </table:table-cell>
          <table:table-cell table:style-name="ce1" table:formula="of:=[.E9]-[.E10]" office:value-type="float" office:value="228299" calcext:value-type="float">
            <text:p>228299</text:p>
          </table:table-cell>
          <table:table-cell table:style-name="ce1" table:formula="of:=[.F9]-[.F10]" office:value-type="float" office:value="367527" calcext:value-type="float">
            <text:p>367527</text:p>
          </table:table-cell>
          <table:table-cell table:style-name="ce1" table:formula="of:=[.G9]-[.G10]" office:value-type="float" office:value="552345" calcext:value-type="float">
            <text:p>552345</text:p>
          </table:table-cell>
          <table:table-cell table:style-name="ce1" table:formula="of:=[.H9]-[.H10]" office:value-type="float" office:value="763475" calcext:value-type="float">
            <text:p>763475</text:p>
          </table:table-cell>
          <table:table-cell table:style-name="ce1" table:formula="of:=[.I9]-[.I10]" office:value-type="float" office:value="840766" calcext:value-type="float">
            <text:p>840766</text:p>
          </table:table-cell>
          <table:table-cell table:style-name="ce1" table:formula="of:=[.J9]-[.J10]" office:value-type="float" office:value="1202889" calcext:value-type="float">
            <text:p>1202889</text:p>
          </table:table-cell>
          <table:table-cell table:style-name="ce1" table:formula="of:=[.K9]-[.K10]" office:value-type="float" office:value="1576068" calcext:value-type="float">
            <text:p>157606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901.312" calcext:value-type="float">
            <text:p>901.312</text:p>
          </table:table-cell>
          <table:table-cell table:style-name="ce1" table:formula="of:=[.C11]/1000*64" office:value-type="float" office:value="4107.456" calcext:value-type="float">
            <text:p>4107.456</text:p>
          </table:table-cell>
          <table:table-cell table:style-name="ce1" table:formula="of:=[.D11]/1000*64" office:value-type="float" office:value="9186.304" calcext:value-type="float">
            <text:p>9186.304</text:p>
          </table:table-cell>
          <table:table-cell table:style-name="ce1" table:formula="of:=[.E11]/1000*64" office:value-type="float" office:value="14611.136" calcext:value-type="float">
            <text:p>14611.136</text:p>
          </table:table-cell>
          <table:table-cell table:style-name="ce1" table:formula="of:=[.F11]/1000*64" office:value-type="float" office:value="23521.728" calcext:value-type="float">
            <text:p>23521.728</text:p>
          </table:table-cell>
          <table:table-cell table:style-name="ce1" table:formula="of:=[.G11]/1000*64" office:value-type="float" office:value="35350.08" calcext:value-type="float">
            <text:p>35350.08</text:p>
          </table:table-cell>
          <table:table-cell table:style-name="ce1" table:formula="of:=[.H11]/1000*64" office:value-type="float" office:value="48862.4" calcext:value-type="float">
            <text:p>48862.4</text:p>
          </table:table-cell>
          <table:table-cell table:style-name="ce1" table:formula="of:=[.I11]/1000*64" office:value-type="float" office:value="53809.024" calcext:value-type="float">
            <text:p>53809.024</text:p>
          </table:table-cell>
          <table:table-cell table:style-name="ce1" table:formula="of:=[.J11]/1000*64" office:value-type="float" office:value="76984.896" calcext:value-type="float">
            <text:p>76984.896</text:p>
          </table:table-cell>
          <table:table-cell table:style-name="ce1" table:formula="of:=[.K11]/1000*64" office:value-type="float" office:value="100868.352" calcext:value-type="float">
            <text:p>100868.35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0374334" calcext:value-type="float">
            <text:p>20374334</text:p>
          </table:table-cell>
          <table:table-cell table:style-name="ce1" office:value-type="float" office:value="39741566" calcext:value-type="float">
            <text:p>39741566</text:p>
          </table:table-cell>
          <table:table-cell table:style-name="ce1" office:value-type="float" office:value="54713569" calcext:value-type="float">
            <text:p>54713569</text:p>
          </table:table-cell>
          <table:table-cell table:style-name="ce1" office:value-type="float" office:value="67327704" calcext:value-type="float">
            <text:p>67327704</text:p>
          </table:table-cell>
          <table:table-cell table:style-name="ce1" office:value-type="float" office:value="80871543" calcext:value-type="float">
            <text:p>80871543</text:p>
          </table:table-cell>
          <table:table-cell table:style-name="ce1" office:value-type="float" office:value="95779170" calcext:value-type="float">
            <text:p>95779170</text:p>
          </table:table-cell>
          <table:table-cell table:style-name="ce1" office:value-type="float" office:value="107344911" calcext:value-type="float">
            <text:p>107344911</text:p>
          </table:table-cell>
          <table:table-cell table:style-name="ce1" office:value-type="float" office:value="118970664" calcext:value-type="float">
            <text:p>118970664</text:p>
          </table:table-cell>
          <table:table-cell table:style-name="ce1" office:value-type="float" office:value="136687755" calcext:value-type="float">
            <text:p>136687755</text:p>
          </table:table-cell>
          <table:table-cell table:style-name="ce1" office:value-type="float" office:value="148180300" calcext:value-type="float">
            <text:p>14818030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3428784" calcext:value-type="float">
            <text:p>13428784</text:p>
          </table:table-cell>
          <table:table-cell table:style-name="ce1" office:value-type="float" office:value="26352234" calcext:value-type="float">
            <text:p>26352234</text:p>
          </table:table-cell>
          <table:table-cell table:style-name="ce1" office:value-type="float" office:value="36475653" calcext:value-type="float">
            <text:p>36475653</text:p>
          </table:table-cell>
          <table:table-cell table:style-name="ce1" office:value-type="float" office:value="44892081" calcext:value-type="float">
            <text:p>44892081</text:p>
          </table:table-cell>
          <table:table-cell table:style-name="ce1" office:value-type="float" office:value="53921829" calcext:value-type="float">
            <text:p>53921829</text:p>
          </table:table-cell>
          <table:table-cell table:style-name="ce1" office:value-type="float" office:value="63444367" calcext:value-type="float">
            <text:p>63444367</text:p>
          </table:table-cell>
          <table:table-cell table:style-name="ce1" office:value-type="float" office:value="71620605" calcext:value-type="float">
            <text:p>71620605</text:p>
          </table:table-cell>
          <table:table-cell table:style-name="ce1" office:value-type="float" office:value="78814578" calcext:value-type="float">
            <text:p>78814578</text:p>
          </table:table-cell>
          <table:table-cell table:style-name="ce1" office:value-type="float" office:value="90579608" calcext:value-type="float">
            <text:p>90579608</text:p>
          </table:table-cell>
          <table:table-cell table:style-name="ce1" office:value-type="float" office:value="97883865" calcext:value-type="float">
            <text:p>978838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6945550" calcext:value-type="float">
            <text:p>6945550</text:p>
          </table:table-cell>
          <table:table-cell table:style-name="ce1" table:formula="of:=[.C16]-[.C17]" office:value-type="float" office:value="13389332" calcext:value-type="float">
            <text:p>13389332</text:p>
          </table:table-cell>
          <table:table-cell table:style-name="ce1" table:formula="of:=[.D16]-[.D17]" office:value-type="float" office:value="18237916" calcext:value-type="float">
            <text:p>18237916</text:p>
          </table:table-cell>
          <table:table-cell table:style-name="ce1" table:formula="of:=[.E16]-[.E17]" office:value-type="float" office:value="22435623" calcext:value-type="float">
            <text:p>22435623</text:p>
          </table:table-cell>
          <table:table-cell table:style-name="ce1" table:formula="of:=[.F16]-[.F17]" office:value-type="float" office:value="26949714" calcext:value-type="float">
            <text:p>26949714</text:p>
          </table:table-cell>
          <table:table-cell table:style-name="ce1" table:formula="of:=[.G16]-[.G17]" office:value-type="float" office:value="32334803" calcext:value-type="float">
            <text:p>32334803</text:p>
          </table:table-cell>
          <table:table-cell table:style-name="ce1" table:formula="of:=[.H16]-[.H17]" office:value-type="float" office:value="35724306" calcext:value-type="float">
            <text:p>35724306</text:p>
          </table:table-cell>
          <table:table-cell table:style-name="ce1" table:formula="of:=[.I16]-[.I17]" office:value-type="float" office:value="40156086" calcext:value-type="float">
            <text:p>40156086</text:p>
          </table:table-cell>
          <table:table-cell table:style-name="ce1" table:formula="of:=[.J16]-[.J17]" office:value-type="float" office:value="46108147" calcext:value-type="float">
            <text:p>46108147</text:p>
          </table:table-cell>
          <table:table-cell table:style-name="ce1" table:formula="of:=[.K16]-[.K17]" office:value-type="float" office:value="50296435" calcext:value-type="float">
            <text:p>5029643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444515.2" calcext:value-type="float">
            <text:p>444515.2</text:p>
          </table:table-cell>
          <table:table-cell table:style-name="ce1" table:formula="of:=[.C18]/1000*64" office:value-type="float" office:value="856917.248" calcext:value-type="float">
            <text:p>856917.248</text:p>
          </table:table-cell>
          <table:table-cell table:style-name="ce1" table:formula="of:=[.D18]/1000*64" office:value-type="float" office:value="1167226.624" calcext:value-type="float">
            <text:p>1167226.624</text:p>
          </table:table-cell>
          <table:table-cell table:style-name="ce1" table:formula="of:=[.E18]/1000*64" office:value-type="float" office:value="1435879.872" calcext:value-type="float">
            <text:p>1435879.872</text:p>
          </table:table-cell>
          <table:table-cell table:style-name="ce1" table:formula="of:=[.F18]/1000*64" office:value-type="float" office:value="1724781.696" calcext:value-type="float">
            <text:p>1724781.696</text:p>
          </table:table-cell>
          <table:table-cell table:style-name="ce1" table:formula="of:=[.G18]/1000*64" office:value-type="float" office:value="2069427.392" calcext:value-type="float">
            <text:p>2069427.392</text:p>
          </table:table-cell>
          <table:table-cell table:style-name="ce1" table:formula="of:=[.H18]/1000*64" office:value-type="float" office:value="2286355.584" calcext:value-type="float">
            <text:p>2286355.584</text:p>
          </table:table-cell>
          <table:table-cell table:style-name="ce1" table:formula="of:=[.I18]/1000*64" office:value-type="float" office:value="2569989.504" calcext:value-type="float">
            <text:p>2569989.504</text:p>
          </table:table-cell>
          <table:table-cell table:style-name="ce1" table:formula="of:=[.J18]/1000*64" office:value-type="float" office:value="2950921.408" calcext:value-type="float">
            <text:p>2950921.408</text:p>
          </table:table-cell>
          <table:table-cell table:style-name="ce1" table:formula="of:=[.K18]/1000*64" office:value-type="float" office:value="3218971.84" calcext:value-type="float">
            <text:p>3218971.8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0690" calcext:value-type="float">
            <text:p>70690</text:p>
          </table:table-cell>
          <table:table-cell table:style-name="ce1" office:value-type="float" office:value="393233" calcext:value-type="float">
            <text:p>393233</text:p>
          </table:table-cell>
          <table:table-cell table:style-name="ce1" office:value-type="float" office:value="853530" calcext:value-type="float">
            <text:p>853530</text:p>
          </table:table-cell>
          <table:table-cell table:style-name="ce1" office:value-type="float" office:value="1409824" calcext:value-type="float">
            <text:p>1409824</text:p>
          </table:table-cell>
          <table:table-cell table:style-name="ce1" office:value-type="float" office:value="2080846" calcext:value-type="float">
            <text:p>2080846</text:p>
          </table:table-cell>
          <table:table-cell table:style-name="ce1" office:value-type="float" office:value="2978603" calcext:value-type="float">
            <text:p>2978603</text:p>
          </table:table-cell>
          <table:table-cell table:style-name="ce1" office:value-type="float" office:value="3719777" calcext:value-type="float">
            <text:p>3719777</text:p>
          </table:table-cell>
          <table:table-cell table:style-name="ce1" office:value-type="float" office:value="5305808" calcext:value-type="float">
            <text:p>5305808</text:p>
          </table:table-cell>
          <table:table-cell table:style-name="ce1" office:value-type="float" office:value="7625275" calcext:value-type="float">
            <text:p>7625275</text:p>
          </table:table-cell>
          <table:table-cell table:style-name="ce1" office:value-type="float" office:value="6032852" calcext:value-type="float">
            <text:p>603285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3211" calcext:value-type="float">
            <text:p>53211</text:p>
          </table:table-cell>
          <table:table-cell table:style-name="ce1" office:value-type="float" office:value="263866" calcext:value-type="float">
            <text:p>263866</text:p>
          </table:table-cell>
          <table:table-cell table:style-name="ce1" office:value-type="float" office:value="551863" calcext:value-type="float">
            <text:p>551863</text:p>
          </table:table-cell>
          <table:table-cell table:style-name="ce1" office:value-type="float" office:value="864599" calcext:value-type="float">
            <text:p>864599</text:p>
          </table:table-cell>
          <table:table-cell table:style-name="ce1" office:value-type="float" office:value="1331790" calcext:value-type="float">
            <text:p>1331790</text:p>
          </table:table-cell>
          <table:table-cell table:style-name="ce1" office:value-type="float" office:value="1919916" calcext:value-type="float">
            <text:p>1919916</text:p>
          </table:table-cell>
          <table:table-cell table:style-name="ce1" office:value-type="float" office:value="2560599" calcext:value-type="float">
            <text:p>2560599</text:p>
          </table:table-cell>
          <table:table-cell table:style-name="ce1" office:value-type="float" office:value="3560141" calcext:value-type="float">
            <text:p>3560141</text:p>
          </table:table-cell>
          <table:table-cell table:style-name="ce1" office:value-type="float" office:value="5145620" calcext:value-type="float">
            <text:p>5145620</text:p>
          </table:table-cell>
          <table:table-cell table:style-name="ce1" office:value-type="float" office:value="2886010" calcext:value-type="float">
            <text:p>288601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17479" calcext:value-type="float">
            <text:p>17479</text:p>
          </table:table-cell>
          <table:table-cell table:style-name="ce1" table:formula="of:=[.C23]-[.C24]" office:value-type="float" office:value="129367" calcext:value-type="float">
            <text:p>129367</text:p>
          </table:table-cell>
          <table:table-cell table:style-name="ce1" table:formula="of:=[.D23]-[.D24]" office:value-type="float" office:value="301667" calcext:value-type="float">
            <text:p>301667</text:p>
          </table:table-cell>
          <table:table-cell table:style-name="ce1" table:formula="of:=[.E23]-[.E24]" office:value-type="float" office:value="545225" calcext:value-type="float">
            <text:p>545225</text:p>
          </table:table-cell>
          <table:table-cell table:style-name="ce1" table:formula="of:=[.F23]-[.F24]" office:value-type="float" office:value="749056" calcext:value-type="float">
            <text:p>749056</text:p>
          </table:table-cell>
          <table:table-cell table:style-name="ce1" table:formula="of:=[.G23]-[.G24]" office:value-type="float" office:value="1058687" calcext:value-type="float">
            <text:p>1058687</text:p>
          </table:table-cell>
          <table:table-cell table:style-name="ce1" table:formula="of:=[.H23]-[.H24]" office:value-type="float" office:value="1159178" calcext:value-type="float">
            <text:p>1159178</text:p>
          </table:table-cell>
          <table:table-cell table:style-name="ce1" table:formula="of:=[.I23]-[.I24]" office:value-type="float" office:value="1745667" calcext:value-type="float">
            <text:p>1745667</text:p>
          </table:table-cell>
          <table:table-cell table:style-name="ce1" table:formula="of:=[.J23]-[.J24]" office:value-type="float" office:value="2479655" calcext:value-type="float">
            <text:p>2479655</text:p>
          </table:table-cell>
          <table:table-cell table:style-name="ce1" table:formula="of:=[.K23]-[.K24]" office:value-type="float" office:value="3146842" calcext:value-type="float">
            <text:p>314684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118.656" calcext:value-type="float">
            <text:p>1118.656</text:p>
          </table:table-cell>
          <table:table-cell table:style-name="ce1" table:formula="of:=[.C25]/1000*64" office:value-type="float" office:value="8279.488" calcext:value-type="float">
            <text:p>8279.488</text:p>
          </table:table-cell>
          <table:table-cell table:style-name="ce1" table:formula="of:=[.D25]/1000*64" office:value-type="float" office:value="19306.688" calcext:value-type="float">
            <text:p>19306.688</text:p>
          </table:table-cell>
          <table:table-cell table:style-name="ce1" table:formula="of:=[.E25]/1000*64" office:value-type="float" office:value="34894.4" calcext:value-type="float">
            <text:p>34894.4</text:p>
          </table:table-cell>
          <table:table-cell table:style-name="ce1" table:formula="of:=[.F25]/1000*64" office:value-type="float" office:value="47939.584" calcext:value-type="float">
            <text:p>47939.584</text:p>
          </table:table-cell>
          <table:table-cell table:style-name="ce1" table:formula="of:=[.G25]/1000*64" office:value-type="float" office:value="67755.968" calcext:value-type="float">
            <text:p>67755.968</text:p>
          </table:table-cell>
          <table:table-cell table:style-name="ce1" table:formula="of:=[.H25]/1000*64" office:value-type="float" office:value="74187.392" calcext:value-type="float">
            <text:p>74187.392</text:p>
          </table:table-cell>
          <table:table-cell table:style-name="ce1" table:formula="of:=[.I25]/1000*64" office:value-type="float" office:value="111722.688" calcext:value-type="float">
            <text:p>111722.688</text:p>
          </table:table-cell>
          <table:table-cell table:style-name="ce1" table:formula="of:=[.J25]/1000*64" office:value-type="float" office:value="158697.92" calcext:value-type="float">
            <text:p>158697.92</text:p>
          </table:table-cell>
          <table:table-cell table:style-name="ce1" table:formula="of:=[.K25]/1000*64" office:value-type="float" office:value="201397.888" calcext:value-type="float">
            <text:p>201397.888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06925640" calcext:value-type="float">
            <text:p>7606925640</text:p>
          </table:table-cell>
          <table:table-cell table:style-name="ce1" office:value-type="float" office:value="21284674357" calcext:value-type="float">
            <text:p>21284674357</text:p>
          </table:table-cell>
          <table:table-cell table:style-name="ce1" office:value-type="float" office:value="38933825630" calcext:value-type="float">
            <text:p>38933825630</text:p>
          </table:table-cell>
          <table:table-cell table:style-name="ce1" office:value-type="float" office:value="60293816984" calcext:value-type="float">
            <text:p>60293816984</text:p>
          </table:table-cell>
          <table:table-cell table:style-name="ce1" office:value-type="float" office:value="88119250577" calcext:value-type="float">
            <text:p>88119250577</text:p>
          </table:table-cell>
          <table:table-cell table:style-name="ce1" office:value-type="float" office:value="117562862490" calcext:value-type="float">
            <text:p>117562862490</text:p>
          </table:table-cell>
          <table:table-cell table:style-name="ce1" office:value-type="float" office:value="147576725534" calcext:value-type="float">
            <text:p>147576725534</text:p>
          </table:table-cell>
          <table:table-cell table:style-name="ce1" office:value-type="float" office:value="186094333163" calcext:value-type="float">
            <text:p>186094333163</text:p>
          </table:table-cell>
          <table:table-cell table:style-name="ce1" office:value-type="float" office:value="233697378106" calcext:value-type="float">
            <text:p>233697378106</text:p>
          </table:table-cell>
          <table:table-cell table:style-name="ce1" office:value-type="float" office:value="272248484422" calcext:value-type="float">
            <text:p>27224848442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34253763" calcext:value-type="float">
            <text:p>5034253763</text:p>
          </table:table-cell>
          <table:table-cell table:style-name="ce1" office:value-type="float" office:value="14111191958" calcext:value-type="float">
            <text:p>14111191958</text:p>
          </table:table-cell>
          <table:table-cell table:style-name="ce1" office:value-type="float" office:value="25891227526" calcext:value-type="float">
            <text:p>25891227526</text:p>
          </table:table-cell>
          <table:table-cell table:style-name="ce1" office:value-type="float" office:value="40070576666" calcext:value-type="float">
            <text:p>40070576666</text:p>
          </table:table-cell>
          <table:table-cell table:style-name="ce1" office:value-type="float" office:value="58511714876" calcext:value-type="float">
            <text:p>58511714876</text:p>
          </table:table-cell>
          <table:table-cell table:style-name="ce1" office:value-type="float" office:value="78132047823" calcext:value-type="float">
            <text:p>78132047823</text:p>
          </table:table-cell>
          <table:table-cell table:style-name="ce1" office:value-type="float" office:value="98119026555" calcext:value-type="float">
            <text:p>98119026555</text:p>
          </table:table-cell>
          <table:table-cell table:style-name="ce1" office:value-type="float" office:value="123834970892" calcext:value-type="float">
            <text:p>123834970892</text:p>
          </table:table-cell>
          <table:table-cell table:style-name="ce1" office:value-type="float" office:value="155517721283" calcext:value-type="float">
            <text:p>155517721283</text:p>
          </table:table-cell>
          <table:table-cell table:style-name="ce1" office:value-type="float" office:value="181125632472" calcext:value-type="float">
            <text:p>18112563247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572671877" calcext:value-type="float">
            <text:p>2572671877</text:p>
          </table:table-cell>
          <table:table-cell table:style-name="ce1" table:formula="of:=[.C30]-[.C31]" office:value-type="float" office:value="7173482399" calcext:value-type="float">
            <text:p>7173482399</text:p>
          </table:table-cell>
          <table:table-cell table:style-name="ce1" table:formula="of:=[.D30]-[.D31]" office:value-type="float" office:value="13042598104" calcext:value-type="float">
            <text:p>13042598104</text:p>
          </table:table-cell>
          <table:table-cell table:style-name="ce1" table:formula="of:=[.E30]-[.E31]" office:value-type="float" office:value="20223240318" calcext:value-type="float">
            <text:p>20223240318</text:p>
          </table:table-cell>
          <table:table-cell table:style-name="ce1" table:formula="of:=[.F30]-[.F31]" office:value-type="float" office:value="29607535701" calcext:value-type="float">
            <text:p>29607535701</text:p>
          </table:table-cell>
          <table:table-cell table:style-name="ce1" table:formula="of:=[.G30]-[.G31]" office:value-type="float" office:value="39430814667" calcext:value-type="float">
            <text:p>39430814667</text:p>
          </table:table-cell>
          <table:table-cell table:style-name="ce1" table:formula="of:=[.H30]-[.H31]" office:value-type="float" office:value="49457698979" calcext:value-type="float">
            <text:p>49457698979</text:p>
          </table:table-cell>
          <table:table-cell table:style-name="ce1" table:formula="of:=[.I30]-[.I31]" office:value-type="float" office:value="62259362271" calcext:value-type="float">
            <text:p>62259362271</text:p>
          </table:table-cell>
          <table:table-cell table:style-name="ce1" table:formula="of:=[.J30]-[.J31]" office:value-type="float" office:value="78179656823" calcext:value-type="float">
            <text:p>78179656823</text:p>
          </table:table-cell>
          <table:table-cell table:style-name="ce1" table:formula="of:=[.K30]-[.K31]" office:value-type="float" office:value="91122851950" calcext:value-type="float">
            <text:p>9112285195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343564747" calcext:value-type="float">
            <text:p>14343564747</text:p>
          </table:table-cell>
          <table:table-cell table:style-name="ce1" office:value-type="float" office:value="40451261898" calcext:value-type="float">
            <text:p>40451261898</text:p>
          </table:table-cell>
          <table:table-cell table:style-name="ce1" office:value-type="float" office:value="73846489330" calcext:value-type="float">
            <text:p>73846489330</text:p>
          </table:table-cell>
          <table:table-cell table:style-name="ce1" office:value-type="float" office:value="114966589928" calcext:value-type="float">
            <text:p>114966589928</text:p>
          </table:table-cell>
          <table:table-cell table:style-name="ce1" office:value-type="float" office:value="169745896843" calcext:value-type="float">
            <text:p>169745896843</text:p>
          </table:table-cell>
          <table:table-cell table:style-name="ce1" office:value-type="float" office:value="226362906077" calcext:value-type="float">
            <text:p>226362906077</text:p>
          </table:table-cell>
          <table:table-cell table:style-name="ce1" office:value-type="float" office:value="285160865710" calcext:value-type="float">
            <text:p>285160865710</text:p>
          </table:table-cell>
          <table:table-cell table:style-name="ce1" office:value-type="float" office:value="357614416718" calcext:value-type="float">
            <text:p>357614416718</text:p>
          </table:table-cell>
          <table:table-cell table:style-name="ce1" office:value-type="float" office:value="450192120174" calcext:value-type="float">
            <text:p>450192120174</text:p>
          </table:table-cell>
          <table:table-cell table:style-name="ce1" office:value-type="float" office:value="526462550434" calcext:value-type="float">
            <text:p>52646255043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525331556" calcext:value-type="float">
            <text:p>9525331556</text:p>
          </table:table-cell>
          <table:table-cell table:style-name="ce1" office:value-type="float" office:value="26912048743" calcext:value-type="float">
            <text:p>26912048743</text:p>
          </table:table-cell>
          <table:table-cell table:style-name="ce1" office:value-type="float" office:value="49169820580" calcext:value-type="float">
            <text:p>49169820580</text:p>
          </table:table-cell>
          <table:table-cell table:style-name="ce1" office:value-type="float" office:value="76562604353" calcext:value-type="float">
            <text:p>76562604353</text:p>
          </table:table-cell>
          <table:table-cell table:style-name="ce1" office:value-type="float" office:value="113040014615" calcext:value-type="float">
            <text:p>113040014615</text:p>
          </table:table-cell>
          <table:table-cell table:style-name="ce1" office:value-type="float" office:value="150763158749" calcext:value-type="float">
            <text:p>150763158749</text:p>
          </table:table-cell>
          <table:table-cell table:style-name="ce1" office:value-type="float" office:value="189934086237" calcext:value-type="float">
            <text:p>189934086237</text:p>
          </table:table-cell>
          <table:table-cell table:style-name="ce1" office:value-type="float" office:value="238220657787" calcext:value-type="float">
            <text:p>238220657787</text:p>
          </table:table-cell>
          <table:table-cell table:style-name="ce1" office:value-type="float" office:value="299904403682" calcext:value-type="float">
            <text:p>299904403682</text:p>
          </table:table-cell>
          <table:table-cell table:style-name="ce1" office:value-type="float" office:value="350755668771" calcext:value-type="float">
            <text:p>35075566877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4818233191" calcext:value-type="float">
            <text:p>4818233191</text:p>
          </table:table-cell>
          <table:table-cell table:style-name="ce1" table:formula="of:=[.C35]-[.C36]" office:value-type="float" office:value="13539213155" calcext:value-type="float">
            <text:p>13539213155</text:p>
          </table:table-cell>
          <table:table-cell table:style-name="ce1" table:formula="of:=[.D35]-[.D36]" office:value-type="float" office:value="24676668750" calcext:value-type="float">
            <text:p>24676668750</text:p>
          </table:table-cell>
          <table:table-cell table:style-name="ce1" table:formula="of:=[.E35]-[.E36]" office:value-type="float" office:value="38403985575" calcext:value-type="float">
            <text:p>38403985575</text:p>
          </table:table-cell>
          <table:table-cell table:style-name="ce1" table:formula="of:=[.F35]-[.F36]" office:value-type="float" office:value="56705882228" calcext:value-type="float">
            <text:p>56705882228</text:p>
          </table:table-cell>
          <table:table-cell table:style-name="ce1" table:formula="of:=[.G35]-[.G36]" office:value-type="float" office:value="75599747328" calcext:value-type="float">
            <text:p>75599747328</text:p>
          </table:table-cell>
          <table:table-cell table:style-name="ce1" table:formula="of:=[.H35]-[.H36]" office:value-type="float" office:value="95226779473" calcext:value-type="float">
            <text:p>95226779473</text:p>
          </table:table-cell>
          <table:table-cell table:style-name="ce1" table:formula="of:=[.I35]-[.I36]" office:value-type="float" office:value="119393758931" calcext:value-type="float">
            <text:p>119393758931</text:p>
          </table:table-cell>
          <table:table-cell table:style-name="ce1" table:formula="of:=[.J35]-[.J36]" office:value-type="float" office:value="150287716492" calcext:value-type="float">
            <text:p>150287716492</text:p>
          </table:table-cell>
          <table:table-cell table:style-name="ce1" table:formula="of:=[.K35]-[.K36]" office:value-type="float" office:value="175706881663" calcext:value-type="float">
            <text:p>175706881663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846025" calcext:value-type="float">
            <text:p>2846025</text:p>
          </table:table-cell>
          <table:table-cell table:style-name="ce1" office:value-type="float" office:value="7889787" calcext:value-type="float">
            <text:p>7889787</text:p>
          </table:table-cell>
          <table:table-cell table:style-name="ce1" office:value-type="float" office:value="14357878" calcext:value-type="float">
            <text:p>14357878</text:p>
          </table:table-cell>
          <table:table-cell table:style-name="ce1" office:value-type="float" office:value="22258947" calcext:value-type="float">
            <text:p>22258947</text:p>
          </table:table-cell>
          <table:table-cell table:style-name="ce1" office:value-type="float" office:value="32620935" calcext:value-type="float">
            <text:p>32620935</text:p>
          </table:table-cell>
          <table:table-cell table:style-name="ce1" office:value-type="float" office:value="43650933" calcext:value-type="float">
            <text:p>43650933</text:p>
          </table:table-cell>
          <table:table-cell table:style-name="ce1" office:value-type="float" office:value="55039615" calcext:value-type="float">
            <text:p>55039615</text:p>
          </table:table-cell>
          <table:table-cell table:style-name="ce1" office:value-type="float" office:value="69218133" calcext:value-type="float">
            <text:p>69218133</text:p>
          </table:table-cell>
          <table:table-cell table:style-name="ce1" office:value-type="float" office:value="86919798" calcext:value-type="float">
            <text:p>86919798</text:p>
          </table:table-cell>
          <table:table-cell table:style-name="ce1" office:value-type="float" office:value="101705796" calcext:value-type="float">
            <text:p>1017057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2572671.877" calcext:value-type="float">
            <text:p>2572671.877</text:p>
          </table:table-cell>
          <table:table-cell table:style-name="ce1" table:formula="of:=[.C32]/1000" office:value-type="float" office:value="7173482.399" calcext:value-type="float">
            <text:p>7173482.399</text:p>
          </table:table-cell>
          <table:table-cell table:style-name="ce1" table:formula="of:=[.D32]/1000" office:value-type="float" office:value="13042598.104" calcext:value-type="float">
            <text:p>13042598.104</text:p>
          </table:table-cell>
          <table:table-cell table:style-name="ce1" table:formula="of:=[.E32]/1000" office:value-type="float" office:value="20223240.318" calcext:value-type="float">
            <text:p>20223240.318</text:p>
          </table:table-cell>
          <table:table-cell table:style-name="ce1" table:formula="of:=[.F32]/1000" office:value-type="float" office:value="29607535.701" calcext:value-type="float">
            <text:p>29607535.701</text:p>
          </table:table-cell>
          <table:table-cell table:style-name="ce1" table:formula="of:=[.G32]/1000" office:value-type="float" office:value="39430814.667" calcext:value-type="float">
            <text:p>39430814.667</text:p>
          </table:table-cell>
          <table:table-cell table:style-name="ce1" table:formula="of:=[.H32]/1000" office:value-type="float" office:value="49457698.979" calcext:value-type="float">
            <text:p>49457698.979</text:p>
          </table:table-cell>
          <table:table-cell table:style-name="ce1" table:formula="of:=[.I32]/1000" office:value-type="float" office:value="62259362.271" calcext:value-type="float">
            <text:p>62259362.271</text:p>
          </table:table-cell>
          <table:table-cell table:style-name="ce1" table:formula="of:=[.J32]/1000" office:value-type="float" office:value="78179656.823" calcext:value-type="float">
            <text:p>78179656.823</text:p>
          </table:table-cell>
          <table:table-cell table:style-name="ce1" table:formula="of:=[.K32]/1000" office:value-type="float" office:value="91122851.95" calcext:value-type="float">
            <text:p>91122851.9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716558.528" calcext:value-type="float">
            <text:p>716558.528</text:p>
          </table:table-cell>
          <table:table-cell table:style-name="ce1" table:formula="of:=[.C6]+[.C20]" office:value-type="float" office:value="1378958.592" calcext:value-type="float">
            <text:p>1378958.592</text:p>
          </table:table-cell>
          <table:table-cell table:style-name="ce1" table:formula="of:=[.D6]+[.D20]" office:value-type="float" office:value="1922336.704" calcext:value-type="float">
            <text:p>1922336.704</text:p>
          </table:table-cell>
          <table:table-cell table:style-name="ce1" table:formula="of:=[.E6]+[.E20]" office:value-type="float" office:value="2415321.792" calcext:value-type="float">
            <text:p>2415321.792</text:p>
          </table:table-cell>
          <table:table-cell table:style-name="ce1" table:formula="of:=[.F6]+[.F20]" office:value-type="float" office:value="2881681.728" calcext:value-type="float">
            <text:p>2881681.728</text:p>
          </table:table-cell>
          <table:table-cell table:style-name="ce1" table:formula="of:=[.G6]+[.G20]" office:value-type="float" office:value="3467930.048" calcext:value-type="float">
            <text:p>3467930.048</text:p>
          </table:table-cell>
          <table:table-cell table:style-name="ce1" table:formula="of:=[.H6]+[.H20]" office:value-type="float" office:value="3893274.368" calcext:value-type="float">
            <text:p>3893274.368</text:p>
          </table:table-cell>
          <table:table-cell table:style-name="ce1" table:formula="of:=[.I6]+[.I20]" office:value-type="float" office:value="4328605.248" calcext:value-type="float">
            <text:p>4328605.248</text:p>
          </table:table-cell>
          <table:table-cell table:style-name="ce1" table:formula="of:=[.J6]+[.J20]" office:value-type="float" office:value="5058312.128" calcext:value-type="float">
            <text:p>5058312.128</text:p>
          </table:table-cell>
          <table:table-cell table:style-name="ce1" table:formula="of:=[.K6]+[.K20]" office:value-type="float" office:value="5522975.488" calcext:value-type="float">
            <text:p>5522975.48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3.25663000133884" calcext:value-type="float">
            <text:p>3.25663000133884</text:p>
          </table:table-cell>
          <table:table-cell table:style-name="ce1" table:formula="of:=[.C41]/[.C44]" office:value-type="float" office:value="4.86739778767773" calcext:value-type="float">
            <text:p>4.86739778767773</text:p>
          </table:table-cell>
          <table:table-cell table:style-name="ce1" table:formula="of:=[.D41]/[.D44]" office:value-type="float" office:value="6.49270025070488" calcext:value-type="float">
            <text:p>6.49270025070488</text:p>
          </table:table-cell>
          <table:table-cell table:style-name="ce1" table:formula="of:=[.E41]/[.E44]" office:value-type="float" office:value="8.09470691017555" calcext:value-type="float">
            <text:p>8.09470691017555</text:p>
          </table:table-cell>
          <table:table-cell table:style-name="ce1" table:formula="of:=[.F41]/[.F44]" office:value-type="float" office:value="9.92310938510417" calcext:value-type="float">
            <text:p>9.92310938510417</text:p>
          </table:table-cell>
          <table:table-cell table:style-name="ce1" table:formula="of:=[.G41]/[.G44]" office:value-type="float" office:value="11.0504244519294" calcext:value-type="float">
            <text:p>11.0504244519294</text:p>
          </table:table-cell>
          <table:table-cell table:style-name="ce1" table:formula="of:=[.H41]/[.H44]" office:value-type="float" office:value="12.3836941460582" calcext:value-type="float">
            <text:p>12.3836941460582</text:p>
          </table:table-cell>
          <table:table-cell table:style-name="ce1" table:formula="of:=[.I41]/[.I44]" office:value-type="float" office:value="14.0773224881513" calcext:value-type="float">
            <text:p>14.0773224881513</text:p>
          </table:table-cell>
          <table:table-cell table:style-name="ce1" table:formula="of:=[.J41]/[.J44]" office:value-type="float" office:value="15.152384443762" calcext:value-type="float">
            <text:p>15.152384443762</text:p>
          </table:table-cell>
          <table:table-cell table:style-name="ce1" table:formula="of:=[.K41]/[.K44]" office:value-type="float" office:value="16.1803280123484" calcext:value-type="float">
            <text:p>16.18032801234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8.57792035245209" calcext:value-type="float">
            <text:p>8.57792035245209</text:p>
          </table:table-cell>
          <table:table-cell table:style-name="ce1" table:formula="of:=[.C41]/[.C6]" office:value-type="float" office:value="12.857104283296" calcext:value-type="float">
            <text:p>12.857104283296</text:p>
          </table:table-cell>
          <table:table-cell table:style-name="ce1" table:formula="of:=[.D41]/[.D6]" office:value-type="float" office:value="16.5289225115363" calcext:value-type="float">
            <text:p>16.5289225115363</text:p>
          </table:table-cell>
          <table:table-cell table:style-name="ce1" table:formula="of:=[.E41]/[.E6]" office:value-type="float" office:value="19.9616961463116" calcext:value-type="float">
            <text:p>19.9616961463116</text:p>
          </table:table-cell>
          <table:table-cell table:style-name="ce1" table:formula="of:=[.F41]/[.F6]" office:value-type="float" office:value="24.7171252563333" calcext:value-type="float">
            <text:p>24.7171252563333</text:p>
          </table:table-cell>
          <table:table-cell table:style-name="ce1" table:formula="of:=[.G41]/[.G6]" office:value-type="float" office:value="27.402235409126" calcext:value-type="float">
            <text:p>27.402235409126</text:p>
          </table:table-cell>
          <table:table-cell table:style-name="ce1" table:formula="of:=[.H41]/[.H6]" office:value-type="float" office:value="30.0034572251288" calcext:value-type="float">
            <text:p>30.0034572251288</text:p>
          </table:table-cell>
          <table:table-cell table:style-name="ce1" table:formula="of:=[.I41]/[.I6]" office:value-type="float" office:value="34.6495089719838" calcext:value-type="float">
            <text:p>34.6495089719838</text:p>
          </table:table-cell>
          <table:table-cell table:style-name="ce1" table:formula="of:=[.J41]/[.J6]" office:value-type="float" office:value="36.3698526678527" calcext:value-type="float">
            <text:p>36.3698526678527</text:p>
          </table:table-cell>
          <table:table-cell table:style-name="ce1" table:formula="of:=[.K41]/[.K6]" office:value-type="float" office:value="38.7862037794829" calcext:value-type="float">
            <text:p>38.786203779482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5.24968774971025" calcext:value-type="float">
            <text:p>5.24968774971025</text:p>
          </table:table-cell>
          <table:table-cell table:style-name="ce1" table:formula="of:=[.C41]/[.C20]" office:value-type="float" office:value="7.83265830588113" calcext:value-type="float">
            <text:p>7.83265830588113</text:p>
          </table:table-cell>
          <table:table-cell table:style-name="ce1" table:formula="of:=[.D41]/[.D20]" office:value-type="float" office:value="10.693001464641" calcext:value-type="float">
            <text:p>10.693001464641</text:p>
          </table:table-cell>
          <table:table-cell table:style-name="ce1" table:formula="of:=[.E41]/[.E20]" office:value-type="float" office:value="13.6162658041633" calcext:value-type="float">
            <text:p>13.6162658041633</text:p>
          </table:table-cell>
          <table:table-cell table:style-name="ce1" table:formula="of:=[.F41]/[.F20]" office:value-type="float" office:value="16.5790505930787" calcext:value-type="float">
            <text:p>16.5790505930787</text:p>
          </table:table-cell>
          <table:table-cell table:style-name="ce1" table:formula="of:=[.G41]/[.G20]" office:value-type="float" office:value="18.5182138538157" calcext:value-type="float">
            <text:p>18.5182138538157</text:p>
          </table:table-cell>
          <table:table-cell table:style-name="ce1" table:formula="of:=[.H41]/[.H20]" office:value-type="float" office:value="21.0873231344228" calcext:value-type="float">
            <text:p>21.0873231344228</text:p>
          </table:table-cell>
          <table:table-cell table:style-name="ce1" table:formula="of:=[.I41]/[.I20]" office:value-type="float" office:value="23.7102804914802" calcext:value-type="float">
            <text:p>23.7102804914802</text:p>
          </table:table-cell>
          <table:table-cell table:style-name="ce1" table:formula="of:=[.J41]/[.J20]" office:value-type="float" office:value="25.9734094551664" calcext:value-type="float">
            <text:p>25.9734094551664</text:p>
          </table:table-cell>
          <table:table-cell table:style-name="ce1" table:formula="of:=[.K41]/[.K20]" office:value-type="float" office:value="27.7615212067217" calcext:value-type="float">
            <text:p>27.761521206721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819938686413506" calcext:value-type="float">
            <text:p>0.819938686413506</text:p>
          </table:table-cell>
          <table:table-cell table:style-name="ce1" table:formula="of:=[.C41]/[.C42]" office:value-type="float" office:value="0.850712446356283" calcext:value-type="float">
            <text:p>0.850712446356283</text:p>
          </table:table-cell>
          <table:table-cell table:style-name="ce1" table:formula="of:=[.D41]/[.D42]" office:value-type="float" office:value="0.869289737661791" calcext:value-type="float">
            <text:p>0.869289737661791</text:p>
          </table:table-cell>
          <table:table-cell table:style-name="ce1" table:formula="of:=[.E41]/[.E42]" office:value-type="float" office:value="0.878357902554869" calcext:value-type="float">
            <text:p>0.878357902554869</text:p>
          </table:table-cell>
          <table:table-cell table:style-name="ce1" table:formula="of:=[.F41]/[.F42]" office:value-type="float" office:value="0.876591765380116" calcext:value-type="float">
            <text:p>0.876591765380116</text:p>
          </table:table-cell>
          <table:table-cell table:style-name="ce1" table:formula="of:=[.G41]/[.G42]" office:value-type="float" office:value="0.87792164717304" calcext:value-type="float">
            <text:p>0.87792164717304</text:p>
          </table:table-cell>
          <table:table-cell table:style-name="ce1" table:formula="of:=[.H41]/[.H42]" office:value-type="float" office:value="0.875971225452794" calcext:value-type="float">
            <text:p>0.875971225452794</text:p>
          </table:table-cell>
          <table:table-cell table:style-name="ce1" table:formula="of:=[.I41]/[.I42]" office:value-type="float" office:value="0.880335388416212" calcext:value-type="float">
            <text:p>0.880335388416212</text:p>
          </table:table-cell>
          <table:table-cell table:style-name="ce1" table:formula="of:=[.J41]/[.J42]" office:value-type="float" office:value="0.881795537536799" calcext:value-type="float">
            <text:p>0.881795537536799</text:p>
          </table:table-cell>
          <table:table-cell table:style-name="ce1" table:formula="of:=[.K41]/[.K42]" office:value-type="float" office:value="0.878647614143839" calcext:value-type="float">
            <text:p>0.8786476141438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0.907059318703782" calcext:value-type="float">
            <text:p>0.907059318703782</text:p>
          </table:table-cell>
          <table:table-cell table:style-name="ce1" table:formula="of:=[.C41]/[.C43]" office:value-type="float" office:value="0.935659924520852" calcext:value-type="float">
            <text:p>0.935659924520852</text:p>
          </table:table-cell>
          <table:table-cell table:style-name="ce1" table:formula="of:=[.D41]/[.D43]" office:value-type="float" office:value="0.956953200618226" calcext:value-type="float">
            <text:p>0.956953200618226</text:p>
          </table:table-cell>
          <table:table-cell table:style-name="ce1" table:formula="of:=[.E41]/[.E43]" office:value-type="float" office:value="0.966774942717664" calcext:value-type="float">
            <text:p>0.966774942717664</text:p>
          </table:table-cell>
          <table:table-cell table:style-name="ce1" table:formula="of:=[.F41]/[.F43]" office:value-type="float" office:value="0.965809626602399" calcext:value-type="float">
            <text:p>0.965809626602399</text:p>
          </table:table-cell>
          <table:table-cell table:style-name="ce1" table:formula="of:=[.G41]/[.G43]" office:value-type="float" office:value="0.97188199948788" calcext:value-type="float">
            <text:p>0.97188199948788</text:p>
          </table:table-cell>
          <table:table-cell table:style-name="ce1" table:formula="of:=[.H41]/[.H43]" office:value-type="float" office:value="0.974835465363472" calcext:value-type="float">
            <text:p>0.974835465363472</text:p>
          </table:table-cell>
          <table:table-cell table:style-name="ce1" table:formula="of:=[.I41]/[.I43]" office:value-type="float" office:value="0.978731065936138" calcext:value-type="float">
            <text:p>0.978731065936138</text:p>
          </table:table-cell>
          <table:table-cell table:style-name="ce1" table:formula="of:=[.J41]/[.J43]" office:value-type="float" office:value="0.980376393484645" calcext:value-type="float">
            <text:p>0.980376393484645</text:p>
          </table:table-cell>
          <table:table-cell table:style-name="ce1" table:formula="of:=[.K41]/[.K43]" office:value-type="float" office:value="0.980693131170155" calcext:value-type="float">
            <text:p>0.980693131170155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3.25663000133884" calcext:value-type="float">
            <text:p>3.25663000133884</text:p>
          </table:table-cell>
          <table:table-cell table:style-name="ce1" table:formula="of:=[.C45]" office:value-type="float" office:value="4.86739778767773" calcext:value-type="float">
            <text:p>4.86739778767773</text:p>
          </table:table-cell>
          <table:table-cell table:style-name="ce1" table:formula="of:=[.D45]" office:value-type="float" office:value="6.49270025070488" calcext:value-type="float">
            <text:p>6.49270025070488</text:p>
          </table:table-cell>
          <table:table-cell table:style-name="ce1" table:formula="of:=[.E45]" office:value-type="float" office:value="8.09470691017555" calcext:value-type="float">
            <text:p>8.09470691017555</text:p>
          </table:table-cell>
          <table:table-cell table:style-name="ce1" table:formula="of:=[.F45]" office:value-type="float" office:value="9.92310938510417" calcext:value-type="float">
            <text:p>9.92310938510417</text:p>
          </table:table-cell>
          <table:table-cell table:style-name="ce1" table:formula="of:=[.G45]" office:value-type="float" office:value="11.0504244519294" calcext:value-type="float">
            <text:p>11.0504244519294</text:p>
          </table:table-cell>
          <table:table-cell table:style-name="ce1" table:formula="of:=[.H45]" office:value-type="float" office:value="12.3836941460582" calcext:value-type="float">
            <text:p>12.3836941460582</text:p>
          </table:table-cell>
          <table:table-cell table:style-name="ce1" table:formula="of:=[.I45]" office:value-type="float" office:value="14.0773224881513" calcext:value-type="float">
            <text:p>14.0773224881513</text:p>
          </table:table-cell>
          <table:table-cell table:style-name="ce1" table:formula="of:=[.J45]" office:value-type="float" office:value="15.152384443762" calcext:value-type="float">
            <text:p>15.152384443762</text:p>
          </table:table-cell>
          <table:table-cell table:style-name="ce1" table:formula="of:=[.K45]" office:value-type="float" office:value="16.1803280123484" calcext:value-type="float">
            <text:p>16.18032801234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0.907059318703782" calcext:value-type="float">
            <text:p>0.907059318703782</text:p>
          </table:table-cell>
          <table:table-cell table:style-name="ce1" table:formula="of:=[.C49]" office:value-type="float" office:value="0.935659924520852" calcext:value-type="float">
            <text:p>0.935659924520852</text:p>
          </table:table-cell>
          <table:table-cell table:style-name="ce1" table:formula="of:=[.D49]" office:value-type="float" office:value="0.956953200618226" calcext:value-type="float">
            <text:p>0.956953200618226</text:p>
          </table:table-cell>
          <table:table-cell table:style-name="ce1" table:formula="of:=[.E49]" office:value-type="float" office:value="0.966774942717664" calcext:value-type="float">
            <text:p>0.966774942717664</text:p>
          </table:table-cell>
          <table:table-cell table:style-name="ce1" table:formula="of:=[.F49]" office:value-type="float" office:value="0.965809626602399" calcext:value-type="float">
            <text:p>0.965809626602399</text:p>
          </table:table-cell>
          <table:table-cell table:style-name="ce1" table:formula="of:=[.G49]" office:value-type="float" office:value="0.97188199948788" calcext:value-type="float">
            <text:p>0.97188199948788</text:p>
          </table:table-cell>
          <table:table-cell table:style-name="ce1" table:formula="of:=[.H49]" office:value-type="float" office:value="0.974835465363472" calcext:value-type="float">
            <text:p>0.974835465363472</text:p>
          </table:table-cell>
          <table:table-cell table:style-name="ce1" table:formula="of:=[.I49]" office:value-type="float" office:value="0.978731065936138" calcext:value-type="float">
            <text:p>0.978731065936138</text:p>
          </table:table-cell>
          <table:table-cell table:style-name="ce1" table:formula="of:=[.J49]" office:value-type="float" office:value="0.980376393484645" calcext:value-type="float">
            <text:p>0.980376393484645</text:p>
          </table:table-cell>
          <table:table-cell table:style-name="ce1" table:formula="of:=[.K49]" office:value-type="float" office:value="0.980693131170155" calcext:value-type="float">
            <text:p>0.980693131170155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33219" calcext:value-type="float">
            <text:p>33219</text:p>
          </table:table-cell>
          <table:table-cell table:style-name="ce23" table:formula="of:=[.C9]" office:value-type="float" office:value="181754" calcext:value-type="float">
            <text:p>181754</text:p>
          </table:table-cell>
          <table:table-cell table:style-name="ce23" table:formula="of:=[.D9]" office:value-type="float" office:value="423988" calcext:value-type="float">
            <text:p>423988</text:p>
          </table:table-cell>
          <table:table-cell table:style-name="ce23" table:formula="of:=[.E9]" office:value-type="float" office:value="729316" calcext:value-type="float">
            <text:p>729316</text:p>
          </table:table-cell>
          <table:table-cell table:style-name="ce23" table:formula="of:=[.F9]" office:value-type="float" office:value="1072463" calcext:value-type="float">
            <text:p>1072463</text:p>
          </table:table-cell>
          <table:table-cell table:style-name="ce23" table:formula="of:=[.G9]" office:value-type="float" office:value="1574525" calcext:value-type="float">
            <text:p>1574525</text:p>
          </table:table-cell>
          <table:table-cell table:style-name="ce23" table:formula="of:=[.H9]" office:value-type="float" office:value="2182393" calcext:value-type="float">
            <text:p>2182393</text:p>
          </table:table-cell>
          <table:table-cell table:style-name="ce23" table:formula="of:=[.I9]" office:value-type="float" office:value="2673270" calcext:value-type="float">
            <text:p>2673270</text:p>
          </table:table-cell>
          <table:table-cell table:style-name="ce23" table:formula="of:=[.J9]" office:value-type="float" office:value="4132519" calcext:value-type="float">
            <text:p>4132519</text:p>
          </table:table-cell>
          <table:table-cell table:style-name="ce23" table:formula="of:=[.K9]" office:value-type="float" office:value="2460482" calcext:value-type="float">
            <text:p>246048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70690" calcext:value-type="float">
            <text:p>70690</text:p>
          </table:table-cell>
          <table:table-cell table:style-name="ce23" table:formula="of:=[.C23]" office:value-type="float" office:value="393233" calcext:value-type="float">
            <text:p>393233</text:p>
          </table:table-cell>
          <table:table-cell table:style-name="ce23" table:formula="of:=[.D23]" office:value-type="float" office:value="853530" calcext:value-type="float">
            <text:p>853530</text:p>
          </table:table-cell>
          <table:table-cell table:style-name="ce23" table:formula="of:=[.E23]" office:value-type="float" office:value="1409824" calcext:value-type="float">
            <text:p>1409824</text:p>
          </table:table-cell>
          <table:table-cell table:style-name="ce23" table:formula="of:=[.F23]" office:value-type="float" office:value="2080846" calcext:value-type="float">
            <text:p>2080846</text:p>
          </table:table-cell>
          <table:table-cell table:style-name="ce23" table:formula="of:=[.G23]" office:value-type="float" office:value="2978603" calcext:value-type="float">
            <text:p>2978603</text:p>
          </table:table-cell>
          <table:table-cell table:style-name="ce23" table:formula="of:=[.H23]" office:value-type="float" office:value="3719777" calcext:value-type="float">
            <text:p>3719777</text:p>
          </table:table-cell>
          <table:table-cell table:style-name="ce23" table:formula="of:=[.I23]" office:value-type="float" office:value="5305808" calcext:value-type="float">
            <text:p>5305808</text:p>
          </table:table-cell>
          <table:table-cell table:style-name="ce23" table:formula="of:=[.J23]" office:value-type="float" office:value="7625275" calcext:value-type="float">
            <text:p>7625275</text:p>
          </table:table-cell>
          <table:table-cell table:style-name="ce23" table:formula="of:=[.K23]" office:value-type="float" office:value="6032852" calcext:value-type="float">
            <text:p>6032852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3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838465" calcext:value-type="float">
            <text:p>13838465</text:p>
          </table:table-cell>
          <table:table-cell table:style-name="ce1" office:value-type="float" office:value="27329836" calcext:value-type="float">
            <text:p>27329836</text:p>
          </table:table-cell>
          <table:table-cell table:style-name="ce1" office:value-type="float" office:value="38342087" calcext:value-type="float">
            <text:p>38342087</text:p>
          </table:table-cell>
          <table:table-cell table:style-name="ce1" office:value-type="float" office:value="49105939" calcext:value-type="float">
            <text:p>49105939</text:p>
          </table:table-cell>
          <table:table-cell table:style-name="ce1" office:value-type="float" office:value="60080328" calcext:value-type="float">
            <text:p>60080328</text:p>
          </table:table-cell>
          <table:table-cell table:style-name="ce1" office:value-type="float" office:value="71901568" calcext:value-type="float">
            <text:p>71901568</text:p>
          </table:table-cell>
          <table:table-cell table:style-name="ce1" office:value-type="float" office:value="81509407" calcext:value-type="float">
            <text:p>81509407</text:p>
          </table:table-cell>
          <table:table-cell table:style-name="ce1" office:value-type="float" office:value="94095576" calcext:value-type="float">
            <text:p>94095576</text:p>
          </table:table-cell>
          <table:table-cell table:style-name="ce1" office:value-type="float" office:value="107356997" calcext:value-type="float">
            <text:p>107356997</text:p>
          </table:table-cell>
          <table:table-cell table:style-name="ce1" office:value-type="float" office:value="118561698" calcext:value-type="float">
            <text:p>11856169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242159" calcext:value-type="float">
            <text:p>9242159</text:p>
          </table:table-cell>
          <table:table-cell table:style-name="ce1" office:value-type="float" office:value="17818719" calcext:value-type="float">
            <text:p>17818719</text:p>
          </table:table-cell>
          <table:table-cell table:style-name="ce1" office:value-type="float" office:value="25210582" calcext:value-type="float">
            <text:p>25210582</text:p>
          </table:table-cell>
          <table:table-cell table:style-name="ce1" office:value-type="float" office:value="32598088" calcext:value-type="float">
            <text:p>32598088</text:p>
          </table:table-cell>
          <table:table-cell table:style-name="ce1" office:value-type="float" office:value="39736991" calcext:value-type="float">
            <text:p>39736991</text:p>
          </table:table-cell>
          <table:table-cell table:style-name="ce1" office:value-type="float" office:value="47509950" calcext:value-type="float">
            <text:p>47509950</text:p>
          </table:table-cell>
          <table:table-cell table:style-name="ce1" office:value-type="float" office:value="54289156" calcext:value-type="float">
            <text:p>54289156</text:p>
          </table:table-cell>
          <table:table-cell table:style-name="ce1" office:value-type="float" office:value="61956493" calcext:value-type="float">
            <text:p>61956493</text:p>
          </table:table-cell>
          <table:table-cell table:style-name="ce1" office:value-type="float" office:value="71591094" calcext:value-type="float">
            <text:p>71591094</text:p>
          </table:table-cell>
          <table:table-cell table:style-name="ce1" office:value-type="float" office:value="77728150" calcext:value-type="float">
            <text:p>7772815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596306" calcext:value-type="float">
            <text:p>4596306</text:p>
          </table:table-cell>
          <table:table-cell table:style-name="ce1" table:formula="of:=([.C2]-[.C3])" office:value-type="float" office:value="9511117" calcext:value-type="float">
            <text:p>9511117</text:p>
          </table:table-cell>
          <table:table-cell table:style-name="ce1" table:formula="of:=([.D2]-[.D3])" office:value-type="float" office:value="13131505" calcext:value-type="float">
            <text:p>13131505</text:p>
          </table:table-cell>
          <table:table-cell table:style-name="ce1" table:formula="of:=([.E2]-[.E3])" office:value-type="float" office:value="16507851" calcext:value-type="float">
            <text:p>16507851</text:p>
          </table:table-cell>
          <table:table-cell table:style-name="ce1" table:formula="of:=([.F2]-[.F3])" office:value-type="float" office:value="20343337" calcext:value-type="float">
            <text:p>20343337</text:p>
          </table:table-cell>
          <table:table-cell table:style-name="ce1" table:formula="of:=([.G2]-[.G3])" office:value-type="float" office:value="24391618" calcext:value-type="float">
            <text:p>24391618</text:p>
          </table:table-cell>
          <table:table-cell table:style-name="ce1" table:formula="of:=([.H2]-[.H3])" office:value-type="float" office:value="27220251" calcext:value-type="float">
            <text:p>27220251</text:p>
          </table:table-cell>
          <table:table-cell table:style-name="ce1" table:formula="of:=([.I2]-[.I3])" office:value-type="float" office:value="32139083" calcext:value-type="float">
            <text:p>32139083</text:p>
          </table:table-cell>
          <table:table-cell table:style-name="ce1" table:formula="of:=([.J2]-[.J3])" office:value-type="float" office:value="35765903" calcext:value-type="float">
            <text:p>35765903</text:p>
          </table:table-cell>
          <table:table-cell table:style-name="ce1" table:formula="of:=([.K2]-[.K3])" office:value-type="float" office:value="40833548" calcext:value-type="float">
            <text:p>4083354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94163.584" calcext:value-type="float">
            <text:p>294163.584</text:p>
          </table:table-cell>
          <table:table-cell table:style-name="ce1" table:formula="of:=[.C4]/1000*64" office:value-type="float" office:value="608711.488" calcext:value-type="float">
            <text:p>608711.488</text:p>
          </table:table-cell>
          <table:table-cell table:style-name="ce1" table:formula="of:=[.D4]/1000*64" office:value-type="float" office:value="840416.32" calcext:value-type="float">
            <text:p>840416.32</text:p>
          </table:table-cell>
          <table:table-cell table:style-name="ce1" table:formula="of:=[.E4]/1000*64" office:value-type="float" office:value="1056502.464" calcext:value-type="float">
            <text:p>1056502.464</text:p>
          </table:table-cell>
          <table:table-cell table:style-name="ce1" table:formula="of:=[.F4]/1000*64" office:value-type="float" office:value="1301973.568" calcext:value-type="float">
            <text:p>1301973.568</text:p>
          </table:table-cell>
          <table:table-cell table:style-name="ce1" table:formula="of:=[.G4]/1000*64" office:value-type="float" office:value="1561063.552" calcext:value-type="float">
            <text:p>1561063.552</text:p>
          </table:table-cell>
          <table:table-cell table:style-name="ce1" table:formula="of:=[.H4]/1000*64" office:value-type="float" office:value="1742096.064" calcext:value-type="float">
            <text:p>1742096.064</text:p>
          </table:table-cell>
          <table:table-cell table:style-name="ce1" table:formula="of:=[.I4]/1000*64" office:value-type="float" office:value="2056901.312" calcext:value-type="float">
            <text:p>2056901.312</text:p>
          </table:table-cell>
          <table:table-cell table:style-name="ce1" table:formula="of:=[.J4]/1000*64" office:value-type="float" office:value="2289017.792" calcext:value-type="float">
            <text:p>2289017.792</text:p>
          </table:table-cell>
          <table:table-cell table:style-name="ce1" table:formula="of:=[.K4]/1000*64" office:value-type="float" office:value="2613347.072" calcext:value-type="float">
            <text:p>2613347.07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2944" calcext:value-type="float">
            <text:p>2944</text:p>
          </table:table-cell>
          <table:table-cell table:style-name="ce1" office:value-type="float" office:value="4352" calcext:value-type="float">
            <text:p>4352</text:p>
          </table:table-cell>
          <table:table-cell table:style-name="ce1" office:value-type="float" office:value="11801" calcext:value-type="float">
            <text:p>11801</text:p>
          </table:table-cell>
          <table:table-cell table:style-name="ce1" office:value-type="float" office:value="27234" calcext:value-type="float">
            <text:p>27234</text:p>
          </table:table-cell>
          <table:table-cell table:style-name="ce1" office:value-type="float" office:value="104085" calcext:value-type="float">
            <text:p>104085</text:p>
          </table:table-cell>
          <table:table-cell table:style-name="ce1" office:value-type="float" office:value="157532" calcext:value-type="float">
            <text:p>157532</text:p>
          </table:table-cell>
          <table:table-cell table:style-name="ce1" office:value-type="float" office:value="356633" calcext:value-type="float">
            <text:p>356633</text:p>
          </table:table-cell>
          <table:table-cell table:style-name="ce1" office:value-type="float" office:value="1020592" calcext:value-type="float">
            <text:p>1020592</text:p>
          </table:table-cell>
          <table:table-cell table:style-name="ce1" office:value-type="float" office:value="1512475" calcext:value-type="float">
            <text:p>15124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7194" calcext:value-type="float">
            <text:p>7194</text:p>
          </table:table-cell>
          <table:table-cell table:style-name="ce1" office:value-type="float" office:value="18556" calcext:value-type="float">
            <text:p>18556</text:p>
          </table:table-cell>
          <table:table-cell table:style-name="ce1" office:value-type="float" office:value="55692" calcext:value-type="float">
            <text:p>55692</text:p>
          </table:table-cell>
          <table:table-cell table:style-name="ce1" office:value-type="float" office:value="100946" calcext:value-type="float">
            <text:p>100946</text:p>
          </table:table-cell>
          <table:table-cell table:style-name="ce1" office:value-type="float" office:value="233892" calcext:value-type="float">
            <text:p>233892</text:p>
          </table:table-cell>
          <table:table-cell table:style-name="ce1" office:value-type="float" office:value="623070" calcext:value-type="float">
            <text:p>623070</text:p>
          </table:table-cell>
          <table:table-cell table:style-name="ce1" office:value-type="float" office:value="1000527" calcext:value-type="float">
            <text:p>100052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-119" calcext:value-type="float">
            <text:p>-119</text:p>
          </table:table-cell>
          <table:table-cell table:style-name="ce1" table:formula="of:=[.C9]-[.C10]" office:value-type="float" office:value="1494" calcext:value-type="float">
            <text:p>1494</text:p>
          </table:table-cell>
          <table:table-cell table:style-name="ce1" table:formula="of:=[.D9]-[.D10]" office:value-type="float" office:value="1993" calcext:value-type="float">
            <text:p>1993</text:p>
          </table:table-cell>
          <table:table-cell table:style-name="ce1" table:formula="of:=[.E9]-[.E10]" office:value-type="float" office:value="4607" calcext:value-type="float">
            <text:p>4607</text:p>
          </table:table-cell>
          <table:table-cell table:style-name="ce1" table:formula="of:=[.F9]-[.F10]" office:value-type="float" office:value="8678" calcext:value-type="float">
            <text:p>8678</text:p>
          </table:table-cell>
          <table:table-cell table:style-name="ce1" table:formula="of:=[.G9]-[.G10]" office:value-type="float" office:value="48393" calcext:value-type="float">
            <text:p>48393</text:p>
          </table:table-cell>
          <table:table-cell table:style-name="ce1" table:formula="of:=[.H9]-[.H10]" office:value-type="float" office:value="56586" calcext:value-type="float">
            <text:p>56586</text:p>
          </table:table-cell>
          <table:table-cell table:style-name="ce1" table:formula="of:=[.I9]-[.I10]" office:value-type="float" office:value="122741" calcext:value-type="float">
            <text:p>122741</text:p>
          </table:table-cell>
          <table:table-cell table:style-name="ce1" table:formula="of:=[.J9]-[.J10]" office:value-type="float" office:value="397522" calcext:value-type="float">
            <text:p>397522</text:p>
          </table:table-cell>
          <table:table-cell table:style-name="ce1" table:formula="of:=[.K9]-[.K10]" office:value-type="float" office:value="511948" calcext:value-type="float">
            <text:p>51194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-7.616" calcext:value-type="float">
            <text:p>-7.616</text:p>
          </table:table-cell>
          <table:table-cell table:style-name="ce1" table:formula="of:=[.C11]/1000*64" office:value-type="float" office:value="95.616" calcext:value-type="float">
            <text:p>95.616</text:p>
          </table:table-cell>
          <table:table-cell table:style-name="ce1" table:formula="of:=[.D11]/1000*64" office:value-type="float" office:value="127.552" calcext:value-type="float">
            <text:p>127.552</text:p>
          </table:table-cell>
          <table:table-cell table:style-name="ce1" table:formula="of:=[.E11]/1000*64" office:value-type="float" office:value="294.848" calcext:value-type="float">
            <text:p>294.848</text:p>
          </table:table-cell>
          <table:table-cell table:style-name="ce1" table:formula="of:=[.F11]/1000*64" office:value-type="float" office:value="555.392" calcext:value-type="float">
            <text:p>555.392</text:p>
          </table:table-cell>
          <table:table-cell table:style-name="ce1" table:formula="of:=[.G11]/1000*64" office:value-type="float" office:value="3097.152" calcext:value-type="float">
            <text:p>3097.152</text:p>
          </table:table-cell>
          <table:table-cell table:style-name="ce1" table:formula="of:=[.H11]/1000*64" office:value-type="float" office:value="3621.504" calcext:value-type="float">
            <text:p>3621.504</text:p>
          </table:table-cell>
          <table:table-cell table:style-name="ce1" table:formula="of:=[.I11]/1000*64" office:value-type="float" office:value="7855.424" calcext:value-type="float">
            <text:p>7855.424</text:p>
          </table:table-cell>
          <table:table-cell table:style-name="ce1" table:formula="of:=[.J11]/1000*64" office:value-type="float" office:value="25441.408" calcext:value-type="float">
            <text:p>25441.408</text:p>
          </table:table-cell>
          <table:table-cell table:style-name="ce1" table:formula="of:=[.K11]/1000*64" office:value-type="float" office:value="32764.672" calcext:value-type="float">
            <text:p>32764.67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8139031" calcext:value-type="float">
            <text:p>28139031</text:p>
          </table:table-cell>
          <table:table-cell table:style-name="ce1" office:value-type="float" office:value="52354159" calcext:value-type="float">
            <text:p>52354159</text:p>
          </table:table-cell>
          <table:table-cell table:style-name="ce1" office:value-type="float" office:value="71235857" calcext:value-type="float">
            <text:p>71235857</text:p>
          </table:table-cell>
          <table:table-cell table:style-name="ce1" office:value-type="float" office:value="87089597" calcext:value-type="float">
            <text:p>87089597</text:p>
          </table:table-cell>
          <table:table-cell table:style-name="ce1" office:value-type="float" office:value="105456893" calcext:value-type="float">
            <text:p>105456893</text:p>
          </table:table-cell>
          <table:table-cell table:style-name="ce1" office:value-type="float" office:value="121478347" calcext:value-type="float">
            <text:p>121478347</text:p>
          </table:table-cell>
          <table:table-cell table:style-name="ce1" office:value-type="float" office:value="138617109" calcext:value-type="float">
            <text:p>138617109</text:p>
          </table:table-cell>
          <table:table-cell table:style-name="ce1" office:value-type="float" office:value="154530649" calcext:value-type="float">
            <text:p>154530649</text:p>
          </table:table-cell>
          <table:table-cell table:style-name="ce1" office:value-type="float" office:value="173339818" calcext:value-type="float">
            <text:p>173339818</text:p>
          </table:table-cell>
          <table:table-cell table:style-name="ce1" office:value-type="float" office:value="189367835" calcext:value-type="float">
            <text:p>18936783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730652" calcext:value-type="float">
            <text:p>18730652</text:p>
          </table:table-cell>
          <table:table-cell table:style-name="ce1" office:value-type="float" office:value="35035877" calcext:value-type="float">
            <text:p>35035877</text:p>
          </table:table-cell>
          <table:table-cell table:style-name="ce1" office:value-type="float" office:value="47512949" calcext:value-type="float">
            <text:p>47512949</text:p>
          </table:table-cell>
          <table:table-cell table:style-name="ce1" office:value-type="float" office:value="57997751" calcext:value-type="float">
            <text:p>57997751</text:p>
          </table:table-cell>
          <table:table-cell table:style-name="ce1" office:value-type="float" office:value="70261848" calcext:value-type="float">
            <text:p>70261848</text:p>
          </table:table-cell>
          <table:table-cell table:style-name="ce1" office:value-type="float" office:value="80790233" calcext:value-type="float">
            <text:p>80790233</text:p>
          </table:table-cell>
          <table:table-cell table:style-name="ce1" office:value-type="float" office:value="91431275" calcext:value-type="float">
            <text:p>91431275</text:p>
          </table:table-cell>
          <table:table-cell table:style-name="ce1" office:value-type="float" office:value="102544192" calcext:value-type="float">
            <text:p>102544192</text:p>
          </table:table-cell>
          <table:table-cell table:style-name="ce1" office:value-type="float" office:value="115297981" calcext:value-type="float">
            <text:p>115297981</text:p>
          </table:table-cell>
          <table:table-cell table:style-name="ce1" office:value-type="float" office:value="125512940" calcext:value-type="float">
            <text:p>12551294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408379" calcext:value-type="float">
            <text:p>9408379</text:p>
          </table:table-cell>
          <table:table-cell table:style-name="ce1" table:formula="of:=[.C16]-[.C17]" office:value-type="float" office:value="17318282" calcext:value-type="float">
            <text:p>17318282</text:p>
          </table:table-cell>
          <table:table-cell table:style-name="ce1" table:formula="of:=[.D16]-[.D17]" office:value-type="float" office:value="23722908" calcext:value-type="float">
            <text:p>23722908</text:p>
          </table:table-cell>
          <table:table-cell table:style-name="ce1" table:formula="of:=[.E16]-[.E17]" office:value-type="float" office:value="29091846" calcext:value-type="float">
            <text:p>29091846</text:p>
          </table:table-cell>
          <table:table-cell table:style-name="ce1" table:formula="of:=[.F16]-[.F17]" office:value-type="float" office:value="35195045" calcext:value-type="float">
            <text:p>35195045</text:p>
          </table:table-cell>
          <table:table-cell table:style-name="ce1" table:formula="of:=[.G16]-[.G17]" office:value-type="float" office:value="40688114" calcext:value-type="float">
            <text:p>40688114</text:p>
          </table:table-cell>
          <table:table-cell table:style-name="ce1" table:formula="of:=[.H16]-[.H17]" office:value-type="float" office:value="47185834" calcext:value-type="float">
            <text:p>47185834</text:p>
          </table:table-cell>
          <table:table-cell table:style-name="ce1" table:formula="of:=[.I16]-[.I17]" office:value-type="float" office:value="51986457" calcext:value-type="float">
            <text:p>51986457</text:p>
          </table:table-cell>
          <table:table-cell table:style-name="ce1" table:formula="of:=[.J16]-[.J17]" office:value-type="float" office:value="58041837" calcext:value-type="float">
            <text:p>58041837</text:p>
          </table:table-cell>
          <table:table-cell table:style-name="ce1" table:formula="of:=[.K16]-[.K17]" office:value-type="float" office:value="63854895" calcext:value-type="float">
            <text:p>63854895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602136.256" calcext:value-type="float">
            <text:p>602136.256</text:p>
          </table:table-cell>
          <table:table-cell table:style-name="ce1" table:formula="of:=[.C18]/1000*64" office:value-type="float" office:value="1108370.048" calcext:value-type="float">
            <text:p>1108370.048</text:p>
          </table:table-cell>
          <table:table-cell table:style-name="ce1" table:formula="of:=[.D18]/1000*64" office:value-type="float" office:value="1518266.112" calcext:value-type="float">
            <text:p>1518266.112</text:p>
          </table:table-cell>
          <table:table-cell table:style-name="ce1" table:formula="of:=[.E18]/1000*64" office:value-type="float" office:value="1861878.144" calcext:value-type="float">
            <text:p>1861878.144</text:p>
          </table:table-cell>
          <table:table-cell table:style-name="ce1" table:formula="of:=[.F18]/1000*64" office:value-type="float" office:value="2252482.88" calcext:value-type="float">
            <text:p>2252482.88</text:p>
          </table:table-cell>
          <table:table-cell table:style-name="ce1" table:formula="of:=[.G18]/1000*64" office:value-type="float" office:value="2604039.296" calcext:value-type="float">
            <text:p>2604039.296</text:p>
          </table:table-cell>
          <table:table-cell table:style-name="ce1" table:formula="of:=[.H18]/1000*64" office:value-type="float" office:value="3019893.376" calcext:value-type="float">
            <text:p>3019893.376</text:p>
          </table:table-cell>
          <table:table-cell table:style-name="ce1" table:formula="of:=[.I18]/1000*64" office:value-type="float" office:value="3327133.248" calcext:value-type="float">
            <text:p>3327133.248</text:p>
          </table:table-cell>
          <table:table-cell table:style-name="ce1" table:formula="of:=[.J18]/1000*64" office:value-type="float" office:value="3714677.568" calcext:value-type="float">
            <text:p>3714677.568</text:p>
          </table:table-cell>
          <table:table-cell table:style-name="ce1" table:formula="of:=[.K18]/1000*64" office:value-type="float" office:value="4086713.28" calcext:value-type="float">
            <text:p>4086713.2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7545" calcext:value-type="float">
            <text:p>7545</text:p>
          </table:table-cell>
          <table:table-cell table:style-name="ce1" office:value-type="float" office:value="31314" calcext:value-type="float">
            <text:p>31314</text:p>
          </table:table-cell>
          <table:table-cell table:style-name="ce1" office:value-type="float" office:value="109227" calcext:value-type="float">
            <text:p>109227</text:p>
          </table:table-cell>
          <table:table-cell table:style-name="ce1" office:value-type="float" office:value="534872" calcext:value-type="float">
            <text:p>534872</text:p>
          </table:table-cell>
          <table:table-cell table:style-name="ce1" office:value-type="float" office:value="977429" calcext:value-type="float">
            <text:p>977429</text:p>
          </table:table-cell>
          <table:table-cell table:style-name="ce1" office:value-type="float" office:value="1951568" calcext:value-type="float">
            <text:p>1951568</text:p>
          </table:table-cell>
          <table:table-cell table:style-name="ce1" office:value-type="float" office:value="5041586" calcext:value-type="float">
            <text:p>5041586</text:p>
          </table:table-cell>
          <table:table-cell table:style-name="ce1" office:value-type="float" office:value="7855365" calcext:value-type="float">
            <text:p>78553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349" calcext:value-type="float">
            <text:p>2349</text:p>
          </table:table-cell>
          <table:table-cell table:style-name="ce1" office:value-type="float" office:value="6436" calcext:value-type="float">
            <text:p>6436</text:p>
          </table:table-cell>
          <table:table-cell table:style-name="ce1" office:value-type="float" office:value="15132" calcext:value-type="float">
            <text:p>15132</text:p>
          </table:table-cell>
          <table:table-cell table:style-name="ce1" office:value-type="float" office:value="65240" calcext:value-type="float">
            <text:p>65240</text:p>
          </table:table-cell>
          <table:table-cell table:style-name="ce1" office:value-type="float" office:value="318029" calcext:value-type="float">
            <text:p>318029</text:p>
          </table:table-cell>
          <table:table-cell table:style-name="ce1" office:value-type="float" office:value="624404" calcext:value-type="float">
            <text:p>624404</text:p>
          </table:table-cell>
          <table:table-cell table:style-name="ce1" office:value-type="float" office:value="1415343" calcext:value-type="float">
            <text:p>1415343</text:p>
          </table:table-cell>
          <table:table-cell table:style-name="ce1" office:value-type="float" office:value="3417095" calcext:value-type="float">
            <text:p>3417095</text:p>
          </table:table-cell>
          <table:table-cell table:style-name="ce1" office:value-type="float" office:value="5335051" calcext:value-type="float">
            <text:p>533505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388" calcext:value-type="float">
            <text:p>388</text:p>
          </table:table-cell>
          <table:table-cell table:style-name="ce1" table:formula="of:=[.C23]-[.C24]" office:value-type="float" office:value="-1155" calcext:value-type="float">
            <text:p>-1155</text:p>
          </table:table-cell>
          <table:table-cell table:style-name="ce1" table:formula="of:=[.D23]-[.D24]" office:value-type="float" office:value="1109" calcext:value-type="float">
            <text:p>1109</text:p>
          </table:table-cell>
          <table:table-cell table:style-name="ce1" table:formula="of:=[.E23]-[.E24]" office:value-type="float" office:value="16182" calcext:value-type="float">
            <text:p>16182</text:p>
          </table:table-cell>
          <table:table-cell table:style-name="ce1" table:formula="of:=[.F23]-[.F24]" office:value-type="float" office:value="43987" calcext:value-type="float">
            <text:p>43987</text:p>
          </table:table-cell>
          <table:table-cell table:style-name="ce1" table:formula="of:=[.G23]-[.G24]" office:value-type="float" office:value="216843" calcext:value-type="float">
            <text:p>216843</text:p>
          </table:table-cell>
          <table:table-cell table:style-name="ce1" table:formula="of:=[.H23]-[.H24]" office:value-type="float" office:value="353025" calcext:value-type="float">
            <text:p>353025</text:p>
          </table:table-cell>
          <table:table-cell table:style-name="ce1" table:formula="of:=[.I23]-[.I24]" office:value-type="float" office:value="536225" calcext:value-type="float">
            <text:p>536225</text:p>
          </table:table-cell>
          <table:table-cell table:style-name="ce1" table:formula="of:=[.J23]-[.J24]" office:value-type="float" office:value="1624491" calcext:value-type="float">
            <text:p>1624491</text:p>
          </table:table-cell>
          <table:table-cell table:style-name="ce1" table:formula="of:=[.K23]-[.K24]" office:value-type="float" office:value="2520314" calcext:value-type="float">
            <text:p>2520314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24.832" calcext:value-type="float">
            <text:p>24.832</text:p>
          </table:table-cell>
          <table:table-cell table:style-name="ce1" table:formula="of:=[.C25]/1000*64" office:value-type="float" office:value="-73.92" calcext:value-type="float">
            <text:p>-73.92</text:p>
          </table:table-cell>
          <table:table-cell table:style-name="ce1" table:formula="of:=[.D25]/1000*64" office:value-type="float" office:value="70.976" calcext:value-type="float">
            <text:p>70.976</text:p>
          </table:table-cell>
          <table:table-cell table:style-name="ce1" table:formula="of:=[.E25]/1000*64" office:value-type="float" office:value="1035.648" calcext:value-type="float">
            <text:p>1035.648</text:p>
          </table:table-cell>
          <table:table-cell table:style-name="ce1" table:formula="of:=[.F25]/1000*64" office:value-type="float" office:value="2815.168" calcext:value-type="float">
            <text:p>2815.168</text:p>
          </table:table-cell>
          <table:table-cell table:style-name="ce1" table:formula="of:=[.G25]/1000*64" office:value-type="float" office:value="13877.952" calcext:value-type="float">
            <text:p>13877.952</text:p>
          </table:table-cell>
          <table:table-cell table:style-name="ce1" table:formula="of:=[.H25]/1000*64" office:value-type="float" office:value="22593.6" calcext:value-type="float">
            <text:p>22593.6</text:p>
          </table:table-cell>
          <table:table-cell table:style-name="ce1" table:formula="of:=[.I25]/1000*64" office:value-type="float" office:value="34318.4" calcext:value-type="float">
            <text:p>34318.4</text:p>
          </table:table-cell>
          <table:table-cell table:style-name="ce1" table:formula="of:=[.J25]/1000*64" office:value-type="float" office:value="103967.424" calcext:value-type="float">
            <text:p>103967.424</text:p>
          </table:table-cell>
          <table:table-cell table:style-name="ce1" table:formula="of:=[.K25]/1000*64" office:value-type="float" office:value="161300.096" calcext:value-type="float">
            <text:p>161300.096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5230797248" calcext:value-type="float">
            <text:p>5230797248</text:p>
          </table:table-cell>
          <table:table-cell table:style-name="ce1" office:value-type="float" office:value="14091027717" calcext:value-type="float">
            <text:p>14091027717</text:p>
          </table:table-cell>
          <table:table-cell table:style-name="ce1" office:value-type="float" office:value="25336222432" calcext:value-type="float">
            <text:p>25336222432</text:p>
          </table:table-cell>
          <table:table-cell table:style-name="ce1" office:value-type="float" office:value="38513208677" calcext:value-type="float">
            <text:p>38513208677</text:p>
          </table:table-cell>
          <table:table-cell table:style-name="ce1" office:value-type="float" office:value="55216327898" calcext:value-type="float">
            <text:p>55216327898</text:p>
          </table:table-cell>
          <table:table-cell table:style-name="ce1" office:value-type="float" office:value="74601084701" calcext:value-type="float">
            <text:p>74601084701</text:p>
          </table:table-cell>
          <table:table-cell table:style-name="ce1" office:value-type="float" office:value="93416531101" calcext:value-type="float">
            <text:p>93416531101</text:p>
          </table:table-cell>
          <table:table-cell table:style-name="ce1" office:value-type="float" office:value="116353883287" calcext:value-type="float">
            <text:p>116353883287</text:p>
          </table:table-cell>
          <table:table-cell table:style-name="ce1" office:value-type="float" office:value="144007402214" calcext:value-type="float">
            <text:p>144007402214</text:p>
          </table:table-cell>
          <table:table-cell table:style-name="ce1" office:value-type="float" office:value="169458693926" calcext:value-type="float">
            <text:p>16945869392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3459307442" calcext:value-type="float">
            <text:p>3459307442</text:p>
          </table:table-cell>
          <table:table-cell table:style-name="ce1" office:value-type="float" office:value="9310198585" calcext:value-type="float">
            <text:p>9310198585</text:p>
          </table:table-cell>
          <table:table-cell table:style-name="ce1" office:value-type="float" office:value="16689944726" calcext:value-type="float">
            <text:p>16689944726</text:p>
          </table:table-cell>
          <table:table-cell table:style-name="ce1" office:value-type="float" office:value="25554460531" calcext:value-type="float">
            <text:p>25554460531</text:p>
          </table:table-cell>
          <table:table-cell table:style-name="ce1" office:value-type="float" office:value="36802852726" calcext:value-type="float">
            <text:p>36802852726</text:p>
          </table:table-cell>
          <table:table-cell table:style-name="ce1" office:value-type="float" office:value="49223692358" calcext:value-type="float">
            <text:p>49223692358</text:p>
          </table:table-cell>
          <table:table-cell table:style-name="ce1" office:value-type="float" office:value="61828253405" calcext:value-type="float">
            <text:p>61828253405</text:p>
          </table:table-cell>
          <table:table-cell table:style-name="ce1" office:value-type="float" office:value="77282795318" calcext:value-type="float">
            <text:p>77282795318</text:p>
          </table:table-cell>
          <table:table-cell table:style-name="ce1" office:value-type="float" office:value="95513691984" calcext:value-type="float">
            <text:p>95513691984</text:p>
          </table:table-cell>
          <table:table-cell table:style-name="ce1" office:value-type="float" office:value="112513987517" calcext:value-type="float">
            <text:p>11251398751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771489806" calcext:value-type="float">
            <text:p>1771489806</text:p>
          </table:table-cell>
          <table:table-cell table:style-name="ce1" table:formula="of:=[.C30]-[.C31]" office:value-type="float" office:value="4780829132" calcext:value-type="float">
            <text:p>4780829132</text:p>
          </table:table-cell>
          <table:table-cell table:style-name="ce1" table:formula="of:=[.D30]-[.D31]" office:value-type="float" office:value="8646277706" calcext:value-type="float">
            <text:p>8646277706</text:p>
          </table:table-cell>
          <table:table-cell table:style-name="ce1" table:formula="of:=[.E30]-[.E31]" office:value-type="float" office:value="12958748146" calcext:value-type="float">
            <text:p>12958748146</text:p>
          </table:table-cell>
          <table:table-cell table:style-name="ce1" table:formula="of:=[.F30]-[.F31]" office:value-type="float" office:value="18413475172" calcext:value-type="float">
            <text:p>18413475172</text:p>
          </table:table-cell>
          <table:table-cell table:style-name="ce1" table:formula="of:=[.G30]-[.G31]" office:value-type="float" office:value="25377392343" calcext:value-type="float">
            <text:p>25377392343</text:p>
          </table:table-cell>
          <table:table-cell table:style-name="ce1" table:formula="of:=[.H30]-[.H31]" office:value-type="float" office:value="31588277696" calcext:value-type="float">
            <text:p>31588277696</text:p>
          </table:table-cell>
          <table:table-cell table:style-name="ce1" table:formula="of:=[.I30]-[.I31]" office:value-type="float" office:value="39071087969" calcext:value-type="float">
            <text:p>39071087969</text:p>
          </table:table-cell>
          <table:table-cell table:style-name="ce1" table:formula="of:=[.J30]-[.J31]" office:value-type="float" office:value="48493710230" calcext:value-type="float">
            <text:p>48493710230</text:p>
          </table:table-cell>
          <table:table-cell table:style-name="ce1" table:formula="of:=[.K30]-[.K31]" office:value-type="float" office:value="56944706409" calcext:value-type="float">
            <text:p>5694470640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311079931" calcext:value-type="float">
            <text:p>8311079931</text:p>
          </table:table-cell>
          <table:table-cell table:style-name="ce1" office:value-type="float" office:value="22394370525" calcext:value-type="float">
            <text:p>22394370525</text:p>
          </table:table-cell>
          <table:table-cell table:style-name="ce1" office:value-type="float" office:value="40286649193" calcext:value-type="float">
            <text:p>40286649193</text:p>
          </table:table-cell>
          <table:table-cell table:style-name="ce1" office:value-type="float" office:value="62021648136" calcext:value-type="float">
            <text:p>62021648136</text:p>
          </table:table-cell>
          <table:table-cell table:style-name="ce1" office:value-type="float" office:value="90132266259" calcext:value-type="float">
            <text:p>90132266259</text:p>
          </table:table-cell>
          <table:table-cell table:style-name="ce1" office:value-type="float" office:value="119900073462" calcext:value-type="float">
            <text:p>119900073462</text:p>
          </table:table-cell>
          <table:table-cell table:style-name="ce1" office:value-type="float" office:value="149877084737" calcext:value-type="float">
            <text:p>149877084737</text:p>
          </table:table-cell>
          <table:table-cell table:style-name="ce1" office:value-type="float" office:value="187750253633" calcext:value-type="float">
            <text:p>187750253633</text:p>
          </table:table-cell>
          <table:table-cell table:style-name="ce1" office:value-type="float" office:value="235509199077" calcext:value-type="float">
            <text:p>235509199077</text:p>
          </table:table-cell>
          <table:table-cell table:style-name="ce1" office:value-type="float" office:value="274632594478" calcext:value-type="float">
            <text:p>27463259447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518835142" calcext:value-type="float">
            <text:p>5518835142</text:p>
          </table:table-cell>
          <table:table-cell table:style-name="ce1" office:value-type="float" office:value="14892845039" calcext:value-type="float">
            <text:p>14892845039</text:p>
          </table:table-cell>
          <table:table-cell table:style-name="ce1" office:value-type="float" office:value="26829252209" calcext:value-type="float">
            <text:p>26829252209</text:p>
          </table:table-cell>
          <table:table-cell table:style-name="ce1" office:value-type="float" office:value="41307770815" calcext:value-type="float">
            <text:p>41307770815</text:p>
          </table:table-cell>
          <table:table-cell table:style-name="ce1" office:value-type="float" office:value="60019872650" calcext:value-type="float">
            <text:p>60019872650</text:p>
          </table:table-cell>
          <table:table-cell table:style-name="ce1" office:value-type="float" office:value="79847743169" calcext:value-type="float">
            <text:p>79847743169</text:p>
          </table:table-cell>
          <table:table-cell table:style-name="ce1" office:value-type="float" office:value="99814609082" calcext:value-type="float">
            <text:p>99814609082</text:p>
          </table:table-cell>
          <table:table-cell table:style-name="ce1" office:value-type="float" office:value="125061014096" calcext:value-type="float">
            <text:p>125061014096</text:p>
          </table:table-cell>
          <table:table-cell table:style-name="ce1" office:value-type="float" office:value="156867393043" calcext:value-type="float">
            <text:p>156867393043</text:p>
          </table:table-cell>
          <table:table-cell table:style-name="ce1" office:value-type="float" office:value="182977155504" calcext:value-type="float">
            <text:p>1829771555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792244789" calcext:value-type="float">
            <text:p>2792244789</text:p>
          </table:table-cell>
          <table:table-cell table:style-name="ce1" table:formula="of:=[.C35]-[.C36]" office:value-type="float" office:value="7501525486" calcext:value-type="float">
            <text:p>7501525486</text:p>
          </table:table-cell>
          <table:table-cell table:style-name="ce1" table:formula="of:=[.D35]-[.D36]" office:value-type="float" office:value="13457396984" calcext:value-type="float">
            <text:p>13457396984</text:p>
          </table:table-cell>
          <table:table-cell table:style-name="ce1" table:formula="of:=[.E35]-[.E36]" office:value-type="float" office:value="20713877321" calcext:value-type="float">
            <text:p>20713877321</text:p>
          </table:table-cell>
          <table:table-cell table:style-name="ce1" table:formula="of:=[.F35]-[.F36]" office:value-type="float" office:value="30112393609" calcext:value-type="float">
            <text:p>30112393609</text:p>
          </table:table-cell>
          <table:table-cell table:style-name="ce1" table:formula="of:=[.G35]-[.G36]" office:value-type="float" office:value="40052330293" calcext:value-type="float">
            <text:p>40052330293</text:p>
          </table:table-cell>
          <table:table-cell table:style-name="ce1" table:formula="of:=[.H35]-[.H36]" office:value-type="float" office:value="50062475655" calcext:value-type="float">
            <text:p>50062475655</text:p>
          </table:table-cell>
          <table:table-cell table:style-name="ce1" table:formula="of:=[.I35]-[.I36]" office:value-type="float" office:value="62689239537" calcext:value-type="float">
            <text:p>62689239537</text:p>
          </table:table-cell>
          <table:table-cell table:style-name="ce1" table:formula="of:=[.J35]-[.J36]" office:value-type="float" office:value="78641806034" calcext:value-type="float">
            <text:p>78641806034</text:p>
          </table:table-cell>
          <table:table-cell table:style-name="ce1" table:formula="of:=[.K35]-[.K36]" office:value-type="float" office:value="91655438974" calcext:value-type="float">
            <text:p>91655438974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833126" calcext:value-type="float">
            <text:p>1833126</text:p>
          </table:table-cell>
          <table:table-cell table:style-name="ce1" office:value-type="float" office:value="4746371" calcext:value-type="float">
            <text:p>4746371</text:p>
          </table:table-cell>
          <table:table-cell table:style-name="ce1" office:value-type="float" office:value="8457478" calcext:value-type="float">
            <text:p>8457478</text:p>
          </table:table-cell>
          <table:table-cell table:style-name="ce1" office:value-type="float" office:value="12818554" calcext:value-type="float">
            <text:p>12818554</text:p>
          </table:table-cell>
          <table:table-cell table:style-name="ce1" office:value-type="float" office:value="18607617" calcext:value-type="float">
            <text:p>18607617</text:p>
          </table:table-cell>
          <table:table-cell table:style-name="ce1" office:value-type="float" office:value="24794241" calcext:value-type="float">
            <text:p>24794241</text:p>
          </table:table-cell>
          <table:table-cell table:style-name="ce1" office:value-type="float" office:value="31074714" calcext:value-type="float">
            <text:p>31074714</text:p>
          </table:table-cell>
          <table:table-cell table:style-name="ce1" office:value-type="float" office:value="39175270" calcext:value-type="float">
            <text:p>39175270</text:p>
          </table:table-cell>
          <table:table-cell table:style-name="ce1" office:value-type="float" office:value="48866058" calcext:value-type="float">
            <text:p>48866058</text:p>
          </table:table-cell>
          <table:table-cell table:style-name="ce1" office:value-type="float" office:value="56701784" calcext:value-type="float">
            <text:p>567017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1771489.806" calcext:value-type="float">
            <text:p>1771489.806</text:p>
          </table:table-cell>
          <table:table-cell table:style-name="ce1" table:formula="of:=[.C32]/1000" office:value-type="float" office:value="4780829.132" calcext:value-type="float">
            <text:p>4780829.132</text:p>
          </table:table-cell>
          <table:table-cell table:style-name="ce1" table:formula="of:=[.D32]/1000" office:value-type="float" office:value="8646277.706" calcext:value-type="float">
            <text:p>8646277.706</text:p>
          </table:table-cell>
          <table:table-cell table:style-name="ce1" table:formula="of:=[.E32]/1000" office:value-type="float" office:value="12958748.146" calcext:value-type="float">
            <text:p>12958748.146</text:p>
          </table:table-cell>
          <table:table-cell table:style-name="ce1" table:formula="of:=[.F32]/1000" office:value-type="float" office:value="18413475.172" calcext:value-type="float">
            <text:p>18413475.172</text:p>
          </table:table-cell>
          <table:table-cell table:style-name="ce1" table:formula="of:=[.G32]/1000" office:value-type="float" office:value="25377392.343" calcext:value-type="float">
            <text:p>25377392.343</text:p>
          </table:table-cell>
          <table:table-cell table:style-name="ce1" table:formula="of:=[.H32]/1000" office:value-type="float" office:value="31588277.696" calcext:value-type="float">
            <text:p>31588277.696</text:p>
          </table:table-cell>
          <table:table-cell table:style-name="ce1" table:formula="of:=[.I32]/1000" office:value-type="float" office:value="39071087.969" calcext:value-type="float">
            <text:p>39071087.969</text:p>
          </table:table-cell>
          <table:table-cell table:style-name="ce1" table:formula="of:=[.J32]/1000" office:value-type="float" office:value="48493710.23" calcext:value-type="float">
            <text:p>48493710.23</text:p>
          </table:table-cell>
          <table:table-cell table:style-name="ce1" table:formula="of:=[.K32]/1000" office:value-type="float" office:value="56944706.409" calcext:value-type="float">
            <text:p>56944706.40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 from perf</text:p>
          </table:table-cell>
          <table:table-cell table:style-name="ce1" table:formula="of:=[.B6]+[.B20]" office:value-type="float" office:value="896299.84" calcext:value-type="float">
            <text:p>896299.84</text:p>
          </table:table-cell>
          <table:table-cell table:style-name="ce1" table:formula="of:=[.C6]+[.C20]" office:value-type="float" office:value="1717081.536" calcext:value-type="float">
            <text:p>1717081.536</text:p>
          </table:table-cell>
          <table:table-cell table:style-name="ce1" table:formula="of:=[.D6]+[.D20]" office:value-type="float" office:value="2358682.432" calcext:value-type="float">
            <text:p>2358682.432</text:p>
          </table:table-cell>
          <table:table-cell table:style-name="ce1" table:formula="of:=[.E6]+[.E20]" office:value-type="float" office:value="2918380.608" calcext:value-type="float">
            <text:p>2918380.608</text:p>
          </table:table-cell>
          <table:table-cell table:style-name="ce1" table:formula="of:=[.F6]+[.F20]" office:value-type="float" office:value="3554456.448" calcext:value-type="float">
            <text:p>3554456.448</text:p>
          </table:table-cell>
          <table:table-cell table:style-name="ce1" table:formula="of:=[.G6]+[.G20]" office:value-type="float" office:value="4165102.848" calcext:value-type="float">
            <text:p>4165102.848</text:p>
          </table:table-cell>
          <table:table-cell table:style-name="ce1" table:formula="of:=[.H6]+[.H20]" office:value-type="float" office:value="4761989.44" calcext:value-type="float">
            <text:p>4761989.44</text:p>
          </table:table-cell>
          <table:table-cell table:style-name="ce1" table:formula="of:=[.I6]+[.I20]" office:value-type="float" office:value="5384034.56" calcext:value-type="float">
            <text:p>5384034.56</text:p>
          </table:table-cell>
          <table:table-cell table:style-name="ce1" table:formula="of:=[.J6]+[.J20]" office:value-type="float" office:value="6003695.36" calcext:value-type="float">
            <text:p>6003695.36</text:p>
          </table:table-cell>
          <table:table-cell table:style-name="ce1" table:formula="of:=[.K6]+[.K20]" office:value-type="float" office:value="6700060.352" calcext:value-type="float">
            <text:p>6700060.35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2.60355507817562" calcext:value-type="float">
            <text:p>2.60355507817562</text:p>
          </table:table-cell>
          <table:table-cell table:style-name="ce1" table:formula="of:=[.C41]/[.C44]" office:value-type="float" office:value="3.90892328598192" calcext:value-type="float">
            <text:p>3.90892328598192</text:p>
          </table:table-cell>
          <table:table-cell table:style-name="ce1" table:formula="of:=[.D41]/[.D44]" office:value-type="float" office:value="5.29157966781346" calcext:value-type="float">
            <text:p>5.29157966781346</text:p>
          </table:table-cell>
          <table:table-cell table:style-name="ce1" table:formula="of:=[.E41]/[.E44]" office:value-type="float" office:value="6.6993736000044" calcext:value-type="float">
            <text:p>6.6993736000044</text:p>
          </table:table-cell>
          <table:table-cell table:style-name="ce1" table:formula="of:=[.F41]/[.F44]" office:value-type="float" office:value="8.04489896509769" calcext:value-type="float">
            <text:p>8.04489896509769</text:p>
          </table:table-cell>
          <table:table-cell table:style-name="ce1" table:formula="of:=[.G41]/[.G44]" office:value-type="float" office:value="9.20075695571395" calcext:value-type="float">
            <text:p>9.20075695571395</text:p>
          </table:table-cell>
          <table:table-cell table:style-name="ce1" table:formula="of:=[.H41]/[.H44]" office:value-type="float" office:value="10.1245749507584" calcext:value-type="float">
            <text:p>10.1245749507584</text:p>
          </table:table-cell>
          <table:table-cell table:style-name="ce1" table:formula="of:=[.I41]/[.I44]" office:value-type="float" office:value="11.3177527597445" calcext:value-type="float">
            <text:p>11.3177527597445</text:p>
          </table:table-cell>
          <table:table-cell table:style-name="ce1" table:formula="of:=[.J41]/[.J44]" office:value-type="float" office:value="12.7663856015506" calcext:value-type="float">
            <text:p>12.7663856015506</text:p>
          </table:table-cell>
          <table:table-cell table:style-name="ce1" table:formula="of:=[.K41]/[.K44]" office:value-type="float" office:value="13.3377238868191" calcext:value-type="float">
            <text:p>13.33772388681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7.93288539753446" calcext:value-type="float">
            <text:p>7.93288539753446</text:p>
          </table:table-cell>
          <table:table-cell table:style-name="ce1" table:formula="of:=[.C41]/[.C6]" office:value-type="float" office:value="11.0264717067406" calcext:value-type="float">
            <text:p>11.0264717067406</text:p>
          </table:table-cell>
          <table:table-cell table:style-name="ce1" table:formula="of:=[.D41]/[.D6]" office:value-type="float" office:value="14.8511585305721" calcext:value-type="float">
            <text:p>14.8511585305721</text:p>
          </table:table-cell>
          <table:table-cell table:style-name="ce1" table:formula="of:=[.E41]/[.E6]" office:value-type="float" office:value="18.5057041192097" calcext:value-type="float">
            <text:p>18.5057041192097</text:p>
          </table:table-cell>
          <table:table-cell table:style-name="ce1" table:formula="of:=[.F41]/[.F6]" office:value-type="float" office:value="21.9629980998201" calcext:value-type="float">
            <text:p>21.9629980998201</text:p>
          </table:table-cell>
          <table:table-cell table:style-name="ce1" table:formula="of:=[.G41]/[.G6]" office:value-type="float" office:value="24.5487116465583" calcext:value-type="float">
            <text:p>24.5487116465583</text:p>
          </table:table-cell>
          <table:table-cell table:style-name="ce1" table:formula="of:=[.H41]/[.H6]" office:value-type="float" office:value="27.6753503990466" calcext:value-type="float">
            <text:p>27.6753503990466</text:p>
          </table:table-cell>
          <table:table-cell table:style-name="ce1" table:formula="of:=[.I41]/[.I6]" office:value-type="float" office:value="29.6247426381145" calcext:value-type="float">
            <text:p>29.6247426381145</text:p>
          </table:table-cell>
          <table:table-cell table:style-name="ce1" table:formula="of:=[.J41]/[.J6]" office:value-type="float" office:value="33.4840079740193" calcext:value-type="float">
            <text:p>33.4840079740193</text:p>
          </table:table-cell>
          <table:table-cell table:style-name="ce1" table:formula="of:=[.K41]/[.K6]" office:value-type="float" office:value="34.1950581143475" calcext:value-type="float">
            <text:p>34.19505811434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87547831034443" calcext:value-type="float">
            <text:p>3.87547831034443</text:p>
          </table:table-cell>
          <table:table-cell table:style-name="ce1" table:formula="of:=[.C41]/[.C20]" office:value-type="float" office:value="6.05568511356958" calcext:value-type="float">
            <text:p>6.05568511356958</text:p>
          </table:table-cell>
          <table:table-cell table:style-name="ce1" table:formula="of:=[.D41]/[.D20]" office:value-type="float" office:value="8.22066428365359" calcext:value-type="float">
            <text:p>8.22066428365359</text:p>
          </table:table-cell>
          <table:table-cell table:style-name="ce1" table:formula="of:=[.E41]/[.E20]" office:value-type="float" office:value="10.5008601465167" calcext:value-type="float">
            <text:p>10.5008601465167</text:p>
          </table:table-cell>
          <table:table-cell table:style-name="ce1" table:formula="of:=[.F41]/[.F20]" office:value-type="float" office:value="12.6949879414844" calcext:value-type="float">
            <text:p>12.6949879414844</text:p>
          </table:table-cell>
          <table:table-cell table:style-name="ce1" table:formula="of:=[.G41]/[.G20]" office:value-type="float" office:value="14.7164058003524" calcext:value-type="float">
            <text:p>14.7164058003524</text:p>
          </table:table-cell>
          <table:table-cell table:style-name="ce1" table:formula="of:=[.H41]/[.H20]" office:value-type="float" office:value="15.965172606147" calcext:value-type="float">
            <text:p>15.965172606147</text:p>
          </table:table-cell>
          <table:table-cell table:style-name="ce1" table:formula="of:=[.I41]/[.I20]" office:value-type="float" office:value="18.3146172569521" calcext:value-type="float">
            <text:p>18.3146172569521</text:p>
          </table:table-cell>
          <table:table-cell table:style-name="ce1" table:formula="of:=[.J41]/[.J20]" office:value-type="float" office:value="20.6331474527589" calcext:value-type="float">
            <text:p>20.6331474527589</text:p>
          </table:table-cell>
          <table:table-cell table:style-name="ce1" table:formula="of:=[.K41]/[.K20]" office:value-type="float" office:value="21.8668521320879" calcext:value-type="float">
            <text:p>21.866852132087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27299814633582" calcext:value-type="float">
            <text:p>1.27299814633582</text:p>
          </table:table-cell>
          <table:table-cell table:style-name="ce1" table:formula="of:=[.C41]/[.C42]" office:value-type="float" office:value="1.41412038797641" calcext:value-type="float">
            <text:p>1.41412038797641</text:p>
          </table:table-cell>
          <table:table-cell table:style-name="ce1" table:formula="of:=[.D41]/[.D42]" office:value-type="float" office:value="1.47575388313159" calcext:value-type="float">
            <text:p>1.47575388313159</text:p>
          </table:table-cell>
          <table:table-cell table:style-name="ce1" table:formula="of:=[.E41]/[.E42]" office:value-type="float" office:value="1.52523615378146" calcext:value-type="float">
            <text:p>1.52523615378146</text:p>
          </table:table-cell>
          <table:table-cell table:style-name="ce1" table:formula="of:=[.F41]/[.F42]" office:value-type="float" office:value="1.53674933227613" calcext:value-type="float">
            <text:p>1.53674933227613</text:p>
          </table:table-cell>
          <table:table-cell table:style-name="ce1" table:formula="of:=[.G41]/[.G42]" office:value-type="float" office:value="1.54560484428622" calcext:value-type="float">
            <text:p>1.54560484428622</text:p>
          </table:table-cell>
          <table:table-cell table:style-name="ce1" table:formula="of:=[.H41]/[.H42]" office:value-type="float" office:value="1.55152253372308" calcext:value-type="float">
            <text:p>1.55152253372308</text:p>
          </table:table-cell>
          <table:table-cell table:style-name="ce1" table:formula="of:=[.I41]/[.I42]" office:value-type="float" office:value="1.55544995605646" calcext:value-type="float">
            <text:p>1.55544995605646</text:p>
          </table:table-cell>
          <table:table-cell table:style-name="ce1" table:formula="of:=[.J41]/[.J42]" office:value-type="float" office:value="1.5684811326504" calcext:value-type="float">
            <text:p>1.5684811326504</text:p>
          </table:table-cell>
          <table:table-cell table:style-name="ce1" table:formula="of:=[.K41]/[.K42]" office:value-type="float" office:value="1.5760272198843" calcext:value-type="float">
            <text:p>1.576027219884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1.31729010920428" calcext:value-type="float">
            <text:p>1.31729010920428</text:p>
          </table:table-cell>
          <table:table-cell table:style-name="ce1" table:formula="of:=[.C41]/[.C43]" office:value-type="float" office:value="1.4039280247592" calcext:value-type="float">
            <text:p>1.4039280247592</text:p>
          </table:table-cell>
          <table:table-cell table:style-name="ce1" table:formula="of:=[.D41]/[.D43]" office:value-type="float" office:value="1.44352939199938" calcext:value-type="float">
            <text:p>1.44352939199938</text:p>
          </table:table-cell>
          <table:table-cell table:style-name="ce1" table:formula="of:=[.E41]/[.E43]" office:value-type="float" office:value="1.50873539478695" calcext:value-type="float">
            <text:p>1.50873539478695</text:p>
          </table:table-cell>
          <table:table-cell table:style-name="ce1" table:formula="of:=[.F41]/[.F43]" office:value-type="float" office:value="1.55295199482402" calcext:value-type="float">
            <text:p>1.55295199482402</text:p>
          </table:table-cell>
          <table:table-cell table:style-name="ce1" table:formula="of:=[.G41]/[.G43]" office:value-type="float" office:value="1.51008813206809" calcext:value-type="float">
            <text:p>1.51008813206809</text:p>
          </table:table-cell>
          <table:table-cell table:style-name="ce1" table:formula="of:=[.H41]/[.H43]" office:value-type="float" office:value="1.52629780781322" calcext:value-type="float">
            <text:p>1.52629780781322</text:p>
          </table:table-cell>
          <table:table-cell table:style-name="ce1" table:formula="of:=[.I41]/[.I43]" office:value-type="float" office:value="1.55959752255549" calcext:value-type="float">
            <text:p>1.55959752255549</text:p>
          </table:table-cell>
          <table:table-cell table:style-name="ce1" table:formula="of:=[.J41]/[.J43]" office:value-type="float" office:value="1.58052435329199" calcext:value-type="float">
            <text:p>1.58052435329199</text:p>
          </table:table-cell>
          <table:table-cell table:style-name="ce1" table:formula="of:=[.K41]/[.K43]" office:value-type="float" office:value="1.56930399040351" calcext:value-type="float">
            <text:p>1.56930399040351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2.60355507817562" calcext:value-type="float">
            <text:p>2.60355507817562</text:p>
          </table:table-cell>
          <table:table-cell table:style-name="ce1" table:formula="of:=[.C45]" office:value-type="float" office:value="3.90892328598192" calcext:value-type="float">
            <text:p>3.90892328598192</text:p>
          </table:table-cell>
          <table:table-cell table:style-name="ce1" table:formula="of:=[.D45]" office:value-type="float" office:value="5.29157966781346" calcext:value-type="float">
            <text:p>5.29157966781346</text:p>
          </table:table-cell>
          <table:table-cell table:style-name="ce1" table:formula="of:=[.E45]" office:value-type="float" office:value="6.6993736000044" calcext:value-type="float">
            <text:p>6.6993736000044</text:p>
          </table:table-cell>
          <table:table-cell table:style-name="ce1" table:formula="of:=[.F45]" office:value-type="float" office:value="8.04489896509769" calcext:value-type="float">
            <text:p>8.04489896509769</text:p>
          </table:table-cell>
          <table:table-cell table:style-name="ce1" table:formula="of:=[.G45]" office:value-type="float" office:value="9.20075695571395" calcext:value-type="float">
            <text:p>9.20075695571395</text:p>
          </table:table-cell>
          <table:table-cell table:style-name="ce1" table:formula="of:=[.H45]" office:value-type="float" office:value="10.1245749507584" calcext:value-type="float">
            <text:p>10.1245749507584</text:p>
          </table:table-cell>
          <table:table-cell table:style-name="ce1" table:formula="of:=[.I45]" office:value-type="float" office:value="11.3177527597445" calcext:value-type="float">
            <text:p>11.3177527597445</text:p>
          </table:table-cell>
          <table:table-cell table:style-name="ce1" table:formula="of:=[.J45]" office:value-type="float" office:value="12.7663856015506" calcext:value-type="float">
            <text:p>12.7663856015506</text:p>
          </table:table-cell>
          <table:table-cell table:style-name="ce1" table:formula="of:=[.K45]" office:value-type="float" office:value="13.3377238868191" calcext:value-type="float">
            <text:p>13.33772388681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1.31729010920428" calcext:value-type="float">
            <text:p>1.31729010920428</text:p>
          </table:table-cell>
          <table:table-cell table:style-name="ce1" table:formula="of:=[.C49]" office:value-type="float" office:value="1.4039280247592" calcext:value-type="float">
            <text:p>1.4039280247592</text:p>
          </table:table-cell>
          <table:table-cell table:style-name="ce1" table:formula="of:=[.D49]" office:value-type="float" office:value="1.44352939199938" calcext:value-type="float">
            <text:p>1.44352939199938</text:p>
          </table:table-cell>
          <table:table-cell table:style-name="ce1" table:formula="of:=[.E49]" office:value-type="float" office:value="1.50873539478695" calcext:value-type="float">
            <text:p>1.50873539478695</text:p>
          </table:table-cell>
          <table:table-cell table:style-name="ce1" table:formula="of:=[.F49]" office:value-type="float" office:value="1.55295199482402" calcext:value-type="float">
            <text:p>1.55295199482402</text:p>
          </table:table-cell>
          <table:table-cell table:style-name="ce1" table:formula="of:=[.G49]" office:value-type="float" office:value="1.51008813206809" calcext:value-type="float">
            <text:p>1.51008813206809</text:p>
          </table:table-cell>
          <table:table-cell table:style-name="ce1" table:formula="of:=[.H49]" office:value-type="float" office:value="1.52629780781322" calcext:value-type="float">
            <text:p>1.52629780781322</text:p>
          </table:table-cell>
          <table:table-cell table:style-name="ce1" table:formula="of:=[.I49]" office:value-type="float" office:value="1.55959752255549" calcext:value-type="float">
            <text:p>1.55959752255549</text:p>
          </table:table-cell>
          <table:table-cell table:style-name="ce1" table:formula="of:=[.J49]" office:value-type="float" office:value="1.58052435329199" calcext:value-type="float">
            <text:p>1.58052435329199</text:p>
          </table:table-cell>
          <table:table-cell table:style-name="ce1" table:formula="of:=[.K49]" office:value-type="float" office:value="1.56930399040351" calcext:value-type="float">
            <text:p>1.56930399040351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923" calcext:value-type="float">
            <text:p>923</text:p>
          </table:table-cell>
          <table:table-cell table:style-name="ce23" table:formula="of:=[.C9]" office:value-type="float" office:value="2944" calcext:value-type="float">
            <text:p>2944</text:p>
          </table:table-cell>
          <table:table-cell table:style-name="ce23" table:formula="of:=[.D9]" office:value-type="float" office:value="4352" calcext:value-type="float">
            <text:p>4352</text:p>
          </table:table-cell>
          <table:table-cell table:style-name="ce23" table:formula="of:=[.E9]" office:value-type="float" office:value="11801" calcext:value-type="float">
            <text:p>11801</text:p>
          </table:table-cell>
          <table:table-cell table:style-name="ce23" table:formula="of:=[.F9]" office:value-type="float" office:value="27234" calcext:value-type="float">
            <text:p>27234</text:p>
          </table:table-cell>
          <table:table-cell table:style-name="ce23" table:formula="of:=[.G9]" office:value-type="float" office:value="104085" calcext:value-type="float">
            <text:p>104085</text:p>
          </table:table-cell>
          <table:table-cell table:style-name="ce23" table:formula="of:=[.H9]" office:value-type="float" office:value="157532" calcext:value-type="float">
            <text:p>157532</text:p>
          </table:table-cell>
          <table:table-cell table:style-name="ce23" table:formula="of:=[.I9]" office:value-type="float" office:value="356633" calcext:value-type="float">
            <text:p>356633</text:p>
          </table:table-cell>
          <table:table-cell table:style-name="ce23" table:formula="of:=[.J9]" office:value-type="float" office:value="1020592" calcext:value-type="float">
            <text:p>1020592</text:p>
          </table:table-cell>
          <table:table-cell table:style-name="ce23" table:formula="of:=[.K9]" office:value-type="float" office:value="1512475" calcext:value-type="float">
            <text:p>15124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686" calcext:value-type="float">
            <text:p>686</text:p>
          </table:table-cell>
          <table:table-cell table:style-name="ce23" table:formula="of:=[.C23]" office:value-type="float" office:value="1194" calcext:value-type="float">
            <text:p>1194</text:p>
          </table:table-cell>
          <table:table-cell table:style-name="ce23" table:formula="of:=[.D23]" office:value-type="float" office:value="7545" calcext:value-type="float">
            <text:p>7545</text:p>
          </table:table-cell>
          <table:table-cell table:style-name="ce23" table:formula="of:=[.E23]" office:value-type="float" office:value="31314" calcext:value-type="float">
            <text:p>31314</text:p>
          </table:table-cell>
          <table:table-cell table:style-name="ce23" table:formula="of:=[.F23]" office:value-type="float" office:value="109227" calcext:value-type="float">
            <text:p>109227</text:p>
          </table:table-cell>
          <table:table-cell table:style-name="ce23" table:formula="of:=[.G23]" office:value-type="float" office:value="534872" calcext:value-type="float">
            <text:p>534872</text:p>
          </table:table-cell>
          <table:table-cell table:style-name="ce23" table:formula="of:=[.H23]" office:value-type="float" office:value="977429" calcext:value-type="float">
            <text:p>977429</text:p>
          </table:table-cell>
          <table:table-cell table:style-name="ce23" table:formula="of:=[.I23]" office:value-type="float" office:value="1951568" calcext:value-type="float">
            <text:p>1951568</text:p>
          </table:table-cell>
          <table:table-cell table:style-name="ce23" table:formula="of:=[.J23]" office:value-type="float" office:value="5041586" calcext:value-type="float">
            <text:p>5041586</text:p>
          </table:table-cell>
          <table:table-cell table:style-name="ce23" table:formula="of:=[.K23]" office:value-type="float" office:value="7855365" calcext:value-type="float">
            <text:p>7855365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4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965141" calcext:value-type="float">
            <text:p>13965141</text:p>
          </table:table-cell>
          <table:table-cell table:style-name="ce1" office:value-type="float" office:value="26918971" calcext:value-type="float">
            <text:p>26918971</text:p>
          </table:table-cell>
          <table:table-cell table:style-name="ce1" office:value-type="float" office:value="37976768" calcext:value-type="float">
            <text:p>37976768</text:p>
          </table:table-cell>
          <table:table-cell table:style-name="ce1" office:value-type="float" office:value="49158615" calcext:value-type="float">
            <text:p>49158615</text:p>
          </table:table-cell>
          <table:table-cell table:style-name="ce1" office:value-type="float" office:value="59776760" calcext:value-type="float">
            <text:p>59776760</text:p>
          </table:table-cell>
          <table:table-cell table:style-name="ce1" office:value-type="float" office:value="71152644" calcext:value-type="float">
            <text:p>71152644</text:p>
          </table:table-cell>
          <table:table-cell table:style-name="ce1" office:value-type="float" office:value="81078984" calcext:value-type="float">
            <text:p>81078984</text:p>
          </table:table-cell>
          <table:table-cell table:style-name="ce1" office:value-type="float" office:value="93864770" calcext:value-type="float">
            <text:p>93864770</text:p>
          </table:table-cell>
          <table:table-cell table:style-name="ce1" office:value-type="float" office:value="107026149" calcext:value-type="float">
            <text:p>107026149</text:p>
          </table:table-cell>
          <table:table-cell table:style-name="ce1" office:value-type="float" office:value="117402148" calcext:value-type="float">
            <text:p>11740214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100883" calcext:value-type="float">
            <text:p>9100883</text:p>
          </table:table-cell>
          <table:table-cell table:style-name="ce1" office:value-type="float" office:value="17667450" calcext:value-type="float">
            <text:p>17667450</text:p>
          </table:table-cell>
          <table:table-cell table:style-name="ce1" office:value-type="float" office:value="24864931" calcext:value-type="float">
            <text:p>24864931</text:p>
          </table:table-cell>
          <table:table-cell table:style-name="ce1" office:value-type="float" office:value="32100089" calcext:value-type="float">
            <text:p>32100089</text:p>
          </table:table-cell>
          <table:table-cell table:style-name="ce1" office:value-type="float" office:value="38936531" calcext:value-type="float">
            <text:p>38936531</text:p>
          </table:table-cell>
          <table:table-cell table:style-name="ce1" office:value-type="float" office:value="46448681" calcext:value-type="float">
            <text:p>46448681</text:p>
          </table:table-cell>
          <table:table-cell table:style-name="ce1" office:value-type="float" office:value="52923867" calcext:value-type="float">
            <text:p>52923867</text:p>
          </table:table-cell>
          <table:table-cell table:style-name="ce1" office:value-type="float" office:value="61556898" calcext:value-type="float">
            <text:p>61556898</text:p>
          </table:table-cell>
          <table:table-cell table:style-name="ce1" office:value-type="float" office:value="70764192" calcext:value-type="float">
            <text:p>70764192</text:p>
          </table:table-cell>
          <table:table-cell table:style-name="ce1" office:value-type="float" office:value="77008813" calcext:value-type="float">
            <text:p>7700881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864258" calcext:value-type="float">
            <text:p>4864258</text:p>
          </table:table-cell>
          <table:table-cell table:style-name="ce1" table:formula="of:=([.C2]-[.C3])" office:value-type="float" office:value="9251521" calcext:value-type="float">
            <text:p>9251521</text:p>
          </table:table-cell>
          <table:table-cell table:style-name="ce1" table:formula="of:=([.D2]-[.D3])" office:value-type="float" office:value="13111837" calcext:value-type="float">
            <text:p>13111837</text:p>
          </table:table-cell>
          <table:table-cell table:style-name="ce1" table:formula="of:=([.E2]-[.E3])" office:value-type="float" office:value="17058526" calcext:value-type="float">
            <text:p>17058526</text:p>
          </table:table-cell>
          <table:table-cell table:style-name="ce1" table:formula="of:=([.F2]-[.F3])" office:value-type="float" office:value="20840229" calcext:value-type="float">
            <text:p>20840229</text:p>
          </table:table-cell>
          <table:table-cell table:style-name="ce1" table:formula="of:=([.G2]-[.G3])" office:value-type="float" office:value="24703963" calcext:value-type="float">
            <text:p>24703963</text:p>
          </table:table-cell>
          <table:table-cell table:style-name="ce1" table:formula="of:=([.H2]-[.H3])" office:value-type="float" office:value="28155117" calcext:value-type="float">
            <text:p>28155117</text:p>
          </table:table-cell>
          <table:table-cell table:style-name="ce1" table:formula="of:=([.I2]-[.I3])" office:value-type="float" office:value="32307872" calcext:value-type="float">
            <text:p>32307872</text:p>
          </table:table-cell>
          <table:table-cell table:style-name="ce1" table:formula="of:=([.J2]-[.J3])" office:value-type="float" office:value="36261957" calcext:value-type="float">
            <text:p>36261957</text:p>
          </table:table-cell>
          <table:table-cell table:style-name="ce1" table:formula="of:=([.K2]-[.K3])" office:value-type="float" office:value="40393335" calcext:value-type="float">
            <text:p>4039333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311312.512" calcext:value-type="float">
            <text:p>311312.512</text:p>
          </table:table-cell>
          <table:table-cell table:style-name="ce1" table:formula="of:=[.C4]/1000*64" office:value-type="float" office:value="592097.344" calcext:value-type="float">
            <text:p>592097.344</text:p>
          </table:table-cell>
          <table:table-cell table:style-name="ce1" table:formula="of:=[.D4]/1000*64" office:value-type="float" office:value="839157.568" calcext:value-type="float">
            <text:p>839157.568</text:p>
          </table:table-cell>
          <table:table-cell table:style-name="ce1" table:formula="of:=[.E4]/1000*64" office:value-type="float" office:value="1091745.664" calcext:value-type="float">
            <text:p>1091745.664</text:p>
          </table:table-cell>
          <table:table-cell table:style-name="ce1" table:formula="of:=[.F4]/1000*64" office:value-type="float" office:value="1333774.656" calcext:value-type="float">
            <text:p>1333774.656</text:p>
          </table:table-cell>
          <table:table-cell table:style-name="ce1" table:formula="of:=[.G4]/1000*64" office:value-type="float" office:value="1581053.632" calcext:value-type="float">
            <text:p>1581053.632</text:p>
          </table:table-cell>
          <table:table-cell table:style-name="ce1" table:formula="of:=[.H4]/1000*64" office:value-type="float" office:value="1801927.488" calcext:value-type="float">
            <text:p>1801927.488</text:p>
          </table:table-cell>
          <table:table-cell table:style-name="ce1" table:formula="of:=[.I4]/1000*64" office:value-type="float" office:value="2067703.808" calcext:value-type="float">
            <text:p>2067703.808</text:p>
          </table:table-cell>
          <table:table-cell table:style-name="ce1" table:formula="of:=[.J4]/1000*64" office:value-type="float" office:value="2320765.248" calcext:value-type="float">
            <text:p>2320765.248</text:p>
          </table:table-cell>
          <table:table-cell table:style-name="ce1" table:formula="of:=[.K4]/1000*64" office:value-type="float" office:value="2585173.44" calcext:value-type="float">
            <text:p>2585173.4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3093" calcext:value-type="float">
            <text:p>3093</text:p>
          </table:table-cell>
          <table:table-cell table:style-name="ce1" office:value-type="float" office:value="4995" calcext:value-type="float">
            <text:p>4995</text:p>
          </table:table-cell>
          <table:table-cell table:style-name="ce1" office:value-type="float" office:value="14484" calcext:value-type="float">
            <text:p>14484</text:p>
          </table:table-cell>
          <table:table-cell table:style-name="ce1" office:value-type="float" office:value="64445" calcext:value-type="float">
            <text:p>64445</text:p>
          </table:table-cell>
          <table:table-cell table:style-name="ce1" office:value-type="float" office:value="136107" calcext:value-type="float">
            <text:p>136107</text:p>
          </table:table-cell>
          <table:table-cell table:style-name="ce1" office:value-type="float" office:value="234138" calcext:value-type="float">
            <text:p>234138</text:p>
          </table:table-cell>
          <table:table-cell table:style-name="ce1" office:value-type="float" office:value="651594" calcext:value-type="float">
            <text:p>651594</text:p>
          </table:table-cell>
          <table:table-cell table:style-name="ce1" office:value-type="float" office:value="4499340" calcext:value-type="float">
            <text:p>449934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1314" calcext:value-type="float">
            <text:p>1314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5408" calcext:value-type="float">
            <text:p>5408</text:p>
          </table:table-cell>
          <table:table-cell table:style-name="ce1" office:value-type="float" office:value="10224" calcext:value-type="float">
            <text:p>10224</text:p>
          </table:table-cell>
          <table:table-cell table:style-name="ce1" office:value-type="float" office:value="26184" calcext:value-type="float">
            <text:p>26184</text:p>
          </table:table-cell>
          <table:table-cell table:style-name="ce1" office:value-type="float" office:value="65316" calcext:value-type="float">
            <text:p>65316</text:p>
          </table:table-cell>
          <table:table-cell table:style-name="ce1" office:value-type="float" office:value="165794" calcext:value-type="float">
            <text:p>165794</text:p>
          </table:table-cell>
          <table:table-cell table:style-name="ce1" office:value-type="float" office:value="1697296" calcext:value-type="float">
            <text:p>1697296</text:p>
          </table:table-cell>
          <table:table-cell table:style-name="ce1" office:value-type="float" office:value="2873582" calcext:value-type="float">
            <text:p>287358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347" calcext:value-type="float">
            <text:p>347</text:p>
          </table:table-cell>
          <table:table-cell table:style-name="ce1" table:formula="of:=[.C9]-[.C10]" office:value-type="float" office:value="484" calcext:value-type="float">
            <text:p>484</text:p>
          </table:table-cell>
          <table:table-cell table:style-name="ce1" table:formula="of:=[.D9]-[.D10]" office:value-type="float" office:value="665" calcext:value-type="float">
            <text:p>665</text:p>
          </table:table-cell>
          <table:table-cell table:style-name="ce1" table:formula="of:=[.E9]-[.E10]" office:value-type="float" office:value="-413" calcext:value-type="float">
            <text:p>-413</text:p>
          </table:table-cell>
          <table:table-cell table:style-name="ce1" table:formula="of:=[.F9]-[.F10]" office:value-type="float" office:value="4260" calcext:value-type="float">
            <text:p>4260</text:p>
          </table:table-cell>
          <table:table-cell table:style-name="ce1" table:formula="of:=[.G9]-[.G10]" office:value-type="float" office:value="38261" calcext:value-type="float">
            <text:p>38261</text:p>
          </table:table-cell>
          <table:table-cell table:style-name="ce1" table:formula="of:=[.H9]-[.H10]" office:value-type="float" office:value="70791" calcext:value-type="float">
            <text:p>70791</text:p>
          </table:table-cell>
          <table:table-cell table:style-name="ce1" table:formula="of:=[.I9]-[.I10]" office:value-type="float" office:value="68344" calcext:value-type="float">
            <text:p>68344</text:p>
          </table:table-cell>
          <table:table-cell table:style-name="ce1" table:formula="of:=[.J9]-[.J10]" office:value-type="float" office:value="-1045702" calcext:value-type="float">
            <text:p>-1045702</text:p>
          </table:table-cell>
          <table:table-cell table:style-name="ce1" table:formula="of:=[.K9]-[.K10]" office:value-type="float" office:value="1625758" calcext:value-type="float">
            <text:p>162575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22.208" calcext:value-type="float">
            <text:p>22.208</text:p>
          </table:table-cell>
          <table:table-cell table:style-name="ce1" table:formula="of:=[.C11]/1000*64" office:value-type="float" office:value="30.976" calcext:value-type="float">
            <text:p>30.976</text:p>
          </table:table-cell>
          <table:table-cell table:style-name="ce1" table:formula="of:=[.D11]/1000*64" office:value-type="float" office:value="42.56" calcext:value-type="float">
            <text:p>42.56</text:p>
          </table:table-cell>
          <table:table-cell table:style-name="ce1" table:formula="of:=[.E11]/1000*64" office:value-type="float" office:value="-26.432" calcext:value-type="float">
            <text:p>-26.432</text:p>
          </table:table-cell>
          <table:table-cell table:style-name="ce1" table:formula="of:=[.F11]/1000*64" office:value-type="float" office:value="272.64" calcext:value-type="float">
            <text:p>272.64</text:p>
          </table:table-cell>
          <table:table-cell table:style-name="ce1" table:formula="of:=[.G11]/1000*64" office:value-type="float" office:value="2448.704" calcext:value-type="float">
            <text:p>2448.704</text:p>
          </table:table-cell>
          <table:table-cell table:style-name="ce1" table:formula="of:=[.H11]/1000*64" office:value-type="float" office:value="4530.624" calcext:value-type="float">
            <text:p>4530.624</text:p>
          </table:table-cell>
          <table:table-cell table:style-name="ce1" table:formula="of:=[.I11]/1000*64" office:value-type="float" office:value="4374.016" calcext:value-type="float">
            <text:p>4374.016</text:p>
          </table:table-cell>
          <table:table-cell table:style-name="ce1" table:formula="of:=[.J11]/1000*64" office:value-type="float" office:value="-66924.928" calcext:value-type="float">
            <text:p>-66924.928</text:p>
          </table:table-cell>
          <table:table-cell table:style-name="ce1" table:formula="of:=[.K11]/1000*64" office:value-type="float" office:value="104048.512" calcext:value-type="float">
            <text:p>104048.51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593670" calcext:value-type="float">
            <text:p>27593670</text:p>
          </table:table-cell>
          <table:table-cell table:style-name="ce1" office:value-type="float" office:value="51056598" calcext:value-type="float">
            <text:p>51056598</text:p>
          </table:table-cell>
          <table:table-cell table:style-name="ce1" office:value-type="float" office:value="68500796" calcext:value-type="float">
            <text:p>68500796</text:p>
          </table:table-cell>
          <table:table-cell table:style-name="ce1" office:value-type="float" office:value="85486080" calcext:value-type="float">
            <text:p>85486080</text:p>
          </table:table-cell>
          <table:table-cell table:style-name="ce1" office:value-type="float" office:value="102203483" calcext:value-type="float">
            <text:p>102203483</text:p>
          </table:table-cell>
          <table:table-cell table:style-name="ce1" office:value-type="float" office:value="117897348" calcext:value-type="float">
            <text:p>117897348</text:p>
          </table:table-cell>
          <table:table-cell table:style-name="ce1" office:value-type="float" office:value="132683448" calcext:value-type="float">
            <text:p>132683448</text:p>
          </table:table-cell>
          <table:table-cell table:style-name="ce1" office:value-type="float" office:value="150485768" calcext:value-type="float">
            <text:p>150485768</text:p>
          </table:table-cell>
          <table:table-cell table:style-name="ce1" office:value-type="float" office:value="169895374" calcext:value-type="float">
            <text:p>169895374</text:p>
          </table:table-cell>
          <table:table-cell table:style-name="ce1" office:value-type="float" office:value="185124392" calcext:value-type="float">
            <text:p>18512439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302666" calcext:value-type="float">
            <text:p>18302666</text:p>
          </table:table-cell>
          <table:table-cell table:style-name="ce1" office:value-type="float" office:value="33982887" calcext:value-type="float">
            <text:p>33982887</text:p>
          </table:table-cell>
          <table:table-cell table:style-name="ce1" office:value-type="float" office:value="45566580" calcext:value-type="float">
            <text:p>45566580</text:p>
          </table:table-cell>
          <table:table-cell table:style-name="ce1" office:value-type="float" office:value="56920808" calcext:value-type="float">
            <text:p>56920808</text:p>
          </table:table-cell>
          <table:table-cell table:style-name="ce1" office:value-type="float" office:value="68004866" calcext:value-type="float">
            <text:p>68004866</text:p>
          </table:table-cell>
          <table:table-cell table:style-name="ce1" office:value-type="float" office:value="78677696" calcext:value-type="float">
            <text:p>78677696</text:p>
          </table:table-cell>
          <table:table-cell table:style-name="ce1" office:value-type="float" office:value="88455892" calcext:value-type="float">
            <text:p>88455892</text:p>
          </table:table-cell>
          <table:table-cell table:style-name="ce1" office:value-type="float" office:value="100368259" calcext:value-type="float">
            <text:p>100368259</text:p>
          </table:table-cell>
          <table:table-cell table:style-name="ce1" office:value-type="float" office:value="113154250" calcext:value-type="float">
            <text:p>113154250</text:p>
          </table:table-cell>
          <table:table-cell table:style-name="ce1" office:value-type="float" office:value="122994492" calcext:value-type="float">
            <text:p>12299449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291004" calcext:value-type="float">
            <text:p>9291004</text:p>
          </table:table-cell>
          <table:table-cell table:style-name="ce1" table:formula="of:=[.C16]-[.C17]" office:value-type="float" office:value="17073711" calcext:value-type="float">
            <text:p>17073711</text:p>
          </table:table-cell>
          <table:table-cell table:style-name="ce1" table:formula="of:=[.D16]-[.D17]" office:value-type="float" office:value="22934216" calcext:value-type="float">
            <text:p>22934216</text:p>
          </table:table-cell>
          <table:table-cell table:style-name="ce1" table:formula="of:=[.E16]-[.E17]" office:value-type="float" office:value="28565272" calcext:value-type="float">
            <text:p>28565272</text:p>
          </table:table-cell>
          <table:table-cell table:style-name="ce1" table:formula="of:=[.F16]-[.F17]" office:value-type="float" office:value="34198617" calcext:value-type="float">
            <text:p>34198617</text:p>
          </table:table-cell>
          <table:table-cell table:style-name="ce1" table:formula="of:=[.G16]-[.G17]" office:value-type="float" office:value="39219652" calcext:value-type="float">
            <text:p>39219652</text:p>
          </table:table-cell>
          <table:table-cell table:style-name="ce1" table:formula="of:=[.H16]-[.H17]" office:value-type="float" office:value="44227556" calcext:value-type="float">
            <text:p>44227556</text:p>
          </table:table-cell>
          <table:table-cell table:style-name="ce1" table:formula="of:=[.I16]-[.I17]" office:value-type="float" office:value="50117509" calcext:value-type="float">
            <text:p>50117509</text:p>
          </table:table-cell>
          <table:table-cell table:style-name="ce1" table:formula="of:=[.J16]-[.J17]" office:value-type="float" office:value="56741124" calcext:value-type="float">
            <text:p>56741124</text:p>
          </table:table-cell>
          <table:table-cell table:style-name="ce1" table:formula="of:=[.K16]-[.K17]" office:value-type="float" office:value="62129900" calcext:value-type="float">
            <text:p>6212990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94624.256" calcext:value-type="float">
            <text:p>594624.256</text:p>
          </table:table-cell>
          <table:table-cell table:style-name="ce1" table:formula="of:=[.C18]/1000*64" office:value-type="float" office:value="1092717.504" calcext:value-type="float">
            <text:p>1092717.504</text:p>
          </table:table-cell>
          <table:table-cell table:style-name="ce1" table:formula="of:=[.D18]/1000*64" office:value-type="float" office:value="1467789.824" calcext:value-type="float">
            <text:p>1467789.824</text:p>
          </table:table-cell>
          <table:table-cell table:style-name="ce1" table:formula="of:=[.E18]/1000*64" office:value-type="float" office:value="1828177.408" calcext:value-type="float">
            <text:p>1828177.408</text:p>
          </table:table-cell>
          <table:table-cell table:style-name="ce1" table:formula="of:=[.F18]/1000*64" office:value-type="float" office:value="2188711.488" calcext:value-type="float">
            <text:p>2188711.488</text:p>
          </table:table-cell>
          <table:table-cell table:style-name="ce1" table:formula="of:=[.G18]/1000*64" office:value-type="float" office:value="2510057.728" calcext:value-type="float">
            <text:p>2510057.728</text:p>
          </table:table-cell>
          <table:table-cell table:style-name="ce1" table:formula="of:=[.H18]/1000*64" office:value-type="float" office:value="2830563.584" calcext:value-type="float">
            <text:p>2830563.584</text:p>
          </table:table-cell>
          <table:table-cell table:style-name="ce1" table:formula="of:=[.I18]/1000*64" office:value-type="float" office:value="3207520.576" calcext:value-type="float">
            <text:p>3207520.576</text:p>
          </table:table-cell>
          <table:table-cell table:style-name="ce1" table:formula="of:=[.J18]/1000*64" office:value-type="float" office:value="3631431.936" calcext:value-type="float">
            <text:p>3631431.936</text:p>
          </table:table-cell>
          <table:table-cell table:style-name="ce1" table:formula="of:=[.K18]/1000*64" office:value-type="float" office:value="3976313.6" calcext:value-type="float">
            <text:p>3976313.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903" calcext:value-type="float">
            <text:p>3903</text:p>
          </table:table-cell>
          <table:table-cell table:style-name="ce1" office:value-type="float" office:value="5058" calcext:value-type="float">
            <text:p>5058</text:p>
          </table:table-cell>
          <table:table-cell table:style-name="ce1" office:value-type="float" office:value="15089" calcext:value-type="float">
            <text:p>15089</text:p>
          </table:table-cell>
          <table:table-cell table:style-name="ce1" office:value-type="float" office:value="55268" calcext:value-type="float">
            <text:p>55268</text:p>
          </table:table-cell>
          <table:table-cell table:style-name="ce1" office:value-type="float" office:value="263385" calcext:value-type="float">
            <text:p>263385</text:p>
          </table:table-cell>
          <table:table-cell table:style-name="ce1" office:value-type="float" office:value="889636" calcext:value-type="float">
            <text:p>889636</text:p>
          </table:table-cell>
          <table:table-cell table:style-name="ce1" office:value-type="float" office:value="1623677" calcext:value-type="float">
            <text:p>1623677</text:p>
          </table:table-cell>
          <table:table-cell table:style-name="ce1" office:value-type="float" office:value="4121253" calcext:value-type="float">
            <text:p>4121253</text:p>
          </table:table-cell>
          <table:table-cell table:style-name="ce1" office:value-type="float" office:value="13335178" calcext:value-type="float">
            <text:p>1333517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2727" calcext:value-type="float">
            <text:p>2727</text:p>
          </table:table-cell>
          <table:table-cell table:style-name="ce1" office:value-type="float" office:value="6445" calcext:value-type="float">
            <text:p>6445</text:p>
          </table:table-cell>
          <table:table-cell table:style-name="ce1" office:value-type="float" office:value="9576" calcext:value-type="float">
            <text:p>9576</text:p>
          </table:table-cell>
          <table:table-cell table:style-name="ce1" office:value-type="float" office:value="33850" calcext:value-type="float">
            <text:p>33850</text:p>
          </table:table-cell>
          <table:table-cell table:style-name="ce1" office:value-type="float" office:value="137233" calcext:value-type="float">
            <text:p>137233</text:p>
          </table:table-cell>
          <table:table-cell table:style-name="ce1" office:value-type="float" office:value="398997" calcext:value-type="float">
            <text:p>398997</text:p>
          </table:table-cell>
          <table:table-cell table:style-name="ce1" office:value-type="float" office:value="1136040" calcext:value-type="float">
            <text:p>1136040</text:p>
          </table:table-cell>
          <table:table-cell table:style-name="ce1" office:value-type="float" office:value="5348030" calcext:value-type="float">
            <text:p>5348030</text:p>
          </table:table-cell>
          <table:table-cell table:style-name="ce1" office:value-type="float" office:value="9010878" calcext:value-type="float">
            <text:p>901087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-480" calcext:value-type="float">
            <text:p>-480</text:p>
          </table:table-cell>
          <table:table-cell table:style-name="ce1" table:formula="of:=[.C23]-[.C24]" office:value-type="float" office:value="1176" calcext:value-type="float">
            <text:p>1176</text:p>
          </table:table-cell>
          <table:table-cell table:style-name="ce1" table:formula="of:=[.D23]-[.D24]" office:value-type="float" office:value="-1387" calcext:value-type="float">
            <text:p>-1387</text:p>
          </table:table-cell>
          <table:table-cell table:style-name="ce1" table:formula="of:=[.E23]-[.E24]" office:value-type="float" office:value="5513" calcext:value-type="float">
            <text:p>5513</text:p>
          </table:table-cell>
          <table:table-cell table:style-name="ce1" table:formula="of:=[.F23]-[.F24]" office:value-type="float" office:value="21418" calcext:value-type="float">
            <text:p>21418</text:p>
          </table:table-cell>
          <table:table-cell table:style-name="ce1" table:formula="of:=[.G23]-[.G24]" office:value-type="float" office:value="126152" calcext:value-type="float">
            <text:p>126152</text:p>
          </table:table-cell>
          <table:table-cell table:style-name="ce1" table:formula="of:=[.H23]-[.H24]" office:value-type="float" office:value="490639" calcext:value-type="float">
            <text:p>490639</text:p>
          </table:table-cell>
          <table:table-cell table:style-name="ce1" table:formula="of:=[.I23]-[.I24]" office:value-type="float" office:value="487637" calcext:value-type="float">
            <text:p>487637</text:p>
          </table:table-cell>
          <table:table-cell table:style-name="ce1" table:formula="of:=[.J23]-[.J24]" office:value-type="float" office:value="-1226777" calcext:value-type="float">
            <text:p>-1226777</text:p>
          </table:table-cell>
          <table:table-cell table:style-name="ce1" table:formula="of:=[.K23]-[.K24]" office:value-type="float" office:value="4324300" calcext:value-type="float">
            <text:p>432430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-30.72" calcext:value-type="float">
            <text:p>-30.72</text:p>
          </table:table-cell>
          <table:table-cell table:style-name="ce1" table:formula="of:=[.C25]/1000*64" office:value-type="float" office:value="75.264" calcext:value-type="float">
            <text:p>75.264</text:p>
          </table:table-cell>
          <table:table-cell table:style-name="ce1" table:formula="of:=[.D25]/1000*64" office:value-type="float" office:value="-88.768" calcext:value-type="float">
            <text:p>-88.768</text:p>
          </table:table-cell>
          <table:table-cell table:style-name="ce1" table:formula="of:=[.E25]/1000*64" office:value-type="float" office:value="352.832" calcext:value-type="float">
            <text:p>352.832</text:p>
          </table:table-cell>
          <table:table-cell table:style-name="ce1" table:formula="of:=[.F25]/1000*64" office:value-type="float" office:value="1370.752" calcext:value-type="float">
            <text:p>1370.752</text:p>
          </table:table-cell>
          <table:table-cell table:style-name="ce1" table:formula="of:=[.G25]/1000*64" office:value-type="float" office:value="8073.728" calcext:value-type="float">
            <text:p>8073.728</text:p>
          </table:table-cell>
          <table:table-cell table:style-name="ce1" table:formula="of:=[.H25]/1000*64" office:value-type="float" office:value="31400.896" calcext:value-type="float">
            <text:p>31400.896</text:p>
          </table:table-cell>
          <table:table-cell table:style-name="ce1" table:formula="of:=[.I25]/1000*64" office:value-type="float" office:value="31208.768" calcext:value-type="float">
            <text:p>31208.768</text:p>
          </table:table-cell>
          <table:table-cell table:style-name="ce1" table:formula="of:=[.J25]/1000*64" office:value-type="float" office:value="-78513.728" calcext:value-type="float">
            <text:p>-78513.728</text:p>
          </table:table-cell>
          <table:table-cell table:style-name="ce1" table:formula="of:=[.K25]/1000*64" office:value-type="float" office:value="276755.2" calcext:value-type="float">
            <text:p>276755.2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08547244" calcext:value-type="float">
            <text:p>4008547244</text:p>
          </table:table-cell>
          <table:table-cell table:style-name="ce1" office:value-type="float" office:value="10241084839" calcext:value-type="float">
            <text:p>10241084839</text:p>
          </table:table-cell>
          <table:table-cell table:style-name="ce1" office:value-type="float" office:value="17143105962" calcext:value-type="float">
            <text:p>17143105962</text:p>
          </table:table-cell>
          <table:table-cell table:style-name="ce1" office:value-type="float" office:value="25472918874" calcext:value-type="float">
            <text:p>25472918874</text:p>
          </table:table-cell>
          <table:table-cell table:style-name="ce1" office:value-type="float" office:value="36361043036" calcext:value-type="float">
            <text:p>36361043036</text:p>
          </table:table-cell>
          <table:table-cell table:style-name="ce1" office:value-type="float" office:value="49257361063" calcext:value-type="float">
            <text:p>49257361063</text:p>
          </table:table-cell>
          <table:table-cell table:style-name="ce1" office:value-type="float" office:value="61177582498" calcext:value-type="float">
            <text:p>61177582498</text:p>
          </table:table-cell>
          <table:table-cell table:style-name="ce1" office:value-type="float" office:value="75066799777" calcext:value-type="float">
            <text:p>75066799777</text:p>
          </table:table-cell>
          <table:table-cell table:style-name="ce1" office:value-type="float" office:value="94289484409" calcext:value-type="float">
            <text:p>94289484409</text:p>
          </table:table-cell>
          <table:table-cell table:style-name="ce1" office:value-type="float" office:value="108709492633" calcext:value-type="float">
            <text:p>10870949263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68073039" calcext:value-type="float">
            <text:p>2668073039</text:p>
          </table:table-cell>
          <table:table-cell table:style-name="ce1" office:value-type="float" office:value="6707799836" calcext:value-type="float">
            <text:p>6707799836</text:p>
          </table:table-cell>
          <table:table-cell table:style-name="ce1" office:value-type="float" office:value="11701758355" calcext:value-type="float">
            <text:p>11701758355</text:p>
          </table:table-cell>
          <table:table-cell table:style-name="ce1" office:value-type="float" office:value="16923965156" calcext:value-type="float">
            <text:p>16923965156</text:p>
          </table:table-cell>
          <table:table-cell table:style-name="ce1" office:value-type="float" office:value="24353852758" calcext:value-type="float">
            <text:p>24353852758</text:p>
          </table:table-cell>
          <table:table-cell table:style-name="ce1" office:value-type="float" office:value="32281962414" calcext:value-type="float">
            <text:p>32281962414</text:p>
          </table:table-cell>
          <table:table-cell table:style-name="ce1" office:value-type="float" office:value="40667465294" calcext:value-type="float">
            <text:p>40667465294</text:p>
          </table:table-cell>
          <table:table-cell table:style-name="ce1" office:value-type="float" office:value="49981775810" calcext:value-type="float">
            <text:p>49981775810</text:p>
          </table:table-cell>
          <table:table-cell table:style-name="ce1" office:value-type="float" office:value="61932220190" calcext:value-type="float">
            <text:p>61932220190</text:p>
          </table:table-cell>
          <table:table-cell table:style-name="ce1" office:value-type="float" office:value="72453849141" calcext:value-type="float">
            <text:p>7245384914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340474205" calcext:value-type="float">
            <text:p>1340474205</text:p>
          </table:table-cell>
          <table:table-cell table:style-name="ce1" table:formula="of:=[.C30]-[.C31]" office:value-type="float" office:value="3533285003" calcext:value-type="float">
            <text:p>3533285003</text:p>
          </table:table-cell>
          <table:table-cell table:style-name="ce1" table:formula="of:=[.D30]-[.D31]" office:value-type="float" office:value="5441347607" calcext:value-type="float">
            <text:p>5441347607</text:p>
          </table:table-cell>
          <table:table-cell table:style-name="ce1" table:formula="of:=[.E30]-[.E31]" office:value-type="float" office:value="8548953718" calcext:value-type="float">
            <text:p>8548953718</text:p>
          </table:table-cell>
          <table:table-cell table:style-name="ce1" table:formula="of:=[.F30]-[.F31]" office:value-type="float" office:value="12007190278" calcext:value-type="float">
            <text:p>12007190278</text:p>
          </table:table-cell>
          <table:table-cell table:style-name="ce1" table:formula="of:=[.G30]-[.G31]" office:value-type="float" office:value="16975398649" calcext:value-type="float">
            <text:p>16975398649</text:p>
          </table:table-cell>
          <table:table-cell table:style-name="ce1" table:formula="of:=[.H30]-[.H31]" office:value-type="float" office:value="20510117204" calcext:value-type="float">
            <text:p>20510117204</text:p>
          </table:table-cell>
          <table:table-cell table:style-name="ce1" table:formula="of:=[.I30]-[.I31]" office:value-type="float" office:value="25085023967" calcext:value-type="float">
            <text:p>25085023967</text:p>
          </table:table-cell>
          <table:table-cell table:style-name="ce1" table:formula="of:=[.J30]-[.J31]" office:value-type="float" office:value="32357264219" calcext:value-type="float">
            <text:p>32357264219</text:p>
          </table:table-cell>
          <table:table-cell table:style-name="ce1" table:formula="of:=[.K30]-[.K31]" office:value-type="float" office:value="36255643492" calcext:value-type="float">
            <text:p>3625564349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586322478" calcext:value-type="float">
            <text:p>8586322478</text:p>
          </table:table-cell>
          <table:table-cell table:style-name="ce1" office:value-type="float" office:value="23091253879" calcext:value-type="float">
            <text:p>23091253879</text:p>
          </table:table-cell>
          <table:table-cell table:style-name="ce1" office:value-type="float" office:value="41295107797" calcext:value-type="float">
            <text:p>41295107797</text:p>
          </table:table-cell>
          <table:table-cell table:style-name="ce1" office:value-type="float" office:value="63603635083" calcext:value-type="float">
            <text:p>63603635083</text:p>
          </table:table-cell>
          <table:table-cell table:style-name="ce1" office:value-type="float" office:value="92388691125" calcext:value-type="float">
            <text:p>92388691125</text:p>
          </table:table-cell>
          <table:table-cell table:style-name="ce1" office:value-type="float" office:value="122628378509" calcext:value-type="float">
            <text:p>122628378509</text:p>
          </table:table-cell>
          <table:table-cell table:style-name="ce1" office:value-type="float" office:value="153243989832" calcext:value-type="float">
            <text:p>153243989832</text:p>
          </table:table-cell>
          <table:table-cell table:style-name="ce1" office:value-type="float" office:value="192286139151" calcext:value-type="float">
            <text:p>192286139151</text:p>
          </table:table-cell>
          <table:table-cell table:style-name="ce1" office:value-type="float" office:value="241161076925" calcext:value-type="float">
            <text:p>241161076925</text:p>
          </table:table-cell>
          <table:table-cell table:style-name="ce1" office:value-type="float" office:value="280814388972" calcext:value-type="float">
            <text:p>28081438897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700454004" calcext:value-type="float">
            <text:p>5700454004</text:p>
          </table:table-cell>
          <table:table-cell table:style-name="ce1" office:value-type="float" office:value="15356912081" calcext:value-type="float">
            <text:p>15356912081</text:p>
          </table:table-cell>
          <table:table-cell table:style-name="ce1" office:value-type="float" office:value="27498236769" calcext:value-type="float">
            <text:p>27498236769</text:p>
          </table:table-cell>
          <table:table-cell table:style-name="ce1" office:value-type="float" office:value="42371300209" calcext:value-type="float">
            <text:p>42371300209</text:p>
          </table:table-cell>
          <table:table-cell table:style-name="ce1" office:value-type="float" office:value="61524105183" calcext:value-type="float">
            <text:p>61524105183</text:p>
          </table:table-cell>
          <table:table-cell table:style-name="ce1" office:value-type="float" office:value="81667920481" calcext:value-type="float">
            <text:p>81667920481</text:p>
          </table:table-cell>
          <table:table-cell table:style-name="ce1" office:value-type="float" office:value="102052781808" calcext:value-type="float">
            <text:p>102052781808</text:p>
          </table:table-cell>
          <table:table-cell table:style-name="ce1" office:value-type="float" office:value="128063861777" calcext:value-type="float">
            <text:p>128063861777</text:p>
          </table:table-cell>
          <table:table-cell table:style-name="ce1" office:value-type="float" office:value="160615319949" calcext:value-type="float">
            <text:p>160615319949</text:p>
          </table:table-cell>
          <table:table-cell table:style-name="ce1" office:value-type="float" office:value="187078533036" calcext:value-type="float">
            <text:p>18707853303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885868474" calcext:value-type="float">
            <text:p>2885868474</text:p>
          </table:table-cell>
          <table:table-cell table:style-name="ce1" table:formula="of:=[.C35]-[.C36]" office:value-type="float" office:value="7734341798" calcext:value-type="float">
            <text:p>7734341798</text:p>
          </table:table-cell>
          <table:table-cell table:style-name="ce1" table:formula="of:=[.D35]-[.D36]" office:value-type="float" office:value="13796871028" calcext:value-type="float">
            <text:p>13796871028</text:p>
          </table:table-cell>
          <table:table-cell table:style-name="ce1" table:formula="of:=[.E35]-[.E36]" office:value-type="float" office:value="21232334874" calcext:value-type="float">
            <text:p>21232334874</text:p>
          </table:table-cell>
          <table:table-cell table:style-name="ce1" table:formula="of:=[.F35]-[.F36]" office:value-type="float" office:value="30864585942" calcext:value-type="float">
            <text:p>30864585942</text:p>
          </table:table-cell>
          <table:table-cell table:style-name="ce1" table:formula="of:=[.G35]-[.G36]" office:value-type="float" office:value="40960458028" calcext:value-type="float">
            <text:p>40960458028</text:p>
          </table:table-cell>
          <table:table-cell table:style-name="ce1" table:formula="of:=[.H35]-[.H36]" office:value-type="float" office:value="51191208024" calcext:value-type="float">
            <text:p>51191208024</text:p>
          </table:table-cell>
          <table:table-cell table:style-name="ce1" table:formula="of:=[.I35]-[.I36]" office:value-type="float" office:value="64222277374" calcext:value-type="float">
            <text:p>64222277374</text:p>
          </table:table-cell>
          <table:table-cell table:style-name="ce1" table:formula="of:=[.J35]-[.J36]" office:value-type="float" office:value="80545756976" calcext:value-type="float">
            <text:p>80545756976</text:p>
          </table:table-cell>
          <table:table-cell table:style-name="ce1" table:formula="of:=[.K35]-[.K36]" office:value-type="float" office:value="93735855936" calcext:value-type="float">
            <text:p>93735855936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009011" calcext:value-type="float">
            <text:p>2009011</text:p>
          </table:table-cell>
          <table:table-cell table:style-name="ce1" office:value-type="float" office:value="5714027" calcext:value-type="float">
            <text:p>5714027</text:p>
          </table:table-cell>
          <table:table-cell table:style-name="ce1" office:value-type="float" office:value="10574016" calcext:value-type="float">
            <text:p>10574016</text:p>
          </table:table-cell>
          <table:table-cell table:style-name="ce1" office:value-type="float" office:value="16516073" calcext:value-type="float">
            <text:p>16516073</text:p>
          </table:table-cell>
          <table:table-cell table:style-name="ce1" office:value-type="float" office:value="24105873" calcext:value-type="float">
            <text:p>24105873</text:p>
          </table:table-cell>
          <table:table-cell table:style-name="ce1" office:value-type="float" office:value="32260250" calcext:value-type="float">
            <text:p>32260250</text:p>
          </table:table-cell>
          <table:table-cell table:style-name="ce1" office:value-type="float" office:value="40547047" calcext:value-type="float">
            <text:p>40547047</text:p>
          </table:table-cell>
          <table:table-cell table:style-name="ce1" office:value-type="float" office:value="51199934" calcext:value-type="float">
            <text:p>51199934</text:p>
          </table:table-cell>
          <table:table-cell table:style-name="ce1" office:value-type="float" office:value="64349521" calcext:value-type="float">
            <text:p>64349521</text:p>
          </table:table-cell>
          <table:table-cell table:style-name="ce1" office:value-type="float" office:value="74988791" calcext:value-type="float">
            <text:p>749887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421951" calcext:value-type="float">
            <text:p>1421951</text:p>
          </table:table-cell>
          <table:table-cell table:style-name="ce1" office:value-type="float" office:value="3465590" calcext:value-type="float">
            <text:p>3465590</text:p>
          </table:table-cell>
          <table:table-cell table:style-name="ce1" office:value-type="float" office:value="5947120" calcext:value-type="float">
            <text:p>5947120</text:p>
          </table:table-cell>
          <table:table-cell table:style-name="ce1" office:value-type="float" office:value="8902429" calcext:value-type="float">
            <text:p>8902429</text:p>
          </table:table-cell>
          <table:table-cell table:style-name="ce1" office:value-type="float" office:value="12759268" calcext:value-type="float">
            <text:p>12759268</text:p>
          </table:table-cell>
          <table:table-cell table:style-name="ce1" office:value-type="float" office:value="16452029" calcext:value-type="float">
            <text:p>16452029</text:p>
          </table:table-cell>
          <table:table-cell table:style-name="ce1" office:value-type="float" office:value="20286622" calcext:value-type="float">
            <text:p>20286622</text:p>
          </table:table-cell>
          <table:table-cell table:style-name="ce1" office:value-type="float" office:value="25291163" calcext:value-type="float">
            <text:p>25291163</text:p>
          </table:table-cell>
          <table:table-cell table:style-name="ce1" office:value-type="float" office:value="32014025" calcext:value-type="float">
            <text:p>32014025</text:p>
          </table:table-cell>
          <table:table-cell table:style-name="ce1" office:value-type="float" office:value="37208358" calcext:value-type="float">
            <text:p>3720835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1340474.205" calcext:value-type="float">
            <text:p>1340474.205</text:p>
          </table:table-cell>
          <table:table-cell table:style-name="ce1" table:formula="of:=[.C32]/1000" office:value-type="float" office:value="3533285.003" calcext:value-type="float">
            <text:p>3533285.003</text:p>
          </table:table-cell>
          <table:table-cell table:style-name="ce1" table:formula="of:=[.D32]/1000" office:value-type="float" office:value="5441347.607" calcext:value-type="float">
            <text:p>5441347.607</text:p>
          </table:table-cell>
          <table:table-cell table:style-name="ce1" table:formula="of:=[.E32]/1000" office:value-type="float" office:value="8548953.718" calcext:value-type="float">
            <text:p>8548953.718</text:p>
          </table:table-cell>
          <table:table-cell table:style-name="ce1" table:formula="of:=[.F32]/1000" office:value-type="float" office:value="12007190.278" calcext:value-type="float">
            <text:p>12007190.278</text:p>
          </table:table-cell>
          <table:table-cell table:style-name="ce1" table:formula="of:=[.G32]/1000" office:value-type="float" office:value="16975398.649" calcext:value-type="float">
            <text:p>16975398.649</text:p>
          </table:table-cell>
          <table:table-cell table:style-name="ce1" table:formula="of:=[.H32]/1000" office:value-type="float" office:value="20510117.204" calcext:value-type="float">
            <text:p>20510117.204</text:p>
          </table:table-cell>
          <table:table-cell table:style-name="ce1" table:formula="of:=[.I32]/1000" office:value-type="float" office:value="25085023.967" calcext:value-type="float">
            <text:p>25085023.967</text:p>
          </table:table-cell>
          <table:table-cell table:style-name="ce1" table:formula="of:=[.J32]/1000" office:value-type="float" office:value="32357264.219" calcext:value-type="float">
            <text:p>32357264.219</text:p>
          </table:table-cell>
          <table:table-cell table:style-name="ce1" table:formula="of:=[.K32]/1000" office:value-type="float" office:value="36255643.492" calcext:value-type="float">
            <text:p>36255643.4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905936.768" calcext:value-type="float">
            <text:p>905936.768</text:p>
          </table:table-cell>
          <table:table-cell table:style-name="ce1" table:formula="of:=[.C6]+[.C20]" office:value-type="float" office:value="1684814.848" calcext:value-type="float">
            <text:p>1684814.848</text:p>
          </table:table-cell>
          <table:table-cell table:style-name="ce1" table:formula="of:=[.D6]+[.D20]" office:value-type="float" office:value="2306947.392" calcext:value-type="float">
            <text:p>2306947.392</text:p>
          </table:table-cell>
          <table:table-cell table:style-name="ce1" table:formula="of:=[.E6]+[.E20]" office:value-type="float" office:value="2919923.072" calcext:value-type="float">
            <text:p>2919923.072</text:p>
          </table:table-cell>
          <table:table-cell table:style-name="ce1" table:formula="of:=[.F6]+[.F20]" office:value-type="float" office:value="3522486.144" calcext:value-type="float">
            <text:p>3522486.144</text:p>
          </table:table-cell>
          <table:table-cell table:style-name="ce1" table:formula="of:=[.G6]+[.G20]" office:value-type="float" office:value="4091111.36" calcext:value-type="float">
            <text:p>4091111.36</text:p>
          </table:table-cell>
          <table:table-cell table:style-name="ce1" table:formula="of:=[.H6]+[.H20]" office:value-type="float" office:value="4632491.072" calcext:value-type="float">
            <text:p>4632491.072</text:p>
          </table:table-cell>
          <table:table-cell table:style-name="ce1" table:formula="of:=[.I6]+[.I20]" office:value-type="float" office:value="5275224.384" calcext:value-type="float">
            <text:p>5275224.384</text:p>
          </table:table-cell>
          <table:table-cell table:style-name="ce1" table:formula="of:=[.J6]+[.J20]" office:value-type="float" office:value="5952197.184" calcext:value-type="float">
            <text:p>5952197.184</text:p>
          </table:table-cell>
          <table:table-cell table:style-name="ce1" table:formula="of:=[.K6]+[.K20]" office:value-type="float" office:value="6561487.04" calcext:value-type="float">
            <text:p>6561487.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float" office:value="2.21760620714756" calcext:value-type="float">
            <text:p>2.21760620714756</text:p>
          </table:table-cell>
          <table:table-cell table:style-name="ce1" table:formula="of:=[.C41]/[.C44]" office:value-type="float" office:value="3.39148661158998" calcext:value-type="float">
            <text:p>3.39148661158998</text:p>
          </table:table-cell>
          <table:table-cell table:style-name="ce1" table:formula="of:=[.D41]/[.D44]" office:value-type="float" office:value="4.58355315629148" calcext:value-type="float">
            <text:p>4.58355315629148</text:p>
          </table:table-cell>
          <table:table-cell table:style-name="ce1" table:formula="of:=[.E41]/[.E44]" office:value-type="float" office:value="5.65633840095908" calcext:value-type="float">
            <text:p>5.65633840095908</text:p>
          </table:table-cell>
          <table:table-cell table:style-name="ce1" table:formula="of:=[.F41]/[.F44]" office:value-type="float" office:value="6.8434259254818" calcext:value-type="float">
            <text:p>6.8434259254818</text:p>
          </table:table-cell>
          <table:table-cell table:style-name="ce1" table:formula="of:=[.G41]/[.G44]" office:value-type="float" office:value="7.88544900425297" calcext:value-type="float">
            <text:p>7.88544900425297</text:p>
          </table:table-cell>
          <table:table-cell table:style-name="ce1" table:formula="of:=[.H41]/[.H44]" office:value-type="float" office:value="8.75275232478635" calcext:value-type="float">
            <text:p>8.75275232478635</text:p>
          </table:table-cell>
          <table:table-cell table:style-name="ce1" table:formula="of:=[.I41]/[.I44]" office:value-type="float" office:value="9.70573577027202" calcext:value-type="float">
            <text:p>9.70573577027202</text:p>
          </table:table-cell>
          <table:table-cell table:style-name="ce1" table:formula="of:=[.J41]/[.J44]" office:value-type="float" office:value="10.8110532985999" calcext:value-type="float">
            <text:p>10.8110532985999</text:p>
          </table:table-cell>
          <table:table-cell table:style-name="ce1" table:formula="of:=[.K41]/[.K44]" office:value-type="float" office:value="11.4286274655204" calcext:value-type="float">
            <text:p>11.42862746552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6.45335771149474" calcext:value-type="float">
            <text:p>6.45335771149474</text:p>
          </table:table-cell>
          <table:table-cell table:style-name="ce1" table:formula="of:=[.C41]/[.C6]" office:value-type="float" office:value="9.6504857822838" calcext:value-type="float">
            <text:p>9.6504857822838</text:p>
          </table:table-cell>
          <table:table-cell table:style-name="ce1" table:formula="of:=[.D41]/[.D6]" office:value-type="float" office:value="12.6007515194095" calcext:value-type="float">
            <text:p>12.6007515194095</text:p>
          </table:table-cell>
          <table:table-cell table:style-name="ce1" table:formula="of:=[.E41]/[.E6]" office:value-type="float" office:value="15.1281324438583" calcext:value-type="float">
            <text:p>15.1281324438583</text:p>
          </table:table-cell>
          <table:table-cell table:style-name="ce1" table:formula="of:=[.F41]/[.F6]" office:value-type="float" office:value="18.0734225917095" calcext:value-type="float">
            <text:p>18.0734225917095</text:p>
          </table:table-cell>
          <table:table-cell table:style-name="ce1" table:formula="of:=[.G41]/[.G6]" office:value-type="float" office:value="20.4042730411311" calcext:value-type="float">
            <text:p>20.4042730411311</text:p>
          </table:table-cell>
          <table:table-cell table:style-name="ce1" table:formula="of:=[.H41]/[.H6]" office:value-type="float" office:value="22.5020414361979" calcext:value-type="float">
            <text:p>22.5020414361979</text:p>
          </table:table-cell>
          <table:table-cell table:style-name="ce1" table:formula="of:=[.I41]/[.I6]" office:value-type="float" office:value="24.7617351198494" calcext:value-type="float">
            <text:p>24.7617351198494</text:p>
          </table:table-cell>
          <table:table-cell table:style-name="ce1" table:formula="of:=[.J41]/[.J6]" office:value-type="float" office:value="27.7277165604989" calcext:value-type="float">
            <text:p>27.7277165604989</text:p>
          </table:table-cell>
          <table:table-cell table:style-name="ce1" table:formula="of:=[.K41]/[.K6]" office:value-type="float" office:value="29.0072572461521" calcext:value-type="float">
            <text:p>29.007257246152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37862268437297" calcext:value-type="float">
            <text:p>3.37862268437297</text:p>
          </table:table-cell>
          <table:table-cell table:style-name="ce1" table:formula="of:=[.C41]/[.C20]" office:value-type="float" office:value="5.22918959299475" calcext:value-type="float">
            <text:p>5.22918959299475</text:p>
          </table:table-cell>
          <table:table-cell table:style-name="ce1" table:formula="of:=[.D41]/[.D20]" office:value-type="float" office:value="7.20403958870885" calcext:value-type="float">
            <text:p>7.20403958870885</text:p>
          </table:table-cell>
          <table:table-cell table:style-name="ce1" table:formula="of:=[.E41]/[.E20]" office:value-type="float" office:value="9.0341741057113" calcext:value-type="float">
            <text:p>9.0341741057113</text:p>
          </table:table-cell>
          <table:table-cell table:style-name="ce1" table:formula="of:=[.F41]/[.F20]" office:value-type="float" office:value="11.0137280003165" calcext:value-type="float">
            <text:p>11.0137280003165</text:p>
          </table:table-cell>
          <table:table-cell table:style-name="ce1" table:formula="of:=[.G41]/[.G20]" office:value-type="float" office:value="12.8523936482149" calcext:value-type="float">
            <text:p>12.8523936482149</text:p>
          </table:table-cell>
          <table:table-cell table:style-name="ce1" table:formula="of:=[.H41]/[.H20]" office:value-type="float" office:value="14.324725729249" calcext:value-type="float">
            <text:p>14.324725729249</text:p>
          </table:table-cell>
          <table:table-cell table:style-name="ce1" table:formula="of:=[.I41]/[.I20]" office:value-type="float" office:value="15.9624647096886" calcext:value-type="float">
            <text:p>15.9624647096886</text:p>
          </table:table-cell>
          <table:table-cell table:style-name="ce1" table:formula="of:=[.J41]/[.J20]" office:value-type="float" office:value="17.7201506551932" calcext:value-type="float">
            <text:p>17.7201506551932</text:p>
          </table:table-cell>
          <table:table-cell table:style-name="ce1" table:formula="of:=[.K41]/[.K20]" office:value-type="float" office:value="18.8588724490946" calcext:value-type="float">
            <text:p>18.858872449094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41285529529499" calcext:value-type="float">
            <text:p>1.41285529529499</text:p>
          </table:table-cell>
          <table:table-cell table:style-name="ce1" table:formula="of:=[.C41]/[.C42]" office:value-type="float" office:value="1.64878909507472" calcext:value-type="float">
            <text:p>1.64878909507472</text:p>
          </table:table-cell>
          <table:table-cell table:style-name="ce1" table:formula="of:=[.D41]/[.D42]" office:value-type="float" office:value="1.77800616096531" calcext:value-type="float">
            <text:p>1.77800616096531</text:p>
          </table:table-cell>
          <table:table-cell table:style-name="ce1" table:formula="of:=[.E41]/[.E42]" office:value-type="float" office:value="1.85523220685051" calcext:value-type="float">
            <text:p>1.85523220685051</text:p>
          </table:table-cell>
          <table:table-cell table:style-name="ce1" table:formula="of:=[.F41]/[.F42]" office:value-type="float" office:value="1.88928338208744" calcext:value-type="float">
            <text:p>1.88928338208744</text:p>
          </table:table-cell>
          <table:table-cell table:style-name="ce1" table:formula="of:=[.G41]/[.G42]" office:value-type="float" office:value="1.96086756229277" calcext:value-type="float">
            <text:p>1.96086756229277</text:p>
          </table:table-cell>
          <table:table-cell table:style-name="ce1" table:formula="of:=[.H41]/[.H42]" office:value-type="float" office:value="1.99870865637463" calcext:value-type="float">
            <text:p>1.99870865637463</text:p>
          </table:table-cell>
          <table:table-cell table:style-name="ce1" table:formula="of:=[.I41]/[.I42]" office:value-type="float" office:value="2.02441991299491" calcext:value-type="float">
            <text:p>2.02441991299491</text:p>
          </table:table-cell>
          <table:table-cell table:style-name="ce1" table:formula="of:=[.J41]/[.J42]" office:value-type="float" office:value="2.01004156771915" calcext:value-type="float">
            <text:p>2.01004156771915</text:p>
          </table:table-cell>
          <table:table-cell table:style-name="ce1" table:formula="of:=[.K41]/[.K42]" office:value-type="float" office:value="2.01537490582089" calcext:value-type="float">
            <text:p>2.0153749058208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float" office:value="1.49873156268606" calcext:value-type="float">
            <text:p>1.49873156268606</text:p>
          </table:table-cell>
          <table:table-cell table:style-name="ce1" table:formula="of:=[.C41]/[.C43]" office:value-type="float" office:value="1.61719957352673" calcext:value-type="float">
            <text:p>1.61719957352673</text:p>
          </table:table-cell>
          <table:table-cell table:style-name="ce1" table:formula="of:=[.D41]/[.D43]" office:value-type="float" office:value="1.9432715503044" calcext:value-type="float">
            <text:p>1.9432715503044</text:p>
          </table:table-cell>
          <table:table-cell table:style-name="ce1" table:formula="of:=[.E41]/[.E43]" office:value-type="float" office:value="1.93194086022773" calcext:value-type="float">
            <text:p>1.93194086022773</text:p>
          </table:table-cell>
          <table:table-cell table:style-name="ce1" table:formula="of:=[.F41]/[.F43]" office:value-type="float" office:value="2.00761980462387" calcext:value-type="float">
            <text:p>2.00761980462387</text:p>
          </table:table-cell>
          <table:table-cell table:style-name="ce1" table:formula="of:=[.G41]/[.G43]" office:value-type="float" office:value="1.90041192357509" calcext:value-type="float">
            <text:p>1.90041192357509</text:p>
          </table:table-cell>
          <table:table-cell table:style-name="ce1" table:formula="of:=[.H41]/[.H43]" office:value-type="float" office:value="1.97692907342783" calcext:value-type="float">
            <text:p>1.97692907342783</text:p>
          </table:table-cell>
          <table:table-cell table:style-name="ce1" table:formula="of:=[.I41]/[.I43]" office:value-type="float" office:value="2.04105581351466" calcext:value-type="float">
            <text:p>2.04105581351466</text:p>
          </table:table-cell>
          <table:table-cell table:style-name="ce1" table:formula="of:=[.J41]/[.J43]" office:value-type="float" office:value="1.98871945923705" calcext:value-type="float">
            <text:p>1.98871945923705</text:p>
          </table:table-cell>
          <table:table-cell table:style-name="ce1" table:formula="of:=[.K41]/[.K43]" office:value-type="float" office:value="2.06833429991518" calcext:value-type="float">
            <text:p>2.0683342999151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float" office:value="2.21760620714756" calcext:value-type="float">
            <text:p>2.21760620714756</text:p>
          </table:table-cell>
          <table:table-cell table:style-name="ce1" table:formula="of:=[.C45]" office:value-type="float" office:value="3.39148661158998" calcext:value-type="float">
            <text:p>3.39148661158998</text:p>
          </table:table-cell>
          <table:table-cell table:style-name="ce1" table:formula="of:=[.D45]" office:value-type="float" office:value="4.58355315629148" calcext:value-type="float">
            <text:p>4.58355315629148</text:p>
          </table:table-cell>
          <table:table-cell table:style-name="ce1" table:formula="of:=[.E45]" office:value-type="float" office:value="5.65633840095908" calcext:value-type="float">
            <text:p>5.65633840095908</text:p>
          </table:table-cell>
          <table:table-cell table:style-name="ce1" table:formula="of:=[.F45]" office:value-type="float" office:value="6.8434259254818" calcext:value-type="float">
            <text:p>6.8434259254818</text:p>
          </table:table-cell>
          <table:table-cell table:style-name="ce1" table:formula="of:=[.G45]" office:value-type="float" office:value="7.88544900425297" calcext:value-type="float">
            <text:p>7.88544900425297</text:p>
          </table:table-cell>
          <table:table-cell table:style-name="ce1" table:formula="of:=[.H45]" office:value-type="float" office:value="8.75275232478635" calcext:value-type="float">
            <text:p>8.75275232478635</text:p>
          </table:table-cell>
          <table:table-cell table:style-name="ce1" table:formula="of:=[.I45]" office:value-type="float" office:value="9.70573577027202" calcext:value-type="float">
            <text:p>9.70573577027202</text:p>
          </table:table-cell>
          <table:table-cell table:style-name="ce1" table:formula="of:=[.J45]" office:value-type="float" office:value="10.8110532985999" calcext:value-type="float">
            <text:p>10.8110532985999</text:p>
          </table:table-cell>
          <table:table-cell table:style-name="ce1" table:formula="of:=[.K45]" office:value-type="float" office:value="11.4286274655204" calcext:value-type="float">
            <text:p>11.42862746552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float" office:value="1.49873156268606" calcext:value-type="float">
            <text:p>1.49873156268606</text:p>
          </table:table-cell>
          <table:table-cell table:style-name="ce1" table:formula="of:=[.C49]" office:value-type="float" office:value="1.61719957352673" calcext:value-type="float">
            <text:p>1.61719957352673</text:p>
          </table:table-cell>
          <table:table-cell table:style-name="ce1" table:formula="of:=[.D49]" office:value-type="float" office:value="1.9432715503044" calcext:value-type="float">
            <text:p>1.9432715503044</text:p>
          </table:table-cell>
          <table:table-cell table:style-name="ce1" table:formula="of:=[.E49]" office:value-type="float" office:value="1.93194086022773" calcext:value-type="float">
            <text:p>1.93194086022773</text:p>
          </table:table-cell>
          <table:table-cell table:style-name="ce1" table:formula="of:=[.F49]" office:value-type="float" office:value="2.00761980462387" calcext:value-type="float">
            <text:p>2.00761980462387</text:p>
          </table:table-cell>
          <table:table-cell table:style-name="ce1" table:formula="of:=[.G49]" office:value-type="float" office:value="1.90041192357509" calcext:value-type="float">
            <text:p>1.90041192357509</text:p>
          </table:table-cell>
          <table:table-cell table:style-name="ce1" table:formula="of:=[.H49]" office:value-type="float" office:value="1.97692907342783" calcext:value-type="float">
            <text:p>1.97692907342783</text:p>
          </table:table-cell>
          <table:table-cell table:style-name="ce1" table:formula="of:=[.I49]" office:value-type="float" office:value="2.04105581351466" calcext:value-type="float">
            <text:p>2.04105581351466</text:p>
          </table:table-cell>
          <table:table-cell table:style-name="ce1" table:formula="of:=[.J49]" office:value-type="float" office:value="1.98871945923705" calcext:value-type="float">
            <text:p>1.98871945923705</text:p>
          </table:table-cell>
          <table:table-cell table:style-name="ce1" table:formula="of:=[.K49]" office:value-type="float" office:value="2.06833429991518" calcext:value-type="float">
            <text:p>2.06833429991518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044" calcext:value-type="float">
            <text:p>1044</text:p>
          </table:table-cell>
          <table:table-cell table:style-name="ce23" table:formula="of:=[.C9]" office:value-type="float" office:value="1798" calcext:value-type="float">
            <text:p>1798</text:p>
          </table:table-cell>
          <table:table-cell table:style-name="ce23" table:formula="of:=[.D9]" office:value-type="float" office:value="3093" calcext:value-type="float">
            <text:p>3093</text:p>
          </table:table-cell>
          <table:table-cell table:style-name="ce23" table:formula="of:=[.E9]" office:value-type="float" office:value="4995" calcext:value-type="float">
            <text:p>4995</text:p>
          </table:table-cell>
          <table:table-cell table:style-name="ce23" table:formula="of:=[.F9]" office:value-type="float" office:value="14484" calcext:value-type="float">
            <text:p>14484</text:p>
          </table:table-cell>
          <table:table-cell table:style-name="ce23" table:formula="of:=[.G9]" office:value-type="float" office:value="64445" calcext:value-type="float">
            <text:p>64445</text:p>
          </table:table-cell>
          <table:table-cell table:style-name="ce23" table:formula="of:=[.H9]" office:value-type="float" office:value="136107" calcext:value-type="float">
            <text:p>136107</text:p>
          </table:table-cell>
          <table:table-cell table:style-name="ce23" table:formula="of:=[.I9]" office:value-type="float" office:value="234138" calcext:value-type="float">
            <text:p>234138</text:p>
          </table:table-cell>
          <table:table-cell table:style-name="ce23" table:formula="of:=[.J9]" office:value-type="float" office:value="651594" calcext:value-type="float">
            <text:p>651594</text:p>
          </table:table-cell>
          <table:table-cell table:style-name="ce23" table:formula="of:=[.K9]" office:value-type="float" office:value="4499340" calcext:value-type="float">
            <text:p>449934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78" calcext:value-type="float">
            <text:p>78</text:p>
          </table:table-cell>
          <table:table-cell table:style-name="ce23" table:formula="of:=[.C23]" office:value-type="float" office:value="3903" calcext:value-type="float">
            <text:p>3903</text:p>
          </table:table-cell>
          <table:table-cell table:style-name="ce23" table:formula="of:=[.D23]" office:value-type="float" office:value="5058" calcext:value-type="float">
            <text:p>5058</text:p>
          </table:table-cell>
          <table:table-cell table:style-name="ce23" table:formula="of:=[.E23]" office:value-type="float" office:value="15089" calcext:value-type="float">
            <text:p>15089</text:p>
          </table:table-cell>
          <table:table-cell table:style-name="ce23" table:formula="of:=[.F23]" office:value-type="float" office:value="55268" calcext:value-type="float">
            <text:p>55268</text:p>
          </table:table-cell>
          <table:table-cell table:style-name="ce23" table:formula="of:=[.G23]" office:value-type="float" office:value="263385" calcext:value-type="float">
            <text:p>263385</text:p>
          </table:table-cell>
          <table:table-cell table:style-name="ce23" table:formula="of:=[.H23]" office:value-type="float" office:value="889636" calcext:value-type="float">
            <text:p>889636</text:p>
          </table:table-cell>
          <table:table-cell table:style-name="ce23" table:formula="of:=[.I23]" office:value-type="float" office:value="1623677" calcext:value-type="float">
            <text:p>1623677</text:p>
          </table:table-cell>
          <table:table-cell table:style-name="ce23" table:formula="of:=[.J23]" office:value-type="float" office:value="4121253" calcext:value-type="float">
            <text:p>4121253</text:p>
          </table:table-cell>
          <table:table-cell table:style-name="ce23" table:formula="of:=[.K23]" office:value-type="float" office:value="13335178" calcext:value-type="float">
            <text:p>13335178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ct values bas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master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1:47:3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1:48:5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9742091" calcext:value-type="float">
            <text:p>1197420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5508490155" calcext:value-type="float">
            <text:p>5508490155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78622746" calcext:value-type="float">
            <text:p>7862274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3658340186" calcext:value-type="float">
            <text:p>3658340186</text:p>
          </table:table-cell>
          <table:table-cell office:value-type="float" office:value="66.55" calcext:value-type="float">
            <text:p>66.55</text:p>
          </table:table-cell>
          <table:table-cell table:number-columns-repeated="40"/>
        </table:table-row>
        <table:table-row table:style-name="ro2">
          <table:table-cell office:value-type="float" office:value="5145" calcext:value-type="float">
            <text:p>514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76" calcext:value-type="percentage">
            <text:p>6.76%</text:p>
          </table:table-cell>
          <table:table-cell office:value-type="float" office:value="5511081534" calcext:value-type="float">
            <text:p>5511081534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330" calcext:value-type="float">
            <text:p>233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83" calcext:value-type="percentage">
            <text:p>11.83%</text:p>
          </table:table-cell>
          <table:table-cell office:value-type="float" office:value="3662067380" calcext:value-type="float">
            <text:p>3662067380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576592" calcext:value-type="float">
            <text:p>115765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2764362880" calcext:value-type="float">
            <text:p>2764362880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7526098" calcext:value-type="float">
            <text:p>752609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838687309" calcext:value-type="float">
            <text:p>1838687309</text:p>
          </table:table-cell>
          <table:table-cell office:value-type="float" office:value="33.45" calcext:value-type="float">
            <text:p>33.45</text:p>
          </table:table-cell>
          <table:table-cell table:number-columns-repeated="40"/>
        </table:table-row>
        <table:table-row table:style-name="ro2">
          <table:table-cell office:value-type="float" office:value="1605" calcext:value-type="float">
            <text:p>160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22" calcext:value-type="percentage">
            <text:p>12.22%</text:p>
          </table:table-cell>
          <table:table-cell office:value-type="float" office:value="2761771502" calcext:value-type="float">
            <text:p>2761771502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541" calcext:value-type="percentage">
            <text:p>15.41%</text:p>
          </table:table-cell>
          <table:table-cell office:value-type="float" office:value="1834960115" calcext:value-type="float">
            <text:p>1834960115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14830882306" calcext:value-type="float">
            <text:p>1483088230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4139378002" calcext:value-type="float">
            <text:p>4139378002</text:p>
          </table:table-cell>
          <table:table-cell office:value-type="float" office:value="50.04" calcext:value-type="float">
            <text:p>50.04</text:p>
          </table:table-cell>
          <table:table-cell table:number-columns-repeated="3"/>
          <table:table-cell office:value-type="float" office:value="9854857419" calcext:value-type="float">
            <text:p>985485741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748145148" calcext:value-type="float">
            <text:p>2748145148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40617072036" calcext:value-type="float">
            <text:p>4061707203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513909962" calcext:value-type="float">
            <text:p>5513909962</text:p>
          </table:table-cell>
          <table:table-cell office:value-type="float" office:value="66.65" calcext:value-type="float">
            <text:p>66.65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67392458" calcext:value-type="float">
            <text:p>2696739245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659795099" calcext:value-type="float">
            <text:p>3659795099</text:p>
          </table:table-cell>
          <table:table-cell office:value-type="float" office:value="66.58" calcext:value-type="float">
            <text:p>66.58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1:49:4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1:53:1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38506586" calcext:value-type="float">
            <text:p>33850658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13898204214" calcext:value-type="float">
            <text:p>13898204214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210546042" calcext:value-type="float">
            <text:p>2105460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9117492268" calcext:value-type="float">
            <text:p>9117492268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18677" calcext:value-type="float">
            <text:p>1867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13902591429" calcext:value-type="float">
            <text:p>13902591429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3972" calcext:value-type="float">
            <text:p>1397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9123528834" calcext:value-type="float">
            <text:p>9123528834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2017890" calcext:value-type="float">
            <text:p>3201789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6960085154" calcext:value-type="float">
            <text:p>6960085154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0019529" calcext:value-type="float">
            <text:p>2001952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4570498570" calcext:value-type="float">
            <text:p>4570498570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5897" calcext:value-type="float">
            <text:p>589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21" calcext:value-type="percentage">
            <text:p>11.21%</text:p>
          </table:table-cell>
          <table:table-cell office:value-type="float" office:value="6955697938" calcext:value-type="float">
            <text:p>695569793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4873" calcext:value-type="float">
            <text:p>487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4564462004" calcext:value-type="float">
            <text:p>456446200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7389652324" calcext:value-type="float">
            <text:p>3738965232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429446359" calcext:value-type="float">
            <text:p>1042944635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4540217406" calcext:value-type="float">
            <text:p>2454021740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6842617240" calcext:value-type="float">
            <text:p>6842617240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07032304964" calcext:value-type="float">
            <text:p>10703230496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901926573" calcext:value-type="float">
            <text:p>13901926573</text:p>
          </table:table-cell>
          <table:table-cell office:value-type="float" office:value="66.65" calcext:value-type="float">
            <text:p>66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1147241112" calcext:value-type="float">
            <text:p>7114724111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119539239" calcext:value-type="float">
            <text:p>9119539239</text:p>
          </table:table-cell>
          <table:table-cell office:value-type="float" office:value="66.62" calcext:value-type="float">
            <text:p>66.6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Wed Jun 10 21:55:3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2:01:38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19742091" calcext:value-type="float">
            <text:p>119742091</text:p>
          </table:table-cell>
          <table:table-cell table:style-name="ce35" table:formula="of:=[.J4]" office:value-type="float" office:value="78622746" calcext:value-type="float">
            <text:p>78622746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5145" calcext:value-type="float">
            <text:p>5145</text:p>
          </table:table-cell>
          <table:table-cell table:style-name="ce35" table:formula="of:=[.J5]" office:value-type="float" office:value="2330" calcext:value-type="float">
            <text:p>233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11576592" calcext:value-type="float">
            <text:p>11576592</text:p>
          </table:table-cell>
          <table:table-cell table:style-name="ce35" table:formula="of:=[.J6]" office:value-type="float" office:value="7526098" calcext:value-type="float">
            <text:p>752609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1605" calcext:value-type="float">
            <text:p>1605</text:p>
          </table:table-cell>
          <table:table-cell table:style-name="ce35" table:formula="of:=[.J7]" office:value-type="float" office:value="412" calcext:value-type="float">
            <text:p>41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14830882306" calcext:value-type="float">
            <text:p>14830882306</text:p>
          </table:table-cell>
          <table:table-cell table:style-name="ce35" table:formula="of:=[.J8]" office:value-type="float" office:value="9854857419" calcext:value-type="float">
            <text:p>985485741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40617072036" calcext:value-type="float">
            <text:p>40617072036</text:p>
          </table:table-cell>
          <table:table-cell table:style-name="ce35" table:formula="of:=[.J9]" office:value-type="float" office:value="26967392458" calcext:value-type="float">
            <text:p>2696739245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338506586" calcext:value-type="float">
            <text:p>338506586</text:p>
          </table:table-cell>
          <table:table-cell table:style-name="ce35" table:formula="of:=[.J14]" office:value-type="float" office:value="210546042" calcext:value-type="float">
            <text:p>210546042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8677" calcext:value-type="float">
            <text:p>18677</text:p>
          </table:table-cell>
          <table:table-cell table:style-name="ce35" table:formula="of:=[.J15]" office:value-type="float" office:value="13972" calcext:value-type="float">
            <text:p>1397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2017890" calcext:value-type="float">
            <text:p>32017890</text:p>
          </table:table-cell>
          <table:table-cell table:style-name="ce35" table:formula="of:=[.J16]" office:value-type="float" office:value="20019529" calcext:value-type="float">
            <text:p>2001952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5897" calcext:value-type="float">
            <text:p>5897</text:p>
          </table:table-cell>
          <table:table-cell table:style-name="ce35" table:formula="of:=[.J17]" office:value-type="float" office:value="4873" calcext:value-type="float">
            <text:p>4873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37389652324" calcext:value-type="float">
            <text:p>37389652324</text:p>
          </table:table-cell>
          <table:table-cell table:style-name="ce35" table:formula="of:=[.J18]" office:value-type="float" office:value="24540217406" calcext:value-type="float">
            <text:p>24540217406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107032304964" calcext:value-type="float">
            <text:p>107032304964</text:p>
          </table:table-cell>
          <table:table-cell table:style-name="ce35" table:formula="of:=[.J19]" office:value-type="float" office:value="71147241112" calcext:value-type="float">
            <text:p>71147241112</text:p>
          </table:table-cell>
          <table:table-cell/>
        </table:table-row>
        <table:table-row table:style-name="ro2">
          <table:table-cell office:value-type="float" office:value="634660471" calcext:value-type="float">
            <text:p>63466047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24308754997" calcext:value-type="float">
            <text:p>24308754997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33480131" calcext:value-type="float">
            <text:p>4334801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16042317396" calcext:value-type="float">
            <text:p>16042317396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634660471" calcext:value-type="float">
            <text:p>634660471</text:p>
          </table:table-cell>
          <table:table-cell table:style-name="ce35" table:formula="of:=[.J24]" office:value-type="float" office:value="433480131" calcext:value-type="float">
            <text:p>433480131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77415" calcext:value-type="float">
            <text:p>77415</text:p>
          </table:table-cell>
          <table:table-cell table:style-name="ce35" table:formula="of:=[.J25]" office:value-type="float" office:value="64763" calcext:value-type="float">
            <text:p>6476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3351550" calcext:value-type="float">
            <text:p>53351550</text:p>
          </table:table-cell>
          <table:table-cell table:style-name="ce35" table:formula="of:=[.J26]" office:value-type="float" office:value="34932785" calcext:value-type="float">
            <text:p>34932785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29272" calcext:value-type="float">
            <text:p>29272</text:p>
          </table:table-cell>
          <table:table-cell table:style-name="ce35" table:formula="of:=[.J27]" office:value-type="float" office:value="27129" calcext:value-type="float">
            <text:p>27129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65390240517" calcext:value-type="float">
            <text:p>65390240517</text:p>
          </table:table-cell>
          <table:table-cell table:style-name="ce35" table:formula="of:=[.J28]" office:value-type="float" office:value="43155161373" calcext:value-type="float">
            <text:p>43155161373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91442877097" calcext:value-type="float">
            <text:p>191442877097</text:p>
          </table:table-cell>
          <table:table-cell table:style-name="ce35" table:formula="of:=[.J29]" office:value-type="float" office:value="127593326407" calcext:value-type="float">
            <text:p>127593326407</text:p>
          </table:table-cell>
          <table:table-cell/>
        </table:table-row>
        <table:table-row table:style-name="ro2">
          <table:table-cell office:value-type="float" office:value="77415" calcext:value-type="float">
            <text:p>7741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24311825071" calcext:value-type="float">
            <text:p>24311825071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4763" calcext:value-type="float">
            <text:p>6476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16044764785" calcext:value-type="float">
            <text:p>16044764785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1222851540" calcext:value-type="float">
            <text:p>1222851540</text:p>
          </table:table-cell>
          <table:table-cell table:style-name="ce35" table:formula="of:=[.J34]" office:value-type="float" office:value="809772399" calcext:value-type="float">
            <text:p>80977239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265232" calcext:value-type="float">
            <text:p>265232</text:p>
          </table:table-cell>
          <table:table-cell table:style-name="ce35" table:formula="of:=[.J35]" office:value-type="float" office:value="203518" calcext:value-type="float">
            <text:p>20351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1232955" calcext:value-type="float">
            <text:p>81232955</text:p>
          </table:table-cell>
          <table:table-cell table:style-name="ce35" table:formula="of:=[.J36]" office:value-type="float" office:value="55100914" calcext:value-type="float">
            <text:p>5510091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15392" calcext:value-type="float">
            <text:p>115392</text:p>
          </table:table-cell>
          <table:table-cell table:style-name="ce35" table:formula="of:=[.J37]" office:value-type="float" office:value="84741" calcext:value-type="float">
            <text:p>84741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101498550439" calcext:value-type="float">
            <text:p>101498550439</text:p>
          </table:table-cell>
          <table:table-cell table:style-name="ce35" table:formula="of:=[.J38]" office:value-type="float" office:value="67023044900" calcext:value-type="float">
            <text:p>6702304490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293571735720" calcext:value-type="float">
            <text:p>293571735720</text:p>
          </table:table-cell>
          <table:table-cell table:style-name="ce35" table:formula="of:=[.J39]" office:value-type="float" office:value="195371459649" calcext:value-type="float">
            <text:p>195371459649</text:p>
          </table:table-cell>
          <table:table-cell/>
        </table:table-row>
        <table:table-row table:style-name="ro2">
          <table:table-cell office:value-type="float" office:value="53351550" calcext:value-type="float">
            <text:p>5335155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12163025235" calcext:value-type="float">
            <text:p>12163025235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34932785" calcext:value-type="float">
            <text:p>349327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8028151800" calcext:value-type="float">
            <text:p>8028151800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2040164238" calcext:value-type="float">
            <text:p>2040164238</text:p>
          </table:table-cell>
          <table:table-cell table:style-name="ce35" table:formula="of:=[.J44]" office:value-type="float" office:value="1337318384" calcext:value-type="float">
            <text:p>1337318384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703938" calcext:value-type="float">
            <text:p>703938</text:p>
          </table:table-cell>
          <table:table-cell table:style-name="ce35" table:formula="of:=[.J45]" office:value-type="float" office:value="467894" calcext:value-type="float">
            <text:p>46789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14749801" calcext:value-type="float">
            <text:p>114749801</text:p>
          </table:table-cell>
          <table:table-cell table:style-name="ce35" table:formula="of:=[.J46]" office:value-type="float" office:value="72927393" calcext:value-type="float">
            <text:p>7292739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269866" calcext:value-type="float">
            <text:p>269866</text:p>
          </table:table-cell>
          <table:table-cell table:style-name="ce35" table:formula="of:=[.J47]" office:value-type="float" office:value="193634" calcext:value-type="float">
            <text:p>19363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147187617989" calcext:value-type="float">
            <text:p>147187617989</text:p>
          </table:table-cell>
          <table:table-cell table:style-name="ce35" table:formula="of:=[.J48]" office:value-type="float" office:value="95585305372" calcext:value-type="float">
            <text:p>95585305372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422727141110" calcext:value-type="float">
            <text:p>422727141110</text:p>
          </table:table-cell>
          <table:table-cell table:style-name="ce35" table:formula="of:=[.J49]" office:value-type="float" office:value="281336591631" calcext:value-type="float">
            <text:p>281336591631</text:p>
          </table:table-cell>
          <table:table-cell/>
        </table:table-row>
        <table:table-row table:style-name="ro2">
          <table:table-cell office:value-type="float" office:value="29272" calcext:value-type="float">
            <text:p>292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12159955161" calcext:value-type="float">
            <text:p>1215995516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129" calcext:value-type="float">
            <text:p>271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8025704411" calcext:value-type="float">
            <text:p>802570441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2849333860" calcext:value-type="float">
            <text:p>2849333860</text:p>
          </table:table-cell>
          <table:table-cell table:style-name="ce35" table:formula="of:=[.J54]" office:value-type="float" office:value="1822222999" calcext:value-type="float">
            <text:p>1822222999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302623" calcext:value-type="float">
            <text:p>1302623</text:p>
          </table:table-cell>
          <table:table-cell table:style-name="ce35" table:formula="of:=[.J55]" office:value-type="float" office:value="1055935" calcext:value-type="float">
            <text:p>1055935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35291483" calcext:value-type="float">
            <text:p>135291483</text:p>
          </table:table-cell>
          <table:table-cell table:style-name="ce35" table:formula="of:=[.J56]" office:value-type="float" office:value="92721256" calcext:value-type="float">
            <text:p>9272125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469683" calcext:value-type="float">
            <text:p>469683</text:p>
          </table:table-cell>
          <table:table-cell table:style-name="ce35" table:formula="of:=[.J57]" office:value-type="float" office:value="410867" calcext:value-type="float">
            <text:p>41086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93725859690" calcext:value-type="float">
            <text:p>193725859690</text:p>
          </table:table-cell>
          <table:table-cell table:style-name="ce35" table:formula="of:=[.J58]" office:value-type="float" office:value="128920266783" calcext:value-type="float">
            <text:p>128920266783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561009410541" calcext:value-type="float">
            <text:p>561009410541</text:p>
          </table:table-cell>
          <table:table-cell table:style-name="ce35" table:formula="of:=[.J59]" office:value-type="float" office:value="373362399468" calcext:value-type="float">
            <text:p>373362399468</text:p>
          </table:table-cell>
          <table:table-cell/>
        </table:table-row>
        <table:table-row table:style-name="ro2">
          <table:table-cell office:value-type="float" office:value="65390240517" calcext:value-type="float">
            <text:p>6539024051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8237687727" calcext:value-type="float">
            <text:p>1823768772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3155161373" calcext:value-type="float">
            <text:p>431551613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2035725232" calcext:value-type="float">
            <text:p>120357252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3854025281" calcext:value-type="float">
            <text:p>3854025281</text:p>
          </table:table-cell>
          <table:table-cell table:style-name="ce35" table:formula="of:=[.J64]" office:value-type="float" office:value="2524494583" calcext:value-type="float">
            <text:p>2524494583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2690177" calcext:value-type="float">
            <text:p>2690177</text:p>
          </table:table-cell>
          <table:table-cell table:style-name="ce35" table:formula="of:=[.J65]" office:value-type="float" office:value="1486234" calcext:value-type="float">
            <text:p>148623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72521289" calcext:value-type="float">
            <text:p>172521289</text:p>
          </table:table-cell>
          <table:table-cell table:style-name="ce35" table:formula="of:=[.J66]" office:value-type="float" office:value="112629990" calcext:value-type="float">
            <text:p>11262999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1016154" calcext:value-type="float">
            <text:p>1016154</text:p>
          </table:table-cell>
          <table:table-cell table:style-name="ce35" table:formula="of:=[.J67]" office:value-type="float" office:value="552218" calcext:value-type="float">
            <text:p>552218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241336595707" calcext:value-type="float">
            <text:p>241336595707</text:p>
          </table:table-cell>
          <table:table-cell table:style-name="ce35" table:formula="of:=[.J68]" office:value-type="float" office:value="158448403350" calcext:value-type="float">
            <text:p>15844840335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700127205601" calcext:value-type="float">
            <text:p>700127205601</text:p>
          </table:table-cell>
          <table:table-cell table:style-name="ce35" table:formula="of:=[.J69]" office:value-type="float" office:value="466132132156" calcext:value-type="float">
            <text:p>466132132156</text:p>
          </table:table-cell>
          <table:table-cell/>
        </table:table-row>
        <table:table-row table:style-name="ro2">
          <table:table-cell office:value-type="float" office:value="191442877097" calcext:value-type="float">
            <text:p>19144287709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4312697217" calcext:value-type="float">
            <text:p>24312697217</text:p>
          </table:table-cell>
          <table:table-cell office:value-type="float" office:value="66.66" calcext:value-type="float">
            <text:p>66.66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7593326407" calcext:value-type="float">
            <text:p>12759332640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6043104664" calcext:value-type="float">
            <text:p>16043104664</text:p>
          </table:table-cell>
          <table:table-cell office:value-type="float" office:value="66.65" calcext:value-type="float">
            <text:p>66.65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5165453421" calcext:value-type="float">
            <text:p>5165453421</text:p>
          </table:table-cell>
          <table:table-cell table:style-name="ce35" table:formula="of:=[.J74]" office:value-type="float" office:value="3337530633" calcext:value-type="float">
            <text:p>3337530633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4046937" calcext:value-type="float">
            <text:p>4046937</text:p>
          </table:table-cell>
          <table:table-cell table:style-name="ce35" table:formula="of:=[.J75]" office:value-type="float" office:value="2774516" calcext:value-type="float">
            <text:p>2774516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201786449" calcext:value-type="float">
            <text:p>201786449</text:p>
          </table:table-cell>
          <table:table-cell table:style-name="ce35" table:formula="of:=[.J76]" office:value-type="float" office:value="131191330" calcext:value-type="float">
            <text:p>13119133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1529205" calcext:value-type="float">
            <text:p>1529205</text:p>
          </table:table-cell>
          <table:table-cell table:style-name="ce35" table:formula="of:=[.J77]" office:value-type="float" office:value="878635" calcext:value-type="float">
            <text:p>878635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309472720568" calcext:value-type="float">
            <text:p>309472720568</text:p>
          </table:table-cell>
          <table:table-cell table:style-name="ce35" table:formula="of:=[.J78]" office:value-type="float" office:value="196559068571" calcext:value-type="float">
            <text:p>196559068571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878508397630" calcext:value-type="float">
            <text:p>878508397630</text:p>
          </table:table-cell>
          <table:table-cell table:style-name="ce35" table:formula="of:=[.J79]" office:value-type="float" office:value="584875814647" calcext:value-type="float">
            <text:p>58487581464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6693089855" calcext:value-type="float">
            <text:p>6693089855</text:p>
          </table:table-cell>
          <table:table-cell table:style-name="ce35" table:formula="of:=[.J84]" office:value-type="float" office:value="4410283971" calcext:value-type="float">
            <text:p>4410283971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10827629" calcext:value-type="float">
            <text:p>10827629</text:p>
          </table:table-cell>
          <table:table-cell table:style-name="ce35" table:formula="of:=[.J85]" office:value-type="float" office:value="6918331" calcext:value-type="float">
            <text:p>6918331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42152920" calcext:value-type="float">
            <text:p>242152920</text:p>
          </table:table-cell>
          <table:table-cell table:style-name="ce35" table:formula="of:=[.J86]" office:value-type="float" office:value="153413512" calcext:value-type="float">
            <text:p>15341351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3048390" calcext:value-type="float">
            <text:p>3048390</text:p>
          </table:table-cell>
          <table:table-cell table:style-name="ce35" table:formula="of:=[.J87]" office:value-type="float" office:value="1957572" calcext:value-type="float">
            <text:p>195757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385242161241" calcext:value-type="float">
            <text:p>385242161241</text:p>
          </table:table-cell>
          <table:table-cell table:style-name="ce35" table:formula="of:=[.J88]" office:value-type="float" office:value="255049409699" calcext:value-type="float">
            <text:p>255049409699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1096943944938" calcext:value-type="float">
            <text:p>1096943944938</text:p>
          </table:table-cell>
          <table:table-cell table:style-name="ce35" table:formula="of:=[.J89]" office:value-type="float" office:value="730318231033" calcext:value-type="float">
            <text:p>730318231033</text:p>
          </table:table-cell>
          <table:table-cell/>
        </table:table-row>
        <table:table-row table:style-name="ro2">
          <table:table-cell office:value-type="string" calcext:value-type="string">
            <text:p>master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8037641273" calcext:value-type="float">
            <text:p>8037641273</text:p>
          </table:table-cell>
          <table:table-cell table:style-name="ce35" table:formula="of:=[.J94]" office:value-type="float" office:value="5289485182" calcext:value-type="float">
            <text:p>5289485182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3921323" calcext:value-type="float">
            <text:p>13921323</text:p>
          </table:table-cell>
          <table:table-cell table:style-name="ce35" table:formula="of:=[.J95]" office:value-type="float" office:value="8152162" calcext:value-type="float">
            <text:p>815216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73871015" calcext:value-type="float">
            <text:p>273871015</text:p>
          </table:table-cell>
          <table:table-cell table:style-name="ce35" table:formula="of:=[.J96]" office:value-type="float" office:value="178734420" calcext:value-type="float">
            <text:p>17873442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3663493" calcext:value-type="float">
            <text:p>3663493</text:p>
          </table:table-cell>
          <table:table-cell table:style-name="ce35" table:formula="of:=[.J97]" office:value-type="float" office:value="2305795" calcext:value-type="float">
            <text:p>230579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446309440171" calcext:value-type="float">
            <text:p>446309440171</text:p>
          </table:table-cell>
          <table:table-cell table:style-name="ce35" table:formula="of:=[.J98]" office:value-type="float" office:value="286861441429" calcext:value-type="float">
            <text:p>286861441429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1275153112691" calcext:value-type="float">
            <text:p>1275153112691</text:p>
          </table:table-cell>
          <table:table-cell table:style-name="ce35" table:formula="of:=[.J99]" office:value-type="float" office:value="849254590389" calcext:value-type="float">
            <text:p>849254590389</text:p>
          </table:table-cell>
          <table:table-cell/>
        </table:table-row>
        <table:table-row table:style-name="ro2">
          <table:table-cell office:value-type="string" calcext:value-type="string">
            <text:p># started on Wed Jun 10 22:05:3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2:15:0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22851540" calcext:value-type="float">
            <text:p>122285154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37736029858" calcext:value-type="float">
            <text:p>3773602985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809772399" calcext:value-type="float">
            <text:p>80977239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4920344176" calcext:value-type="float">
            <text:p>24920344176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65232" calcext:value-type="float">
            <text:p>26523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37740533425" calcext:value-type="float">
            <text:p>37740533425</text:p>
          </table:table-cell>
          <table:table-cell office:value-type="float" office:value="66.66" calcext:value-type="float">
            <text:p>66.6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03518" calcext:value-type="float">
            <text:p>2035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24923539622" calcext:value-type="float">
            <text:p>2492353962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1232955" calcext:value-type="float">
            <text:p>8123295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8876427114" calcext:value-type="float">
            <text:p>1887642711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5100914" calcext:value-type="float">
            <text:p>5510091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12468823823" calcext:value-type="float">
            <text:p>12468823823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15392" calcext:value-type="float">
            <text:p>11539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18871923547" calcext:value-type="float">
            <text:p>1887192354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4741" calcext:value-type="float">
            <text:p>8474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12465628377" calcext:value-type="float">
            <text:p>1246562837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01498550439" calcext:value-type="float">
            <text:p>10149855043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28304851145" calcext:value-type="float">
            <text:p>2830485114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7023044900" calcext:value-type="float">
            <text:p>670230449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8694981741" calcext:value-type="float">
            <text:p>1869498174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93571735720" calcext:value-type="float">
            <text:p>29357173572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7737449541" calcext:value-type="float">
            <text:p>37737449541</text:p>
          </table:table-cell>
          <table:table-cell office:value-type="float" office:value="66.66" calcext:value-type="float">
            <text:p>66.6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95371459649" calcext:value-type="float">
            <text:p>19537145964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922588388" calcext:value-type="float">
            <text:p>24922588388</text:p>
          </table:table-cell>
          <table:table-cell office:value-type="float" office:value="66.66" calcext:value-type="float">
            <text:p>66.66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2:21:1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2:35:0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040164238" calcext:value-type="float">
            <text:p>204016423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54728462111" calcext:value-type="float">
            <text:p>5472846211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337318384" calcext:value-type="float">
            <text:p>133731838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35542942788" calcext:value-type="float">
            <text:p>35542942788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703938" calcext:value-type="float">
            <text:p>70393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54731699630" calcext:value-type="float">
            <text:p>54731699630</text:p>
          </table:table-cell>
          <table:table-cell office:value-type="float" office:value="66.67" calcext:value-type="float">
            <text:p>66.6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67894" calcext:value-type="float">
            <text:p>4678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35544845216" calcext:value-type="float">
            <text:p>35544845216</text:p>
          </table:table-cell>
          <table:table-cell office:value-type="float" office:value="66.66" calcext:value-type="float">
            <text:p>66.6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4749801" calcext:value-type="float">
            <text:p>11474980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27369912407" calcext:value-type="float">
            <text:p>2736991240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2927393" calcext:value-type="float">
            <text:p>7292739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17777889228" calcext:value-type="float">
            <text:p>1777788922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69866" calcext:value-type="float">
            <text:p>26986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7366674888" calcext:value-type="float">
            <text:p>27366674888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93634" calcext:value-type="float">
            <text:p>19363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17775986800" calcext:value-type="float">
            <text:p>1777598680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7187617989" calcext:value-type="float">
            <text:p>14718761798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41049145584" calcext:value-type="float">
            <text:p>4104914558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5585305372" calcext:value-type="float">
            <text:p>955853053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6661770970" calcext:value-type="float">
            <text:p>2666177097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22727141110" calcext:value-type="float">
            <text:p>42272714111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730210798" calcext:value-type="float">
            <text:p>54730210798</text:p>
          </table:table-cell>
          <table:table-cell office:value-type="float" office:value="66.66" calcext:value-type="float">
            <text:p>66.66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81336591631" calcext:value-type="float">
            <text:p>28133659163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545340049" calcext:value-type="float">
            <text:p>3554534004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2:43:5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3:01:5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849333860" calcext:value-type="float">
            <text:p>284933386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72037856475" calcext:value-type="float">
            <text:p>7203785647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822222999" calcext:value-type="float">
            <text:p>182222299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47935715322" calcext:value-type="float">
            <text:p>47935715322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302623" calcext:value-type="float">
            <text:p>130262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772" calcext:value-type="percentage">
            <text:p>17.72%</text:p>
          </table:table-cell>
          <table:table-cell office:value-type="float" office:value="72041090286" calcext:value-type="float">
            <text:p>72041090286</text:p>
          </table:table-cell>
          <table:table-cell office:value-type="float" office:value="66.67" calcext:value-type="float">
            <text:p>66.6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55935" calcext:value-type="float">
            <text:p>105593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47939752612" calcext:value-type="float">
            <text:p>4793975261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5291483" calcext:value-type="float">
            <text:p>13529148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36023553946" calcext:value-type="float">
            <text:p>3602355394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2721256" calcext:value-type="float">
            <text:p>9272125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23976405794" calcext:value-type="float">
            <text:p>2397640579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69683" calcext:value-type="float">
            <text:p>4696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869" calcext:value-type="percentage">
            <text:p>18.69%</text:p>
          </table:table-cell>
          <table:table-cell office:value-type="float" office:value="36020320136" calcext:value-type="float">
            <text:p>3602032013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410867" calcext:value-type="float">
            <text:p>41086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23972368503" calcext:value-type="float">
            <text:p>2397236850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93725859690" calcext:value-type="float">
            <text:p>1937258596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54029170462" calcext:value-type="float">
            <text:p>5402917046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8920266783" calcext:value-type="float">
            <text:p>12892026678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35956341095" calcext:value-type="float">
            <text:p>35956341095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61009410541" calcext:value-type="float">
            <text:p>56100941054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2035959995" calcext:value-type="float">
            <text:p>72035959995</text:p>
          </table:table-cell>
          <table:table-cell office:value-type="float" office:value="66.66" calcext:value-type="float">
            <text:p>66.6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3362399468" calcext:value-type="float">
            <text:p>37336239946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7938667200" calcext:value-type="float">
            <text:p>47938667200</text:p>
          </table:table-cell>
          <table:table-cell office:value-type="float" office:value="66.66" calcext:value-type="float">
            <text:p>66.6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3:13:5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Wed Jun 10 23:36:1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854025281" calcext:value-type="float">
            <text:p>38540252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89746741979" calcext:value-type="float">
            <text:p>89746741979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2524494583" calcext:value-type="float">
            <text:p>252449458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58918385667" calcext:value-type="float">
            <text:p>5891838566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690177" calcext:value-type="float">
            <text:p>269017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89749555704" calcext:value-type="float">
            <text:p>89749555704</text:p>
          </table:table-cell>
          <table:table-cell office:value-type="float" office:value="66.67" calcext:value-type="float">
            <text:p>66.6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486234" calcext:value-type="float">
            <text:p>14862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58922372242" calcext:value-type="float">
            <text:p>58922372242</text:p>
          </table:table-cell>
          <table:table-cell office:value-type="float" office:value="66.67" calcext:value-type="float">
            <text:p>66.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2521289" calcext:value-type="float">
            <text:p>17252128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44877352141" calcext:value-type="float">
            <text:p>4487735214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2629990" calcext:value-type="float">
            <text:p>11262999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29465906724" calcext:value-type="float">
            <text:p>2946590672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016154" calcext:value-type="float">
            <text:p>101615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44874538415" calcext:value-type="float">
            <text:p>44874538415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52218" calcext:value-type="float">
            <text:p>55221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29461920149" calcext:value-type="float">
            <text:p>29461920149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41336595707" calcext:value-type="float">
            <text:p>24133659570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67311274790" calcext:value-type="float">
            <text:p>6731127479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8448403350" calcext:value-type="float">
            <text:p>15844840335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44191544700" calcext:value-type="float">
            <text:p>4419154470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00127205601" calcext:value-type="float">
            <text:p>70012720560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9746644559" calcext:value-type="float">
            <text:p>8974664455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66132132156" calcext:value-type="float">
            <text:p>46613213215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8919719819" calcext:value-type="float">
            <text:p>5891971981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Wed Jun 10 23:51:0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0:19:5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165453421" calcext:value-type="float">
            <text:p>516545342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15084467325" calcext:value-type="float">
            <text:p>11508446732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3337530633" calcext:value-type="float">
            <text:p>33375306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73085428856" calcext:value-type="float">
            <text:p>73085428856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4046937" calcext:value-type="float">
            <text:p>404693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115086244746" calcext:value-type="float">
            <text:p>115086244746</text:p>
          </table:table-cell>
          <table:table-cell office:value-type="float" office:value="66.67" calcext:value-type="float">
            <text:p>66.6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774516" calcext:value-type="float">
            <text:p>277451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395" calcext:value-type="percentage">
            <text:p>23.95%</text:p>
          </table:table-cell>
          <table:table-cell office:value-type="float" office:value="73088555222" calcext:value-type="float">
            <text:p>7308855522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01786449" calcext:value-type="float">
            <text:p>20178644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57547490467" calcext:value-type="float">
            <text:p>5754749046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1191330" calcext:value-type="float">
            <text:p>13119133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36551407244" calcext:value-type="float">
            <text:p>3655140724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529205" calcext:value-type="float">
            <text:p>152920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57545713046" calcext:value-type="float">
            <text:p>5754571304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878635" calcext:value-type="float">
            <text:p>87863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171" calcext:value-type="percentage">
            <text:p>21.71%</text:p>
          </table:table-cell>
          <table:table-cell office:value-type="float" office:value="36548280879" calcext:value-type="float">
            <text:p>3654828087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09472720568" calcext:value-type="float">
            <text:p>30947272056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86317122611" calcext:value-type="float">
            <text:p>8631712261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6559068571" calcext:value-type="float">
            <text:p>1965590685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54818991834" calcext:value-type="float">
            <text:p>5481899183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878508397630" calcext:value-type="float">
            <text:p>87850839763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15085217301" calcext:value-type="float">
            <text:p>115085217301</text:p>
          </table:table-cell>
          <table:table-cell office:value-type="float" office:value="66.67" calcext:value-type="float">
            <text:p>66.67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84875814647" calcext:value-type="float">
            <text:p>58487581464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3088046432" calcext:value-type="float">
            <text:p>73088046432</text:p>
          </table:table-cell>
          <table:table-cell office:value-type="float" office:value="66.66" calcext:value-type="float">
            <text:p>66.66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0:38:0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1:13:5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693089855" calcext:value-type="float">
            <text:p>669308985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43247083511" calcext:value-type="float">
            <text:p>14324708351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410283971" calcext:value-type="float">
            <text:p>441028397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94833520492" calcext:value-type="float">
            <text:p>94833520492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0827629" calcext:value-type="float">
            <text:p>1082762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143249773621" calcext:value-type="float">
            <text:p>143249773621</text:p>
          </table:table-cell>
          <table:table-cell office:value-type="float" office:value="66.67" calcext:value-type="float">
            <text:p>66.6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918331" calcext:value-type="float">
            <text:p>691833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94837166113" calcext:value-type="float">
            <text:p>94837166113</text:p>
          </table:table-cell>
          <table:table-cell office:value-type="float" office:value="66.67" calcext:value-type="float">
            <text:p>66.6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42152920" calcext:value-type="float">
            <text:p>24215292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71632550925" calcext:value-type="float">
            <text:p>7163255092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53413512" calcext:value-type="float">
            <text:p>15341351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47425090642" calcext:value-type="float">
            <text:p>4742509064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048390" calcext:value-type="float">
            <text:p>30483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71629860815" calcext:value-type="float">
            <text:p>71629860815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957572" calcext:value-type="float">
            <text:p>19575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47421445022" calcext:value-type="float">
            <text:p>47421445022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385242161241" calcext:value-type="float">
            <text:p>38524216124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107440277179" calcext:value-type="float">
            <text:p>10744027717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5049409699" calcext:value-type="float">
            <text:p>25504940969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71129488718" calcext:value-type="float">
            <text:p>71129488718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096943944938" calcext:value-type="float">
            <text:p>10969439449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43250069329" calcext:value-type="float">
            <text:p>143250069329</text:p>
          </table:table-cell>
          <table:table-cell office:value-type="float" office:value="66.67" calcext:value-type="float">
            <text:p>66.67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30318231033" calcext:value-type="float">
            <text:p>73031823103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835471648" calcext:value-type="float">
            <text:p>94835471648</text:p>
          </table:table-cell>
          <table:table-cell office:value-type="float" office:value="66.66" calcext:value-type="float">
            <text:p>66.66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master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master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1:37:3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2:19:0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037641273" calcext:value-type="float">
            <text:p>803764127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65952469515" calcext:value-type="float">
            <text:p>16595246951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289485182" calcext:value-type="float">
            <text:p>528948518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06662587499" calcext:value-type="float">
            <text:p>10666258749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3921323" calcext:value-type="float">
            <text:p>1392132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165958542737" calcext:value-type="float">
            <text:p>165958542737</text:p>
          </table:table-cell>
          <table:table-cell office:value-type="float" office:value="66.67" calcext:value-type="float">
            <text:p>66.67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152162" calcext:value-type="float">
            <text:p>815216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106666018432" calcext:value-type="float">
            <text:p>106666018432</text:p>
          </table:table-cell>
          <table:table-cell office:value-type="float" office:value="66.67" calcext:value-type="float">
            <text:p>66.6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3871015" calcext:value-type="float">
            <text:p>27387101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82985927138" calcext:value-type="float">
            <text:p>8298592713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78734420" calcext:value-type="float">
            <text:p>17873442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53339087160" calcext:value-type="float">
            <text:p>5333908716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663493" calcext:value-type="float">
            <text:p>366349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82979853916" calcext:value-type="float">
            <text:p>8297985391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2305795" calcext:value-type="float">
            <text:p>230579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3335656227" calcext:value-type="float">
            <text:p>5333565622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446309440171" calcext:value-type="float">
            <text:p>4463094401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24466458164" calcext:value-type="float">
            <text:p>12446645816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86861441429" calcext:value-type="float">
            <text:p>28686144142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80001334981" calcext:value-type="float">
            <text:p>8000133498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275153112691" calcext:value-type="float">
            <text:p>127515311269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5953362967" calcext:value-type="float">
            <text:p>165953362967</text:p>
          </table:table-cell>
          <table:table-cell office:value-type="float" office:value="66.66" calcext:value-type="float">
            <text:p>66.66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49254590389" calcext:value-type="float">
            <text:p>84925459038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6665036800" calcext:value-type="float">
            <text:p>106665036800</text:p>
          </table:table-cell>
          <table:table-cell office:value-type="float" office:value="66.66" calcext:value-type="float">
            <text:p>66.6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1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opt1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2:45:4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2:46:3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720512" calcext:value-type="float">
            <text:p>1272051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848836995" calcext:value-type="float">
            <text:p>2848836995</text:p>
          </table:table-cell>
          <table:table-cell office:value-type="float" office:value="66.47" calcext:value-type="float">
            <text:p>66.47</text:p>
          </table:table-cell>
          <table:table-cell table:number-columns-repeated="3"/>
          <table:table-cell office:value-type="float" office:value="8388611" calcext:value-type="float">
            <text:p>838861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1883410971" calcext:value-type="float">
            <text:p>1883410971</text:p>
          </table:table-cell>
          <table:table-cell office:value-type="float" office:value="66.58" calcext:value-type="float">
            <text:p>66.58</text:p>
          </table:table-cell>
          <table:table-cell table:number-columns-repeated="40"/>
        </table:table-row>
        <table:table-row table:style-name="ro2">
          <table:table-cell office:value-type="float" office:value="27827" calcext:value-type="float">
            <text:p>2782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03" calcext:value-type="percentage">
            <text:p>8.03%</text:p>
          </table:table-cell>
          <table:table-cell office:value-type="float" office:value="2856318032" calcext:value-type="float">
            <text:p>2856318032</text:p>
          </table:table-cell>
          <table:table-cell office:value-type="float" office:value="66.65" calcext:value-type="float">
            <text:p>66.6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0346" calcext:value-type="float">
            <text:p>2034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92" calcext:value-type="percentage">
            <text:p>7.92%</text:p>
          </table:table-cell>
          <table:table-cell office:value-type="float" office:value="1887610075" calcext:value-type="float">
            <text:p>1887610075</text:p>
          </table:table-cell>
          <table:table-cell office:value-type="float" office:value="66.73" calcext:value-type="float">
            <text:p>66.7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8397729" calcext:value-type="float">
            <text:p>2839772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436844305" calcext:value-type="float">
            <text:p>1436844305</text:p>
          </table:table-cell>
          <table:table-cell office:value-type="float" office:value="33.53" calcext:value-type="float">
            <text:p>33.53</text:p>
          </table:table-cell>
          <table:table-cell table:number-columns-repeated="3"/>
          <table:table-cell office:value-type="float" office:value="18616456" calcext:value-type="float">
            <text:p>1861645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945175392" calcext:value-type="float">
            <text:p>945175392</text:p>
          </table:table-cell>
          <table:table-cell office:value-type="float" office:value="33.42" calcext:value-type="float">
            <text:p>33.42</text:p>
          </table:table-cell>
          <table:table-cell table:number-columns-repeated="40"/>
        </table:table-row>
        <table:table-row table:style-name="ro2">
          <table:table-cell office:value-type="float" office:value="78590" calcext:value-type="float">
            <text:p>785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785" calcext:value-type="percentage">
            <text:p>7.85%</text:p>
          </table:table-cell>
          <table:table-cell office:value-type="float" office:value="1429363268" calcext:value-type="float">
            <text:p>142936326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0296" calcext:value-type="float">
            <text:p>5029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940976288" calcext:value-type="float">
            <text:p>940976288</text:p>
          </table:table-cell>
          <table:table-cell office:value-type="float" office:value="33.27" calcext:value-type="float">
            <text:p>33.27</text:p>
          </table:table-cell>
          <table:table-cell table:number-columns-repeated="40"/>
        </table:table-row>
        <table:table-row table:style-name="ro2">
          <table:table-cell office:value-type="float" office:value="7681697470" calcext:value-type="float">
            <text:p>768169747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139971047" calcext:value-type="float">
            <text:p>2139971047</text:p>
          </table:table-cell>
          <table:table-cell office:value-type="float" office:value="49.93" calcext:value-type="float">
            <text:p>49.93</text:p>
          </table:table-cell>
          <table:table-cell table:number-columns-repeated="3"/>
          <table:table-cell office:value-type="float" office:value="5070518722" calcext:value-type="float">
            <text:p>507051872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410962452" calcext:value-type="float">
            <text:p>1410962452</text:p>
          </table:table-cell>
          <table:table-cell office:value-type="float" office:value="49.88" calcext:value-type="float">
            <text:p>49.88</text:p>
          </table:table-cell>
          <table:table-cell table:number-columns-repeated="40"/>
        </table:table-row>
        <table:table-row table:style-name="ro2">
          <table:table-cell office:value-type="float" office:value="19482654744" calcext:value-type="float">
            <text:p>1948265474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849952502" calcext:value-type="float">
            <text:p>2849952502</text:p>
          </table:table-cell>
          <table:table-cell office:value-type="float" office:value="66.5" calcext:value-type="float">
            <text:p>66.5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960001630" calcext:value-type="float">
            <text:p>1296000163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80941571" calcext:value-type="float">
            <text:p>1880941571</text:p>
          </table:table-cell>
          <table:table-cell office:value-type="float" office:value="66.5" calcext:value-type="float">
            <text:p>66.5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2:46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2:48:5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3999353" calcext:value-type="float">
            <text:p>2399935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7932128607" calcext:value-type="float">
            <text:p>7932128607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15999359" calcext:value-type="float">
            <text:p>1599935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5248588738" calcext:value-type="float">
            <text:p>5248588738</text:p>
          </table:table-cell>
          <table:table-cell office:value-type="float" office:value="66.55" calcext:value-type="float">
            <text:p>66.55</text:p>
          </table:table-cell>
          <table:table-cell table:number-columns-repeated="40"/>
        </table:table-row>
        <table:table-row table:style-name="ro2">
          <table:table-cell office:value-type="float" office:value="172787" calcext:value-type="float">
            <text:p>17278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7938303003" calcext:value-type="float">
            <text:p>7938303003</text:p>
          </table:table-cell>
          <table:table-cell office:value-type="float" office:value="66.64" calcext:value-type="float">
            <text:p>66.6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6624" calcext:value-type="float">
            <text:p>1166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255531879" calcext:value-type="float">
            <text:p>5255531879</text:p>
          </table:table-cell>
          <table:table-cell office:value-type="float" office:value="66.64" calcext:value-type="float">
            <text:p>66.64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6178886" calcext:value-type="float">
            <text:p>5617888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3980559493" calcext:value-type="float">
            <text:p>3980559493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36735537" calcext:value-type="float">
            <text:p>3673553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2638191856" calcext:value-type="float">
            <text:p>2638191856</text:p>
          </table:table-cell>
          <table:table-cell office:value-type="float" office:value="33.45" calcext:value-type="float">
            <text:p>33.45</text:p>
          </table:table-cell>
          <table:table-cell table:number-columns-repeated="40"/>
        </table:table-row>
        <table:table-row table:style-name="ro2">
          <table:table-cell office:value-type="float" office:value="404317" calcext:value-type="float">
            <text:p>40431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3974385097" calcext:value-type="float">
            <text:p>3974385097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58211" calcext:value-type="float">
            <text:p>2582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41" calcext:value-type="percentage">
            <text:p>4.41%</text:p>
          </table:table-cell>
          <table:table-cell office:value-type="float" office:value="2631248715" calcext:value-type="float">
            <text:p>2631248715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1354251315" calcext:value-type="float">
            <text:p>2135425131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5955902928" calcext:value-type="float">
            <text:p>595590292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4138133548" calcext:value-type="float">
            <text:p>1413813354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942087923" calcext:value-type="float">
            <text:p>3942087923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56267334702" calcext:value-type="float">
            <text:p>5626733470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936866003" calcext:value-type="float">
            <text:p>7936866003</text:p>
          </table:table-cell>
          <table:table-cell office:value-type="float" office:value="66.63" calcext:value-type="float">
            <text:p>66.63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453302499" calcext:value-type="float">
            <text:p>3745330249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252033281" calcext:value-type="float">
            <text:p>5252033281</text:p>
          </table:table-cell>
          <table:table-cell office:value-type="float" office:value="66.59" calcext:value-type="float">
            <text:p>66.59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Thu Jun 11 02:50:1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2:53:55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720512" calcext:value-type="float">
            <text:p>12720512</text:p>
          </table:table-cell>
          <table:table-cell table:style-name="ce35" table:formula="of:=[.J4]" office:value-type="float" office:value="8388611" calcext:value-type="float">
            <text:p>8388611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27827" calcext:value-type="float">
            <text:p>27827</text:p>
          </table:table-cell>
          <table:table-cell table:style-name="ce35" table:formula="of:=[.J5]" office:value-type="float" office:value="20346" calcext:value-type="float">
            <text:p>2034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8397729" calcext:value-type="float">
            <text:p>28397729</text:p>
          </table:table-cell>
          <table:table-cell table:style-name="ce35" table:formula="of:=[.J6]" office:value-type="float" office:value="18616456" calcext:value-type="float">
            <text:p>1861645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78590" calcext:value-type="float">
            <text:p>78590</text:p>
          </table:table-cell>
          <table:table-cell table:style-name="ce35" table:formula="of:=[.J7]" office:value-type="float" office:value="50296" calcext:value-type="float">
            <text:p>5029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81697470" calcext:value-type="float">
            <text:p>7681697470</text:p>
          </table:table-cell>
          <table:table-cell table:style-name="ce35" table:formula="of:=[.J8]" office:value-type="float" office:value="5070518722" calcext:value-type="float">
            <text:p>5070518722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9482654744" calcext:value-type="float">
            <text:p>19482654744</text:p>
          </table:table-cell>
          <table:table-cell table:style-name="ce35" table:formula="of:=[.J9]" office:value-type="float" office:value="12960001630" calcext:value-type="float">
            <text:p>1296000163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3999353" calcext:value-type="float">
            <text:p>23999353</text:p>
          </table:table-cell>
          <table:table-cell table:style-name="ce35" table:formula="of:=[.J14]" office:value-type="float" office:value="15999359" calcext:value-type="float">
            <text:p>15999359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72787" calcext:value-type="float">
            <text:p>172787</text:p>
          </table:table-cell>
          <table:table-cell table:style-name="ce35" table:formula="of:=[.J15]" office:value-type="float" office:value="116624" calcext:value-type="float">
            <text:p>11662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6178886" calcext:value-type="float">
            <text:p>56178886</text:p>
          </table:table-cell>
          <table:table-cell table:style-name="ce35" table:formula="of:=[.J16]" office:value-type="float" office:value="36735537" calcext:value-type="float">
            <text:p>3673553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404317" calcext:value-type="float">
            <text:p>404317</text:p>
          </table:table-cell>
          <table:table-cell table:style-name="ce35" table:formula="of:=[.J17]" office:value-type="float" office:value="258211" calcext:value-type="float">
            <text:p>258211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354251315" calcext:value-type="float">
            <text:p>21354251315</text:p>
          </table:table-cell>
          <table:table-cell table:style-name="ce35" table:formula="of:=[.J18]" office:value-type="float" office:value="14138133548" calcext:value-type="float">
            <text:p>1413813354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56267334702" calcext:value-type="float">
            <text:p>56267334702</text:p>
          </table:table-cell>
          <table:table-cell table:style-name="ce35" table:formula="of:=[.J19]" office:value-type="float" office:value="37453302499" calcext:value-type="float">
            <text:p>37453302499</text:p>
          </table:table-cell>
          <table:table-cell/>
        </table:table-row>
        <table:table-row table:style-name="ro2">
          <table:table-cell office:value-type="float" office:value="35464317" calcext:value-type="float">
            <text:p>3546431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4559604900" calcext:value-type="float">
            <text:p>14559604900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23598288" calcext:value-type="float">
            <text:p>2359828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9650081480" calcext:value-type="float">
            <text:p>9650081480</text:p>
          </table:table-cell>
          <table:table-cell office:value-type="float" office:value="66.61" calcext:value-type="float">
            <text:p>66.61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5464317" calcext:value-type="float">
            <text:p>35464317</text:p>
          </table:table-cell>
          <table:table-cell table:style-name="ce35" table:formula="of:=[.J24]" office:value-type="float" office:value="23598288" calcext:value-type="float">
            <text:p>23598288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410917" calcext:value-type="float">
            <text:p>410917</text:p>
          </table:table-cell>
          <table:table-cell table:style-name="ce35" table:formula="of:=[.J25]" office:value-type="float" office:value="278270" calcext:value-type="float">
            <text:p>27827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7590519" calcext:value-type="float">
            <text:p>77590519</text:p>
          </table:table-cell>
          <table:table-cell table:style-name="ce35" table:formula="of:=[.J26]" office:value-type="float" office:value="50989502" calcext:value-type="float">
            <text:p>50989502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882830" calcext:value-type="float">
            <text:p>882830</text:p>
          </table:table-cell>
          <table:table-cell table:style-name="ce35" table:formula="of:=[.J27]" office:value-type="float" office:value="566906" calcext:value-type="float">
            <text:p>566906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9161456295" calcext:value-type="float">
            <text:p>39161456295</text:p>
          </table:table-cell>
          <table:table-cell table:style-name="ce35" table:formula="of:=[.J28]" office:value-type="float" office:value="25972090173" calcext:value-type="float">
            <text:p>25972090173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04849475911" calcext:value-type="float">
            <text:p>104849475911</text:p>
          </table:table-cell>
          <table:table-cell table:style-name="ce35" table:formula="of:=[.J29]" office:value-type="float" office:value="69840225788" calcext:value-type="float">
            <text:p>69840225788</text:p>
          </table:table-cell>
          <table:table-cell/>
        </table:table-row>
        <table:table-row table:style-name="ro2">
          <table:table-cell office:value-type="float" office:value="410917" calcext:value-type="float">
            <text:p>41091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4560006315" calcext:value-type="float">
            <text:p>14560006315</text:p>
          </table:table-cell>
          <table:table-cell office:value-type="float" office:value="66.65" calcext:value-type="float">
            <text:p>66.6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78270" calcext:value-type="float">
            <text:p>2782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9654520238" calcext:value-type="float">
            <text:p>9654520238</text:p>
          </table:table-cell>
          <table:table-cell office:value-type="float" office:value="66.64" calcext:value-type="float">
            <text:p>66.64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5373744" calcext:value-type="float">
            <text:p>45373744</text:p>
          </table:table-cell>
          <table:table-cell table:style-name="ce35" table:formula="of:=[.J34]" office:value-type="float" office:value="30098273" calcext:value-type="float">
            <text:p>30098273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706614" calcext:value-type="float">
            <text:p>706614</text:p>
          </table:table-cell>
          <table:table-cell table:style-name="ce35" table:formula="of:=[.J35]" office:value-type="float" office:value="455952" calcext:value-type="float">
            <text:p>455952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98867885" calcext:value-type="float">
            <text:p>98867885</text:p>
          </table:table-cell>
          <table:table-cell table:style-name="ce35" table:formula="of:=[.J36]" office:value-type="float" office:value="65071272" calcext:value-type="float">
            <text:p>65071272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465751" calcext:value-type="float">
            <text:p>1465751</text:p>
          </table:table-cell>
          <table:table-cell table:style-name="ce35" table:formula="of:=[.J37]" office:value-type="float" office:value="933511" calcext:value-type="float">
            <text:p>933511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60890920289" calcext:value-type="float">
            <text:p>60890920289</text:p>
          </table:table-cell>
          <table:table-cell table:style-name="ce35" table:formula="of:=[.J38]" office:value-type="float" office:value="40505017717" calcext:value-type="float">
            <text:p>40505017717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64540533385" calcext:value-type="float">
            <text:p>164540533385</text:p>
          </table:table-cell>
          <table:table-cell table:style-name="ce35" table:formula="of:=[.J39]" office:value-type="float" office:value="109617001662" calcext:value-type="float">
            <text:p>109617001662</text:p>
          </table:table-cell>
          <table:table-cell/>
        </table:table-row>
        <table:table-row table:style-name="ro2">
          <table:table-cell office:value-type="float" office:value="77590519" calcext:value-type="float">
            <text:p>7759051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7285921395" calcext:value-type="float">
            <text:p>7285921395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0989502" calcext:value-type="float">
            <text:p>5098950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4837699021" calcext:value-type="float">
            <text:p>4837699021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3744350" calcext:value-type="float">
            <text:p>53744350</text:p>
          </table:table-cell>
          <table:table-cell table:style-name="ce35" table:formula="of:=[.J44]" office:value-type="float" office:value="36000219" calcext:value-type="float">
            <text:p>36000219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000658" calcext:value-type="float">
            <text:p>1000658</text:p>
          </table:table-cell>
          <table:table-cell table:style-name="ce35" table:formula="of:=[.J45]" office:value-type="float" office:value="658140" calcext:value-type="float">
            <text:p>65814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21106019" calcext:value-type="float">
            <text:p>121106019</text:p>
          </table:table-cell>
          <table:table-cell table:style-name="ce35" table:formula="of:=[.J46]" office:value-type="float" office:value="80162512" calcext:value-type="float">
            <text:p>80162512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2121038" calcext:value-type="float">
            <text:p>2121038</text:p>
          </table:table-cell>
          <table:table-cell table:style-name="ce35" table:formula="of:=[.J47]" office:value-type="float" office:value="1434944" calcext:value-type="float">
            <text:p>143494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8679566535" calcext:value-type="float">
            <text:p>88679566535</text:p>
          </table:table-cell>
          <table:table-cell table:style-name="ce35" table:formula="of:=[.J48]" office:value-type="float" office:value="58882387506" calcext:value-type="float">
            <text:p>58882387506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240975564218" calcext:value-type="float">
            <text:p>240975564218</text:p>
          </table:table-cell>
          <table:table-cell table:style-name="ce35" table:formula="of:=[.J49]" office:value-type="float" office:value="160523463406" calcext:value-type="float">
            <text:p>160523463406</text:p>
          </table:table-cell>
          <table:table-cell/>
        </table:table-row>
        <table:table-row table:style-name="ro2">
          <table:table-cell office:value-type="float" office:value="882830" calcext:value-type="float">
            <text:p>8828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7285519980" calcext:value-type="float">
            <text:p>7285519980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66906" calcext:value-type="float">
            <text:p>56690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4833260262" calcext:value-type="float">
            <text:p>4833260262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5293842" calcext:value-type="float">
            <text:p>65293842</text:p>
          </table:table-cell>
          <table:table-cell table:style-name="ce35" table:formula="of:=[.J54]" office:value-type="float" office:value="45724542" calcext:value-type="float">
            <text:p>45724542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536946" calcext:value-type="float">
            <text:p>1536946</text:p>
          </table:table-cell>
          <table:table-cell table:style-name="ce35" table:formula="of:=[.J55]" office:value-type="float" office:value="1014503" calcext:value-type="float">
            <text:p>101450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42473516" calcext:value-type="float">
            <text:p>142473516</text:p>
          </table:table-cell>
          <table:table-cell table:style-name="ce35" table:formula="of:=[.J56]" office:value-type="float" office:value="95318886" calcext:value-type="float">
            <text:p>9531888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3083258" calcext:value-type="float">
            <text:p>3083258</text:p>
          </table:table-cell>
          <table:table-cell table:style-name="ce35" table:formula="of:=[.J57]" office:value-type="float" office:value="2115474" calcext:value-type="float">
            <text:p>211547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8485010767" calcext:value-type="float">
            <text:p>118485010767</text:p>
          </table:table-cell>
          <table:table-cell table:style-name="ce35" table:formula="of:=[.J58]" office:value-type="float" office:value="78879366190" calcext:value-type="float">
            <text:p>7887936619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323276191289" calcext:value-type="float">
            <text:p>323276191289</text:p>
          </table:table-cell>
          <table:table-cell table:style-name="ce35" table:formula="of:=[.J59]" office:value-type="float" office:value="215375681255" calcext:value-type="float">
            <text:p>215375681255</text:p>
          </table:table-cell>
          <table:table-cell/>
        </table:table-row>
        <table:table-row table:style-name="ro2">
          <table:table-cell office:value-type="float" office:value="39161456295" calcext:value-type="float">
            <text:p>3916145629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0926623979" calcext:value-type="float">
            <text:p>1092662397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  <table:table-cell office:value-type="float" office:value="25972090173" calcext:value-type="float">
            <text:p>259720901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245226422" calcext:value-type="float">
            <text:p>7245226422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4999857" calcext:value-type="float">
            <text:p>74999857</text:p>
          </table:table-cell>
          <table:table-cell table:style-name="ce35" table:formula="of:=[.J64]" office:value-type="float" office:value="50256192" calcext:value-type="float">
            <text:p>50256192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2035841" calcext:value-type="float">
            <text:p>2035841</text:p>
          </table:table-cell>
          <table:table-cell table:style-name="ce35" table:formula="of:=[.J65]" office:value-type="float" office:value="1353933" calcext:value-type="float">
            <text:p>1353933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60391555" calcext:value-type="float">
            <text:p>160391555</text:p>
          </table:table-cell>
          <table:table-cell table:style-name="ce35" table:formula="of:=[.J66]" office:value-type="float" office:value="107179772" calcext:value-type="float">
            <text:p>10717977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211665" calcext:value-type="float">
            <text:p>4211665</text:p>
          </table:table-cell>
          <table:table-cell table:style-name="ce35" table:formula="of:=[.J67]" office:value-type="float" office:value="2696253" calcext:value-type="float">
            <text:p>2696253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8640430222" calcext:value-type="float">
            <text:p>148640430222</text:p>
          </table:table-cell>
          <table:table-cell table:style-name="ce35" table:formula="of:=[.J68]" office:value-type="float" office:value="98893275958" calcext:value-type="float">
            <text:p>98893275958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406952841407" calcext:value-type="float">
            <text:p>406952841407</text:p>
          </table:table-cell>
          <table:table-cell table:style-name="ce35" table:formula="of:=[.J69]" office:value-type="float" office:value="271145925148" calcext:value-type="float">
            <text:p>271145925148</text:p>
          </table:table-cell>
          <table:table-cell/>
        </table:table-row>
        <table:table-row table:style-name="ro2">
          <table:table-cell office:value-type="float" office:value="104849475911" calcext:value-type="float">
            <text:p>10484947591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563968078" calcext:value-type="float">
            <text:p>14563968078</text:p>
          </table:table-cell>
          <table:table-cell office:value-type="float" office:value="66.67" calcext:value-type="float">
            <text:p>66.6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9840225788" calcext:value-type="float">
            <text:p>6984022578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655175227" calcext:value-type="float">
            <text:p>9655175227</text:p>
          </table:table-cell>
          <table:table-cell office:value-type="float" office:value="66.64" calcext:value-type="float">
            <text:p>66.64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6037719" calcext:value-type="float">
            <text:p>86037719</text:p>
          </table:table-cell>
          <table:table-cell table:style-name="ce35" table:formula="of:=[.J74]" office:value-type="float" office:value="55326250" calcext:value-type="float">
            <text:p>5532625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548331" calcext:value-type="float">
            <text:p>2548331</text:p>
          </table:table-cell>
          <table:table-cell table:style-name="ce35" table:formula="of:=[.J75]" office:value-type="float" office:value="1681408" calcext:value-type="float">
            <text:p>168140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88252154" calcext:value-type="float">
            <text:p>188252154</text:p>
          </table:table-cell>
          <table:table-cell table:style-name="ce35" table:formula="of:=[.J76]" office:value-type="float" office:value="124197701" calcext:value-type="float">
            <text:p>124197701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5895236" calcext:value-type="float">
            <text:p>5895236</text:p>
          </table:table-cell>
          <table:table-cell table:style-name="ce35" table:formula="of:=[.J77]" office:value-type="float" office:value="3766911" calcext:value-type="float">
            <text:p>3766911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7537450456" calcext:value-type="float">
            <text:p>187537450456</text:p>
          </table:table-cell>
          <table:table-cell table:style-name="ce35" table:formula="of:=[.J78]" office:value-type="float" office:value="124826959395" calcext:value-type="float">
            <text:p>124826959395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514647120638" calcext:value-type="float">
            <text:p>514647120638</text:p>
          </table:table-cell>
          <table:table-cell table:style-name="ce35" table:formula="of:=[.J79]" office:value-type="float" office:value="342912178515" calcext:value-type="float">
            <text:p>34291217851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0426200" calcext:value-type="float">
            <text:p>100426200</text:p>
          </table:table-cell>
          <table:table-cell table:style-name="ce35" table:formula="of:=[.J84]" office:value-type="float" office:value="66623276" calcext:value-type="float">
            <text:p>66623276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3904481" calcext:value-type="float">
            <text:p>3904481</text:p>
          </table:table-cell>
          <table:table-cell table:style-name="ce35" table:formula="of:=[.J85]" office:value-type="float" office:value="2546586" calcext:value-type="float">
            <text:p>2546586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10597079" calcext:value-type="float">
            <text:p>210597079</text:p>
          </table:table-cell>
          <table:table-cell table:style-name="ce35" table:formula="of:=[.J86]" office:value-type="float" office:value="139854096" calcext:value-type="float">
            <text:p>139854096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8239651" calcext:value-type="float">
            <text:p>8239651</text:p>
          </table:table-cell>
          <table:table-cell table:style-name="ce35" table:formula="of:=[.J87]" office:value-type="float" office:value="5339467" calcext:value-type="float">
            <text:p>533946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5707694890" calcext:value-type="float">
            <text:p>235707694890</text:p>
          </table:table-cell>
          <table:table-cell table:style-name="ce35" table:formula="of:=[.J88]" office:value-type="float" office:value="156853376170" calcext:value-type="float">
            <text:p>15685337617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647590183824" calcext:value-type="float">
            <text:p>647590183824</text:p>
          </table:table-cell>
          <table:table-cell table:style-name="ce35" table:formula="of:=[.J89]" office:value-type="float" office:value="431489815976" calcext:value-type="float">
            <text:p>431489815976</text:p>
          </table:table-cell>
          <table:table-cell/>
        </table:table-row>
        <table:table-row table:style-name="ro2">
          <table:table-cell office:value-type="string" calcext:value-type="string">
            <text:p>opt1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09095221" calcext:value-type="float">
            <text:p>109095221</text:p>
          </table:table-cell>
          <table:table-cell table:style-name="ce35" table:formula="of:=[.J94]" office:value-type="float" office:value="72692191" calcext:value-type="float">
            <text:p>72692191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5025339" calcext:value-type="float">
            <text:p>5025339</text:p>
          </table:table-cell>
          <table:table-cell table:style-name="ce35" table:formula="of:=[.J95]" office:value-type="float" office:value="3254101" calcext:value-type="float">
            <text:p>3254101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32756205" calcext:value-type="float">
            <text:p>232756205</text:p>
          </table:table-cell>
          <table:table-cell table:style-name="ce35" table:formula="of:=[.J96]" office:value-type="float" office:value="154542153" calcext:value-type="float">
            <text:p>154542153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10883847" calcext:value-type="float">
            <text:p>10883847</text:p>
          </table:table-cell>
          <table:table-cell table:style-name="ce35" table:formula="of:=[.J97]" office:value-type="float" office:value="7826795" calcext:value-type="float">
            <text:p>782679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4160842534" calcext:value-type="float">
            <text:p>274160842534</text:p>
          </table:table-cell>
          <table:table-cell table:style-name="ce35" table:formula="of:=[.J98]" office:value-type="float" office:value="182531950721" calcext:value-type="float">
            <text:p>182531950721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755386729287" calcext:value-type="float">
            <text:p>755386729287</text:p>
          </table:table-cell>
          <table:table-cell table:style-name="ce35" table:formula="of:=[.J99]" office:value-type="float" office:value="503347729998" calcext:value-type="float">
            <text:p>503347729998</text:p>
          </table:table-cell>
          <table:table-cell/>
        </table:table-row>
        <table:table-row table:style-name="ro2">
          <table:table-cell office:value-type="string" calcext:value-type="string">
            <text:p># started on Thu Jun 11 02:56:2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3:02:0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5373744" calcext:value-type="float">
            <text:p>4537374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2637813452" calcext:value-type="float">
            <text:p>22637813452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30098273" calcext:value-type="float">
            <text:p>3009827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5061730009" calcext:value-type="float">
            <text:p>1506173000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706614" calcext:value-type="float">
            <text:p>7066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2640885146" calcext:value-type="float">
            <text:p>22640885146</text:p>
          </table:table-cell>
          <table:table-cell office:value-type="float" office:value="66.66" calcext:value-type="float">
            <text:p>66.6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55952" calcext:value-type="float">
            <text:p>45595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15062577122" calcext:value-type="float">
            <text:p>15062577122</text:p>
          </table:table-cell>
          <table:table-cell office:value-type="float" office:value="66.67" calcext:value-type="float">
            <text:p>66.67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8867885" calcext:value-type="float">
            <text:p>988678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1329206056" calcext:value-type="float">
            <text:p>11329206056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5071272" calcext:value-type="float">
            <text:p>6507127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532505965" calcext:value-type="float">
            <text:p>753250596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65751" calcext:value-type="float">
            <text:p>146575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11326134361" calcext:value-type="float">
            <text:p>1132613436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33511" calcext:value-type="float">
            <text:p>9335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7531658851" calcext:value-type="float">
            <text:p>7531658851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60890920289" calcext:value-type="float">
            <text:p>6089092028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6985608520" calcext:value-type="float">
            <text:p>169856085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40505017717" calcext:value-type="float">
            <text:p>4050501771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1297275185" calcext:value-type="float">
            <text:p>11297275185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64540533385" calcext:value-type="float">
            <text:p>16454053338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642391803" calcext:value-type="float">
            <text:p>22642391803</text:p>
          </table:table-cell>
          <table:table-cell office:value-type="float" office:value="66.66" calcext:value-type="float">
            <text:p>66.6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9617001662" calcext:value-type="float">
            <text:p>1096170016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060958858" calcext:value-type="float">
            <text:p>1506095885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3:05:4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3:14:0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3744350" calcext:value-type="float">
            <text:p>537443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32972280815" calcext:value-type="float">
            <text:p>3297228081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36000219" calcext:value-type="float">
            <text:p>3600021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21890849646" calcext:value-type="float">
            <text:p>21890849646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000658" calcext:value-type="float">
            <text:p>100065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32975404048" calcext:value-type="float">
            <text:p>32975404048</text:p>
          </table:table-cell>
          <table:table-cell office:value-type="float" office:value="66.66" calcext:value-type="float">
            <text:p>66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58140" calcext:value-type="float">
            <text:p>65814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21896957477" calcext:value-type="float">
            <text:p>21896957477</text:p>
          </table:table-cell>
          <table:table-cell office:value-type="float" office:value="66.67" calcext:value-type="float">
            <text:p>66.67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1106019" calcext:value-type="float">
            <text:p>12110601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16494480407" calcext:value-type="float">
            <text:p>1649448040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0162512" calcext:value-type="float">
            <text:p>8016251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10954558319" calcext:value-type="float">
            <text:p>10954558319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121038" calcext:value-type="float">
            <text:p>212103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6491357174" calcext:value-type="float">
            <text:p>1649135717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434944" calcext:value-type="float">
            <text:p>143494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10948450489" calcext:value-type="float">
            <text:p>10948450489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88679566535" calcext:value-type="float">
            <text:p>8867956653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4733959988" calcext:value-type="float">
            <text:p>2473395998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882387506" calcext:value-type="float">
            <text:p>5888238750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6419419920" calcext:value-type="float">
            <text:p>16419419920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240975564218" calcext:value-type="float">
            <text:p>24097556421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2973947840" calcext:value-type="float">
            <text:p>32973947840</text:p>
          </table:table-cell>
          <table:table-cell office:value-type="float" office:value="66.66" calcext:value-type="float">
            <text:p>66.66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523463406" calcext:value-type="float">
            <text:p>16052346340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890274678" calcext:value-type="float">
            <text:p>21890274678</text:p>
          </table:table-cell>
          <table:table-cell office:value-type="float" office:value="66.65" calcext:value-type="float">
            <text:p>66.65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3:19:2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3:30:3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5293842" calcext:value-type="float">
            <text:p>652938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44057568933" calcext:value-type="float">
            <text:p>44057568933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5724542" calcext:value-type="float">
            <text:p>457245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29332087181" calcext:value-type="float">
            <text:p>2933208718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536946" calcext:value-type="float">
            <text:p>153694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44060676223" calcext:value-type="float">
            <text:p>44060676223</text:p>
          </table:table-cell>
          <table:table-cell office:value-type="float" office:value="66.66" calcext:value-type="float">
            <text:p>66.6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14503" calcext:value-type="float">
            <text:p>10145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29336307144" calcext:value-type="float">
            <text:p>29336307144</text:p>
          </table:table-cell>
          <table:table-cell office:value-type="float" office:value="66.67" calcext:value-type="float">
            <text:p>66.67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2473516" calcext:value-type="float">
            <text:p>14247351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22037228242" calcext:value-type="float">
            <text:p>2203722824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5318886" calcext:value-type="float">
            <text:p>9531888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4672671041" calcext:value-type="float">
            <text:p>1467267104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083258" calcext:value-type="float">
            <text:p>308325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22034120952" calcext:value-type="float">
            <text:p>2203412095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115474" calcext:value-type="float">
            <text:p>211547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14668451079" calcext:value-type="float">
            <text:p>14668451079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18485010767" calcext:value-type="float">
            <text:p>11848501076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33047491467" calcext:value-type="float">
            <text:p>3304749146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8879366190" calcext:value-type="float">
            <text:p>788793661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22001319425" calcext:value-type="float">
            <text:p>22001319425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323276191289" calcext:value-type="float">
            <text:p>32327619128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4060140202" calcext:value-type="float">
            <text:p>44060140202</text:p>
          </table:table-cell>
          <table:table-cell office:value-type="float" office:value="66.66" calcext:value-type="float">
            <text:p>66.66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15375681255" calcext:value-type="float">
            <text:p>21537568125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9332171778" calcext:value-type="float">
            <text:p>2933217177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3:37:5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3:51:3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4999857" calcext:value-type="float">
            <text:p>7499985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55277752856" calcext:value-type="float">
            <text:p>5527775285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0256192" calcext:value-type="float">
            <text:p>5025619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36773028333" calcext:value-type="float">
            <text:p>36773028333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035841" calcext:value-type="float">
            <text:p>203584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55281919806" calcext:value-type="float">
            <text:p>55281919806</text:p>
          </table:table-cell>
          <table:table-cell office:value-type="float" office:value="66.67" calcext:value-type="float">
            <text:p>66.67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353933" calcext:value-type="float">
            <text:p>13539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36775069530" calcext:value-type="float">
            <text:p>36775069530</text:p>
          </table:table-cell>
          <table:table-cell office:value-type="float" office:value="66.66" calcext:value-type="float">
            <text:p>66.66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60391555" calcext:value-type="float">
            <text:p>16039155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27645180048" calcext:value-type="float">
            <text:p>2764518004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7179772" calcext:value-type="float">
            <text:p>10717977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18393087076" calcext:value-type="float">
            <text:p>1839308707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211665" calcext:value-type="float">
            <text:p>421166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27641013097" calcext:value-type="float">
            <text:p>27641013097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2696253" calcext:value-type="float">
            <text:p>269625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8391045879" calcext:value-type="float">
            <text:p>1839104587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8640430222" calcext:value-type="float">
            <text:p>14864043022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41460173058" calcext:value-type="float">
            <text:p>4146017305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8893275958" calcext:value-type="float">
            <text:p>988932759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27583531834" calcext:value-type="float">
            <text:p>2758353183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06952841407" calcext:value-type="float">
            <text:p>40695284140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277858312" calcext:value-type="float">
            <text:p>55277858312</text:p>
          </table:table-cell>
          <table:table-cell office:value-type="float" office:value="66.66" calcext:value-type="float">
            <text:p>66.6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1145925148" calcext:value-type="float">
            <text:p>27114592514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774204441" calcext:value-type="float">
            <text:p>36774204441</text:p>
          </table:table-cell>
          <table:table-cell office:value-type="float" office:value="66.66" calcext:value-type="float">
            <text:p>66.6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4:00:5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4:18:1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6037719" calcext:value-type="float">
            <text:p>8603771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69741693005" calcext:value-type="float">
            <text:p>6974169300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5326250" calcext:value-type="float">
            <text:p>553262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46418943840" calcext:value-type="float">
            <text:p>46418943840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548331" calcext:value-type="float">
            <text:p>254833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69743423803" calcext:value-type="float">
            <text:p>69743423803</text:p>
          </table:table-cell>
          <table:table-cell office:value-type="float" office:value="66.66" calcext:value-type="float">
            <text:p>66.6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81408" calcext:value-type="float">
            <text:p>16814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46423360980" calcext:value-type="float">
            <text:p>46423360980</text:p>
          </table:table-cell>
          <table:table-cell office:value-type="float" office:value="66.66" calcext:value-type="float">
            <text:p>66.66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8252154" calcext:value-type="float">
            <text:p>18825215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34877662928" calcext:value-type="float">
            <text:p>3487766292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4197701" calcext:value-type="float">
            <text:p>12419770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23218852777" calcext:value-type="float">
            <text:p>2321885277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895236" calcext:value-type="float">
            <text:p>589523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34875932130" calcext:value-type="float">
            <text:p>3487593213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766911" calcext:value-type="float">
            <text:p>37669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23214435637" calcext:value-type="float">
            <text:p>2321443563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7537450456" calcext:value-type="float">
            <text:p>18753745045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52311166380" calcext:value-type="float">
            <text:p>523111663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4826959395" calcext:value-type="float">
            <text:p>12482695939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34817509377" calcext:value-type="float">
            <text:p>3481750937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14647120638" calcext:value-type="float">
            <text:p>5146471206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9744037058" calcext:value-type="float">
            <text:p>6974403705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42912178515" calcext:value-type="float">
            <text:p>34291217851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6419226588" calcext:value-type="float">
            <text:p>4641922658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4:29:5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4:51:4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0426200" calcext:value-type="float">
            <text:p>1004262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7646004475" calcext:value-type="float">
            <text:p>8764600447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66623276" calcext:value-type="float">
            <text:p>6662327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58333504822" calcext:value-type="float">
            <text:p>58333504822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3904481" calcext:value-type="float">
            <text:p>390448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87648494482" calcext:value-type="float">
            <text:p>87648494482</text:p>
          </table:table-cell>
          <table:table-cell office:value-type="float" office:value="66.66" calcext:value-type="float">
            <text:p>66.66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546586" calcext:value-type="float">
            <text:p>254658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8336821287" calcext:value-type="float">
            <text:p>58336821287</text:p>
          </table:table-cell>
          <table:table-cell office:value-type="float" office:value="66.66" calcext:value-type="float">
            <text:p>66.66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10597079" calcext:value-type="float">
            <text:p>21059707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43830877556" calcext:value-type="float">
            <text:p>4383087755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9854096" calcext:value-type="float">
            <text:p>13985409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29175309041" calcext:value-type="float">
            <text:p>2917530904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239651" calcext:value-type="float">
            <text:p>823965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43828387550" calcext:value-type="float">
            <text:p>4382838755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339467" calcext:value-type="float">
            <text:p>533946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29171992576" calcext:value-type="float">
            <text:p>2917199257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5707694890" calcext:value-type="float">
            <text:p>2357076948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65740085779" calcext:value-type="float">
            <text:p>6574008577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6853376170" calcext:value-type="float">
            <text:p>15685337617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43754778724" calcext:value-type="float">
            <text:p>4375477872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647590183824" calcext:value-type="float">
            <text:p>64759018382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87649098100" calcext:value-type="float">
            <text:p>87649098100</text:p>
          </table:table-cell>
          <table:table-cell office:value-type="float" office:value="66.67" calcext:value-type="float">
            <text:p>66.6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31489815976" calcext:value-type="float">
            <text:p>43148981597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8337233876" calcext:value-type="float">
            <text:p>58337233876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1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1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5:06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5:31:5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9095221" calcext:value-type="float">
            <text:p>10909522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01954394691" calcext:value-type="float">
            <text:p>10195439469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2692191" calcext:value-type="float">
            <text:p>726921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67881509845" calcext:value-type="float">
            <text:p>67881509845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5025339" calcext:value-type="float">
            <text:p>502533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01958008256" calcext:value-type="float">
            <text:p>101958008256</text:p>
          </table:table-cell>
          <table:table-cell office:value-type="float" office:value="66.67" calcext:value-type="float">
            <text:p>66.67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254101" calcext:value-type="float">
            <text:p>32541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67885134452" calcext:value-type="float">
            <text:p>67885134452</text:p>
          </table:table-cell>
          <table:table-cell office:value-type="float" office:value="66.66" calcext:value-type="float">
            <text:p>66.66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32756205" calcext:value-type="float">
            <text:p>23275620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50983331416" calcext:value-type="float">
            <text:p>5098333141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54542153" calcext:value-type="float">
            <text:p>15454215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33948855069" calcext:value-type="float">
            <text:p>3394885506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0883847" calcext:value-type="float">
            <text:p>108838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50979717851" calcext:value-type="float">
            <text:p>5097971785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7826795" calcext:value-type="float">
            <text:p>782679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33945230462" calcext:value-type="float">
            <text:p>3394523046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74160842534" calcext:value-type="float">
            <text:p>27416084253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6467350281" calcext:value-type="float">
            <text:p>7646735028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2531950721" calcext:value-type="float">
            <text:p>18253195072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50912831294" calcext:value-type="float">
            <text:p>5091283129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55386729287" calcext:value-type="float">
            <text:p>7553867292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01954501856" calcext:value-type="float">
            <text:p>101954501856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03347729998" calcext:value-type="float">
            <text:p>5033477299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7880193127" calcext:value-type="float">
            <text:p>67880193127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2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opt2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5:48:5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5:49:3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611129" calcext:value-type="float">
            <text:p>1261112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2824235545" calcext:value-type="float">
            <text:p>2824235545</text:p>
          </table:table-cell>
          <table:table-cell office:value-type="float" office:value="66.54" calcext:value-type="float">
            <text:p>66.54</text:p>
          </table:table-cell>
          <table:table-cell table:number-columns-repeated="3"/>
          <table:table-cell office:value-type="float" office:value="8360452" calcext:value-type="float">
            <text:p>836045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68835363" calcext:value-type="float">
            <text:p>1868835363</text:p>
          </table:table-cell>
          <table:table-cell office:value-type="float" office:value="66.54" calcext:value-type="float">
            <text:p>66.54</text:p>
          </table:table-cell>
          <table:table-cell table:number-columns-repeated="40"/>
        </table:table-row>
        <table:table-row table:style-name="ro2">
          <table:table-cell office:value-type="float" office:value="33219" calcext:value-type="float">
            <text:p>3321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2824558924" calcext:value-type="float">
            <text:p>2824558924</text:p>
          </table:table-cell>
          <table:table-cell office:value-type="float" office:value="66.55" calcext:value-type="float">
            <text:p>66.5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9136" calcext:value-type="float">
            <text:p>1913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42" calcext:value-type="percentage">
            <text:p>7.42%</text:p>
          </table:table-cell>
          <table:table-cell office:value-type="float" office:value="1868835215" calcext:value-type="float">
            <text:p>1868835215</text:p>
          </table:table-cell>
          <table:table-cell office:value-type="float" office:value="66.54" calcext:value-type="float">
            <text:p>66.54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0374334" calcext:value-type="float">
            <text:p>2037433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419939293" calcext:value-type="float">
            <text:p>1419939293</text:p>
          </table:table-cell>
          <table:table-cell office:value-type="float" office:value="33.46" calcext:value-type="float">
            <text:p>33.46</text:p>
          </table:table-cell>
          <table:table-cell table:number-columns-repeated="3"/>
          <table:table-cell office:value-type="float" office:value="13428784" calcext:value-type="float">
            <text:p>1342878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939964294" calcext:value-type="float">
            <text:p>939964294</text:p>
          </table:table-cell>
          <table:table-cell office:value-type="float" office:value="33.46" calcext:value-type="float">
            <text:p>33.46</text:p>
          </table:table-cell>
          <table:table-cell table:number-columns-repeated="40"/>
        </table:table-row>
        <table:table-row table:style-name="ro2">
          <table:table-cell office:value-type="float" office:value="70690" calcext:value-type="float">
            <text:p>706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87" calcext:value-type="percentage">
            <text:p>8.87%</text:p>
          </table:table-cell>
          <table:table-cell office:value-type="float" office:value="1419615914" calcext:value-type="float">
            <text:p>1419615914</text:p>
          </table:table-cell>
          <table:table-cell office:value-type="float" office:value="33.45" calcext:value-type="float">
            <text:p>33.45</text:p>
          </table:table-cell>
          <table:table-cell table:number-columns-repeated="3"/>
          <table:table-cell office:value-type="float" office:value="53211" calcext:value-type="float">
            <text:p>532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939964441" calcext:value-type="float">
            <text:p>939964441</text:p>
          </table:table-cell>
          <table:table-cell office:value-type="float" office:value="33.46" calcext:value-type="float">
            <text:p>33.46</text:p>
          </table:table-cell>
          <table:table-cell table:number-columns-repeated="40"/>
        </table:table-row>
        <table:table-row table:style-name="ro2">
          <table:table-cell office:value-type="float" office:value="7606925640" calcext:value-type="float">
            <text:p>760692564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127105507" calcext:value-type="float">
            <text:p>2127105507</text:p>
          </table:table-cell>
          <table:table-cell office:value-type="float" office:value="50.12" calcext:value-type="float">
            <text:p>50.12</text:p>
          </table:table-cell>
          <table:table-cell table:number-columns-repeated="3"/>
          <table:table-cell office:value-type="float" office:value="5034253763" calcext:value-type="float">
            <text:p>503425376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09827425" calcext:value-type="float">
            <text:p>1409827425</text:p>
          </table:table-cell>
          <table:table-cell office:value-type="float" office:value="50.19" calcext:value-type="float">
            <text:p>50.19</text:p>
          </table:table-cell>
          <table:table-cell table:number-columns-repeated="40"/>
        </table:table-row>
        <table:table-row table:style-name="ro2">
          <table:table-cell office:value-type="float" office:value="14343564747" calcext:value-type="float">
            <text:p>1434356474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828938508" calcext:value-type="float">
            <text:p>2828938508</text:p>
          </table:table-cell>
          <table:table-cell office:value-type="float" office:value="66.65" calcext:value-type="float">
            <text:p>66.65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525331556" calcext:value-type="float">
            <text:p>952533155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74690362" calcext:value-type="float">
            <text:p>1874690362</text:p>
          </table:table-cell>
          <table:table-cell office:value-type="float" office:value="66.74" calcext:value-type="float">
            <text:p>66.74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5:50:0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5:52:0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4143986" calcext:value-type="float">
            <text:p>2414398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7909242084" calcext:value-type="float">
            <text:p>7909242084</text:p>
          </table:table-cell>
          <table:table-cell office:value-type="float" office:value="66.6" calcext:value-type="float">
            <text:p>66.6</text:p>
          </table:table-cell>
          <table:table-cell table:number-columns-repeated="3"/>
          <table:table-cell office:value-type="float" office:value="15987090" calcext:value-type="float">
            <text:p>1598709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5245423895" calcext:value-type="float">
            <text:p>5245423895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181754" calcext:value-type="float">
            <text:p>18175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7913418785" calcext:value-type="float">
            <text:p>7913418785</text:p>
          </table:table-cell>
          <table:table-cell office:value-type="float" office:value="66.63" calcext:value-type="float">
            <text:p>66.6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7575" calcext:value-type="float">
            <text:p>1175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5249761778" calcext:value-type="float">
            <text:p>5249761778</text:p>
          </table:table-cell>
          <table:table-cell office:value-type="float" office:value="66.68" calcext:value-type="float">
            <text:p>66.6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9741566" calcext:value-type="float">
            <text:p>3974156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3966795696" calcext:value-type="float">
            <text:p>3966795696</text:p>
          </table:table-cell>
          <table:table-cell office:value-type="float" office:value="33.4" calcext:value-type="float">
            <text:p>33.4</text:p>
          </table:table-cell>
          <table:table-cell table:number-columns-repeated="3"/>
          <table:table-cell office:value-type="float" office:value="26352234" calcext:value-type="float">
            <text:p>2635223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2627230990" calcext:value-type="float">
            <text:p>2627230990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393233" calcext:value-type="float">
            <text:p>39323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3962618995" calcext:value-type="float">
            <text:p>3962618995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63866" calcext:value-type="float">
            <text:p>26386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2622893106" calcext:value-type="float">
            <text:p>2622893106</text:p>
          </table:table-cell>
          <table:table-cell office:value-type="float" office:value="33.32" calcext:value-type="float">
            <text:p>33.32</text:p>
          </table:table-cell>
          <table:table-cell table:number-columns-repeated="40"/>
        </table:table-row>
        <table:table-row table:style-name="ro2">
          <table:table-cell office:value-type="float" office:value="21284674357" calcext:value-type="float">
            <text:p>2128467435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5937823953" calcext:value-type="float">
            <text:p>593782395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4111191958" calcext:value-type="float">
            <text:p>141111919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3932903621" calcext:value-type="float">
            <text:p>3932903621</text:p>
          </table:table-cell>
          <table:table-cell office:value-type="float" office:value="49.96" calcext:value-type="float">
            <text:p>49.96</text:p>
          </table:table-cell>
          <table:table-cell table:number-columns-repeated="40"/>
        </table:table-row>
        <table:table-row table:style-name="ro2">
          <table:table-cell office:value-type="float" office:value="40451261898" calcext:value-type="float">
            <text:p>404512618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912760549" calcext:value-type="float">
            <text:p>7912760549</text:p>
          </table:table-cell>
          <table:table-cell office:value-type="float" office:value="66.63" calcext:value-type="float">
            <text:p>66.6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12048743" calcext:value-type="float">
            <text:p>2691204874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242869059" calcext:value-type="float">
            <text:p>5242869059</text:p>
          </table:table-cell>
          <table:table-cell office:value-type="float" office:value="66.6" calcext:value-type="float">
            <text:p>66.6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Thu Jun 11 05:53:2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5:56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611129" calcext:value-type="float">
            <text:p>12611129</text:p>
          </table:table-cell>
          <table:table-cell table:style-name="ce35" table:formula="of:=[.J4]" office:value-type="float" office:value="8360452" calcext:value-type="float">
            <text:p>8360452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33219" calcext:value-type="float">
            <text:p>33219</text:p>
          </table:table-cell>
          <table:table-cell table:style-name="ce35" table:formula="of:=[.J5]" office:value-type="float" office:value="19136" calcext:value-type="float">
            <text:p>1913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0374334" calcext:value-type="float">
            <text:p>20374334</text:p>
          </table:table-cell>
          <table:table-cell table:style-name="ce35" table:formula="of:=[.J6]" office:value-type="float" office:value="13428784" calcext:value-type="float">
            <text:p>1342878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70690" calcext:value-type="float">
            <text:p>70690</text:p>
          </table:table-cell>
          <table:table-cell table:style-name="ce35" table:formula="of:=[.J7]" office:value-type="float" office:value="53211" calcext:value-type="float">
            <text:p>53211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06925640" calcext:value-type="float">
            <text:p>7606925640</text:p>
          </table:table-cell>
          <table:table-cell table:style-name="ce35" table:formula="of:=[.J8]" office:value-type="float" office:value="5034253763" calcext:value-type="float">
            <text:p>5034253763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4343564747" calcext:value-type="float">
            <text:p>14343564747</text:p>
          </table:table-cell>
          <table:table-cell table:style-name="ce35" table:formula="of:=[.J9]" office:value-type="float" office:value="9525331556" calcext:value-type="float">
            <text:p>952533155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4143986" calcext:value-type="float">
            <text:p>24143986</text:p>
          </table:table-cell>
          <table:table-cell table:style-name="ce35" table:formula="of:=[.J14]" office:value-type="float" office:value="15987090" calcext:value-type="float">
            <text:p>15987090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81754" calcext:value-type="float">
            <text:p>181754</text:p>
          </table:table-cell>
          <table:table-cell table:style-name="ce35" table:formula="of:=[.J15]" office:value-type="float" office:value="117575" calcext:value-type="float">
            <text:p>117575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9741566" calcext:value-type="float">
            <text:p>39741566</text:p>
          </table:table-cell>
          <table:table-cell table:style-name="ce35" table:formula="of:=[.J16]" office:value-type="float" office:value="26352234" calcext:value-type="float">
            <text:p>2635223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393233" calcext:value-type="float">
            <text:p>393233</text:p>
          </table:table-cell>
          <table:table-cell table:style-name="ce35" table:formula="of:=[.J17]" office:value-type="float" office:value="263866" calcext:value-type="float">
            <text:p>263866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284674357" calcext:value-type="float">
            <text:p>21284674357</text:p>
          </table:table-cell>
          <table:table-cell table:style-name="ce35" table:formula="of:=[.J18]" office:value-type="float" office:value="14111191958" calcext:value-type="float">
            <text:p>1411119195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40451261898" calcext:value-type="float">
            <text:p>40451261898</text:p>
          </table:table-cell>
          <table:table-cell table:style-name="ce35" table:formula="of:=[.J19]" office:value-type="float" office:value="26912048743" calcext:value-type="float">
            <text:p>26912048743</text:p>
          </table:table-cell>
          <table:table-cell/>
        </table:table-row>
        <table:table-row table:style-name="ro2">
          <table:table-cell office:value-type="float" office:value="35359007" calcext:value-type="float">
            <text:p>353590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4478569475" calcext:value-type="float">
            <text:p>1447856947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23560412" calcext:value-type="float">
            <text:p>2356041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9624546825" calcext:value-type="float">
            <text:p>9624546825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5359007" calcext:value-type="float">
            <text:p>35359007</text:p>
          </table:table-cell>
          <table:table-cell table:style-name="ce35" table:formula="of:=[.J24]" office:value-type="float" office:value="23560412" calcext:value-type="float">
            <text:p>23560412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423988" calcext:value-type="float">
            <text:p>423988</text:p>
          </table:table-cell>
          <table:table-cell table:style-name="ce35" table:formula="of:=[.J25]" office:value-type="float" office:value="280452" calcext:value-type="float">
            <text:p>280452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4713569" calcext:value-type="float">
            <text:p>54713569</text:p>
          </table:table-cell>
          <table:table-cell table:style-name="ce35" table:formula="of:=[.J26]" office:value-type="float" office:value="36475653" calcext:value-type="float">
            <text:p>3647565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853530" calcext:value-type="float">
            <text:p>853530</text:p>
          </table:table-cell>
          <table:table-cell table:style-name="ce35" table:formula="of:=[.J27]" office:value-type="float" office:value="551863" calcext:value-type="float">
            <text:p>55186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8933825630" calcext:value-type="float">
            <text:p>38933825630</text:p>
          </table:table-cell>
          <table:table-cell table:style-name="ce35" table:formula="of:=[.J28]" office:value-type="float" office:value="25891227526" calcext:value-type="float">
            <text:p>25891227526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73846489330" calcext:value-type="float">
            <text:p>73846489330</text:p>
          </table:table-cell>
          <table:table-cell table:style-name="ce35" table:formula="of:=[.J29]" office:value-type="float" office:value="49169820580" calcext:value-type="float">
            <text:p>49169820580</text:p>
          </table:table-cell>
          <table:table-cell/>
        </table:table-row>
        <table:table-row table:style-name="ro2">
          <table:table-cell office:value-type="float" office:value="423988" calcext:value-type="float">
            <text:p>42398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4480621087" calcext:value-type="float">
            <text:p>14480621087</text:p>
          </table:table-cell>
          <table:table-cell office:value-type="float" office:value="66.67" calcext:value-type="float">
            <text:p>66.6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80452" calcext:value-type="float">
            <text:p>28045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9627809637" calcext:value-type="float">
            <text:p>9627809637</text:p>
          </table:table-cell>
          <table:table-cell office:value-type="float" office:value="66.65" calcext:value-type="float">
            <text:p>66.65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5251579" calcext:value-type="float">
            <text:p>45251579</text:p>
          </table:table-cell>
          <table:table-cell table:style-name="ce35" table:formula="of:=[.J34]" office:value-type="float" office:value="29947799" calcext:value-type="float">
            <text:p>2994779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729316" calcext:value-type="float">
            <text:p>729316</text:p>
          </table:table-cell>
          <table:table-cell table:style-name="ce35" table:formula="of:=[.J35]" office:value-type="float" office:value="501017" calcext:value-type="float">
            <text:p>501017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67327704" calcext:value-type="float">
            <text:p>67327704</text:p>
          </table:table-cell>
          <table:table-cell table:style-name="ce35" table:formula="of:=[.J36]" office:value-type="float" office:value="44892081" calcext:value-type="float">
            <text:p>44892081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409824" calcext:value-type="float">
            <text:p>1409824</text:p>
          </table:table-cell>
          <table:table-cell table:style-name="ce35" table:formula="of:=[.J37]" office:value-type="float" office:value="864599" calcext:value-type="float">
            <text:p>864599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60293816984" calcext:value-type="float">
            <text:p>60293816984</text:p>
          </table:table-cell>
          <table:table-cell table:style-name="ce35" table:formula="of:=[.J38]" office:value-type="float" office:value="40070576666" calcext:value-type="float">
            <text:p>4007057666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14966589928" calcext:value-type="float">
            <text:p>114966589928</text:p>
          </table:table-cell>
          <table:table-cell table:style-name="ce35" table:formula="of:=[.J39]" office:value-type="float" office:value="76562604353" calcext:value-type="float">
            <text:p>76562604353</text:p>
          </table:table-cell>
          <table:table-cell/>
        </table:table-row>
        <table:table-row table:style-name="ro2">
          <table:table-cell office:value-type="float" office:value="54713569" calcext:value-type="float">
            <text:p>5471356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7241958415" calcext:value-type="float">
            <text:p>724195841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6475653" calcext:value-type="float">
            <text:p>3647565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4820344613" calcext:value-type="float">
            <text:p>4820344613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3914386" calcext:value-type="float">
            <text:p>53914386</text:p>
          </table:table-cell>
          <table:table-cell table:style-name="ce35" table:formula="of:=[.J44]" office:value-type="float" office:value="35837823" calcext:value-type="float">
            <text:p>35837823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072463" calcext:value-type="float">
            <text:p>1072463</text:p>
          </table:table-cell>
          <table:table-cell table:style-name="ce35" table:formula="of:=[.J45]" office:value-type="float" office:value="704936" calcext:value-type="float">
            <text:p>70493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80871543" calcext:value-type="float">
            <text:p>80871543</text:p>
          </table:table-cell>
          <table:table-cell table:style-name="ce35" table:formula="of:=[.J46]" office:value-type="float" office:value="53921829" calcext:value-type="float">
            <text:p>5392182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2080846" calcext:value-type="float">
            <text:p>2080846</text:p>
          </table:table-cell>
          <table:table-cell table:style-name="ce35" table:formula="of:=[.J47]" office:value-type="float" office:value="1331790" calcext:value-type="float">
            <text:p>133179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8119250577" calcext:value-type="float">
            <text:p>88119250577</text:p>
          </table:table-cell>
          <table:table-cell table:style-name="ce35" table:formula="of:=[.J48]" office:value-type="float" office:value="58511714876" calcext:value-type="float">
            <text:p>58511714876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169745896843" calcext:value-type="float">
            <text:p>169745896843</text:p>
          </table:table-cell>
          <table:table-cell table:style-name="ce35" table:formula="of:=[.J49]" office:value-type="float" office:value="113040014615" calcext:value-type="float">
            <text:p>113040014615</text:p>
          </table:table-cell>
          <table:table-cell/>
        </table:table-row>
        <table:table-row table:style-name="ro2">
          <table:table-cell office:value-type="float" office:value="853530" calcext:value-type="float">
            <text:p>8535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7239906803" calcext:value-type="float">
            <text:p>7239906803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51863" calcext:value-type="float">
            <text:p>55186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4817081801" calcext:value-type="float">
            <text:p>4817081801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5253760" calcext:value-type="float">
            <text:p>65253760</text:p>
          </table:table-cell>
          <table:table-cell table:style-name="ce35" table:formula="of:=[.J54]" office:value-type="float" office:value="43402156" calcext:value-type="float">
            <text:p>43402156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574525" calcext:value-type="float">
            <text:p>1574525</text:p>
          </table:table-cell>
          <table:table-cell table:style-name="ce35" table:formula="of:=[.J55]" office:value-type="float" office:value="1022180" calcext:value-type="float">
            <text:p>102218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95779170" calcext:value-type="float">
            <text:p>95779170</text:p>
          </table:table-cell>
          <table:table-cell table:style-name="ce35" table:formula="of:=[.J56]" office:value-type="float" office:value="63444367" calcext:value-type="float">
            <text:p>6344436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978603" calcext:value-type="float">
            <text:p>2978603</text:p>
          </table:table-cell>
          <table:table-cell table:style-name="ce35" table:formula="of:=[.J57]" office:value-type="float" office:value="1919916" calcext:value-type="float">
            <text:p>191991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7562862490" calcext:value-type="float">
            <text:p>117562862490</text:p>
          </table:table-cell>
          <table:table-cell table:style-name="ce35" table:formula="of:=[.J58]" office:value-type="float" office:value="78132047823" calcext:value-type="float">
            <text:p>78132047823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226362906077" calcext:value-type="float">
            <text:p>226362906077</text:p>
          </table:table-cell>
          <table:table-cell table:style-name="ce35" table:formula="of:=[.J59]" office:value-type="float" office:value="150763158749" calcext:value-type="float">
            <text:p>150763158749</text:p>
          </table:table-cell>
          <table:table-cell/>
        </table:table-row>
        <table:table-row table:style-name="ro2">
          <table:table-cell office:value-type="float" office:value="38933825630" calcext:value-type="float">
            <text:p>3893382563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859437627" calcext:value-type="float">
            <text:p>1085943762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891227526" calcext:value-type="float">
            <text:p>258912275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7223081292" calcext:value-type="float">
            <text:p>722308129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5133514" calcext:value-type="float">
            <text:p>75133514</text:p>
          </table:table-cell>
          <table:table-cell table:style-name="ce35" table:formula="of:=[.J64]" office:value-type="float" office:value="50025408" calcext:value-type="float">
            <text:p>50025408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2182393" calcext:value-type="float">
            <text:p>2182393</text:p>
          </table:table-cell>
          <table:table-cell table:style-name="ce35" table:formula="of:=[.J65]" office:value-type="float" office:value="1418918" calcext:value-type="float">
            <text:p>1418918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07344911" calcext:value-type="float">
            <text:p>107344911</text:p>
          </table:table-cell>
          <table:table-cell table:style-name="ce35" table:formula="of:=[.J66]" office:value-type="float" office:value="71620605" calcext:value-type="float">
            <text:p>71620605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3719777" calcext:value-type="float">
            <text:p>3719777</text:p>
          </table:table-cell>
          <table:table-cell table:style-name="ce35" table:formula="of:=[.J67]" office:value-type="float" office:value="2560599" calcext:value-type="float">
            <text:p>256059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7576725534" calcext:value-type="float">
            <text:p>147576725534</text:p>
          </table:table-cell>
          <table:table-cell table:style-name="ce35" table:formula="of:=[.J68]" office:value-type="float" office:value="98119026555" calcext:value-type="float">
            <text:p>98119026555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285160865710" calcext:value-type="float">
            <text:p>285160865710</text:p>
          </table:table-cell>
          <table:table-cell table:style-name="ce35" table:formula="of:=[.J69]" office:value-type="float" office:value="189934086237" calcext:value-type="float">
            <text:p>189934086237</text:p>
          </table:table-cell>
          <table:table-cell/>
        </table:table-row>
        <table:table-row table:style-name="ro2">
          <table:table-cell office:value-type="float" office:value="73846489330" calcext:value-type="float">
            <text:p>7384648933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477544237" calcext:value-type="float">
            <text:p>14477544237</text:p>
          </table:table-cell>
          <table:table-cell office:value-type="float" office:value="66.65" calcext:value-type="float">
            <text:p>66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9169820580" calcext:value-type="float">
            <text:p>4916982058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627544951" calcext:value-type="float">
            <text:p>9627544951</text:p>
          </table:table-cell>
          <table:table-cell office:value-type="float" office:value="66.65" calcext:value-type="float">
            <text:p>66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2788003" calcext:value-type="float">
            <text:p>82788003</text:p>
          </table:table-cell>
          <table:table-cell table:style-name="ce35" table:formula="of:=[.J74]" office:value-type="float" office:value="55309632" calcext:value-type="float">
            <text:p>55309632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673270" calcext:value-type="float">
            <text:p>2673270</text:p>
          </table:table-cell>
          <table:table-cell table:style-name="ce35" table:formula="of:=[.J75]" office:value-type="float" office:value="1832504" calcext:value-type="float">
            <text:p>183250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18970664" calcext:value-type="float">
            <text:p>118970664</text:p>
          </table:table-cell>
          <table:table-cell table:style-name="ce35" table:formula="of:=[.J76]" office:value-type="float" office:value="78814578" calcext:value-type="float">
            <text:p>7881457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5305808" calcext:value-type="float">
            <text:p>5305808</text:p>
          </table:table-cell>
          <table:table-cell table:style-name="ce35" table:formula="of:=[.J77]" office:value-type="float" office:value="3560141" calcext:value-type="float">
            <text:p>3560141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6094333163" calcext:value-type="float">
            <text:p>186094333163</text:p>
          </table:table-cell>
          <table:table-cell table:style-name="ce35" table:formula="of:=[.J78]" office:value-type="float" office:value="123834970892" calcext:value-type="float">
            <text:p>123834970892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357614416718" calcext:value-type="float">
            <text:p>357614416718</text:p>
          </table:table-cell>
          <table:table-cell table:style-name="ce35" table:formula="of:=[.J79]" office:value-type="float" office:value="238220657787" calcext:value-type="float">
            <text:p>23822065778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99016076" calcext:value-type="float">
            <text:p>99016076</text:p>
          </table:table-cell>
          <table:table-cell table:style-name="ce35" table:formula="of:=[.J84]" office:value-type="float" office:value="66088096" calcext:value-type="float">
            <text:p>66088096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4132519" calcext:value-type="float">
            <text:p>4132519</text:p>
          </table:table-cell>
          <table:table-cell table:style-name="ce35" table:formula="of:=[.J85]" office:value-type="float" office:value="2929630" calcext:value-type="float">
            <text:p>29296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36687755" calcext:value-type="float">
            <text:p>136687755</text:p>
          </table:table-cell>
          <table:table-cell table:style-name="ce35" table:formula="of:=[.J86]" office:value-type="float" office:value="90579608" calcext:value-type="float">
            <text:p>90579608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7625275" calcext:value-type="float">
            <text:p>7625275</text:p>
          </table:table-cell>
          <table:table-cell table:style-name="ce35" table:formula="of:=[.J87]" office:value-type="float" office:value="5145620" calcext:value-type="float">
            <text:p>514562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3697378106" calcext:value-type="float">
            <text:p>233697378106</text:p>
          </table:table-cell>
          <table:table-cell table:style-name="ce35" table:formula="of:=[.J88]" office:value-type="float" office:value="155517721283" calcext:value-type="float">
            <text:p>155517721283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450192120174" calcext:value-type="float">
            <text:p>450192120174</text:p>
          </table:table-cell>
          <table:table-cell table:style-name="ce35" table:formula="of:=[.J89]" office:value-type="float" office:value="299904403682" calcext:value-type="float">
            <text:p>299904403682</text:p>
          </table:table-cell>
          <table:table-cell/>
        </table:table-row>
        <table:table-row table:style-name="ro2">
          <table:table-cell office:value-type="string" calcext:value-type="string">
            <text:p>opt2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07848016" calcext:value-type="float">
            <text:p>107848016</text:p>
          </table:table-cell>
          <table:table-cell table:style-name="ce35" table:formula="of:=[.J94]" office:value-type="float" office:value="71847959" calcext:value-type="float">
            <text:p>71847959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2460482" calcext:value-type="float">
            <text:p>2460482</text:p>
          </table:table-cell>
          <table:table-cell table:style-name="ce35" table:formula="of:=[.J95]" office:value-type="float" office:value="884414" calcext:value-type="float">
            <text:p>884414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48180300" calcext:value-type="float">
            <text:p>148180300</text:p>
          </table:table-cell>
          <table:table-cell table:style-name="ce35" table:formula="of:=[.J96]" office:value-type="float" office:value="97883865" calcext:value-type="float">
            <text:p>9788386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6032852" calcext:value-type="float">
            <text:p>6032852</text:p>
          </table:table-cell>
          <table:table-cell table:style-name="ce35" table:formula="of:=[.J97]" office:value-type="float" office:value="2886010" calcext:value-type="float">
            <text:p>288601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2248484422" calcext:value-type="float">
            <text:p>272248484422</text:p>
          </table:table-cell>
          <table:table-cell table:style-name="ce35" table:formula="of:=[.J98]" office:value-type="float" office:value="181125632472" calcext:value-type="float">
            <text:p>181125632472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526462550434" calcext:value-type="float">
            <text:p>526462550434</text:p>
          </table:table-cell>
          <table:table-cell table:style-name="ce35" table:formula="of:=[.J99]" office:value-type="float" office:value="350755668771" calcext:value-type="float">
            <text:p>350755668771</text:p>
          </table:table-cell>
          <table:table-cell/>
        </table:table-row>
        <table:table-row table:style-name="ro2">
          <table:table-cell office:value-type="string" calcext:value-type="string">
            <text:p># started on Thu Jun 11 05:59:2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6:04:5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5251579" calcext:value-type="float">
            <text:p>4525157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22418877563" calcext:value-type="float">
            <text:p>22418877563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29947799" calcext:value-type="float">
            <text:p>2994779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894353502" calcext:value-type="float">
            <text:p>14894353502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729316" calcext:value-type="float">
            <text:p>72931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22423951521" calcext:value-type="float">
            <text:p>22423951521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1017" calcext:value-type="float">
            <text:p>50101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14898079106" calcext:value-type="float">
            <text:p>14898079106</text:p>
          </table:table-cell>
          <table:table-cell office:value-type="float" office:value="66.64" calcext:value-type="float">
            <text:p>66.64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67327704" calcext:value-type="float">
            <text:p>673277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1218602071" calcext:value-type="float">
            <text:p>11218602071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44892081" calcext:value-type="float">
            <text:p>4489208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7460971013" calcext:value-type="float">
            <text:p>7460971013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1409824" calcext:value-type="float">
            <text:p>140982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1213528113" calcext:value-type="float">
            <text:p>1121352811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64599" calcext:value-type="float">
            <text:p>86459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7457245409" calcext:value-type="float">
            <text:p>7457245409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60293816984" calcext:value-type="float">
            <text:p>6029381698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6816316515" calcext:value-type="float">
            <text:p>16816316515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40070576666" calcext:value-type="float">
            <text:p>4007057666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1178379936" calcext:value-type="float">
            <text:p>1117837993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14966589928" calcext:value-type="float">
            <text:p>11496658992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419207515" calcext:value-type="float">
            <text:p>22419207515</text:p>
          </table:table-cell>
          <table:table-cell office:value-type="float" office:value="66.65" calcext:value-type="float">
            <text:p>66.65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6562604353" calcext:value-type="float">
            <text:p>7656260435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899298017" calcext:value-type="float">
            <text:p>14899298017</text:p>
          </table:table-cell>
          <table:table-cell office:value-type="float" office:value="66.65" calcext:value-type="float">
            <text:p>66.65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6:08:4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6:16:5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3914386" calcext:value-type="float">
            <text:p>5391438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32767790787" calcext:value-type="float">
            <text:p>32767790787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35837823" calcext:value-type="float">
            <text:p>3583782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1755881054" calcext:value-type="float">
            <text:p>21755881054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072463" calcext:value-type="float">
            <text:p>107246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32771545919" calcext:value-type="float">
            <text:p>32771545919</text:p>
          </table:table-cell>
          <table:table-cell office:value-type="float" office:value="66.66" calcext:value-type="float">
            <text:p>66.66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704936" calcext:value-type="float">
            <text:p>70493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21758136226" calcext:value-type="float">
            <text:p>21758136226</text:p>
          </table:table-cell>
          <table:table-cell office:value-type="float" office:value="66.66" calcext:value-type="float">
            <text:p>66.66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0871543" calcext:value-type="float">
            <text:p>8087154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6393518883" calcext:value-type="float">
            <text:p>1639351888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3921829" calcext:value-type="float">
            <text:p>5392182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0886649428" calcext:value-type="float">
            <text:p>10886649428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080846" calcext:value-type="float">
            <text:p>208084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6389763750" calcext:value-type="float">
            <text:p>1638976375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31790" calcext:value-type="float">
            <text:p>13317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0884394257" calcext:value-type="float">
            <text:p>1088439425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8119250577" calcext:value-type="float">
            <text:p>8811925057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4581672611" calcext:value-type="float">
            <text:p>2458167261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511714876" calcext:value-type="float">
            <text:p>5851171487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6322100120" calcext:value-type="float">
            <text:p>1632210012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69745896843" calcext:value-type="float">
            <text:p>16974589684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2771251926" calcext:value-type="float">
            <text:p>32771251926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13040014615" calcext:value-type="float">
            <text:p>11304001461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1757970884" calcext:value-type="float">
            <text:p>21757970884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6:22:1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6:33:1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5253760" calcext:value-type="float">
            <text:p>6525376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3717055685" calcext:value-type="float">
            <text:p>43717055685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3402156" calcext:value-type="float">
            <text:p>4340215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29050328316" calcext:value-type="float">
            <text:p>29050328316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574525" calcext:value-type="float">
            <text:p>157452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43719238529" calcext:value-type="float">
            <text:p>43719238529</text:p>
          </table:table-cell>
          <table:table-cell office:value-type="float" office:value="66.66" calcext:value-type="float">
            <text:p>66.66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22180" calcext:value-type="float">
            <text:p>102218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9053475280" calcext:value-type="float">
            <text:p>29053475280</text:p>
          </table:table-cell>
          <table:table-cell office:value-type="float" office:value="66.65" calcext:value-type="float">
            <text:p>66.65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5779170" calcext:value-type="float">
            <text:p>9577917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21870199238" calcext:value-type="float">
            <text:p>2187019923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3444367" calcext:value-type="float">
            <text:p>6344436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539088304" calcext:value-type="float">
            <text:p>1453908830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978603" calcext:value-type="float">
            <text:p>297860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21868016394" calcext:value-type="float">
            <text:p>2186801639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919916" calcext:value-type="float">
            <text:p>191991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4535941340" calcext:value-type="float">
            <text:p>14535941340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17562862490" calcext:value-type="float">
            <text:p>1175628624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32796922044" calcext:value-type="float">
            <text:p>3279692204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78132047823" calcext:value-type="float">
            <text:p>7813204782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796598198" calcext:value-type="float">
            <text:p>21796598198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26362906077" calcext:value-type="float">
            <text:p>22636290607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3722662018" calcext:value-type="float">
            <text:p>43722662018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0763158749" calcext:value-type="float">
            <text:p>15076315874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9056470145" calcext:value-type="float">
            <text:p>29056470145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6:40:3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6:54:1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5133514" calcext:value-type="float">
            <text:p>7513351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54884176234" calcext:value-type="float">
            <text:p>54884176234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0025408" calcext:value-type="float">
            <text:p>5002540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36492069761" calcext:value-type="float">
            <text:p>3649206976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182393" calcext:value-type="float">
            <text:p>218239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54888205707" calcext:value-type="float">
            <text:p>54888205707</text:p>
          </table:table-cell>
          <table:table-cell office:value-type="float" office:value="66.67" calcext:value-type="float">
            <text:p>66.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418918" calcext:value-type="float">
            <text:p>14189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493753711" calcext:value-type="float">
            <text:p>36493753711</text:p>
          </table:table-cell>
          <table:table-cell office:value-type="float" office:value="66.66" calcext:value-type="float">
            <text:p>66.66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7344911" calcext:value-type="float">
            <text:p>10734491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27448614528" calcext:value-type="float">
            <text:p>2744861452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1620605" calcext:value-type="float">
            <text:p>7162060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8252174343" calcext:value-type="float">
            <text:p>1825217434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719777" calcext:value-type="float">
            <text:p>371977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27444585054" calcext:value-type="float">
            <text:p>27444585054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2560599" calcext:value-type="float">
            <text:p>256059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8250490393" calcext:value-type="float">
            <text:p>1825049039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7576725534" calcext:value-type="float">
            <text:p>14757672553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1164030492" calcext:value-type="float">
            <text:p>4116403049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8119026555" calcext:value-type="float">
            <text:p>9811902655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7373587258" calcext:value-type="float">
            <text:p>27373587258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85160865710" calcext:value-type="float">
            <text:p>28516086571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4882597749" calcext:value-type="float">
            <text:p>54882597749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9934086237" calcext:value-type="float">
            <text:p>18993408623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494912210" calcext:value-type="float">
            <text:p>36494912210</text:p>
          </table:table-cell>
          <table:table-cell office:value-type="float" office:value="66.66" calcext:value-type="float">
            <text:p>66.6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7:03:2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7:20:4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2788003" calcext:value-type="float">
            <text:p>8278800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69209402387" calcext:value-type="float">
            <text:p>69209402387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5309632" calcext:value-type="float">
            <text:p>5530963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6049990790" calcext:value-type="float">
            <text:p>46049990790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673270" calcext:value-type="float">
            <text:p>26732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69209875346" calcext:value-type="float">
            <text:p>69209875346</text:p>
          </table:table-cell>
          <table:table-cell office:value-type="float" office:value="66.66" calcext:value-type="float">
            <text:p>66.66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832504" calcext:value-type="float">
            <text:p>183250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46052583836" calcext:value-type="float">
            <text:p>46052583836</text:p>
          </table:table-cell>
          <table:table-cell office:value-type="float" office:value="66.66" calcext:value-type="float">
            <text:p>66.66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8970664" calcext:value-type="float">
            <text:p>1189706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34610623195" calcext:value-type="float">
            <text:p>3461062319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8814578" calcext:value-type="float">
            <text:p>7881457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3034007501" calcext:value-type="float">
            <text:p>2303400750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305808" calcext:value-type="float">
            <text:p>53058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34610150236" calcext:value-type="float">
            <text:p>3461015023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560141" calcext:value-type="float">
            <text:p>356014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3031414456" calcext:value-type="float">
            <text:p>2303141445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6094333163" calcext:value-type="float">
            <text:p>18609433316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1913243429" calcext:value-type="float">
            <text:p>5191324342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3834970892" calcext:value-type="float">
            <text:p>12383497089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4543091507" calcext:value-type="float">
            <text:p>3454309150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357614416718" calcext:value-type="float">
            <text:p>35761441671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9213187354" calcext:value-type="float">
            <text:p>69213187354</text:p>
          </table:table-cell>
          <table:table-cell office:value-type="float" office:value="66.67" calcext:value-type="float">
            <text:p>66.67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38220657787" calcext:value-type="float">
            <text:p>2382206577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6053585741" calcext:value-type="float">
            <text:p>46053585741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7:32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7:53:5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9016076" calcext:value-type="float">
            <text:p>9901607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6916477351" calcext:value-type="float">
            <text:p>8691647735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66088096" calcext:value-type="float">
            <text:p>6608809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57836477361" calcext:value-type="float">
            <text:p>5783647736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4132519" calcext:value-type="float">
            <text:p>413251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86920791125" calcext:value-type="float">
            <text:p>86920791125</text:p>
          </table:table-cell>
          <table:table-cell office:value-type="float" office:value="66.67" calcext:value-type="float">
            <text:p>66.67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29630" calcext:value-type="float">
            <text:p>292963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57837588544" calcext:value-type="float">
            <text:p>57837588544</text:p>
          </table:table-cell>
          <table:table-cell office:value-type="float" office:value="66.66" calcext:value-type="float">
            <text:p>66.66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6687755" calcext:value-type="float">
            <text:p>13668775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43466161321" calcext:value-type="float">
            <text:p>4346616132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579608" calcext:value-type="float">
            <text:p>905796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28926438494" calcext:value-type="float">
            <text:p>2892643849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625275" calcext:value-type="float">
            <text:p>762527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43461847548" calcext:value-type="float">
            <text:p>43461847548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145620" calcext:value-type="float">
            <text:p>51456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8925327312" calcext:value-type="float">
            <text:p>2892532731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3697378106" calcext:value-type="float">
            <text:p>23369737810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5190357782" calcext:value-type="float">
            <text:p>6519035778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5517721283" calcext:value-type="float">
            <text:p>15551772128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3384434752" calcext:value-type="float">
            <text:p>4338443475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50192120174" calcext:value-type="float">
            <text:p>45019212017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86916666857" calcext:value-type="float">
            <text:p>86916666857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99904403682" calcext:value-type="float">
            <text:p>29990440368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7840203718" calcext:value-type="float">
            <text:p>57840203718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2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2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8:08:2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8:33:4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848016" calcext:value-type="float">
            <text:p>10784801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01254184806" calcext:value-type="float">
            <text:p>10125418480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847959" calcext:value-type="float">
            <text:p>7184795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67355256181" calcext:value-type="float">
            <text:p>6735525618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460482" calcext:value-type="float">
            <text:p>246048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264" calcext:value-type="percentage">
            <text:p>22.64%</text:p>
          </table:table-cell>
          <table:table-cell office:value-type="float" office:value="101255942508" calcext:value-type="float">
            <text:p>101255942508</text:p>
          </table:table-cell>
          <table:table-cell office:value-type="float" office:value="66.66" calcext:value-type="float">
            <text:p>66.66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84414" calcext:value-type="float">
            <text:p>8844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67359097184" calcext:value-type="float">
            <text:p>67359097184</text:p>
          </table:table-cell>
          <table:table-cell office:value-type="float" office:value="66.66" calcext:value-type="float">
            <text:p>66.66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8180300" calcext:value-type="float">
            <text:p>14818030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50634652486" calcext:value-type="float">
            <text:p>5063465248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7883865" calcext:value-type="float">
            <text:p>9788386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33686936497" calcext:value-type="float">
            <text:p>3368693649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032852" calcext:value-type="float">
            <text:p>603285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453" calcext:value-type="percentage">
            <text:p>14.53%</text:p>
          </table:table-cell>
          <table:table-cell office:value-type="float" office:value="50632894783" calcext:value-type="float">
            <text:p>506328947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886010" calcext:value-type="float">
            <text:p>288601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33683095494" calcext:value-type="float">
            <text:p>3368309549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72248484422" calcext:value-type="float">
            <text:p>27224848442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75945551878" calcext:value-type="float">
            <text:p>7594555187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1125632472" calcext:value-type="float">
            <text:p>1811256324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0521498920" calcext:value-type="float">
            <text:p>5052149892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26462550434" calcext:value-type="float">
            <text:p>52646255043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01257565321" calcext:value-type="float">
            <text:p>101257565321</text:p>
          </table:table-cell>
          <table:table-cell office:value-type="float" office:value="66.67" calcext:value-type="float">
            <text:p>66.67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50755668771" calcext:value-type="float">
            <text:p>35075566877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7358749663" calcext:value-type="float">
            <text:p>67358749663</text:p>
          </table:table-cell>
          <table:table-cell office:value-type="float" office:value="66.66" calcext:value-type="float">
            <text:p>66.66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3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opt3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8:50:3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8:51:0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838465" calcext:value-type="float">
            <text:p>1383846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940311062" calcext:value-type="float">
            <text:p>1940311062</text:p>
          </table:table-cell>
          <table:table-cell office:value-type="float" office:value="66.49" calcext:value-type="float">
            <text:p>66.49</text:p>
          </table:table-cell>
          <table:table-cell table:number-columns-repeated="3"/>
          <table:table-cell office:value-type="float" office:value="9242159" calcext:value-type="float">
            <text:p>924215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1286579840" calcext:value-type="float">
            <text:p>1286579840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1941013773" calcext:value-type="float">
            <text:p>1941013773</text:p>
          </table:table-cell>
          <table:table-cell office:value-type="float" office:value="66.51" calcext:value-type="float">
            <text:p>66.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88" calcext:value-type="percentage">
            <text:p>7.88%</text:p>
          </table:table-cell>
          <table:table-cell office:value-type="float" office:value="1287951593" calcext:value-type="float">
            <text:p>1287951593</text:p>
          </table:table-cell>
          <table:table-cell office:value-type="float" office:value="66.73" calcext:value-type="float">
            <text:p>66.7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8139031" calcext:value-type="float">
            <text:p>2813903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977938839" calcext:value-type="float">
            <text:p>977938839</text:p>
          </table:table-cell>
          <table:table-cell office:value-type="float" office:value="33.51" calcext:value-type="float">
            <text:p>33.51</text:p>
          </table:table-cell>
          <table:table-cell table:number-columns-repeated="3"/>
          <table:table-cell office:value-type="float" office:value="18730652" calcext:value-type="float">
            <text:p>1873065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643419434" calcext:value-type="float">
            <text:p>64341943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633" calcext:value-type="percentage">
            <text:p>96.33%</text:p>
          </table:table-cell>
          <table:table-cell office:value-type="float" office:value="977236128" calcext:value-type="float">
            <text:p>977236128</text:p>
          </table:table-cell>
          <table:table-cell office:value-type="float" office:value="33.49" calcext:value-type="float">
            <text:p>33.49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376" calcext:value-type="percentage">
            <text:p>93.76%</text:p>
          </table:table-cell>
          <table:table-cell office:value-type="float" office:value="642047681" calcext:value-type="float">
            <text:p>642047681</text:p>
          </table:table-cell>
          <table:table-cell office:value-type="float" office:value="33.27" calcext:value-type="float">
            <text:p>33.27</text:p>
          </table:table-cell>
          <table:table-cell table:number-columns-repeated="40"/>
        </table:table-row>
        <table:table-row table:style-name="ro2">
          <table:table-cell office:value-type="float" office:value="5230797248" calcext:value-type="float">
            <text:p>523079724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62275653" calcext:value-type="float">
            <text:p>1462275653</text:p>
          </table:table-cell>
          <table:table-cell office:value-type="float" office:value="50.11" calcext:value-type="float">
            <text:p>50.11</text:p>
          </table:table-cell>
          <table:table-cell table:number-columns-repeated="3"/>
          <table:table-cell office:value-type="float" office:value="3459307442" calcext:value-type="float">
            <text:p>345930744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963027368" calcext:value-type="float">
            <text:p>963027368</text:p>
          </table:table-cell>
          <table:table-cell office:value-type="float" office:value="49.9" calcext:value-type="float">
            <text:p>49.9</text:p>
          </table:table-cell>
          <table:table-cell table:number-columns-repeated="40"/>
        </table:table-row>
        <table:table-row table:style-name="ro2">
          <table:table-cell office:value-type="float" office:value="8311079931" calcext:value-type="float">
            <text:p>831107993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42802369" calcext:value-type="float">
            <text:p>1942802369</text:p>
          </table:table-cell>
          <table:table-cell office:value-type="float" office:value="66.57" calcext:value-type="float">
            <text:p>66.57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518835142" calcext:value-type="float">
            <text:p>551883514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84018825" calcext:value-type="float">
            <text:p>1284018825</text:p>
          </table:table-cell>
          <table:table-cell office:value-type="float" office:value="66.53" calcext:value-type="float">
            <text:p>66.5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8:51:2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8:52:4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7329836" calcext:value-type="float">
            <text:p>2732983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5237010412" calcext:value-type="float">
            <text:p>5237010412</text:p>
          </table:table-cell>
          <table:table-cell office:value-type="float" office:value="66.6" calcext:value-type="float">
            <text:p>66.6</text:p>
          </table:table-cell>
          <table:table-cell table:number-columns-repeated="3"/>
          <table:table-cell office:value-type="float" office:value="17818719" calcext:value-type="float">
            <text:p>1781871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3459284800" calcext:value-type="float">
            <text:p>3459284800</text:p>
          </table:table-cell>
          <table:table-cell office:value-type="float" office:value="66.6" calcext:value-type="float">
            <text:p>66.6</text:p>
          </table:table-cell>
          <table:table-cell table:number-columns-repeated="40"/>
        </table:table-row>
        <table:table-row table:style-name="ro2">
          <table:table-cell office:value-type="float" office:value="2944" calcext:value-type="float">
            <text:p>29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5087" calcext:value-type="percentage">
            <text:p>50.87%</text:p>
          </table:table-cell>
          <table:table-cell office:value-type="float" office:value="5241666614" calcext:value-type="float">
            <text:p>5241666614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450" calcext:value-type="float">
            <text:p>145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246" calcext:value-type="percentage">
            <text:p>32.46%</text:p>
          </table:table-cell>
          <table:table-cell office:value-type="float" office:value="3462145400" calcext:value-type="float">
            <text:p>3462145400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2354159" calcext:value-type="float">
            <text:p>5235415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626465707" calcext:value-type="float">
            <text:p>2626465707</text:p>
          </table:table-cell>
          <table:table-cell office:value-type="float" office:value="33.4" calcext:value-type="float">
            <text:p>33.4</text:p>
          </table:table-cell>
          <table:table-cell table:number-columns-repeated="3"/>
          <table:table-cell office:value-type="float" office:value="35035877" calcext:value-type="float">
            <text:p>3503587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735030261" calcext:value-type="float">
            <text:p>1735030261</text:p>
          </table:table-cell>
          <table:table-cell office:value-type="float" office:value="33.4" calcext:value-type="float">
            <text:p>33.4</text:p>
          </table:table-cell>
          <table:table-cell table:number-columns-repeated="40"/>
        </table:table-row>
        <table:table-row table:style-name="ro2"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6632" calcext:value-type="percentage">
            <text:p>66.32%</text:p>
          </table:table-cell>
          <table:table-cell office:value-type="float" office:value="2621809506" calcext:value-type="float">
            <text:p>262180950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349" calcext:value-type="float">
            <text:p>234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862" calcext:value-type="percentage">
            <text:p>88.62%</text:p>
          </table:table-cell>
          <table:table-cell office:value-type="float" office:value="1732169661" calcext:value-type="float">
            <text:p>173216966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4091027717" calcext:value-type="float">
            <text:p>1409102771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3930131306" calcext:value-type="float">
            <text:p>3930131306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9310198585" calcext:value-type="float">
            <text:p>931019858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2596701185" calcext:value-type="float">
            <text:p>2596701185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22394370525" calcext:value-type="float">
            <text:p>2239437052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237090817" calcext:value-type="float">
            <text:p>5237090817</text:p>
          </table:table-cell>
          <table:table-cell office:value-type="float" office:value="66.6" calcext:value-type="float">
            <text:p>66.6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4892845039" calcext:value-type="float">
            <text:p>1489284503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458935840" calcext:value-type="float">
            <text:p>3458935840</text:p>
          </table:table-cell>
          <table:table-cell office:value-type="float" office:value="66.59" calcext:value-type="float">
            <text:p>66.5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Thu Jun 11 08:53:3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8:55:53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838465" calcext:value-type="float">
            <text:p>13838465</text:p>
          </table:table-cell>
          <table:table-cell table:style-name="ce35" table:formula="of:=[.J4]" office:value-type="float" office:value="9242159" calcext:value-type="float">
            <text:p>9242159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923" calcext:value-type="float">
            <text:p>923</text:p>
          </table:table-cell>
          <table:table-cell table:style-name="ce35" table:formula="of:=[.J5]" office:value-type="float" office:value="1042" calcext:value-type="float">
            <text:p>104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8139031" calcext:value-type="float">
            <text:p>28139031</text:p>
          </table:table-cell>
          <table:table-cell table:style-name="ce35" table:formula="of:=[.J6]" office:value-type="float" office:value="18730652" calcext:value-type="float">
            <text:p>1873065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686" calcext:value-type="float">
            <text:p>686</text:p>
          </table:table-cell>
          <table:table-cell table:style-name="ce35" table:formula="of:=[.J7]" office:value-type="float" office:value="298" calcext:value-type="float">
            <text:p>29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5230797248" calcext:value-type="float">
            <text:p>5230797248</text:p>
          </table:table-cell>
          <table:table-cell table:style-name="ce35" table:formula="of:=[.J8]" office:value-type="float" office:value="3459307442" calcext:value-type="float">
            <text:p>3459307442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311079931" calcext:value-type="float">
            <text:p>8311079931</text:p>
          </table:table-cell>
          <table:table-cell table:style-name="ce35" table:formula="of:=[.J9]" office:value-type="float" office:value="5518835142" calcext:value-type="float">
            <text:p>551883514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7329836" calcext:value-type="float">
            <text:p>27329836</text:p>
          </table:table-cell>
          <table:table-cell table:style-name="ce35" table:formula="of:=[.J14]" office:value-type="float" office:value="17818719" calcext:value-type="float">
            <text:p>17818719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2944" calcext:value-type="float">
            <text:p>2944</text:p>
          </table:table-cell>
          <table:table-cell table:style-name="ce35" table:formula="of:=[.J15]" office:value-type="float" office:value="1450" calcext:value-type="float">
            <text:p>145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2354159" calcext:value-type="float">
            <text:p>52354159</text:p>
          </table:table-cell>
          <table:table-cell table:style-name="ce35" table:formula="of:=[.J16]" office:value-type="float" office:value="35035877" calcext:value-type="float">
            <text:p>3503587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1194" calcext:value-type="float">
            <text:p>1194</text:p>
          </table:table-cell>
          <table:table-cell table:style-name="ce35" table:formula="of:=[.J17]" office:value-type="float" office:value="2349" calcext:value-type="float">
            <text:p>234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4091027717" calcext:value-type="float">
            <text:p>14091027717</text:p>
          </table:table-cell>
          <table:table-cell table:style-name="ce35" table:formula="of:=[.J18]" office:value-type="float" office:value="9310198585" calcext:value-type="float">
            <text:p>9310198585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2394370525" calcext:value-type="float">
            <text:p>22394370525</text:p>
          </table:table-cell>
          <table:table-cell table:style-name="ce35" table:formula="of:=[.J19]" office:value-type="float" office:value="14892845039" calcext:value-type="float">
            <text:p>14892845039</text:p>
          </table:table-cell>
          <table:table-cell/>
        </table:table-row>
        <table:table-row table:style-name="ro2">
          <table:table-cell office:value-type="float" office:value="38342087" calcext:value-type="float">
            <text:p>3834208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9417577767" calcext:value-type="float">
            <text:p>9417577767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25210582" calcext:value-type="float">
            <text:p>2521058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6203149653" calcext:value-type="float">
            <text:p>6203149653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8342087" calcext:value-type="float">
            <text:p>38342087</text:p>
          </table:table-cell>
          <table:table-cell table:style-name="ce35" table:formula="of:=[.J24]" office:value-type="float" office:value="25210582" calcext:value-type="float">
            <text:p>25210582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4352" calcext:value-type="float">
            <text:p>4352</text:p>
          </table:table-cell>
          <table:table-cell table:style-name="ce35" table:formula="of:=[.J25]" office:value-type="float" office:value="2359" calcext:value-type="float">
            <text:p>2359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1235857" calcext:value-type="float">
            <text:p>71235857</text:p>
          </table:table-cell>
          <table:table-cell table:style-name="ce35" table:formula="of:=[.J26]" office:value-type="float" office:value="47512949" calcext:value-type="float">
            <text:p>47512949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7545" calcext:value-type="float">
            <text:p>7545</text:p>
          </table:table-cell>
          <table:table-cell table:style-name="ce35" table:formula="of:=[.J27]" office:value-type="float" office:value="6436" calcext:value-type="float">
            <text:p>6436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25336222432" calcext:value-type="float">
            <text:p>25336222432</text:p>
          </table:table-cell>
          <table:table-cell table:style-name="ce35" table:formula="of:=[.J28]" office:value-type="float" office:value="16689944726" calcext:value-type="float">
            <text:p>16689944726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0286649193" calcext:value-type="float">
            <text:p>40286649193</text:p>
          </table:table-cell>
          <table:table-cell table:style-name="ce35" table:formula="of:=[.J29]" office:value-type="float" office:value="26829252209" calcext:value-type="float">
            <text:p>26829252209</text:p>
          </table:table-cell>
          <table:table-cell/>
        </table:table-row>
        <table:table-row table:style-name="ro2">
          <table:table-cell office:value-type="float" office:value="4352" calcext:value-type="float">
            <text:p>435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4638" calcext:value-type="percentage">
            <text:p>46.38%</text:p>
          </table:table-cell>
          <table:table-cell office:value-type="float" office:value="9419901201" calcext:value-type="float">
            <text:p>9419901201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359" calcext:value-type="float">
            <text:p>235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992" calcext:value-type="percentage">
            <text:p>39.92%</text:p>
          </table:table-cell>
          <table:table-cell office:value-type="float" office:value="6205584401" calcext:value-type="float">
            <text:p>6205584401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9105939" calcext:value-type="float">
            <text:p>49105939</text:p>
          </table:table-cell>
          <table:table-cell table:style-name="ce35" table:formula="of:=[.J34]" office:value-type="float" office:value="32598088" calcext:value-type="float">
            <text:p>32598088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11801" calcext:value-type="float">
            <text:p>11801</text:p>
          </table:table-cell>
          <table:table-cell table:style-name="ce35" table:formula="of:=[.J35]" office:value-type="float" office:value="7194" calcext:value-type="float">
            <text:p>719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7089597" calcext:value-type="float">
            <text:p>87089597</text:p>
          </table:table-cell>
          <table:table-cell table:style-name="ce35" table:formula="of:=[.J36]" office:value-type="float" office:value="57997751" calcext:value-type="float">
            <text:p>57997751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31314" calcext:value-type="float">
            <text:p>31314</text:p>
          </table:table-cell>
          <table:table-cell table:style-name="ce35" table:formula="of:=[.J37]" office:value-type="float" office:value="15132" calcext:value-type="float">
            <text:p>15132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38513208677" calcext:value-type="float">
            <text:p>38513208677</text:p>
          </table:table-cell>
          <table:table-cell table:style-name="ce35" table:formula="of:=[.J38]" office:value-type="float" office:value="25554460531" calcext:value-type="float">
            <text:p>25554460531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2021648136" calcext:value-type="float">
            <text:p>62021648136</text:p>
          </table:table-cell>
          <table:table-cell table:style-name="ce35" table:formula="of:=[.J39]" office:value-type="float" office:value="41307770815" calcext:value-type="float">
            <text:p>41307770815</text:p>
          </table:table-cell>
          <table:table-cell/>
        </table:table-row>
        <table:table-row table:style-name="ro2">
          <table:table-cell office:value-type="float" office:value="71235857" calcext:value-type="float">
            <text:p>7123585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4717348396" calcext:value-type="float">
            <text:p>4717348396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47512949" calcext:value-type="float">
            <text:p>4751294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3107599192" calcext:value-type="float">
            <text:p>3107599192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60080328" calcext:value-type="float">
            <text:p>60080328</text:p>
          </table:table-cell>
          <table:table-cell table:style-name="ce35" table:formula="of:=[.J44]" office:value-type="float" office:value="39736991" calcext:value-type="float">
            <text:p>39736991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27234" calcext:value-type="float">
            <text:p>27234</text:p>
          </table:table-cell>
          <table:table-cell table:style-name="ce35" table:formula="of:=[.J45]" office:value-type="float" office:value="18556" calcext:value-type="float">
            <text:p>1855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5456893" calcext:value-type="float">
            <text:p>105456893</text:p>
          </table:table-cell>
          <table:table-cell table:style-name="ce35" table:formula="of:=[.J46]" office:value-type="float" office:value="70261848" calcext:value-type="float">
            <text:p>70261848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109227" calcext:value-type="float">
            <text:p>109227</text:p>
          </table:table-cell>
          <table:table-cell table:style-name="ce35" table:formula="of:=[.J47]" office:value-type="float" office:value="65240" calcext:value-type="float">
            <text:p>6524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55216327898" calcext:value-type="float">
            <text:p>55216327898</text:p>
          </table:table-cell>
          <table:table-cell table:style-name="ce35" table:formula="of:=[.J48]" office:value-type="float" office:value="36802852726" calcext:value-type="float">
            <text:p>36802852726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0132266259" calcext:value-type="float">
            <text:p>90132266259</text:p>
          </table:table-cell>
          <table:table-cell table:style-name="ce35" table:formula="of:=[.J49]" office:value-type="float" office:value="60019872650" calcext:value-type="float">
            <text:p>60019872650</text:p>
          </table:table-cell>
          <table:table-cell/>
        </table:table-row>
        <table:table-row table:style-name="ro2">
          <table:table-cell office:value-type="float" office:value="7545" calcext:value-type="float">
            <text:p>754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004" calcext:value-type="percentage">
            <text:p>50.04%</text:p>
          </table:table-cell>
          <table:table-cell office:value-type="float" office:value="4715024963" calcext:value-type="float">
            <text:p>4715024963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6436" calcext:value-type="float">
            <text:p>643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111" calcext:value-type="percentage">
            <text:p>71.11%</text:p>
          </table:table-cell>
          <table:table-cell office:value-type="float" office:value="3105164444" calcext:value-type="float">
            <text:p>310516444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1901568" calcext:value-type="float">
            <text:p>71901568</text:p>
          </table:table-cell>
          <table:table-cell table:style-name="ce35" table:formula="of:=[.J54]" office:value-type="float" office:value="47509950" calcext:value-type="float">
            <text:p>4750995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04085" calcext:value-type="float">
            <text:p>104085</text:p>
          </table:table-cell>
          <table:table-cell table:style-name="ce35" table:formula="of:=[.J55]" office:value-type="float" office:value="55692" calcext:value-type="float">
            <text:p>55692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21478347" calcext:value-type="float">
            <text:p>121478347</text:p>
          </table:table-cell>
          <table:table-cell table:style-name="ce35" table:formula="of:=[.J56]" office:value-type="float" office:value="80790233" calcext:value-type="float">
            <text:p>8079023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534872" calcext:value-type="float">
            <text:p>534872</text:p>
          </table:table-cell>
          <table:table-cell table:style-name="ce35" table:formula="of:=[.J57]" office:value-type="float" office:value="318029" calcext:value-type="float">
            <text:p>318029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74601084701" calcext:value-type="float">
            <text:p>74601084701</text:p>
          </table:table-cell>
          <table:table-cell table:style-name="ce35" table:formula="of:=[.J58]" office:value-type="float" office:value="49223692358" calcext:value-type="float">
            <text:p>49223692358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19900073462" calcext:value-type="float">
            <text:p>119900073462</text:p>
          </table:table-cell>
          <table:table-cell table:style-name="ce35" table:formula="of:=[.J59]" office:value-type="float" office:value="79847743169" calcext:value-type="float">
            <text:p>79847743169</text:p>
          </table:table-cell>
          <table:table-cell/>
        </table:table-row>
        <table:table-row table:style-name="ro2">
          <table:table-cell office:value-type="float" office:value="25336222432" calcext:value-type="float">
            <text:p>2533622243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7070074457" calcext:value-type="float">
            <text:p>7070074457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  <table:table-cell office:value-type="float" office:value="16689944726" calcext:value-type="float">
            <text:p>166899447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4655145932" calcext:value-type="float">
            <text:p>46551459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509407" calcext:value-type="float">
            <text:p>81509407</text:p>
          </table:table-cell>
          <table:table-cell table:style-name="ce35" table:formula="of:=[.J64]" office:value-type="float" office:value="54289156" calcext:value-type="float">
            <text:p>54289156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57532" calcext:value-type="float">
            <text:p>157532</text:p>
          </table:table-cell>
          <table:table-cell table:style-name="ce35" table:formula="of:=[.J65]" office:value-type="float" office:value="100946" calcext:value-type="float">
            <text:p>100946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8617109" calcext:value-type="float">
            <text:p>138617109</text:p>
          </table:table-cell>
          <table:table-cell table:style-name="ce35" table:formula="of:=[.J66]" office:value-type="float" office:value="91431275" calcext:value-type="float">
            <text:p>91431275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977429" calcext:value-type="float">
            <text:p>977429</text:p>
          </table:table-cell>
          <table:table-cell table:style-name="ce35" table:formula="of:=[.J67]" office:value-type="float" office:value="624404" calcext:value-type="float">
            <text:p>62440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93416531101" calcext:value-type="float">
            <text:p>93416531101</text:p>
          </table:table-cell>
          <table:table-cell table:style-name="ce35" table:formula="of:=[.J68]" office:value-type="float" office:value="61828253405" calcext:value-type="float">
            <text:p>61828253405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49877084737" calcext:value-type="float">
            <text:p>149877084737</text:p>
          </table:table-cell>
          <table:table-cell table:style-name="ce35" table:formula="of:=[.J69]" office:value-type="float" office:value="99814609082" calcext:value-type="float">
            <text:p>99814609082</text:p>
          </table:table-cell>
          <table:table-cell/>
        </table:table-row>
        <table:table-row table:style-name="ro2">
          <table:table-cell office:value-type="float" office:value="40286649193" calcext:value-type="float">
            <text:p>4028664919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20802037" calcext:value-type="float">
            <text:p>9420802037</text:p>
          </table:table-cell>
          <table:table-cell office:value-type="float" office:value="66.65" calcext:value-type="float">
            <text:p>66.65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829252209" calcext:value-type="float">
            <text:p>268292522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203543523" calcext:value-type="float">
            <text:p>6203543523</text:p>
          </table:table-cell>
          <table:table-cell office:value-type="float" office:value="66.63" calcext:value-type="float">
            <text:p>66.63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4095576" calcext:value-type="float">
            <text:p>94095576</text:p>
          </table:table-cell>
          <table:table-cell table:style-name="ce35" table:formula="of:=[.J74]" office:value-type="float" office:value="61956493" calcext:value-type="float">
            <text:p>61956493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356633" calcext:value-type="float">
            <text:p>356633</text:p>
          </table:table-cell>
          <table:table-cell table:style-name="ce35" table:formula="of:=[.J75]" office:value-type="float" office:value="233892" calcext:value-type="float">
            <text:p>233892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54530649" calcext:value-type="float">
            <text:p>154530649</text:p>
          </table:table-cell>
          <table:table-cell table:style-name="ce35" table:formula="of:=[.J76]" office:value-type="float" office:value="102544192" calcext:value-type="float">
            <text:p>102544192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1951568" calcext:value-type="float">
            <text:p>1951568</text:p>
          </table:table-cell>
          <table:table-cell table:style-name="ce35" table:formula="of:=[.J77]" office:value-type="float" office:value="1415343" calcext:value-type="float">
            <text:p>1415343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16353883287" calcext:value-type="float">
            <text:p>116353883287</text:p>
          </table:table-cell>
          <table:table-cell table:style-name="ce35" table:formula="of:=[.J78]" office:value-type="float" office:value="77282795318" calcext:value-type="float">
            <text:p>77282795318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87750253633" calcext:value-type="float">
            <text:p>187750253633</text:p>
          </table:table-cell>
          <table:table-cell table:style-name="ce35" table:formula="of:=[.J79]" office:value-type="float" office:value="125061014096" calcext:value-type="float">
            <text:p>12506101409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7356997" calcext:value-type="float">
            <text:p>107356997</text:p>
          </table:table-cell>
          <table:table-cell table:style-name="ce35" table:formula="of:=[.J84]" office:value-type="float" office:value="71591094" calcext:value-type="float">
            <text:p>71591094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1020592" calcext:value-type="float">
            <text:p>1020592</text:p>
          </table:table-cell>
          <table:table-cell table:style-name="ce35" table:formula="of:=[.J85]" office:value-type="float" office:value="623070" calcext:value-type="float">
            <text:p>62307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73339818" calcext:value-type="float">
            <text:p>173339818</text:p>
          </table:table-cell>
          <table:table-cell table:style-name="ce35" table:formula="of:=[.J86]" office:value-type="float" office:value="115297981" calcext:value-type="float">
            <text:p>115297981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5041586" calcext:value-type="float">
            <text:p>5041586</text:p>
          </table:table-cell>
          <table:table-cell table:style-name="ce35" table:formula="of:=[.J87]" office:value-type="float" office:value="3417095" calcext:value-type="float">
            <text:p>3417095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144007402214" calcext:value-type="float">
            <text:p>144007402214</text:p>
          </table:table-cell>
          <table:table-cell table:style-name="ce35" table:formula="of:=[.J88]" office:value-type="float" office:value="95513691984" calcext:value-type="float">
            <text:p>95513691984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35509199077" calcext:value-type="float">
            <text:p>235509199077</text:p>
          </table:table-cell>
          <table:table-cell table:style-name="ce35" table:formula="of:=[.J89]" office:value-type="float" office:value="156867393043" calcext:value-type="float">
            <text:p>156867393043</text:p>
          </table:table-cell>
          <table:table-cell/>
        </table:table-row>
        <table:table-row table:style-name="ro2">
          <table:table-cell office:value-type="string" calcext:value-type="string">
            <text:p>opt3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18561698" calcext:value-type="float">
            <text:p>118561698</text:p>
          </table:table-cell>
          <table:table-cell table:style-name="ce35" table:formula="of:=[.J94]" office:value-type="float" office:value="77728150" calcext:value-type="float">
            <text:p>7772815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512475" calcext:value-type="float">
            <text:p>1512475</text:p>
          </table:table-cell>
          <table:table-cell table:style-name="ce35" table:formula="of:=[.J95]" office:value-type="float" office:value="1000527" calcext:value-type="float">
            <text:p>1000527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9367835" calcext:value-type="float">
            <text:p>189367835</text:p>
          </table:table-cell>
          <table:table-cell table:style-name="ce35" table:formula="of:=[.J96]" office:value-type="float" office:value="125512940" calcext:value-type="float">
            <text:p>12551294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7855365" calcext:value-type="float">
            <text:p>7855365</text:p>
          </table:table-cell>
          <table:table-cell table:style-name="ce35" table:formula="of:=[.J97]" office:value-type="float" office:value="5335051" calcext:value-type="float">
            <text:p>5335051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69458693926" calcext:value-type="float">
            <text:p>169458693926</text:p>
          </table:table-cell>
          <table:table-cell table:style-name="ce35" table:formula="of:=[.J98]" office:value-type="float" office:value="112513987517" calcext:value-type="float">
            <text:p>112513987517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74632594478" calcext:value-type="float">
            <text:p>274632594478</text:p>
          </table:table-cell>
          <table:table-cell table:style-name="ce35" table:formula="of:=[.J99]" office:value-type="float" office:value="182977155504" calcext:value-type="float">
            <text:p>182977155504</text:p>
          </table:table-cell>
          <table:table-cell/>
        </table:table-row>
        <table:table-row table:style-name="ro2">
          <table:table-cell office:value-type="string" calcext:value-type="string">
            <text:p># started on Thu Jun 11 08:57:2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01:0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9105939" calcext:value-type="float">
            <text:p>4910593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4318520809" calcext:value-type="float">
            <text:p>14318520809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32598088" calcext:value-type="float">
            <text:p>3259808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9499232599" calcext:value-type="float">
            <text:p>9499232599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11801" calcext:value-type="float">
            <text:p>118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627" calcext:value-type="percentage">
            <text:p>16.27%</text:p>
          </table:table-cell>
          <table:table-cell office:value-type="float" office:value="14321623686" calcext:value-type="float">
            <text:p>14321623686</text:p>
          </table:table-cell>
          <table:table-cell office:value-type="float" office:value="66.66" calcext:value-type="float">
            <text:p>66.6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7194" calcext:value-type="float">
            <text:p>71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963" calcext:value-type="percentage">
            <text:p>39.63%</text:p>
          </table:table-cell>
          <table:table-cell office:value-type="float" office:value="9501821319" calcext:value-type="float">
            <text:p>9501821319</text:p>
          </table:table-cell>
          <table:table-cell office:value-type="float" office:value="66.65" calcext:value-type="float">
            <text:p>66.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7089597" calcext:value-type="float">
            <text:p>8708959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7166487496" calcext:value-type="float">
            <text:p>7166487496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57997751" calcext:value-type="float">
            <text:p>5799775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4757710143" calcext:value-type="float">
            <text:p>4757710143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31314" calcext:value-type="float">
            <text:p>3131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323" calcext:value-type="percentage">
            <text:p>23.23%</text:p>
          </table:table-cell>
          <table:table-cell office:value-type="float" office:value="7163384619" calcext:value-type="float">
            <text:p>716338461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5132" calcext:value-type="float">
            <text:p>1513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285" calcext:value-type="percentage">
            <text:p>22.85%</text:p>
          </table:table-cell>
          <table:table-cell office:value-type="float" office:value="4755121422" calcext:value-type="float">
            <text:p>4755121422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8513208677" calcext:value-type="float">
            <text:p>3851320867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0742276615" calcext:value-type="float">
            <text:p>107422766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554460531" calcext:value-type="float">
            <text:p>2555446053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7129313328" calcext:value-type="float">
            <text:p>7129313328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62021648136" calcext:value-type="float">
            <text:p>6202164813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320496347" calcext:value-type="float">
            <text:p>14320496347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1307770815" calcext:value-type="float">
            <text:p>4130777081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501229887" calcext:value-type="float">
            <text:p>9501229887</text:p>
          </table:table-cell>
          <table:table-cell office:value-type="float" office:value="66.64" calcext:value-type="float">
            <text:p>66.64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03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08:3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0080328" calcext:value-type="float">
            <text:p>6008032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20528157035" calcext:value-type="float">
            <text:p>20528157035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39736991" calcext:value-type="float">
            <text:p>397369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13681558840" calcext:value-type="float">
            <text:p>13681558840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27234" calcext:value-type="float">
            <text:p>272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57" calcext:value-type="percentage">
            <text:p>8.57%</text:p>
          </table:table-cell>
          <table:table-cell office:value-type="float" office:value="20534854029" calcext:value-type="float">
            <text:p>20534854029</text:p>
          </table:table-cell>
          <table:table-cell office:value-type="float" office:value="66.66" calcext:value-type="float">
            <text:p>66.6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8556" calcext:value-type="float">
            <text:p>1855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17" calcext:value-type="percentage">
            <text:p>11.17%</text:p>
          </table:table-cell>
          <table:table-cell office:value-type="float" office:value="13685587911" calcext:value-type="float">
            <text:p>13685587911</text:p>
          </table:table-cell>
          <table:table-cell office:value-type="float" office:value="66.66" calcext:value-type="float">
            <text:p>66.6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5456893" calcext:value-type="float">
            <text:p>10545689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0276247238" calcext:value-type="float">
            <text:p>10276247238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70261848" calcext:value-type="float">
            <text:p>702618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6848936390" calcext:value-type="float">
            <text:p>6848936390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09227" calcext:value-type="float">
            <text:p>10922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457" calcext:value-type="percentage">
            <text:p>14.57%</text:p>
          </table:table-cell>
          <table:table-cell office:value-type="float" office:value="10269550244" calcext:value-type="float">
            <text:p>1026955024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65240" calcext:value-type="float">
            <text:p>6524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84" calcext:value-type="percentage">
            <text:p>11.84%</text:p>
          </table:table-cell>
          <table:table-cell office:value-type="float" office:value="6844907318" calcext:value-type="float">
            <text:p>684490731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5216327898" calcext:value-type="float">
            <text:p>5521632789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5400394086" calcext:value-type="float">
            <text:p>15400394086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36802852726" calcext:value-type="float">
            <text:p>368028527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0264227344" calcext:value-type="float">
            <text:p>1026422734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90132266259" calcext:value-type="float">
            <text:p>9013226625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530321055" calcext:value-type="float">
            <text:p>20530321055</text:p>
          </table:table-cell>
          <table:table-cell office:value-type="float" office:value="66.65" calcext:value-type="float">
            <text:p>66.6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0019872650" calcext:value-type="float">
            <text:p>6001987265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682747028" calcext:value-type="float">
            <text:p>13682747028</text:p>
          </table:table-cell>
          <table:table-cell office:value-type="float" office:value="66.65" calcext:value-type="float">
            <text:p>66.6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11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18:5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1901568" calcext:value-type="float">
            <text:p>719015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7743884335" calcext:value-type="float">
            <text:p>27743884335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7509950" calcext:value-type="float">
            <text:p>475099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8301472843" calcext:value-type="float">
            <text:p>18301472843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104085" calcext:value-type="float">
            <text:p>10408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979" calcext:value-type="percentage">
            <text:p>19.79%</text:p>
          </table:table-cell>
          <table:table-cell office:value-type="float" office:value="27746081991" calcext:value-type="float">
            <text:p>27746081991</text:p>
          </table:table-cell>
          <table:table-cell office:value-type="float" office:value="66.66" calcext:value-type="float">
            <text:p>66.6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5692" calcext:value-type="float">
            <text:p>5569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24" calcext:value-type="percentage">
            <text:p>11.24%</text:p>
          </table:table-cell>
          <table:table-cell office:value-type="float" office:value="18305307865" calcext:value-type="float">
            <text:p>18305307865</text:p>
          </table:table-cell>
          <table:table-cell office:value-type="float" office:value="66.66" calcext:value-type="float">
            <text:p>66.6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1478347" calcext:value-type="float">
            <text:p>12147834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3879859193" calcext:value-type="float">
            <text:p>1387985919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80790233" calcext:value-type="float">
            <text:p>8079023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9159691110" calcext:value-type="float">
            <text:p>9159691110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534872" calcext:value-type="float">
            <text:p>5348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308" calcext:value-type="percentage">
            <text:p>13.08%</text:p>
          </table:table-cell>
          <table:table-cell office:value-type="float" office:value="13877661537" calcext:value-type="float">
            <text:p>1387766153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18029" calcext:value-type="float">
            <text:p>3180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155856088" calcext:value-type="float">
            <text:p>915585608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4601084701" calcext:value-type="float">
            <text:p>746010847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20813190689" calcext:value-type="float">
            <text:p>2081319068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9223692358" calcext:value-type="float">
            <text:p>492236923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3731508682" calcext:value-type="float">
            <text:p>1373150868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19900073462" calcext:value-type="float">
            <text:p>1199000734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746340484" calcext:value-type="float">
            <text:p>27746340484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9847743169" calcext:value-type="float">
            <text:p>7984774316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303843512" calcext:value-type="float">
            <text:p>18303843512</text:p>
          </table:table-cell>
          <table:table-cell office:value-type="float" office:value="66.65" calcext:value-type="float">
            <text:p>66.6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23:2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32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509407" calcext:value-type="float">
            <text:p>815094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34738947210" calcext:value-type="float">
            <text:p>34738947210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4289156" calcext:value-type="float">
            <text:p>5428915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22991529007" calcext:value-type="float">
            <text:p>22991529007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57532" calcext:value-type="float">
            <text:p>15753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34742884680" calcext:value-type="float">
            <text:p>34742884680</text:p>
          </table:table-cell>
          <table:table-cell office:value-type="float" office:value="66.67" calcext:value-type="float">
            <text:p>66.6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0946" calcext:value-type="float">
            <text:p>10094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22996664526" calcext:value-type="float">
            <text:p>22996664526</text:p>
          </table:table-cell>
          <table:table-cell office:value-type="float" office:value="66.67" calcext:value-type="float">
            <text:p>66.6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8617109" calcext:value-type="float">
            <text:p>13861710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7374405961" calcext:value-type="float">
            <text:p>1737440596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1431275" calcext:value-type="float">
            <text:p>9143127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1503131966" calcext:value-type="float">
            <text:p>11503131966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977429" calcext:value-type="float">
            <text:p>9774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17370468491" calcext:value-type="float">
            <text:p>1737046849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624404" calcext:value-type="float">
            <text:p>62440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11497996447" calcext:value-type="float">
            <text:p>1149799644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93416531101" calcext:value-type="float">
            <text:p>934165311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6054211733" calcext:value-type="float">
            <text:p>2605421173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1828253405" calcext:value-type="float">
            <text:p>6182825340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7244687411" calcext:value-type="float">
            <text:p>17244687411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49877084737" calcext:value-type="float">
            <text:p>14987708473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4736774787" calcext:value-type="float">
            <text:p>34736774787</text:p>
          </table:table-cell>
          <table:table-cell office:value-type="float" office:value="66.66" calcext:value-type="float">
            <text:p>66.6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9814609082" calcext:value-type="float">
            <text:p>9981460908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2990483490" calcext:value-type="float">
            <text:p>22990483490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37:5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09:48:4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4095576" calcext:value-type="float">
            <text:p>9409557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43271162447" calcext:value-type="float">
            <text:p>43271162447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61956493" calcext:value-type="float">
            <text:p>6195649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28737385882" calcext:value-type="float">
            <text:p>28737385882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356633" calcext:value-type="float">
            <text:p>3566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092" calcext:value-type="percentage">
            <text:p>10.92%</text:p>
          </table:table-cell>
          <table:table-cell office:value-type="float" office:value="43273427281" calcext:value-type="float">
            <text:p>43273427281</text:p>
          </table:table-cell>
          <table:table-cell office:value-type="float" office:value="66.66" calcext:value-type="float">
            <text:p>66.6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33892" calcext:value-type="float">
            <text:p>23389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28" calcext:value-type="percentage">
            <text:p>7.28%</text:p>
          </table:table-cell>
          <table:table-cell office:value-type="float" office:value="28741778702" calcext:value-type="float">
            <text:p>28741778702</text:p>
          </table:table-cell>
          <table:table-cell office:value-type="float" office:value="66.66" calcext:value-type="float">
            <text:p>66.6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4530649" calcext:value-type="float">
            <text:p>15453064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21640777795" calcext:value-type="float">
            <text:p>2164077779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2544192" calcext:value-type="float">
            <text:p>1025441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4378232896" calcext:value-type="float">
            <text:p>14378232896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951568" calcext:value-type="float">
            <text:p>195156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21638512961" calcext:value-type="float">
            <text:p>2163851296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415343" calcext:value-type="float">
            <text:p>141534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5" calcext:value-type="percentage">
            <text:p>4.50%</text:p>
          </table:table-cell>
          <table:table-cell office:value-type="float" office:value="14373840077" calcext:value-type="float">
            <text:p>1437384007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16353883287" calcext:value-type="float">
            <text:p>11635388328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32455378713" calcext:value-type="float">
            <text:p>3245537871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7282795318" calcext:value-type="float">
            <text:p>7728279531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21556918169" calcext:value-type="float">
            <text:p>21556918169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87750253633" calcext:value-type="float">
            <text:p>18775025363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3271315087" calcext:value-type="float">
            <text:p>43271315087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5061014096" calcext:value-type="float">
            <text:p>12506101409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8739557304" calcext:value-type="float">
            <text:p>28739557304</text:p>
          </table:table-cell>
          <table:table-cell office:value-type="float" office:value="66.66" calcext:value-type="float">
            <text:p>66.6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09:55:5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09:1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356997" calcext:value-type="float">
            <text:p>10735699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53551999611" calcext:value-type="float">
            <text:p>53551999611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591094" calcext:value-type="float">
            <text:p>7159109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35523507069" calcext:value-type="float">
            <text:p>3552350706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020592" calcext:value-type="float">
            <text:p>102059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53555827924" calcext:value-type="float">
            <text:p>53555827924</text:p>
          </table:table-cell>
          <table:table-cell office:value-type="float" office:value="66.66" calcext:value-type="float">
            <text:p>66.6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23070" calcext:value-type="float">
            <text:p>6230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45" calcext:value-type="percentage">
            <text:p>4.45%</text:p>
          </table:table-cell>
          <table:table-cell office:value-type="float" office:value="35525423134" calcext:value-type="float">
            <text:p>35525423134</text:p>
          </table:table-cell>
          <table:table-cell office:value-type="float" office:value="66.66" calcext:value-type="float">
            <text:p>66.6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3339818" calcext:value-type="float">
            <text:p>17333981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6785706397" calcext:value-type="float">
            <text:p>2678570639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5297981" calcext:value-type="float">
            <text:p>11529798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7767212803" calcext:value-type="float">
            <text:p>1776721280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041586" calcext:value-type="float">
            <text:p>504158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26781878084" calcext:value-type="float">
            <text:p>2678187808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417095" calcext:value-type="float">
            <text:p>341709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17765296739" calcext:value-type="float">
            <text:p>1776529673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4007402214" calcext:value-type="float">
            <text:p>14400740221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40168527554" calcext:value-type="float">
            <text:p>4016852755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5513691984" calcext:value-type="float">
            <text:p>9551369198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6644063182" calcext:value-type="float">
            <text:p>2664406318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35509199077" calcext:value-type="float">
            <text:p>23550919907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3553644131" calcext:value-type="float">
            <text:p>53553644131</text:p>
          </table:table-cell>
          <table:table-cell office:value-type="float" office:value="66.66" calcext:value-type="float">
            <text:p>66.6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6867393043" calcext:value-type="float">
            <text:p>15686739304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524456653" calcext:value-type="float">
            <text:p>3552445665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3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3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18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33:5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8561698" calcext:value-type="float">
            <text:p>11856169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63028515238" calcext:value-type="float">
            <text:p>6302851523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7728150" calcext:value-type="float">
            <text:p>777281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41843905053" calcext:value-type="float">
            <text:p>41843905053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512475" calcext:value-type="float">
            <text:p>15124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63030874375" calcext:value-type="float">
            <text:p>63030874375</text:p>
          </table:table-cell>
          <table:table-cell office:value-type="float" office:value="66.66" calcext:value-type="float">
            <text:p>66.66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00527" calcext:value-type="float">
            <text:p>100052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41845280876" calcext:value-type="float">
            <text:p>41845280876</text:p>
          </table:table-cell>
          <table:table-cell office:value-type="float" office:value="66.66" calcext:value-type="float">
            <text:p>66.66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9367835" calcext:value-type="float">
            <text:p>18936783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1520902484" calcext:value-type="float">
            <text:p>3152090248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5512940" calcext:value-type="float">
            <text:p>12551294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0928698754" calcext:value-type="float">
            <text:p>2092869875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855365" calcext:value-type="float">
            <text:p>785536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31518543348" calcext:value-type="float">
            <text:p>3151854334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335051" calcext:value-type="float">
            <text:p>533505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20927322932" calcext:value-type="float">
            <text:p>2092732293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69458693926" calcext:value-type="float">
            <text:p>1694586939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47274113450" calcext:value-type="float">
            <text:p>472741134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12513987517" calcext:value-type="float">
            <text:p>11251398751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1388091242" calcext:value-type="float">
            <text:p>3138809124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74632594478" calcext:value-type="float">
            <text:p>27463259447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3029108888" calcext:value-type="float">
            <text:p>63029108888</text:p>
          </table:table-cell>
          <table:table-cell office:value-type="float" office:value="66.66" calcext:value-type="float">
            <text:p>66.6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2977155504" calcext:value-type="float">
            <text:p>1829771555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1846202176" calcext:value-type="float">
            <text:p>41846202176</text:p>
          </table:table-cell>
          <table:table-cell office:value-type="float" office:value="66.66" calcext:value-type="float">
            <text:p>66.6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4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opt4/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44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44:4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965141" calcext:value-type="float">
            <text:p>1396514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488389970" calcext:value-type="float">
            <text:p>1488389970</text:p>
          </table:table-cell>
          <table:table-cell office:value-type="float" office:value="66.52" calcext:value-type="float">
            <text:p>66.52</text:p>
          </table:table-cell>
          <table:table-cell table:number-columns-repeated="3"/>
          <table:table-cell office:value-type="float" office:value="9100883" calcext:value-type="float">
            <text:p>910088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983839884" calcext:value-type="float">
            <text:p>983839884</text:p>
          </table:table-cell>
          <table:table-cell office:value-type="float" office:value="66.07" calcext:value-type="float">
            <text:p>66.07</text:p>
          </table:table-cell>
          <table:table-cell table:number-columns-repeated="40"/>
        </table:table-row>
        <table:table-row table:style-name="ro2">
          <table:table-cell office:value-type="float" office:value="1044" calcext:value-type="float">
            <text:p>10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71" calcext:value-type="percentage">
            <text:p>6.71%</text:p>
          </table:table-cell>
          <table:table-cell office:value-type="float" office:value="1490593167" calcext:value-type="float">
            <text:p>1490593167</text:p>
          </table:table-cell>
          <table:table-cell office:value-type="float" office:value="66.62" calcext:value-type="float">
            <text:p>66.6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988212217" calcext:value-type="float">
            <text:p>988212217</text:p>
          </table:table-cell>
          <table:table-cell office:value-type="float" office:value="66.36" calcext:value-type="float">
            <text:p>66.3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593670" calcext:value-type="float">
            <text:p>2759367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749088878" calcext:value-type="float">
            <text:p>749088878</text:p>
          </table:table-cell>
          <table:table-cell office:value-type="float" office:value="33.48" calcext:value-type="float">
            <text:p>33.48</text:p>
          </table:table-cell>
          <table:table-cell table:number-columns-repeated="3"/>
          <table:table-cell office:value-type="float" office:value="18302666" calcext:value-type="float">
            <text:p>1830266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505350477" calcext:value-type="float">
            <text:p>505350477</text:p>
          </table:table-cell>
          <table:table-cell office:value-type="float" office:value="33.93" calcext:value-type="float">
            <text:p>33.93</text:p>
          </table:table-cell>
          <table:table-cell table:number-columns-repeated="40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97" calcext:value-type="percentage">
            <text:p>89.70%</text:p>
          </table:table-cell>
          <table:table-cell office:value-type="float" office:value="746885681" calcext:value-type="float">
            <text:p>746885681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817" calcext:value-type="percentage">
            <text:p>98.17%</text:p>
          </table:table-cell>
          <table:table-cell office:value-type="float" office:value="500978145" calcext:value-type="float">
            <text:p>500978145</text:p>
          </table:table-cell>
          <table:table-cell office:value-type="float" office:value="33.64" calcext:value-type="float">
            <text:p>33.64</text:p>
          </table:table-cell>
          <table:table-cell table:number-columns-repeated="40"/>
        </table:table-row>
        <table:table-row table:style-name="ro2">
          <table:table-cell office:value-type="float" office:value="4008547244" calcext:value-type="float">
            <text:p>400854724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118892860" calcext:value-type="float">
            <text:p>111889286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668073039" calcext:value-type="float">
            <text:p>266807303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745248350" calcext:value-type="float">
            <text:p>745248350</text:p>
          </table:table-cell>
          <table:table-cell office:value-type="float" office:value="50.04" calcext:value-type="float">
            <text:p>50.04</text:p>
          </table:table-cell>
          <table:table-cell table:number-columns-repeated="40"/>
        </table:table-row>
        <table:table-row table:style-name="ro2">
          <table:table-cell office:value-type="float" office:value="8586322478" calcext:value-type="float">
            <text:p>858632247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488794514" calcext:value-type="float">
            <text:p>1488794514</text:p>
          </table:table-cell>
          <table:table-cell office:value-type="float" office:value="66.54" calcext:value-type="float">
            <text:p>66.54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700454004" calcext:value-type="float">
            <text:p>57004540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988224647" calcext:value-type="float">
            <text:p>988224647</text:p>
          </table:table-cell>
          <table:table-cell office:value-type="float" office:value="66.36" calcext:value-type="float">
            <text:p>66.36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45:0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45:5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6918971" calcext:value-type="float">
            <text:p>2691897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3804061158" calcext:value-type="float">
            <text:p>3804061158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17667450" calcext:value-type="float">
            <text:p>1766745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2488618660" calcext:value-type="float">
            <text:p>2488618660</text:p>
          </table:table-cell>
          <table:table-cell office:value-type="float" office:value="66.5" calcext:value-type="float">
            <text:p>66.5</text:p>
          </table:table-cell>
          <table:table-cell table:number-columns-repeated="40"/>
        </table:table-row>
        <table:table-row table:style-name="ro2">
          <table:table-cell office:value-type="float" office:value="1798" calcext:value-type="float">
            <text:p>17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334" calcext:value-type="percentage">
            <text:p>23.34%</text:p>
          </table:table-cell>
          <table:table-cell office:value-type="float" office:value="3809709690" calcext:value-type="float">
            <text:p>3809709690</text:p>
          </table:table-cell>
          <table:table-cell office:value-type="float" office:value="66.68" calcext:value-type="float">
            <text:p>66.6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598" calcext:value-type="percentage">
            <text:p>15.98%</text:p>
          </table:table-cell>
          <table:table-cell office:value-type="float" office:value="2494136956" calcext:value-type="float">
            <text:p>2494136956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1056598" calcext:value-type="float">
            <text:p>5105659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909580649" calcext:value-type="float">
            <text:p>1909580649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33982887" calcext:value-type="float">
            <text:p>3398288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1253713915" calcext:value-type="float">
            <text:p>1253713915</text:p>
          </table:table-cell>
          <table:table-cell office:value-type="float" office:value="33.5" calcext:value-type="float">
            <text:p>33.5</text:p>
          </table:table-cell>
          <table:table-cell table:number-columns-repeated="40"/>
        </table:table-row>
        <table:table-row table:style-name="ro2">
          <table:table-cell office:value-type="float" office:value="3903" calcext:value-type="float">
            <text:p>390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6298" calcext:value-type="percentage">
            <text:p>62.98%</text:p>
          </table:table-cell>
          <table:table-cell office:value-type="float" office:value="1903932117" calcext:value-type="float">
            <text:p>1903932117</text:p>
          </table:table-cell>
          <table:table-cell office:value-type="float" office:value="33.32" calcext:value-type="float">
            <text:p>33.32</text:p>
          </table:table-cell>
          <table:table-cell table:number-columns-repeated="3"/>
          <table:table-cell office:value-type="float" office:value="2727" calcext:value-type="float">
            <text:p>272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026" calcext:value-type="percentage">
            <text:p>90.26%</text:p>
          </table:table-cell>
          <table:table-cell office:value-type="float" office:value="1248195619" calcext:value-type="float">
            <text:p>1248195619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0241084839" calcext:value-type="float">
            <text:p>1024108483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2854300602" calcext:value-type="float">
            <text:p>2854300602</text:p>
          </table:table-cell>
          <table:table-cell office:value-type="float" office:value="49.96" calcext:value-type="float">
            <text:p>49.96</text:p>
          </table:table-cell>
          <table:table-cell table:number-columns-repeated="3"/>
          <table:table-cell office:value-type="float" office:value="6707799836" calcext:value-type="float">
            <text:p>670779983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870357044" calcext:value-type="float">
            <text:p>1870357044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23091253879" calcext:value-type="float">
            <text:p>2309125387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803821821" calcext:value-type="float">
            <text:p>3803821821</text:p>
          </table:table-cell>
          <table:table-cell office:value-type="float" office:value="66.57" calcext:value-type="float">
            <text:p>66.5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356912081" calcext:value-type="float">
            <text:p>1535691208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490162353" calcext:value-type="float">
            <text:p>2490162353</text:p>
          </table:table-cell>
          <table:table-cell office:value-type="float" office:value="66.54" calcext:value-type="float">
            <text:p>66.5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Thu Jun 11 10:46:3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48:12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965141" calcext:value-type="float">
            <text:p>13965141</text:p>
          </table:table-cell>
          <table:table-cell table:style-name="ce35" table:formula="of:=[.J4]" office:value-type="float" office:value="9100883" calcext:value-type="float">
            <text:p>9100883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044" calcext:value-type="float">
            <text:p>1044</text:p>
          </table:table-cell>
          <table:table-cell table:style-name="ce35" table:formula="of:=[.J5]" office:value-type="float" office:value="697" calcext:value-type="float">
            <text:p>697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7593670" calcext:value-type="float">
            <text:p>27593670</text:p>
          </table:table-cell>
          <table:table-cell table:style-name="ce35" table:formula="of:=[.J6]" office:value-type="float" office:value="18302666" calcext:value-type="float">
            <text:p>1830266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78" calcext:value-type="float">
            <text:p>78</text:p>
          </table:table-cell>
          <table:table-cell table:style-name="ce35" table:formula="of:=[.J7]" office:value-type="float" office:value="558" calcext:value-type="float">
            <text:p>55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4008547244" calcext:value-type="float">
            <text:p>4008547244</text:p>
          </table:table-cell>
          <table:table-cell table:style-name="ce35" table:formula="of:=[.J8]" office:value-type="float" office:value="2668073039" calcext:value-type="float">
            <text:p>266807303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586322478" calcext:value-type="float">
            <text:p>8586322478</text:p>
          </table:table-cell>
          <table:table-cell table:style-name="ce35" table:formula="of:=[.J9]" office:value-type="float" office:value="5700454004" calcext:value-type="float">
            <text:p>570045400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6918971" calcext:value-type="float">
            <text:p>26918971</text:p>
          </table:table-cell>
          <table:table-cell table:style-name="ce35" table:formula="of:=[.J14]" office:value-type="float" office:value="17667450" calcext:value-type="float">
            <text:p>17667450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798" calcext:value-type="float">
            <text:p>1798</text:p>
          </table:table-cell>
          <table:table-cell table:style-name="ce35" table:formula="of:=[.J15]" office:value-type="float" office:value="1314" calcext:value-type="float">
            <text:p>131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1056598" calcext:value-type="float">
            <text:p>51056598</text:p>
          </table:table-cell>
          <table:table-cell table:style-name="ce35" table:formula="of:=[.J16]" office:value-type="float" office:value="33982887" calcext:value-type="float">
            <text:p>3398288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3903" calcext:value-type="float">
            <text:p>3903</text:p>
          </table:table-cell>
          <table:table-cell table:style-name="ce35" table:formula="of:=[.J17]" office:value-type="float" office:value="2727" calcext:value-type="float">
            <text:p>272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0241084839" calcext:value-type="float">
            <text:p>10241084839</text:p>
          </table:table-cell>
          <table:table-cell table:style-name="ce35" table:formula="of:=[.J18]" office:value-type="float" office:value="6707799836" calcext:value-type="float">
            <text:p>6707799836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3091253879" calcext:value-type="float">
            <text:p>23091253879</text:p>
          </table:table-cell>
          <table:table-cell table:style-name="ce35" table:formula="of:=[.J19]" office:value-type="float" office:value="15356912081" calcext:value-type="float">
            <text:p>15356912081</text:p>
          </table:table-cell>
          <table:table-cell/>
        </table:table-row>
        <table:table-row table:style-name="ro2">
          <table:table-cell office:value-type="float" office:value="37976768" calcext:value-type="float">
            <text:p>379767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6371137288" calcext:value-type="float">
            <text:p>6371137288</text:p>
          </table:table-cell>
          <table:table-cell office:value-type="float" office:value="66.6" calcext:value-type="float">
            <text:p>66.6</text:p>
          </table:table-cell>
          <table:table-cell table:number-columns-repeated="3"/>
          <table:table-cell office:value-type="float" office:value="24864931" calcext:value-type="float">
            <text:p>248649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4345927299" calcext:value-type="float">
            <text:p>4345927299</text:p>
          </table:table-cell>
          <table:table-cell office:value-type="float" office:value="66.57" calcext:value-type="float">
            <text:p>66.57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7976768" calcext:value-type="float">
            <text:p>37976768</text:p>
          </table:table-cell>
          <table:table-cell table:style-name="ce35" table:formula="of:=[.J24]" office:value-type="float" office:value="24864931" calcext:value-type="float">
            <text:p>24864931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3093" calcext:value-type="float">
            <text:p>3093</text:p>
          </table:table-cell>
          <table:table-cell table:style-name="ce35" table:formula="of:=[.J25]" office:value-type="float" office:value="2428" calcext:value-type="float">
            <text:p>2428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68500796" calcext:value-type="float">
            <text:p>68500796</text:p>
          </table:table-cell>
          <table:table-cell table:style-name="ce35" table:formula="of:=[.J26]" office:value-type="float" office:value="45566580" calcext:value-type="float">
            <text:p>4556658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5058" calcext:value-type="float">
            <text:p>5058</text:p>
          </table:table-cell>
          <table:table-cell table:style-name="ce35" table:formula="of:=[.J27]" office:value-type="float" office:value="6445" calcext:value-type="float">
            <text:p>6445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17143105962" calcext:value-type="float">
            <text:p>17143105962</text:p>
          </table:table-cell>
          <table:table-cell table:style-name="ce35" table:formula="of:=[.J28]" office:value-type="float" office:value="11701758355" calcext:value-type="float">
            <text:p>11701758355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1295107797" calcext:value-type="float">
            <text:p>41295107797</text:p>
          </table:table-cell>
          <table:table-cell table:style-name="ce35" table:formula="of:=[.J29]" office:value-type="float" office:value="27498236769" calcext:value-type="float">
            <text:p>27498236769</text:p>
          </table:table-cell>
          <table:table-cell/>
        </table:table-row>
        <table:table-row table:style-name="ro2">
          <table:table-cell office:value-type="float" office:value="3093" calcext:value-type="float">
            <text:p>309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628" calcext:value-type="percentage">
            <text:p>36.28%</text:p>
          </table:table-cell>
          <table:table-cell office:value-type="float" office:value="6375057035" calcext:value-type="float">
            <text:p>6375057035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428" calcext:value-type="float">
            <text:p>242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149" calcext:value-type="percentage">
            <text:p>31.49%</text:p>
          </table:table-cell>
          <table:table-cell office:value-type="float" office:value="4351073024" calcext:value-type="float">
            <text:p>4351073024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9158615" calcext:value-type="float">
            <text:p>49158615</text:p>
          </table:table-cell>
          <table:table-cell table:style-name="ce35" table:formula="of:=[.J34]" office:value-type="float" office:value="32100089" calcext:value-type="float">
            <text:p>3210008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4995" calcext:value-type="float">
            <text:p>4995</text:p>
          </table:table-cell>
          <table:table-cell table:style-name="ce35" table:formula="of:=[.J35]" office:value-type="float" office:value="5408" calcext:value-type="float">
            <text:p>540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5486080" calcext:value-type="float">
            <text:p>85486080</text:p>
          </table:table-cell>
          <table:table-cell table:style-name="ce35" table:formula="of:=[.J36]" office:value-type="float" office:value="56920808" calcext:value-type="float">
            <text:p>5692080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5089" calcext:value-type="float">
            <text:p>15089</text:p>
          </table:table-cell>
          <table:table-cell table:style-name="ce35" table:formula="of:=[.J37]" office:value-type="float" office:value="9576" calcext:value-type="float">
            <text:p>9576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25472918874" calcext:value-type="float">
            <text:p>25472918874</text:p>
          </table:table-cell>
          <table:table-cell table:style-name="ce35" table:formula="of:=[.J38]" office:value-type="float" office:value="16923965156" calcext:value-type="float">
            <text:p>1692396515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3603635083" calcext:value-type="float">
            <text:p>63603635083</text:p>
          </table:table-cell>
          <table:table-cell table:style-name="ce35" table:formula="of:=[.J39]" office:value-type="float" office:value="42371300209" calcext:value-type="float">
            <text:p>42371300209</text:p>
          </table:table-cell>
          <table:table-cell/>
        </table:table-row>
        <table:table-row table:style-name="ro2">
          <table:table-cell office:value-type="float" office:value="68500796" calcext:value-type="float">
            <text:p>6850079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3195516788" calcext:value-type="float">
            <text:p>3195516788</text:p>
          </table:table-cell>
          <table:table-cell office:value-type="float" office:value="33.4" calcext:value-type="float">
            <text:p>33.4</text:p>
          </table:table-cell>
          <table:table-cell table:number-columns-repeated="3"/>
          <table:table-cell office:value-type="float" office:value="45566580" calcext:value-type="float">
            <text:p>455665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2182093125" calcext:value-type="float">
            <text:p>2182093125</text:p>
          </table:table-cell>
          <table:table-cell office:value-type="float" office:value="33.43" calcext:value-type="float">
            <text:p>33.43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9776760" calcext:value-type="float">
            <text:p>59776760</text:p>
          </table:table-cell>
          <table:table-cell table:style-name="ce35" table:formula="of:=[.J44]" office:value-type="float" office:value="38936531" calcext:value-type="float">
            <text:p>38936531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4484" calcext:value-type="float">
            <text:p>14484</text:p>
          </table:table-cell>
          <table:table-cell table:style-name="ce35" table:formula="of:=[.J45]" office:value-type="float" office:value="10224" calcext:value-type="float">
            <text:p>1022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2203483" calcext:value-type="float">
            <text:p>102203483</text:p>
          </table:table-cell>
          <table:table-cell table:style-name="ce35" table:formula="of:=[.J46]" office:value-type="float" office:value="68004866" calcext:value-type="float">
            <text:p>6800486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55268" calcext:value-type="float">
            <text:p>55268</text:p>
          </table:table-cell>
          <table:table-cell table:style-name="ce35" table:formula="of:=[.J47]" office:value-type="float" office:value="33850" calcext:value-type="float">
            <text:p>3385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36361043036" calcext:value-type="float">
            <text:p>36361043036</text:p>
          </table:table-cell>
          <table:table-cell table:style-name="ce35" table:formula="of:=[.J48]" office:value-type="float" office:value="24353852758" calcext:value-type="float">
            <text:p>24353852758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2388691125" calcext:value-type="float">
            <text:p>92388691125</text:p>
          </table:table-cell>
          <table:table-cell table:style-name="ce35" table:formula="of:=[.J49]" office:value-type="float" office:value="61524105183" calcext:value-type="float">
            <text:p>61524105183</text:p>
          </table:table-cell>
          <table:table-cell/>
        </table:table-row>
        <table:table-row table:style-name="ro2">
          <table:table-cell office:value-type="float" office:value="5058" calcext:value-type="float">
            <text:p>505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292" calcext:value-type="percentage">
            <text:p>52.92%</text:p>
          </table:table-cell>
          <table:table-cell office:value-type="float" office:value="3191597041" calcext:value-type="float">
            <text:p>3191597041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6445" calcext:value-type="float">
            <text:p>644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393" calcext:value-type="percentage">
            <text:p>73.93%</text:p>
          </table:table-cell>
          <table:table-cell office:value-type="float" office:value="2176947400" calcext:value-type="float">
            <text:p>2176947400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1152644" calcext:value-type="float">
            <text:p>71152644</text:p>
          </table:table-cell>
          <table:table-cell table:style-name="ce35" table:formula="of:=[.J54]" office:value-type="float" office:value="46448681" calcext:value-type="float">
            <text:p>46448681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64445" calcext:value-type="float">
            <text:p>64445</text:p>
          </table:table-cell>
          <table:table-cell table:style-name="ce35" table:formula="of:=[.J55]" office:value-type="float" office:value="26184" calcext:value-type="float">
            <text:p>2618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17897348" calcext:value-type="float">
            <text:p>117897348</text:p>
          </table:table-cell>
          <table:table-cell table:style-name="ce35" table:formula="of:=[.J56]" office:value-type="float" office:value="78677696" calcext:value-type="float">
            <text:p>7867769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63385" calcext:value-type="float">
            <text:p>263385</text:p>
          </table:table-cell>
          <table:table-cell table:style-name="ce35" table:formula="of:=[.J57]" office:value-type="float" office:value="137233" calcext:value-type="float">
            <text:p>13723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49257361063" calcext:value-type="float">
            <text:p>49257361063</text:p>
          </table:table-cell>
          <table:table-cell table:style-name="ce35" table:formula="of:=[.J58]" office:value-type="float" office:value="32281962414" calcext:value-type="float">
            <text:p>32281962414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22628378509" calcext:value-type="float">
            <text:p>122628378509</text:p>
          </table:table-cell>
          <table:table-cell table:style-name="ce35" table:formula="of:=[.J59]" office:value-type="float" office:value="81667920481" calcext:value-type="float">
            <text:p>81667920481</text:p>
          </table:table-cell>
          <table:table-cell/>
        </table:table-row>
        <table:table-row table:style-name="ro2">
          <table:table-cell office:value-type="float" office:value="17143105962" calcext:value-type="float">
            <text:p>1714310596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4783920363" calcext:value-type="float">
            <text:p>4783920363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1701758355" calcext:value-type="float">
            <text:p>1170175835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262031095" calcext:value-type="float">
            <text:p>3262031095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078984" calcext:value-type="float">
            <text:p>81078984</text:p>
          </table:table-cell>
          <table:table-cell table:style-name="ce35" table:formula="of:=[.J64]" office:value-type="float" office:value="52923867" calcext:value-type="float">
            <text:p>52923867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36107" calcext:value-type="float">
            <text:p>136107</text:p>
          </table:table-cell>
          <table:table-cell table:style-name="ce35" table:formula="of:=[.J65]" office:value-type="float" office:value="65316" calcext:value-type="float">
            <text:p>65316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2683448" calcext:value-type="float">
            <text:p>132683448</text:p>
          </table:table-cell>
          <table:table-cell table:style-name="ce35" table:formula="of:=[.J66]" office:value-type="float" office:value="88455892" calcext:value-type="float">
            <text:p>8845589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889636" calcext:value-type="float">
            <text:p>889636</text:p>
          </table:table-cell>
          <table:table-cell table:style-name="ce35" table:formula="of:=[.J67]" office:value-type="float" office:value="398997" calcext:value-type="float">
            <text:p>398997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61177582498" calcext:value-type="float">
            <text:p>61177582498</text:p>
          </table:table-cell>
          <table:table-cell table:style-name="ce35" table:formula="of:=[.J68]" office:value-type="float" office:value="40667465294" calcext:value-type="float">
            <text:p>40667465294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53243989832" calcext:value-type="float">
            <text:p>153243989832</text:p>
          </table:table-cell>
          <table:table-cell table:style-name="ce35" table:formula="of:=[.J69]" office:value-type="float" office:value="102052781808" calcext:value-type="float">
            <text:p>102052781808</text:p>
          </table:table-cell>
          <table:table-cell/>
        </table:table-row>
        <table:table-row table:style-name="ro2">
          <table:table-cell office:value-type="float" office:value="41295107797" calcext:value-type="float">
            <text:p>4129510779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73218307" calcext:value-type="float">
            <text:p>6373218307</text:p>
          </table:table-cell>
          <table:table-cell office:value-type="float" office:value="66.62" calcext:value-type="float">
            <text:p>66.62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498236769" calcext:value-type="float">
            <text:p>2749823676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346192911" calcext:value-type="float">
            <text:p>4346192911</text:p>
          </table:table-cell>
          <table:table-cell office:value-type="float" office:value="66.58" calcext:value-type="float">
            <text:p>66.5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3864770" calcext:value-type="float">
            <text:p>93864770</text:p>
          </table:table-cell>
          <table:table-cell table:style-name="ce35" table:formula="of:=[.J74]" office:value-type="float" office:value="61556898" calcext:value-type="float">
            <text:p>61556898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34138" calcext:value-type="float">
            <text:p>234138</text:p>
          </table:table-cell>
          <table:table-cell table:style-name="ce35" table:formula="of:=[.J75]" office:value-type="float" office:value="165794" calcext:value-type="float">
            <text:p>16579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50485768" calcext:value-type="float">
            <text:p>150485768</text:p>
          </table:table-cell>
          <table:table-cell table:style-name="ce35" table:formula="of:=[.J76]" office:value-type="float" office:value="100368259" calcext:value-type="float">
            <text:p>100368259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1623677" calcext:value-type="float">
            <text:p>1623677</text:p>
          </table:table-cell>
          <table:table-cell table:style-name="ce35" table:formula="of:=[.J77]" office:value-type="float" office:value="1136040" calcext:value-type="float">
            <text:p>113604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75066799777" calcext:value-type="float">
            <text:p>75066799777</text:p>
          </table:table-cell>
          <table:table-cell table:style-name="ce35" table:formula="of:=[.J78]" office:value-type="float" office:value="49981775810" calcext:value-type="float">
            <text:p>4998177581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92286139151" calcext:value-type="float">
            <text:p>192286139151</text:p>
          </table:table-cell>
          <table:table-cell table:style-name="ce35" table:formula="of:=[.J79]" office:value-type="float" office:value="128063861777" calcext:value-type="float">
            <text:p>12806386177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7026149" calcext:value-type="float">
            <text:p>107026149</text:p>
          </table:table-cell>
          <table:table-cell table:style-name="ce35" table:formula="of:=[.J84]" office:value-type="float" office:value="70764192" calcext:value-type="float">
            <text:p>70764192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651594" calcext:value-type="float">
            <text:p>651594</text:p>
          </table:table-cell>
          <table:table-cell table:style-name="ce35" table:formula="of:=[.J85]" office:value-type="float" office:value="1697296" calcext:value-type="float">
            <text:p>1697296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69895374" calcext:value-type="float">
            <text:p>169895374</text:p>
          </table:table-cell>
          <table:table-cell table:style-name="ce35" table:formula="of:=[.J86]" office:value-type="float" office:value="113154250" calcext:value-type="float">
            <text:p>11315425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4121253" calcext:value-type="float">
            <text:p>4121253</text:p>
          </table:table-cell>
          <table:table-cell table:style-name="ce35" table:formula="of:=[.J87]" office:value-type="float" office:value="5348030" calcext:value-type="float">
            <text:p>53480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94289484409" calcext:value-type="float">
            <text:p>94289484409</text:p>
          </table:table-cell>
          <table:table-cell table:style-name="ce35" table:formula="of:=[.J88]" office:value-type="float" office:value="61932220190" calcext:value-type="float">
            <text:p>6193222019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41161076925" calcext:value-type="float">
            <text:p>241161076925</text:p>
          </table:table-cell>
          <table:table-cell table:style-name="ce35" table:formula="of:=[.J89]" office:value-type="float" office:value="160615319949" calcext:value-type="float">
            <text:p>160615319949</text:p>
          </table:table-cell>
          <table:table-cell/>
        </table:table-row>
        <table:table-row table:style-name="ro2">
          <table:table-cell office:value-type="string" calcext:value-type="string">
            <text:p>opt4/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17402148" calcext:value-type="float">
            <text:p>117402148</text:p>
          </table:table-cell>
          <table:table-cell table:style-name="ce35" table:formula="of:=[.J94]" office:value-type="float" office:value="77008813" calcext:value-type="float">
            <text:p>77008813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4499340" calcext:value-type="float">
            <text:p>4499340</text:p>
          </table:table-cell>
          <table:table-cell table:style-name="ce35" table:formula="of:=[.J95]" office:value-type="float" office:value="2873582" calcext:value-type="float">
            <text:p>287358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5124392" calcext:value-type="float">
            <text:p>185124392</text:p>
          </table:table-cell>
          <table:table-cell table:style-name="ce35" table:formula="of:=[.J96]" office:value-type="float" office:value="122994492" calcext:value-type="float">
            <text:p>12299449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13335178" calcext:value-type="float">
            <text:p>13335178</text:p>
          </table:table-cell>
          <table:table-cell table:style-name="ce35" table:formula="of:=[.J97]" office:value-type="float" office:value="9010878" calcext:value-type="float">
            <text:p>901087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08709492633" calcext:value-type="float">
            <text:p>108709492633</text:p>
          </table:table-cell>
          <table:table-cell table:style-name="ce35" table:formula="of:=[.J98]" office:value-type="float" office:value="72453849141" calcext:value-type="float">
            <text:p>72453849141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80814388972" calcext:value-type="float">
            <text:p>280814388972</text:p>
          </table:table-cell>
          <table:table-cell table:style-name="ce35" table:formula="of:=[.J99]" office:value-type="float" office:value="187078533036" calcext:value-type="float">
            <text:p>187078533036</text:p>
          </table:table-cell>
          <table:table-cell/>
        </table:table-row>
        <table:table-row table:style-name="ro2">
          <table:table-cell office:value-type="string" calcext:value-type="string">
            <text:p># started on Thu Jun 11 10:49:1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51:3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9158615" calcext:value-type="float">
            <text:p>4915861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9470596612" calcext:value-type="float">
            <text:p>9470596612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32100089" calcext:value-type="float">
            <text:p>3210008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6290632787" calcext:value-type="float">
            <text:p>6290632787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4995" calcext:value-type="float">
            <text:p>499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06" calcext:value-type="percentage">
            <text:p>11.06%</text:p>
          </table:table-cell>
          <table:table-cell office:value-type="float" office:value="9473594403" calcext:value-type="float">
            <text:p>9473594403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408" calcext:value-type="float">
            <text:p>54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4926" calcext:value-type="percentage">
            <text:p>49.26%</text:p>
          </table:table-cell>
          <table:table-cell office:value-type="float" office:value="6293884287" calcext:value-type="float">
            <text:p>6293884287</text:p>
          </table:table-cell>
          <table:table-cell office:value-type="float" office:value="66.65" calcext:value-type="float">
            <text:p>66.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5486080" calcext:value-type="float">
            <text:p>854860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4742054153" calcext:value-type="float">
            <text:p>4742054153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6920808" calcext:value-type="float">
            <text:p>569208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3153067444" calcext:value-type="float">
            <text:p>3153067444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15089" calcext:value-type="float">
            <text:p>1508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123" calcext:value-type="percentage">
            <text:p>21.23%</text:p>
          </table:table-cell>
          <table:table-cell office:value-type="float" office:value="4739056362" calcext:value-type="float">
            <text:p>473905636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576" calcext:value-type="float">
            <text:p>957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659" calcext:value-type="percentage">
            <text:p>36.59%</text:p>
          </table:table-cell>
          <table:table-cell office:value-type="float" office:value="3149815944" calcext:value-type="float">
            <text:p>314981594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5472918874" calcext:value-type="float">
            <text:p>2547291887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7106978463" calcext:value-type="float">
            <text:p>710697846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6923965156" calcext:value-type="float">
            <text:p>1692396515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4720867413" calcext:value-type="float">
            <text:p>4720867413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63603635083" calcext:value-type="float">
            <text:p>6360363508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73020985" calcext:value-type="float">
            <text:p>9473020985</text:p>
          </table:table-cell>
          <table:table-cell office:value-type="float" office:value="66.65" calcext:value-type="float">
            <text:p>66.6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2371300209" calcext:value-type="float">
            <text:p>423713002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291366826" calcext:value-type="float">
            <text:p>6291366826</text:p>
          </table:table-cell>
          <table:table-cell office:value-type="float" office:value="66.62" calcext:value-type="float">
            <text:p>66.6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53:1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0:56:3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9776760" calcext:value-type="float">
            <text:p>5977676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3517420769" calcext:value-type="float">
            <text:p>13517420769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38936531" calcext:value-type="float">
            <text:p>389365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9051571045" calcext:value-type="float">
            <text:p>9051571045</text:p>
          </table:table-cell>
          <table:table-cell office:value-type="float" office:value="66.62" calcext:value-type="float">
            <text:p>66.62</text:p>
          </table:table-cell>
          <table:table-cell table:number-columns-repeated="40"/>
        </table:table-row>
        <table:table-row table:style-name="ro2">
          <table:table-cell office:value-type="float" office:value="14484" calcext:value-type="float">
            <text:p>1448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425" calcext:value-type="percentage">
            <text:p>14.25%</text:p>
          </table:table-cell>
          <table:table-cell office:value-type="float" office:value="13522156963" calcext:value-type="float">
            <text:p>13522156963</text:p>
          </table:table-cell>
          <table:table-cell office:value-type="float" office:value="66.66" calcext:value-type="float">
            <text:p>66.6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224" calcext:value-type="float">
            <text:p>102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513" calcext:value-type="percentage">
            <text:p>25.13%</text:p>
          </table:table-cell>
          <table:table-cell office:value-type="float" office:value="9054853600" calcext:value-type="float">
            <text:p>9054853600</text:p>
          </table:table-cell>
          <table:table-cell office:value-type="float" office:value="66.65" calcext:value-type="float">
            <text:p>66.6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2203483" calcext:value-type="float">
            <text:p>10220348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6766561912" calcext:value-type="float">
            <text:p>6766561912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68004866" calcext:value-type="float">
            <text:p>6800486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4534505178" calcext:value-type="float">
            <text:p>4534505178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55268" calcext:value-type="float">
            <text:p>5526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753" calcext:value-type="percentage">
            <text:p>17.53%</text:p>
          </table:table-cell>
          <table:table-cell office:value-type="float" office:value="6761825718" calcext:value-type="float">
            <text:p>676182571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3850" calcext:value-type="float">
            <text:p>3385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4531222623" calcext:value-type="float">
            <text:p>4531222623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6361043036" calcext:value-type="float">
            <text:p>3636104303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10140844326" calcext:value-type="float">
            <text:p>10140844326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24353852758" calcext:value-type="float">
            <text:p>243538527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6793194931" calcext:value-type="float">
            <text:p>679319493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92388691125" calcext:value-type="float">
            <text:p>9238869112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3518449952" calcext:value-type="float">
            <text:p>13518449952</text:p>
          </table:table-cell>
          <table:table-cell office:value-type="float" office:value="66.65" calcext:value-type="float">
            <text:p>66.65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1524105183" calcext:value-type="float">
            <text:p>6152410518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9054116766" calcext:value-type="float">
            <text:p>9054116766</text:p>
          </table:table-cell>
          <table:table-cell office:value-type="float" office:value="66.64" calcext:value-type="float">
            <text:p>66.64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0:58:5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03:2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1152644" calcext:value-type="float">
            <text:p>7115264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8314903366" calcext:value-type="float">
            <text:p>18314903366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6448681" calcext:value-type="float">
            <text:p>464486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2002592807" calcext:value-type="float">
            <text:p>12002592807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64445" calcext:value-type="float">
            <text:p>6444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568" calcext:value-type="percentage">
            <text:p>35.68%</text:p>
          </table:table-cell>
          <table:table-cell office:value-type="float" office:value="18317682214" calcext:value-type="float">
            <text:p>18317682214</text:p>
          </table:table-cell>
          <table:table-cell office:value-type="float" office:value="66.66" calcext:value-type="float">
            <text:p>66.6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6184" calcext:value-type="float">
            <text:p>2618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73" calcext:value-type="percentage">
            <text:p>9.73%</text:p>
          </table:table-cell>
          <table:table-cell office:value-type="float" office:value="12006199859" calcext:value-type="float">
            <text:p>12006199859</text:p>
          </table:table-cell>
          <table:table-cell office:value-type="float" office:value="66.66" calcext:value-type="float">
            <text:p>66.6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7897348" calcext:value-type="float">
            <text:p>1178973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9165796998" calcext:value-type="float">
            <text:p>916579699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78677696" calcext:value-type="float">
            <text:p>7867769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6007991827" calcext:value-type="float">
            <text:p>6007991827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63385" calcext:value-type="float">
            <text:p>26338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033" calcext:value-type="percentage">
            <text:p>20.33%</text:p>
          </table:table-cell>
          <table:table-cell office:value-type="float" office:value="9163018150" calcext:value-type="float">
            <text:p>916301815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7233" calcext:value-type="float">
            <text:p>13723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33" calcext:value-type="percentage">
            <text:p>9.33%</text:p>
          </table:table-cell>
          <table:table-cell office:value-type="float" office:value="6004384775" calcext:value-type="float">
            <text:p>600438477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9257361063" calcext:value-type="float">
            <text:p>4925736106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3740826888" calcext:value-type="float">
            <text:p>1374082688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2281962414" calcext:value-type="float">
            <text:p>3228196241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9004553974" calcext:value-type="float">
            <text:p>900455397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22628378509" calcext:value-type="float">
            <text:p>1226283785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316556917" calcext:value-type="float">
            <text:p>18316556917</text:p>
          </table:table-cell>
          <table:table-cell office:value-type="float" office:value="66.65" calcext:value-type="float">
            <text:p>66.65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1667920481" calcext:value-type="float">
            <text:p>8166792048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003084554" calcext:value-type="float">
            <text:p>12003084554</text:p>
          </table:table-cell>
          <table:table-cell office:value-type="float" office:value="66.64" calcext:value-type="float">
            <text:p>66.64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1:06:2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12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078984" calcext:value-type="float">
            <text:p>8107898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2749973550" calcext:value-type="float">
            <text:p>22749973550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52923867" calcext:value-type="float">
            <text:p>5292386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5121454408" calcext:value-type="float">
            <text:p>15121454408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36107" calcext:value-type="float">
            <text:p>13610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48" calcext:value-type="percentage">
            <text:p>13.48%</text:p>
          </table:table-cell>
          <table:table-cell office:value-type="float" office:value="22752445635" calcext:value-type="float">
            <text:p>22752445635</text:p>
          </table:table-cell>
          <table:table-cell office:value-type="float" office:value="66.66" calcext:value-type="float">
            <text:p>66.6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5316" calcext:value-type="float">
            <text:p>6531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15125271853" calcext:value-type="float">
            <text:p>15125271853</text:p>
          </table:table-cell>
          <table:table-cell office:value-type="float" office:value="66.66" calcext:value-type="float">
            <text:p>66.6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2683448" calcext:value-type="float">
            <text:p>1326834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11381012384" calcext:value-type="float">
            <text:p>1138101238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88455892" calcext:value-type="float">
            <text:p>884558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7567402009" calcext:value-type="float">
            <text:p>7567402009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889636" calcext:value-type="float">
            <text:p>88963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348" calcext:value-type="percentage">
            <text:p>13.48%</text:p>
          </table:table-cell>
          <table:table-cell office:value-type="float" office:value="11378540299" calcext:value-type="float">
            <text:p>1137854029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98997" calcext:value-type="float">
            <text:p>39899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7563584564" calcext:value-type="float">
            <text:p>756358456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1177582498" calcext:value-type="float">
            <text:p>6117758249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7065062791" calcext:value-type="float">
            <text:p>1706506279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0667465294" calcext:value-type="float">
            <text:p>4066746529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1342835431" calcext:value-type="float">
            <text:p>11342835431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53243989832" calcext:value-type="float">
            <text:p>15324398983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750653409" calcext:value-type="float">
            <text:p>22750653409</text:p>
          </table:table-cell>
          <table:table-cell office:value-type="float" office:value="66.66" calcext:value-type="float">
            <text:p>66.6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2052781808" calcext:value-type="float">
            <text:p>10205278180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5121014170" calcext:value-type="float">
            <text:p>15121014170</text:p>
          </table:table-cell>
          <table:table-cell office:value-type="float" office:value="66.65" calcext:value-type="float">
            <text:p>66.65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1:15:5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22:5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3864770" calcext:value-type="float">
            <text:p>9386477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27916863841" calcext:value-type="float">
            <text:p>27916863841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61556898" calcext:value-type="float">
            <text:p>6155689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586453340" calcext:value-type="float">
            <text:p>18586453340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34138" calcext:value-type="float">
            <text:p>23413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27921632704" calcext:value-type="float">
            <text:p>27921632704</text:p>
          </table:table-cell>
          <table:table-cell office:value-type="float" office:value="66.66" calcext:value-type="float">
            <text:p>66.6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5794" calcext:value-type="float">
            <text:p>1657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39" calcext:value-type="percentage">
            <text:p>7.39%</text:p>
          </table:table-cell>
          <table:table-cell office:value-type="float" office:value="18588439233" calcext:value-type="float">
            <text:p>18588439233</text:p>
          </table:table-cell>
          <table:table-cell office:value-type="float" office:value="66.66" calcext:value-type="float">
            <text:p>66.6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0485768" calcext:value-type="float">
            <text:p>15048576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3966999967" calcext:value-type="float">
            <text:p>13966999967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00368259" calcext:value-type="float">
            <text:p>10036825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9300305992" calcext:value-type="float">
            <text:p>9300305992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623677" calcext:value-type="float">
            <text:p>162367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13962231104" calcext:value-type="float">
            <text:p>1396223110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36040" calcext:value-type="float">
            <text:p>113604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9298320100" calcext:value-type="float">
            <text:p>929832010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5066799777" calcext:value-type="float">
            <text:p>7506679977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0940021876" calcext:value-type="float">
            <text:p>2094002187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9981775810" calcext:value-type="float">
            <text:p>4998177581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3945162953" calcext:value-type="float">
            <text:p>13945162953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192286139151" calcext:value-type="float">
            <text:p>19228613915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917347680" calcext:value-type="float">
            <text:p>27917347680</text:p>
          </table:table-cell>
          <table:table-cell office:value-type="float" office:value="66.65" calcext:value-type="float">
            <text:p>66.65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8063861777" calcext:value-type="float">
            <text:p>12806386177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589051972" calcext:value-type="float">
            <text:p>18589051972</text:p>
          </table:table-cell>
          <table:table-cell office:value-type="float" office:value="66.66" calcext:value-type="float">
            <text:p>66.66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1:27:3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36:2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026149" calcext:value-type="float">
            <text:p>1070261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35068150258" calcext:value-type="float">
            <text:p>3506815025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0764192" calcext:value-type="float">
            <text:p>7076419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3034031809" calcext:value-type="float">
            <text:p>23034031809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651594" calcext:value-type="float">
            <text:p>6515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35070399163" calcext:value-type="float">
            <text:p>35070399163</text:p>
          </table:table-cell>
          <table:table-cell office:value-type="float" office:value="66.66" calcext:value-type="float">
            <text:p>66.66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97296" calcext:value-type="float">
            <text:p>169729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23037864709" calcext:value-type="float">
            <text:p>23037864709</text:p>
          </table:table-cell>
          <table:table-cell office:value-type="float" office:value="66.66" calcext:value-type="float">
            <text:p>66.6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69895374" calcext:value-type="float">
            <text:p>16989537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7543101408" calcext:value-type="float">
            <text:p>1754310140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3154250" calcext:value-type="float">
            <text:p>11315425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1527138896" calcext:value-type="float">
            <text:p>11527138896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4121253" calcext:value-type="float">
            <text:p>412125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7540852504" calcext:value-type="float">
            <text:p>1754085250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348030" calcext:value-type="float">
            <text:p>53480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11523305996" calcext:value-type="float">
            <text:p>1152330599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94289484409" calcext:value-type="float">
            <text:p>9428948440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26308172941" calcext:value-type="float">
            <text:p>2630817294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1932220190" calcext:value-type="float">
            <text:p>619322201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7281587824" calcext:value-type="float">
            <text:p>1728158782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41161076925" calcext:value-type="float">
            <text:p>24116107692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5072878842" calcext:value-type="float">
            <text:p>35072878842</text:p>
          </table:table-cell>
          <table:table-cell office:value-type="float" office:value="66.66" calcext:value-type="float">
            <text:p>66.66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615319949" calcext:value-type="float">
            <text:p>16061531994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3037001641" calcext:value-type="float">
            <text:p>23037001641</text:p>
          </table:table-cell>
          <table:table-cell office:value-type="float" office:value="66.66" calcext:value-type="float">
            <text:p>66.66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opt4/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opt4/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hu Jun 11 11:42:0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hu Jun 11 11:52:1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7402148" calcext:value-type="float">
            <text:p>11740214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40437643876" calcext:value-type="float">
            <text:p>4043764387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7008813" calcext:value-type="float">
            <text:p>7700881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6949321838" calcext:value-type="float">
            <text:p>26949321838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4499340" calcext:value-type="float">
            <text:p>449934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40440924274" calcext:value-type="float">
            <text:p>40440924274</text:p>
          </table:table-cell>
          <table:table-cell office:value-type="float" office:value="66.67" calcext:value-type="float">
            <text:p>66.67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873582" calcext:value-type="float">
            <text:p>287358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26952430484" calcext:value-type="float">
            <text:p>26952430484</text:p>
          </table:table-cell>
          <table:table-cell office:value-type="float" office:value="66.66" calcext:value-type="float">
            <text:p>66.66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5124392" calcext:value-type="float">
            <text:p>1851243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0224158915" calcext:value-type="float">
            <text:p>2022415891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2994492" calcext:value-type="float">
            <text:p>1229944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3483871454" calcext:value-type="float">
            <text:p>1348387145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3335178" calcext:value-type="float">
            <text:p>1333517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0220878517" calcext:value-type="float">
            <text:p>20220878517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9010878" calcext:value-type="float">
            <text:p>901087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3480762808" calcext:value-type="float">
            <text:p>1348076280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08709492633" calcext:value-type="float">
            <text:p>10870949263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30330390336" calcext:value-type="float">
            <text:p>3033039033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2453849141" calcext:value-type="float">
            <text:p>7245384914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20217987264" calcext:value-type="float">
            <text:p>2021798726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80814388972" calcext:value-type="float">
            <text:p>2808143889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0438838190" calcext:value-type="float">
            <text:p>40438838190</text:p>
          </table:table-cell>
          <table:table-cell office:value-type="float" office:value="66.66" calcext:value-type="float">
            <text:p>66.66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7078533036" calcext:value-type="float">
            <text:p>18707853303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6952449047" calcext:value-type="float">
            <text:p>26952449047</text:p>
          </table:table-cell>
          <table:table-cell office:value-type="float" office:value="66.66" calcext:value-type="float">
            <text:p>66.66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7:29:36.309057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09:48.247473691</meta:creation-date>
    <meta:generator>LibreOffice/6.4.4.2$Linux_X86_64 LibreOffice_project/40$Build-2</meta:generator>
    <dc:date>2020-06-11T17:56:22.062097573</dc:date>
    <meta:editing-duration>PT17H29M25S</meta:editing-duration>
    <meta:editing-cycles>70</meta:editing-cycles>
    <meta:document-statistic meta:table-count="14" meta:cell-count="769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roofline.C14:roofline.D15 roofline.B14:roofline.B15 roofline.A13:roofline.A13 roofline.A18:roofline.A18 roofline.C19:roofline.C20 roofline.A23:roofline.A23 roofline.C24:roofline.C25 roofline.A1:roofline.A1 roofline.C1:roofline.C11 roofline.E1:roofline.E1 roofline.G2:roofline.G11 roofline.I1:roofline.I1 roofline.K2:roofline.K11 roofline.M1:roofline.M1 roofline.O2:roofline.O11 roofline.Q1:roofline.Q1 roofline.S2:roofline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byte]</text:p>
            </chart:title>
            <chart:categories table:cell-range-address="roofline.D14:roofline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1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roofline.C14:roofline.C15" chart:label-cell-address="roofline.A13:roofline.A13" chart:class="chart:scatter">
            <chart:domain table:cell-range-address="roofline.B14:roofline.B15"/>
            <chart:data-point chart:repeated="2"/>
          </chart:series>
          <chart:series chart:style-name="ch10" chart:values-cell-range-address="roofline.C19:roofline.C20" chart:label-cell-address="roofline.A18:roofline.A18" chart:class="chart:scatter">
            <chart:domain table:cell-range-address="roofline.B19:roofline.B20"/>
            <chart:data-point chart:repeated="2"/>
          </chart:series>
          <chart:series chart:style-name="ch11" chart:values-cell-range-address="roofline.C24:roofline.C25" chart:label-cell-address="roofline.A23:roofline.A23" chart:class="chart:scatter">
            <chart:domain table:cell-range-address="roofline.B24:roofline.B25"/>
            <chart:data-point chart:repeated="2"/>
          </chart:series>
          <chart:series chart:style-name="ch12" chart:values-cell-range-address="roofline.C1:roofline.C11" chart:label-cell-address="roofline.A1:roofline.A1" chart:class="chart:scatter">
            <chart:domain table:cell-range-address="roofline.B1:roofline.B11"/>
            <chart:data-point chart:repeated="11"/>
          </chart:series>
          <chart:series chart:style-name="ch13" chart:values-cell-range-address="roofline.G2:roofline.G11" chart:label-cell-address="roofline.E1:roofline.E1" chart:class="chart:scatter">
            <chart:domain table:cell-range-address="roofline.F2:roofline.F11"/>
            <chart:data-point chart:repeated="10"/>
          </chart:series>
          <chart:series chart:style-name="ch14" chart:values-cell-range-address="roofline.K2:roofline.K11" chart:label-cell-address="roofline.I1:roofline.I1" chart:class="chart:scatter">
            <chart:domain table:cell-range-address="roofline.J2:roofline.J11"/>
            <chart:data-point chart:repeated="10"/>
          </chart:series>
          <chart:series chart:style-name="ch15" chart:values-cell-range-address="roofline.O2:roofline.O11" chart:label-cell-address="roofline.M1:roofline.M1" chart:class="chart:scatter">
            <chart:domain table:cell-range-address="roofline.N2:roofline.N11"/>
            <chart:data-point chart:repeated="10"/>
          </chart:series>
          <chart:series chart:style-name="ch16" chart:values-cell-range-address="roofline.S2:roofline.S11" chart:label-cell-address="roofline.Q1:roofline.Q1" chart:class="chart:scatter">
            <chart:domain table:cell-range-address="roofline.R2:roofline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roofline.A13:roofline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roofline.A18:rooflin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roofline.A23:roofline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roofline.A1:roofline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roofline.E1:roofline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roofline.I1:roofline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roofline.M1:roofline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roofline.Q1:rooflin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oofline.D14:roofline.D15</svg:desc>
                </draw:g>
              </table:table-cell>
              <table:table-cell office:value-type="float" office:value="0.1">
                <text:p>0.1</text:p>
                <draw:g>
                  <svg:desc>roofline.B14:roofline.B15</svg:desc>
                </draw:g>
              </table:table-cell>
              <table:table-cell office:value-type="float" office:value="1.6">
                <text:p>1.6</text:p>
                <draw:g>
                  <svg:desc>roofline.C14:roofline.C15</svg:desc>
                </draw:g>
              </table:table-cell>
              <table:table-cell office:value-type="float" office:value="1">
                <text:p>1</text:p>
                <draw:g>
                  <svg:desc>roofline.B19:roofline.B20</svg:desc>
                </draw:g>
              </table:table-cell>
              <table:table-cell office:value-type="float" office:value="16">
                <text:p>16</text:p>
                <draw:g>
                  <svg:desc>roofline.C19:roofline.C20</svg:desc>
                </draw:g>
              </table:table-cell>
              <table:table-cell office:value-type="float" office:value="0.25">
                <text:p>0.25</text:p>
                <draw:g>
                  <svg:desc>roofline.B24:roofline.B25</svg:desc>
                </draw:g>
              </table:table-cell>
              <table:table-cell office:value-type="float" office:value="4">
                <text:p>4</text:p>
                <draw:g>
                  <svg:desc>roofline.C24:roofline.C25</svg:desc>
                </draw:g>
              </table:table-cell>
              <table:table-cell office:value-type="float" office:value="NaN">
                <text:p>NaN</text:p>
                <draw:g>
                  <svg:desc>roofline.B1:roofline.B11</svg:desc>
                </draw:g>
              </table:table-cell>
              <table:table-cell office:value-type="float" office:value="NaN">
                <text:p>NaN</text:p>
                <draw:g>
                  <svg:desc>roofline.C1:roofline.C11</svg:desc>
                </draw:g>
              </table:table-cell>
              <table:table-cell office:value-type="float" office:value="2.58354136000874">
                <text:p>2.58354136000874</text:p>
                <draw:g>
                  <svg:desc>roofline.F2:roofline.F11</svg:desc>
                </draw:g>
              </table:table-cell>
              <table:table-cell office:value-type="float" office:value="0.893682978152057">
                <text:p>0.893682978152057</text:p>
                <draw:g>
                  <svg:desc>roofline.G2:roofline.G11</svg:desc>
                </draw:g>
              </table:table-cell>
              <table:table-cell office:value-type="float" office:value="3.25663000133884">
                <text:p>3.25663000133884</text:p>
                <draw:g>
                  <svg:desc>roofline.J2:roofline.J11</svg:desc>
                </draw:g>
              </table:table-cell>
              <table:table-cell office:value-type="float" office:value="0.907059318703782">
                <text:p>0.907059318703782</text:p>
                <draw:g>
                  <svg:desc>roofline.K2:roofline.K11</svg:desc>
                </draw:g>
              </table:table-cell>
              <table:table-cell office:value-type="float" office:value="2.60355507817562">
                <text:p>2.60355507817562</text:p>
                <draw:g>
                  <svg:desc>roofline.N2:roofline.N11</svg:desc>
                </draw:g>
              </table:table-cell>
              <table:table-cell office:value-type="float" office:value="1.31729010920428">
                <text:p>1.31729010920428</text:p>
                <draw:g>
                  <svg:desc>roofline.O2:roofline.O11</svg:desc>
                </draw:g>
              </table:table-cell>
              <table:table-cell office:value-type="float" office:value="2.21760620714756">
                <text:p>2.21760620714756</text:p>
                <draw:g>
                  <svg:desc>roofline.R2:roofline.R11</svg:desc>
                </draw:g>
              </table:table-cell>
              <table:table-cell office:value-type="float" office:value="1.49873156268606">
                <text:p>1.49873156268606</text:p>
                <draw:g>
                  <svg:desc>roofline.S2:roofline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82637138688938">
                <text:p>0.82637138688938</text:p>
              </table:table-cell>
              <table:table-cell office:value-type="float" office:value="0.480088434895322">
                <text:p>0.480088434895322</text:p>
              </table:table-cell>
              <table:table-cell office:value-type="float" office:value="3.82147548496552">
                <text:p>3.82147548496552</text:p>
              </table:table-cell>
              <table:table-cell office:value-type="float" office:value="0.930131715795209">
                <text:p>0.930131715795209</text:p>
              </table:table-cell>
              <table:table-cell office:value-type="float" office:value="4.86739778767773">
                <text:p>4.86739778767773</text:p>
              </table:table-cell>
              <table:table-cell office:value-type="float" office:value="0.935659924520852">
                <text:p>0.935659924520852</text:p>
              </table:table-cell>
              <table:table-cell office:value-type="float" office:value="3.90892328598192">
                <text:p>3.90892328598192</text:p>
              </table:table-cell>
              <table:table-cell office:value-type="float" office:value="1.4039280247592">
                <text:p>1.4039280247592</text:p>
              </table:table-cell>
              <table:table-cell office:value-type="float" office:value="3.39148661158998">
                <text:p>3.39148661158998</text:p>
              </table:table-cell>
              <table:table-cell office:value-type="float" office:value="1.61719957352673">
                <text:p>1.61719957352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779049071583">
                <text:p>0.759779049071583</text:p>
              </table:table-cell>
              <table:table-cell office:value-type="float" office:value="0.529643680319857">
                <text:p>0.529643680319857</text:p>
              </table:table-cell>
              <table:table-cell office:value-type="float" office:value="5.06974365798715">
                <text:p>5.06974365798715</text:p>
              </table:table-cell>
              <table:table-cell office:value-type="float" office:value="0.946304461074995">
                <text:p>0.946304461074995</text:p>
              </table:table-cell>
              <table:table-cell office:value-type="float" office:value="6.49270025070488">
                <text:p>6.49270025070488</text:p>
              </table:table-cell>
              <table:table-cell office:value-type="float" office:value="0.956953200618226">
                <text:p>0.956953200618226</text:p>
              </table:table-cell>
              <table:table-cell office:value-type="float" office:value="5.29157966781346">
                <text:p>5.29157966781346</text:p>
              </table:table-cell>
              <table:table-cell office:value-type="float" office:value="1.44352939199938">
                <text:p>1.44352939199938</text:p>
              </table:table-cell>
              <table:table-cell office:value-type="float" office:value="4.58355315629148">
                <text:p>4.58355315629148</text:p>
              </table:table-cell>
              <table:table-cell office:value-type="float" office:value="1.9432715503044">
                <text:p>1.943271550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138361515636">
                <text:p>0.897138361515636</text:p>
              </table:table-cell>
              <table:table-cell office:value-type="float" office:value="0.567062969209281">
                <text:p>0.567062969209281</text:p>
              </table:table-cell>
              <table:table-cell office:value-type="float" office:value="6.22531959820577">
                <text:p>6.22531959820577</text:p>
              </table:table-cell>
              <table:table-cell office:value-type="float" office:value="0.959060896663644">
                <text:p>0.959060896663644</text:p>
              </table:table-cell>
              <table:table-cell office:value-type="float" office:value="8.09470691017555">
                <text:p>8.09470691017555</text:p>
              </table:table-cell>
              <table:table-cell office:value-type="float" office:value="0.966774942717664">
                <text:p>0.966774942717664</text:p>
              </table:table-cell>
              <table:table-cell office:value-type="float" office:value="6.6993736000044">
                <text:p>6.6993736000044</text:p>
              </table:table-cell>
              <table:table-cell office:value-type="float" office:value="1.50873539478695">
                <text:p>1.50873539478695</text:p>
              </table:table-cell>
              <table:table-cell office:value-type="float" office:value="5.65633840095908">
                <text:p>5.65633840095908</text:p>
              </table:table-cell>
              <table:table-cell office:value-type="float" office:value="1.93194086022773">
                <text:p>1.93194086022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216209017192">
                <text:p>0.701216209017192</text:p>
              </table:table-cell>
              <table:table-cell office:value-type="float" office:value="0.571734850347657">
                <text:p>0.571734850347657</text:p>
              </table:table-cell>
              <table:table-cell office:value-type="float" office:value="7.61319908419214">
                <text:p>7.61319908419214</text:p>
              </table:table-cell>
              <table:table-cell office:value-type="float" office:value="0.959662757745281">
                <text:p>0.959662757745281</text:p>
              </table:table-cell>
              <table:table-cell office:value-type="float" office:value="9.92310938510417">
                <text:p>9.92310938510417</text:p>
              </table:table-cell>
              <table:table-cell office:value-type="float" office:value="0.965809626602399">
                <text:p>0.965809626602399</text:p>
              </table:table-cell>
              <table:table-cell office:value-type="float" office:value="8.04489896509769">
                <text:p>8.04489896509769</text:p>
              </table:table-cell>
              <table:table-cell office:value-type="float" office:value="1.55295199482402">
                <text:p>1.55295199482402</text:p>
              </table:table-cell>
              <table:table-cell office:value-type="float" office:value="6.8434259254818">
                <text:p>6.8434259254818</text:p>
              </table:table-cell>
              <table:table-cell office:value-type="float" office:value="2.00761980462387">
                <text:p>2.0076198046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045462024807">
                <text:p>0.604045462024807</text:p>
              </table:table-cell>
              <table:table-cell office:value-type="float" office:value="0.557883194376757">
                <text:p>0.557883194376757</text:p>
              </table:table-cell>
              <table:table-cell office:value-type="float" office:value="8.97403370687248">
                <text:p>8.97403370687248</text:p>
              </table:table-cell>
              <table:table-cell office:value-type="float" office:value="0.967591852355677">
                <text:p>0.967591852355677</text:p>
              </table:table-cell>
              <table:table-cell office:value-type="float" office:value="11.0504244519294">
                <text:p>11.0504244519294</text:p>
              </table:table-cell>
              <table:table-cell office:value-type="float" office:value="0.97188199948788">
                <text:p>0.97188199948788</text:p>
              </table:table-cell>
              <table:table-cell office:value-type="float" office:value="9.20075695571395">
                <text:p>9.20075695571395</text:p>
              </table:table-cell>
              <table:table-cell office:value-type="float" office:value="1.51008813206809">
                <text:p>1.51008813206809</text:p>
              </table:table-cell>
              <table:table-cell office:value-type="float" office:value="7.88544900425297">
                <text:p>7.88544900425297</text:p>
              </table:table-cell>
              <table:table-cell office:value-type="float" office:value="1.90041192357509">
                <text:p>1.9004119235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037248794474">
                <text:p>0.563037248794474</text:p>
              </table:table-cell>
              <table:table-cell office:value-type="float" office:value="0.594783525170657">
                <text:p>0.594783525170657</text:p>
              </table:table-cell>
              <table:table-cell office:value-type="float" office:value="9.66359637077578">
                <text:p>9.66359637077578</text:p>
              </table:table-cell>
              <table:table-cell office:value-type="float" office:value="0.969163356443283">
                <text:p>0.969163356443283</text:p>
              </table:table-cell>
              <table:table-cell office:value-type="float" office:value="12.3836941460582">
                <text:p>12.3836941460582</text:p>
              </table:table-cell>
              <table:table-cell office:value-type="float" office:value="0.974835465363472">
                <text:p>0.974835465363472</text:p>
              </table:table-cell>
              <table:table-cell office:value-type="float" office:value="10.1245749507584">
                <text:p>10.1245749507584</text:p>
              </table:table-cell>
              <table:table-cell office:value-type="float" office:value="1.52629780781322">
                <text:p>1.52629780781322</text:p>
              </table:table-cell>
              <table:table-cell office:value-type="float" office:value="8.75275232478635">
                <text:p>8.75275232478635</text:p>
              </table:table-cell>
              <table:table-cell office:value-type="float" office:value="1.97692907342783">
                <text:p>1.97692907342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003505781548">
                <text:p>0.545003505781548</text:p>
              </table:table-cell>
              <table:table-cell office:value-type="float" office:value="0.584683410530514">
                <text:p>0.584683410530514</text:p>
              </table:table-cell>
              <table:table-cell office:value-type="float" office:value="10.0469878032738">
                <text:p>10.0469878032738</text:p>
              </table:table-cell>
              <table:table-cell office:value-type="float" office:value="0.97169023825259">
                <text:p>0.97169023825259</text:p>
              </table:table-cell>
              <table:table-cell office:value-type="float" office:value="14.0773224881513">
                <text:p>14.0773224881513</text:p>
              </table:table-cell>
              <table:table-cell office:value-type="float" office:value="0.978731065936138">
                <text:p>0.978731065936138</text:p>
              </table:table-cell>
              <table:table-cell office:value-type="float" office:value="11.3177527597445">
                <text:p>11.3177527597445</text:p>
              </table:table-cell>
              <table:table-cell office:value-type="float" office:value="1.55959752255549">
                <text:p>1.55959752255549</text:p>
              </table:table-cell>
              <table:table-cell office:value-type="float" office:value="9.70573577027202">
                <text:p>9.70573577027202</text:p>
              </table:table-cell>
              <table:table-cell office:value-type="float" office:value="2.04105581351466">
                <text:p>2.04105581351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816866948308">
                <text:p>0.503816866948308</text:p>
              </table:table-cell>
              <table:table-cell office:value-type="float" office:value="0.542151820593195">
                <text:p>0.542151820593195</text:p>
              </table:table-cell>
              <table:table-cell office:value-type="float" office:value="11.4551187666295">
                <text:p>11.4551187666295</text:p>
              </table:table-cell>
              <table:table-cell office:value-type="float" office:value="0.971988487683938">
                <text:p>0.971988487683938</text:p>
              </table:table-cell>
              <table:table-cell office:value-type="float" office:value="15.152384443762">
                <text:p>15.152384443762</text:p>
              </table:table-cell>
              <table:table-cell office:value-type="float" office:value="0.980376393484645">
                <text:p>0.980376393484645</text:p>
              </table:table-cell>
              <table:table-cell office:value-type="float" office:value="12.7663856015506">
                <text:p>12.7663856015506</text:p>
              </table:table-cell>
              <table:table-cell office:value-type="float" office:value="1.58052435329199">
                <text:p>1.58052435329199</text:p>
              </table:table-cell>
              <table:table-cell office:value-type="float" office:value="10.8110532985999">
                <text:p>10.8110532985999</text:p>
              </table:table-cell>
              <table:table-cell office:value-type="float" office:value="1.98871945923705">
                <text:p>1.98871945923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056729659119">
                <text:p>0.507056729659119</text:p>
              </table:table-cell>
              <table:table-cell office:value-type="float" office:value="0.591127471295302">
                <text:p>0.591127471295302</text:p>
              </table:table-cell>
              <table:table-cell office:value-type="float" office:value="12.1823512037673">
                <text:p>12.1823512037673</text:p>
              </table:table-cell>
              <table:table-cell office:value-type="float" office:value="0.97527704670244">
                <text:p>0.97527704670244</text:p>
              </table:table-cell>
              <table:table-cell office:value-type="float" office:value="16.1803280123484">
                <text:p>16.1803280123484</text:p>
              </table:table-cell>
              <table:table-cell office:value-type="float" office:value="0.980693131170155">
                <text:p>0.980693131170155</text:p>
              </table:table-cell>
              <table:table-cell office:value-type="float" office:value="13.3377238868191">
                <text:p>13.3377238868191</text:p>
              </table:table-cell>
              <table:table-cell office:value-type="float" office:value="1.56930399040351">
                <text:p>1.56930399040351</text:p>
              </table:table-cell>
              <table:table-cell office:value-type="float" office:value="11.4286274655204">
                <text:p>11.4286274655204</text:p>
              </table:table-cell>
              <table:table-cell office:value-type="float" office:value="2.06833429991518">
                <text:p>2.0683342999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957356721101">
                <text:p>0.492957356721101</text:p>
              </table:table-cell>
              <table:table-cell office:value-type="float" office:value="0.562589757837903">
                <text:p>0.56258975783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C2:misses.C11 misses.E1:misses.E1 misses.G2:misses.G11 misses.I1:misses.I1 misses.K2:misses.K11 misses.M1:misses.M1 misses.O2:misses.O11 misses.Q1:misses.Q1 misses.S2:misses.S11" chart:data-source-has-labels="both" svg:x="0.074cm" svg:y="0.891cm" svg:width="27.411cm" svg:height="16.982cm">
          <chartooo:coordinate-region svg:x="2.706cm" svg:y="1.183cm" svg:width="24.116cm" svg:height="15.858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5cm" svg:y="0.192cm" chart:style-name="ch8">
              <text:p>store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C2:misses.C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G2:misses.G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K2:misses.K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O2:misses.O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S2:misses.S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1605">
                <text:p>1605</text:p>
                <draw:g>
                  <svg:desc>misses.C2:misses.C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78590">
                <text:p>78590</text:p>
                <draw:g>
                  <svg:desc>misses.G2:misses.G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70690">
                <text:p>70690</text:p>
                <draw:g>
                  <svg:desc>misses.K2:misses.K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686">
                <text:p>686</text:p>
                <draw:g>
                  <svg:desc>misses.O2:misses.O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78">
                <text:p>78</text:p>
                <draw:g>
                  <svg:desc>misses.S2:misses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5897">
                <text:p>5897</text:p>
              </table:table-cell>
              <table:table-cell office:value-type="float" office:value="816">
                <text:p>816</text:p>
              </table:table-cell>
              <table:table-cell office:value-type="float" office:value="404317">
                <text:p>404317</text:p>
              </table:table-cell>
              <table:table-cell office:value-type="float" office:value="816">
                <text:p>816</text:p>
              </table:table-cell>
              <table:table-cell office:value-type="float" office:value="393233">
                <text:p>393233</text:p>
              </table:table-cell>
              <table:table-cell office:value-type="float" office:value="816">
                <text:p>816</text:p>
              </table:table-cell>
              <table:table-cell office:value-type="float" office:value="1194">
                <text:p>1194</text:p>
              </table:table-cell>
              <table:table-cell office:value-type="float" office:value="816">
                <text:p>816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29272">
                <text:p>29272</text:p>
              </table:table-cell>
              <table:table-cell office:value-type="float" office:value="1218">
                <text:p>1218</text:p>
              </table:table-cell>
              <table:table-cell office:value-type="float" office:value="882830">
                <text:p>882830</text:p>
              </table:table-cell>
              <table:table-cell office:value-type="float" office:value="1218">
                <text:p>1218</text:p>
              </table:table-cell>
              <table:table-cell office:value-type="float" office:value="853530">
                <text:p>853530</text:p>
              </table:table-cell>
              <table:table-cell office:value-type="float" office:value="1218">
                <text:p>1218</text:p>
              </table:table-cell>
              <table:table-cell office:value-type="float" office:value="7545">
                <text:p>7545</text:p>
              </table:table-cell>
              <table:table-cell office:value-type="float" office:value="1218">
                <text:p>1218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115392">
                <text:p>115392</text:p>
              </table:table-cell>
              <table:table-cell office:value-type="float" office:value="1608">
                <text:p>1608</text:p>
              </table:table-cell>
              <table:table-cell office:value-type="float" office:value="1465751">
                <text:p>1465751</text:p>
              </table:table-cell>
              <table:table-cell office:value-type="float" office:value="1608">
                <text:p>1608</text:p>
              </table:table-cell>
              <table:table-cell office:value-type="float" office:value="1409824">
                <text:p>1409824</text:p>
              </table:table-cell>
              <table:table-cell office:value-type="float" office:value="1608">
                <text:p>1608</text:p>
              </table:table-cell>
              <table:table-cell office:value-type="float" office:value="31314">
                <text:p>31314</text:p>
              </table:table-cell>
              <table:table-cell office:value-type="float" office:value="1608">
                <text:p>1608</text:p>
              </table:table-cell>
              <table:table-cell office:value-type="float" office:value="15089">
                <text:p>15089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269866">
                <text:p>269866</text:p>
              </table:table-cell>
              <table:table-cell office:value-type="float" office:value="2025">
                <text:p>2025</text:p>
              </table:table-cell>
              <table:table-cell office:value-type="float" office:value="2121038">
                <text:p>2121038</text:p>
              </table:table-cell>
              <table:table-cell office:value-type="float" office:value="2025">
                <text:p>2025</text:p>
              </table:table-cell>
              <table:table-cell office:value-type="float" office:value="2080846">
                <text:p>2080846</text:p>
              </table:table-cell>
              <table:table-cell office:value-type="float" office:value="2025">
                <text:p>2025</text:p>
              </table:table-cell>
              <table:table-cell office:value-type="float" office:value="109227">
                <text:p>109227</text:p>
              </table:table-cell>
              <table:table-cell office:value-type="float" office:value="2025">
                <text:p>2025</text:p>
              </table:table-cell>
              <table:table-cell office:value-type="float" office:value="55268">
                <text:p>55268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469683">
                <text:p>469683</text:p>
              </table:table-cell>
              <table:table-cell office:value-type="float" office:value="2407">
                <text:p>2407</text:p>
              </table:table-cell>
              <table:table-cell office:value-type="float" office:value="3083258">
                <text:p>3083258</text:p>
              </table:table-cell>
              <table:table-cell office:value-type="float" office:value="2407">
                <text:p>2407</text:p>
              </table:table-cell>
              <table:table-cell office:value-type="float" office:value="2978603">
                <text:p>2978603</text:p>
              </table:table-cell>
              <table:table-cell office:value-type="float" office:value="2407">
                <text:p>2407</text:p>
              </table:table-cell>
              <table:table-cell office:value-type="float" office:value="534872">
                <text:p>534872</text:p>
              </table:table-cell>
              <table:table-cell office:value-type="float" office:value="2407">
                <text:p>2407</text:p>
              </table:table-cell>
              <table:table-cell office:value-type="float" office:value="263385">
                <text:p>263385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1016154">
                <text:p>1016154</text:p>
              </table:table-cell>
              <table:table-cell office:value-type="float" office:value="2759">
                <text:p>2759</text:p>
              </table:table-cell>
              <table:table-cell office:value-type="float" office:value="4211665">
                <text:p>4211665</text:p>
              </table:table-cell>
              <table:table-cell office:value-type="float" office:value="2759">
                <text:p>2759</text:p>
              </table:table-cell>
              <table:table-cell office:value-type="float" office:value="3719777">
                <text:p>3719777</text:p>
              </table:table-cell>
              <table:table-cell office:value-type="float" office:value="2759">
                <text:p>2759</text:p>
              </table:table-cell>
              <table:table-cell office:value-type="float" office:value="977429">
                <text:p>977429</text:p>
              </table:table-cell>
              <table:table-cell office:value-type="float" office:value="2759">
                <text:p>2759</text:p>
              </table:table-cell>
              <table:table-cell office:value-type="float" office:value="889636">
                <text:p>889636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1529205">
                <text:p>1529205</text:p>
              </table:table-cell>
              <table:table-cell office:value-type="float" office:value="3168">
                <text:p>3168</text:p>
              </table:table-cell>
              <table:table-cell office:value-type="float" office:value="5895236">
                <text:p>5895236</text:p>
              </table:table-cell>
              <table:table-cell office:value-type="float" office:value="3168">
                <text:p>3168</text:p>
              </table:table-cell>
              <table:table-cell office:value-type="float" office:value="5305808">
                <text:p>5305808</text:p>
              </table:table-cell>
              <table:table-cell office:value-type="float" office:value="3168">
                <text:p>3168</text:p>
              </table:table-cell>
              <table:table-cell office:value-type="float" office:value="1951568">
                <text:p>1951568</text:p>
              </table:table-cell>
              <table:table-cell office:value-type="float" office:value="3168">
                <text:p>3168</text:p>
              </table:table-cell>
              <table:table-cell office:value-type="float" office:value="1623677">
                <text:p>1623677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3048390">
                <text:p>3048390</text:p>
              </table:table-cell>
              <table:table-cell office:value-type="float" office:value="3636">
                <text:p>3636</text:p>
              </table:table-cell>
              <table:table-cell office:value-type="float" office:value="8239651">
                <text:p>8239651</text:p>
              </table:table-cell>
              <table:table-cell office:value-type="float" office:value="3636">
                <text:p>3636</text:p>
              </table:table-cell>
              <table:table-cell office:value-type="float" office:value="7625275">
                <text:p>7625275</text:p>
              </table:table-cell>
              <table:table-cell office:value-type="float" office:value="3636">
                <text:p>3636</text:p>
              </table:table-cell>
              <table:table-cell office:value-type="float" office:value="5041586">
                <text:p>5041586</text:p>
              </table:table-cell>
              <table:table-cell office:value-type="float" office:value="3636">
                <text:p>3636</text:p>
              </table:table-cell>
              <table:table-cell office:value-type="float" office:value="4121253">
                <text:p>4121253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3663493">
                <text:p>3663493</text:p>
              </table:table-cell>
              <table:table-cell office:value-type="float" office:value="3959">
                <text:p>3959</text:p>
              </table:table-cell>
              <table:table-cell office:value-type="float" office:value="10883847">
                <text:p>10883847</text:p>
              </table:table-cell>
              <table:table-cell office:value-type="float" office:value="3959">
                <text:p>3959</text:p>
              </table:table-cell>
              <table:table-cell office:value-type="float" office:value="6032852">
                <text:p>6032852</text:p>
              </table:table-cell>
              <table:table-cell office:value-type="float" office:value="3959">
                <text:p>3959</text:p>
              </table:table-cell>
              <table:table-cell office:value-type="float" office:value="7855365">
                <text:p>7855365</text:p>
              </table:table-cell>
              <table:table-cell office:value-type="float" office:value="3959">
                <text:p>3959</text:p>
              </table:table-cell>
              <table:table-cell office:value-type="float" office:value="13335178">
                <text:p>13335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B2:misses.B11 misses.E1:misses.E1 misses.F2:misses.F11 misses.I1:misses.I1 misses.J2:misses.J11 misses.M1:misses.M1 misses.N2:misses.N11 misses.Q1:misses.Q1 misses.R2:misses.R11" chart:data-source-has-labels="both" svg:x="0.316cm" svg:y="1.029cm" svg:width="27.17cm" svg:height="16.983cm">
          <chartooo:coordinate-region svg:x="2.948cm" svg:y="1.321cm" svg:width="23.875cm" svg:height="15.859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93cm" svg:y="0.192cm" chart:style-name="ch8">
              <text:p>load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B2:misses.B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F2:misses.F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J2:misses.J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N2:misses.N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R2:misses.R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5145">
                <text:p>5145</text:p>
                <draw:g>
                  <svg:desc>misses.B2:misses.B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27827">
                <text:p>27827</text:p>
                <draw:g>
                  <svg:desc>misses.F2:misses.F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33219">
                <text:p>33219</text:p>
                <draw:g>
                  <svg:desc>misses.J2:misses.J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923">
                <text:p>923</text:p>
                <draw:g>
                  <svg:desc>misses.N2:misses.N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1044">
                <text:p>1044</text:p>
                <draw:g>
                  <svg:desc>misses.R2:misses.R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18677">
                <text:p>18677</text:p>
              </table:table-cell>
              <table:table-cell office:value-type="float" office:value="816">
                <text:p>816</text:p>
              </table:table-cell>
              <table:table-cell office:value-type="float" office:value="172787">
                <text:p>172787</text:p>
              </table:table-cell>
              <table:table-cell office:value-type="float" office:value="816">
                <text:p>816</text:p>
              </table:table-cell>
              <table:table-cell office:value-type="float" office:value="181754">
                <text:p>181754</text:p>
              </table:table-cell>
              <table:table-cell office:value-type="float" office:value="816">
                <text:p>816</text:p>
              </table:table-cell>
              <table:table-cell office:value-type="float" office:value="2944">
                <text:p>2944</text:p>
              </table:table-cell>
              <table:table-cell office:value-type="float" office:value="816">
                <text:p>816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77415">
                <text:p>77415</text:p>
              </table:table-cell>
              <table:table-cell office:value-type="float" office:value="1218">
                <text:p>1218</text:p>
              </table:table-cell>
              <table:table-cell office:value-type="float" office:value="410917">
                <text:p>410917</text:p>
              </table:table-cell>
              <table:table-cell office:value-type="float" office:value="1218">
                <text:p>1218</text:p>
              </table:table-cell>
              <table:table-cell office:value-type="float" office:value="423988">
                <text:p>423988</text:p>
              </table:table-cell>
              <table:table-cell office:value-type="float" office:value="1218">
                <text:p>1218</text:p>
              </table:table-cell>
              <table:table-cell office:value-type="float" office:value="4352">
                <text:p>4352</text:p>
              </table:table-cell>
              <table:table-cell office:value-type="float" office:value="1218">
                <text:p>1218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265232">
                <text:p>265232</text:p>
              </table:table-cell>
              <table:table-cell office:value-type="float" office:value="1608">
                <text:p>1608</text:p>
              </table:table-cell>
              <table:table-cell office:value-type="float" office:value="706614">
                <text:p>706614</text:p>
              </table:table-cell>
              <table:table-cell office:value-type="float" office:value="1608">
                <text:p>1608</text:p>
              </table:table-cell>
              <table:table-cell office:value-type="float" office:value="729316">
                <text:p>729316</text:p>
              </table:table-cell>
              <table:table-cell office:value-type="float" office:value="1608">
                <text:p>1608</text:p>
              </table:table-cell>
              <table:table-cell office:value-type="float" office:value="11801">
                <text:p>11801</text:p>
              </table:table-cell>
              <table:table-cell office:value-type="float" office:value="1608">
                <text:p>160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703938">
                <text:p>703938</text:p>
              </table:table-cell>
              <table:table-cell office:value-type="float" office:value="2025">
                <text:p>2025</text:p>
              </table:table-cell>
              <table:table-cell office:value-type="float" office:value="1000658">
                <text:p>1000658</text:p>
              </table:table-cell>
              <table:table-cell office:value-type="float" office:value="2025">
                <text:p>2025</text:p>
              </table:table-cell>
              <table:table-cell office:value-type="float" office:value="1072463">
                <text:p>1072463</text:p>
              </table:table-cell>
              <table:table-cell office:value-type="float" office:value="2025">
                <text:p>2025</text:p>
              </table:table-cell>
              <table:table-cell office:value-type="float" office:value="27234">
                <text:p>27234</text:p>
              </table:table-cell>
              <table:table-cell office:value-type="float" office:value="2025">
                <text:p>2025</text:p>
              </table:table-cell>
              <table:table-cell office:value-type="float" office:value="14484">
                <text:p>14484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1302623">
                <text:p>1302623</text:p>
              </table:table-cell>
              <table:table-cell office:value-type="float" office:value="2407">
                <text:p>2407</text:p>
              </table:table-cell>
              <table:table-cell office:value-type="float" office:value="1536946">
                <text:p>1536946</text:p>
              </table:table-cell>
              <table:table-cell office:value-type="float" office:value="2407">
                <text:p>2407</text:p>
              </table:table-cell>
              <table:table-cell office:value-type="float" office:value="1574525">
                <text:p>1574525</text:p>
              </table:table-cell>
              <table:table-cell office:value-type="float" office:value="2407">
                <text:p>2407</text:p>
              </table:table-cell>
              <table:table-cell office:value-type="float" office:value="104085">
                <text:p>104085</text:p>
              </table:table-cell>
              <table:table-cell office:value-type="float" office:value="2407">
                <text:p>2407</text:p>
              </table:table-cell>
              <table:table-cell office:value-type="float" office:value="64445">
                <text:p>64445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2690177">
                <text:p>2690177</text:p>
              </table:table-cell>
              <table:table-cell office:value-type="float" office:value="2759">
                <text:p>2759</text:p>
              </table:table-cell>
              <table:table-cell office:value-type="float" office:value="2035841">
                <text:p>2035841</text:p>
              </table:table-cell>
              <table:table-cell office:value-type="float" office:value="2759">
                <text:p>2759</text:p>
              </table:table-cell>
              <table:table-cell office:value-type="float" office:value="2182393">
                <text:p>2182393</text:p>
              </table:table-cell>
              <table:table-cell office:value-type="float" office:value="2759">
                <text:p>2759</text:p>
              </table:table-cell>
              <table:table-cell office:value-type="float" office:value="157532">
                <text:p>157532</text:p>
              </table:table-cell>
              <table:table-cell office:value-type="float" office:value="2759">
                <text:p>2759</text:p>
              </table:table-cell>
              <table:table-cell office:value-type="float" office:value="136107">
                <text:p>136107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4046937">
                <text:p>4046937</text:p>
              </table:table-cell>
              <table:table-cell office:value-type="float" office:value="3168">
                <text:p>3168</text:p>
              </table:table-cell>
              <table:table-cell office:value-type="float" office:value="2548331">
                <text:p>2548331</text:p>
              </table:table-cell>
              <table:table-cell office:value-type="float" office:value="3168">
                <text:p>3168</text:p>
              </table:table-cell>
              <table:table-cell office:value-type="float" office:value="2673270">
                <text:p>2673270</text:p>
              </table:table-cell>
              <table:table-cell office:value-type="float" office:value="3168">
                <text:p>3168</text:p>
              </table:table-cell>
              <table:table-cell office:value-type="float" office:value="356633">
                <text:p>356633</text:p>
              </table:table-cell>
              <table:table-cell office:value-type="float" office:value="3168">
                <text:p>3168</text:p>
              </table:table-cell>
              <table:table-cell office:value-type="float" office:value="234138">
                <text:p>234138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10827629">
                <text:p>10827629</text:p>
              </table:table-cell>
              <table:table-cell office:value-type="float" office:value="3636">
                <text:p>3636</text:p>
              </table:table-cell>
              <table:table-cell office:value-type="float" office:value="3904481">
                <text:p>3904481</text:p>
              </table:table-cell>
              <table:table-cell office:value-type="float" office:value="3636">
                <text:p>3636</text:p>
              </table:table-cell>
              <table:table-cell office:value-type="float" office:value="4132519">
                <text:p>4132519</text:p>
              </table:table-cell>
              <table:table-cell office:value-type="float" office:value="3636">
                <text:p>3636</text:p>
              </table:table-cell>
              <table:table-cell office:value-type="float" office:value="1020592">
                <text:p>1020592</text:p>
              </table:table-cell>
              <table:table-cell office:value-type="float" office:value="3636">
                <text:p>3636</text:p>
              </table:table-cell>
              <table:table-cell office:value-type="float" office:value="651594">
                <text:p>651594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13921323">
                <text:p>13921323</text:p>
              </table:table-cell>
              <table:table-cell office:value-type="float" office:value="3959">
                <text:p>3959</text:p>
              </table:table-cell>
              <table:table-cell office:value-type="float" office:value="5025339">
                <text:p>5025339</text:p>
              </table:table-cell>
              <table:table-cell office:value-type="float" office:value="3959">
                <text:p>3959</text:p>
              </table:table-cell>
              <table:table-cell office:value-type="float" office:value="2460482">
                <text:p>2460482</text:p>
              </table:table-cell>
              <table:table-cell office:value-type="float" office:value="3959">
                <text:p>3959</text:p>
              </table:table-cell>
              <table:table-cell office:value-type="float" office:value="1512475">
                <text:p>1512475</text:p>
              </table:table-cell>
              <table:table-cell office:value-type="float" office:value="3959">
                <text:p>3959</text:p>
              </table:table-cell>
              <table:table-cell office:value-type="float" office:value="4499340">
                <text:p>44993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load'.C14:'roofline load'.D15 'roofline load'.B14:'roofline load'.B15 'roofline load'.A13:'roofline load'.A13 'roofline load'.A18:'roofline load'.A18 'roofline load'.C19:'roofline load'.C20 'roofline load'.A23:'roofline load'.A23 'roofline load'.C24:'roofline load'.C25 'roofline load'.A1:'roofline load'.A1 'roofline load'.C1:'roofline load'.C11 'roofline load'.E1:'roofline load'.E1 'roofline load'.G2:'roofline load'.G11 'roofline load'.I1:'roofline load'.I1 'roofline load'.K2:'roofline load'.K11 'roofline load'.M1:'roofline load'.M1 'roofline load'.O2:'roofline load'.O11 'roofline load'.Q1:'roofline load'.Q1 'roofline load'.S2:'roofline load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(load byte)]</text:p>
            </chart:title>
            <chart:categories table:cell-range-address="'roofline load'.D14:'roofline load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2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load'.C14:'roofline load'.C15" chart:label-cell-address="'roofline load'.A13:'roofline load'.A13" chart:class="chart:scatter">
            <chart:domain table:cell-range-address="'roofline load'.B14:'roofline load'.B15"/>
            <chart:data-point chart:repeated="2"/>
          </chart:series>
          <chart:series chart:style-name="ch10" chart:values-cell-range-address="'roofline load'.C19:'roofline load'.C20" chart:label-cell-address="'roofline load'.A18:'roofline load'.A18" chart:class="chart:scatter">
            <chart:domain table:cell-range-address="'roofline load'.B19:'roofline load'.B20"/>
            <chart:data-point chart:repeated="2"/>
          </chart:series>
          <chart:series chart:style-name="ch11" chart:values-cell-range-address="'roofline load'.C24:'roofline load'.C25" chart:label-cell-address="'roofline load'.A23:'roofline load'.A23" chart:class="chart:scatter">
            <chart:domain table:cell-range-address="'roofline load'.B24:'roofline load'.B25"/>
            <chart:data-point chart:repeated="2"/>
          </chart:series>
          <chart:series chart:style-name="ch12" chart:values-cell-range-address="'roofline load'.C1:'roofline load'.C11" chart:label-cell-address="'roofline load'.A1:'roofline load'.A1" chart:class="chart:scatter">
            <chart:domain table:cell-range-address="'roofline load'.B1:'roofline load'.B11"/>
            <chart:data-point chart:repeated="11"/>
          </chart:series>
          <chart:series chart:style-name="ch13" chart:values-cell-range-address="'roofline load'.G2:'roofline load'.G11" chart:label-cell-address="'roofline load'.E1:'roofline load'.E1" chart:class="chart:scatter">
            <chart:domain table:cell-range-address="'roofline load'.F2:'roofline load'.F11"/>
            <chart:data-point chart:repeated="10"/>
          </chart:series>
          <chart:series chart:style-name="ch14" chart:values-cell-range-address="'roofline load'.K2:'roofline load'.K11" chart:label-cell-address="'roofline load'.I1:'roofline load'.I1" chart:class="chart:scatter">
            <chart:domain table:cell-range-address="'roofline load'.J2:'roofline load'.J11"/>
            <chart:data-point chart:repeated="10"/>
          </chart:series>
          <chart:series chart:style-name="ch15" chart:values-cell-range-address="'roofline load'.O2:'roofline load'.O11" chart:label-cell-address="'roofline load'.M1:'roofline load'.M1" chart:class="chart:scatter">
            <chart:domain table:cell-range-address="'roofline load'.N2:'roofline load'.N11"/>
            <chart:data-point chart:repeated="10"/>
          </chart:series>
          <chart:series chart:style-name="ch16" chart:values-cell-range-address="'roofline load'.S2:'roofline load'.S11" chart:label-cell-address="'roofline load'.Q1:'roofline load'.Q1" chart:class="chart:scatter">
            <chart:domain table:cell-range-address="'roofline load'.R2:'roofline load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load'.A13:'roofline load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load'.A18:'roofline load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load'.A23:'roofline load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load'.A1:'roofline load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load'.E1:'roofline load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load'.I1:'roofline load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load'.M1:'roofline load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load'.Q1:'roofline load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load'.D14:'roofline load'.D15</svg:desc>
                </draw:g>
              </table:table-cell>
              <table:table-cell office:value-type="float" office:value="0.1">
                <text:p>0.1</text:p>
                <draw:g>
                  <svg:desc>'roofline load'.B14:'roofline load'.B15</svg:desc>
                </draw:g>
              </table:table-cell>
              <table:table-cell office:value-type="float" office:value="1.6">
                <text:p>1.6</text:p>
                <draw:g>
                  <svg:desc>'roofline load'.C14:'roofline load'.C15</svg:desc>
                </draw:g>
              </table:table-cell>
              <table:table-cell office:value-type="float" office:value="1">
                <text:p>1</text:p>
                <draw:g>
                  <svg:desc>'roofline load'.B19:'roofline load'.B20</svg:desc>
                </draw:g>
              </table:table-cell>
              <table:table-cell office:value-type="float" office:value="16">
                <text:p>16</text:p>
                <draw:g>
                  <svg:desc>'roofline load'.C19:'roofline load'.C20</svg:desc>
                </draw:g>
              </table:table-cell>
              <table:table-cell office:value-type="float" office:value="0.25">
                <text:p>0.25</text:p>
                <draw:g>
                  <svg:desc>'roofline load'.B24:'roofline load'.B25</svg:desc>
                </draw:g>
              </table:table-cell>
              <table:table-cell office:value-type="float" office:value="4">
                <text:p>4</text:p>
                <draw:g>
                  <svg:desc>'roofline load'.C24:'roofline load'.C25</svg:desc>
                </draw:g>
              </table:table-cell>
              <table:table-cell office:value-type="float" office:value="NaN">
                <text:p>NaN</text:p>
                <draw:g>
                  <svg:desc>'roofline load'.B1:'roofline load'.B11</svg:desc>
                </draw:g>
              </table:table-cell>
              <table:table-cell office:value-type="float" office:value="NaN">
                <text:p>NaN</text:p>
                <draw:g>
                  <svg:desc>'roofline load'.C1:'roofline load'.C11</svg:desc>
                </draw:g>
              </table:table-cell>
              <table:table-cell office:value-type="float" office:value="8.41708265031911">
                <text:p>8.41708265031911</text:p>
                <draw:g>
                  <svg:desc>'roofline load'.F2:'roofline load'.F11</svg:desc>
                </draw:g>
              </table:table-cell>
              <table:table-cell office:value-type="float" office:value="0.893682978152057">
                <text:p>0.893682978152057</text:p>
                <draw:g>
                  <svg:desc>'roofline load'.G2:'roofline load'.G11</svg:desc>
                </draw:g>
              </table:table-cell>
              <table:table-cell office:value-type="float" office:value="8.57792035245209">
                <text:p>8.57792035245209</text:p>
                <draw:g>
                  <svg:desc>'roofline load'.J2:'roofline load'.J11</svg:desc>
                </draw:g>
              </table:table-cell>
              <table:table-cell office:value-type="float" office:value="0.907059318703782">
                <text:p>0.907059318703782</text:p>
                <draw:g>
                  <svg:desc>'roofline load'.K2:'roofline load'.K11</svg:desc>
                </draw:g>
              </table:table-cell>
              <table:table-cell office:value-type="float" office:value="7.93288539753446">
                <text:p>7.93288539753446</text:p>
                <draw:g>
                  <svg:desc>'roofline load'.N2:'roofline load'.N11</svg:desc>
                </draw:g>
              </table:table-cell>
              <table:table-cell office:value-type="float" office:value="1.31729010920428">
                <text:p>1.31729010920428</text:p>
                <draw:g>
                  <svg:desc>'roofline load'.O2:'roofline load'.O11</svg:desc>
                </draw:g>
              </table:table-cell>
              <table:table-cell office:value-type="float" office:value="6.45335771149474">
                <text:p>6.45335771149474</text:p>
                <draw:g>
                  <svg:desc>'roofline load'.R2:'roofline load'.R11</svg:desc>
                </draw:g>
              </table:table-cell>
              <table:table-cell office:value-type="float" office:value="1.49873156268606">
                <text:p>1.49873156268606</text:p>
                <draw:g>
                  <svg:desc>'roofline load'.S2:'roofline load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0.907773761960459">
                <text:p>0.907773761960459</text:p>
              </table:table-cell>
              <table:table-cell office:value-type="float" office:value="0.480088434895322">
                <text:p>0.480088434895322</text:p>
              </table:table-cell>
              <table:table-cell office:value-type="float" office:value="13.1092676444507">
                <text:p>13.1092676444507</text:p>
              </table:table-cell>
              <table:table-cell office:value-type="float" office:value="0.930131715795209">
                <text:p>0.930131715795209</text:p>
              </table:table-cell>
              <table:table-cell office:value-type="float" office:value="12.857104283296">
                <text:p>12.857104283296</text:p>
              </table:table-cell>
              <table:table-cell office:value-type="float" office:value="0.935659924520852">
                <text:p>0.935659924520852</text:p>
              </table:table-cell>
              <table:table-cell office:value-type="float" office:value="11.0264717067406">
                <text:p>11.0264717067406</text:p>
              </table:table-cell>
              <table:table-cell office:value-type="float" office:value="1.4039280247592">
                <text:p>1.4039280247592</text:p>
              </table:table-cell>
              <table:table-cell office:value-type="float" office:value="9.6504857822838">
                <text:p>9.6504857822838</text:p>
              </table:table-cell>
              <table:table-cell office:value-type="float" office:value="1.61719957352673">
                <text:p>1.61719957352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020566386464">
                <text:p>0.831020566386464</text:p>
              </table:table-cell>
              <table:table-cell office:value-type="float" office:value="0.529643680319857">
                <text:p>0.529643680319857</text:p>
              </table:table-cell>
              <table:table-cell office:value-type="float" office:value="16.4349895403087">
                <text:p>16.4349895403087</text:p>
              </table:table-cell>
              <table:table-cell office:value-type="float" office:value="0.946304461074995">
                <text:p>0.946304461074995</text:p>
              </table:table-cell>
              <table:table-cell office:value-type="float" office:value="16.5289225115363">
                <text:p>16.5289225115363</text:p>
              </table:table-cell>
              <table:table-cell office:value-type="float" office:value="0.956953200618226">
                <text:p>0.956953200618226</text:p>
              </table:table-cell>
              <table:table-cell office:value-type="float" office:value="14.8511585305721">
                <text:p>14.8511585305721</text:p>
              </table:table-cell>
              <table:table-cell office:value-type="float" office:value="1.44352939199938">
                <text:p>1.44352939199938</text:p>
              </table:table-cell>
              <table:table-cell office:value-type="float" office:value="12.6007515194095">
                <text:p>12.6007515194095</text:p>
              </table:table-cell>
              <table:table-cell office:value-type="float" office:value="1.9432715503044">
                <text:p>1.943271550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274521804665">
                <text:p>0.979274521804665</text:p>
              </table:table-cell>
              <table:table-cell office:value-type="float" office:value="0.567062969209281">
                <text:p>0.567062969209281</text:p>
              </table:table-cell>
              <table:table-cell office:value-type="float" office:value="19.9986898112667">
                <text:p>19.9986898112667</text:p>
              </table:table-cell>
              <table:table-cell office:value-type="float" office:value="0.959060896663644">
                <text:p>0.959060896663644</text:p>
              </table:table-cell>
              <table:table-cell office:value-type="float" office:value="19.9616961463116">
                <text:p>19.9616961463116</text:p>
              </table:table-cell>
              <table:table-cell office:value-type="float" office:value="0.966774942717664">
                <text:p>0.966774942717664</text:p>
              </table:table-cell>
              <table:table-cell office:value-type="float" office:value="18.5057041192097">
                <text:p>18.5057041192097</text:p>
              </table:table-cell>
              <table:table-cell office:value-type="float" office:value="1.50873539478695">
                <text:p>1.50873539478695</text:p>
              </table:table-cell>
              <table:table-cell office:value-type="float" office:value="15.1281324438583">
                <text:p>15.1281324438583</text:p>
              </table:table-cell>
              <table:table-cell office:value-type="float" office:value="1.93194086022773">
                <text:p>1.93194086022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576257504612">
                <text:p>0.745576257504612</text:p>
              </table:table-cell>
              <table:table-cell office:value-type="float" office:value="0.571734850347657">
                <text:p>0.571734850347657</text:p>
              </table:table-cell>
              <table:table-cell office:value-type="float" office:value="25.1801946161804">
                <text:p>25.1801946161804</text:p>
              </table:table-cell>
              <table:table-cell office:value-type="float" office:value="0.959662757745281">
                <text:p>0.959662757745281</text:p>
              </table:table-cell>
              <table:table-cell office:value-type="float" office:value="24.7171252563333">
                <text:p>24.7171252563333</text:p>
              </table:table-cell>
              <table:table-cell office:value-type="float" office:value="0.965809626602399">
                <text:p>0.965809626602399</text:p>
              </table:table-cell>
              <table:table-cell office:value-type="float" office:value="21.9629980998201">
                <text:p>21.9629980998201</text:p>
              </table:table-cell>
              <table:table-cell office:value-type="float" office:value="1.55295199482402">
                <text:p>1.55295199482402</text:p>
              </table:table-cell>
              <table:table-cell office:value-type="float" office:value="18.0734225917095">
                <text:p>18.0734225917095</text:p>
              </table:table-cell>
              <table:table-cell office:value-type="float" office:value="2.00761980462387">
                <text:p>2.0076198046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88813784765">
                <text:p>0.639988813784765</text:p>
              </table:table-cell>
              <table:table-cell office:value-type="float" office:value="0.557883194376757">
                <text:p>0.557883194376757</text:p>
              </table:table-cell>
              <table:table-cell office:value-type="float" office:value="30.59806926538">
                <text:p>30.59806926538</text:p>
              </table:table-cell>
              <table:table-cell office:value-type="float" office:value="0.967591852355677">
                <text:p>0.967591852355677</text:p>
              </table:table-cell>
              <table:table-cell office:value-type="float" office:value="27.402235409126">
                <text:p>27.402235409126</text:p>
              </table:table-cell>
              <table:table-cell office:value-type="float" office:value="0.97188199948788">
                <text:p>0.97188199948788</text:p>
              </table:table-cell>
              <table:table-cell office:value-type="float" office:value="24.5487116465583">
                <text:p>24.5487116465583</text:p>
              </table:table-cell>
              <table:table-cell office:value-type="float" office:value="1.51008813206809">
                <text:p>1.51008813206809</text:p>
              </table:table-cell>
              <table:table-cell office:value-type="float" office:value="20.4042730411311">
                <text:p>20.4042730411311</text:p>
              </table:table-cell>
              <table:table-cell office:value-type="float" office:value="1.90041192357509">
                <text:p>1.9004119235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373214171474">
                <text:p>0.586373214171474</text:p>
              </table:table-cell>
              <table:table-cell office:value-type="float" office:value="0.594783525170657">
                <text:p>0.594783525170657</text:p>
              </table:table-cell>
              <table:table-cell office:value-type="float" office:value="30.4453679103318">
                <text:p>30.4453679103318</text:p>
              </table:table-cell>
              <table:table-cell office:value-type="float" office:value="0.969163356443283">
                <text:p>0.969163356443283</text:p>
              </table:table-cell>
              <table:table-cell office:value-type="float" office:value="30.0034572251288">
                <text:p>30.0034572251288</text:p>
              </table:table-cell>
              <table:table-cell office:value-type="float" office:value="0.974835465363472">
                <text:p>0.974835465363472</text:p>
              </table:table-cell>
              <table:table-cell office:value-type="float" office:value="27.6753503990466">
                <text:p>27.6753503990466</text:p>
              </table:table-cell>
              <table:table-cell office:value-type="float" office:value="1.52629780781322">
                <text:p>1.52629780781322</text:p>
              </table:table-cell>
              <table:table-cell office:value-type="float" office:value="22.5020414361979">
                <text:p>22.5020414361979</text:p>
              </table:table-cell>
              <table:table-cell office:value-type="float" office:value="1.97692907342783">
                <text:p>1.97692907342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554249867347">
                <text:p>0.569554249867347</text:p>
              </table:table-cell>
              <table:table-cell office:value-type="float" office:value="0.584683410530514">
                <text:p>0.584683410530514</text:p>
              </table:table-cell>
              <table:table-cell office:value-type="float" office:value="31.0018404687838">
                <text:p>31.0018404687838</text:p>
              </table:table-cell>
              <table:table-cell office:value-type="float" office:value="0.97169023825259">
                <text:p>0.97169023825259</text:p>
              </table:table-cell>
              <table:table-cell office:value-type="float" office:value="34.6495089719838">
                <text:p>34.6495089719838</text:p>
              </table:table-cell>
              <table:table-cell office:value-type="float" office:value="0.978731065936138">
                <text:p>0.978731065936138</text:p>
              </table:table-cell>
              <table:table-cell office:value-type="float" office:value="29.6247426381145">
                <text:p>29.6247426381145</text:p>
              </table:table-cell>
              <table:table-cell office:value-type="float" office:value="1.55959752255549">
                <text:p>1.55959752255549</text:p>
              </table:table-cell>
              <table:table-cell office:value-type="float" office:value="24.7617351198494">
                <text:p>24.7617351198494</text:p>
              </table:table-cell>
              <table:table-cell office:value-type="float" office:value="2.04105581351466">
                <text:p>2.04105581351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274478566214">
                <text:p>0.523274478566214</text:p>
              </table:table-cell>
              <table:table-cell office:value-type="float" office:value="0.542151820593195">
                <text:p>0.542151820593195</text:p>
              </table:table-cell>
              <table:table-cell office:value-type="float" office:value="35.4284671127859">
                <text:p>35.4284671127859</text:p>
              </table:table-cell>
              <table:table-cell office:value-type="float" office:value="0.971988487683938">
                <text:p>0.971988487683938</text:p>
              </table:table-cell>
              <table:table-cell office:value-type="float" office:value="36.3698526678527">
                <text:p>36.3698526678527</text:p>
              </table:table-cell>
              <table:table-cell office:value-type="float" office:value="0.980376393484645">
                <text:p>0.980376393484645</text:p>
              </table:table-cell>
              <table:table-cell office:value-type="float" office:value="33.4840079740193">
                <text:p>33.4840079740193</text:p>
              </table:table-cell>
              <table:table-cell office:value-type="float" office:value="1.58052435329199">
                <text:p>1.58052435329199</text:p>
              </table:table-cell>
              <table:table-cell office:value-type="float" office:value="27.7277165604989">
                <text:p>27.7277165604989</text:p>
              </table:table-cell>
              <table:table-cell office:value-type="float" office:value="1.98871945923705">
                <text:p>1.98871945923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767522559969">
                <text:p>0.526767522559969</text:p>
              </table:table-cell>
              <table:table-cell office:value-type="float" office:value="0.591127471295302">
                <text:p>0.591127471295302</text:p>
              </table:table-cell>
              <table:table-cell office:value-type="float" office:value="38.3568496049642">
                <text:p>38.3568496049642</text:p>
              </table:table-cell>
              <table:table-cell office:value-type="float" office:value="0.97527704670244">
                <text:p>0.97527704670244</text:p>
              </table:table-cell>
              <table:table-cell office:value-type="float" office:value="38.7862037794829">
                <text:p>38.7862037794829</text:p>
              </table:table-cell>
              <table:table-cell office:value-type="float" office:value="0.980693131170155">
                <text:p>0.980693131170155</text:p>
              </table:table-cell>
              <table:table-cell office:value-type="float" office:value="34.1950581143475">
                <text:p>34.1950581143475</text:p>
              </table:table-cell>
              <table:table-cell office:value-type="float" office:value="1.56930399040351">
                <text:p>1.56930399040351</text:p>
              </table:table-cell>
              <table:table-cell office:value-type="float" office:value="29.0072572461521">
                <text:p>29.0072572461521</text:p>
              </table:table-cell>
              <table:table-cell office:value-type="float" office:value="2.06833429991518">
                <text:p>2.0683342999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022720858253">
                <text:p>0.510022720858253</text:p>
              </table:table-cell>
              <table:table-cell office:value-type="float" office:value="0.562589757837903">
                <text:p>0.56258975783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store'.C14:'roofline store'.D15 'roofline store'.B14:'roofline store'.B15 'roofline store'.A13:'roofline store'.A13 'roofline store'.A18:'roofline store'.A18 'roofline store'.C19:'roofline store'.C20 'roofline store'.A23:'roofline store'.A23 'roofline store'.C24:'roofline store'.C25 'roofline store'.A1:'roofline store'.A1 'roofline store'.C1:'roofline store'.C11 'roofline store'.E1:'roofline store'.E1 'roofline store'.G2:'roofline store'.G11 'roofline store'.I1:'roofline store'.I1 'roofline store'.K2:'roofline store'.K11 'roofline store'.M1:'roofline store'.M1 'roofline store'.O2:'roofline store'.O11 'roofline store'.Q1:'roofline store'.Q1 'roofline store'.S2:'roofline store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7cm" svg:y="17.905cm" chart:style-name="ch5">
              <text:p>Operational Intensity I [flops/(store byte)]</text:p>
            </chart:title>
            <chart:categories table:cell-range-address="'roofline store'.D14:'roofline store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3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store'.C14:'roofline store'.C15" chart:label-cell-address="'roofline store'.A13:'roofline store'.A13" chart:class="chart:scatter">
            <chart:domain table:cell-range-address="'roofline store'.B14:'roofline store'.B15"/>
            <chart:data-point chart:repeated="2"/>
          </chart:series>
          <chart:series chart:style-name="ch10" chart:values-cell-range-address="'roofline store'.C19:'roofline store'.C20" chart:label-cell-address="'roofline store'.A18:'roofline store'.A18" chart:class="chart:scatter">
            <chart:domain table:cell-range-address="'roofline store'.B19:'roofline store'.B20"/>
            <chart:data-point chart:repeated="2"/>
          </chart:series>
          <chart:series chart:style-name="ch11" chart:values-cell-range-address="'roofline store'.C24:'roofline store'.C25" chart:label-cell-address="'roofline store'.A23:'roofline store'.A23" chart:class="chart:scatter">
            <chart:domain table:cell-range-address="'roofline store'.B24:'roofline store'.B25"/>
            <chart:data-point chart:repeated="2"/>
          </chart:series>
          <chart:series chart:style-name="ch12" chart:values-cell-range-address="'roofline store'.C1:'roofline store'.C11" chart:label-cell-address="'roofline store'.A1:'roofline store'.A1" chart:class="chart:scatter">
            <chart:domain table:cell-range-address="'roofline store'.B1:'roofline store'.B11"/>
            <chart:data-point chart:repeated="11"/>
          </chart:series>
          <chart:series chart:style-name="ch13" chart:values-cell-range-address="'roofline store'.G2:'roofline store'.G11" chart:label-cell-address="'roofline store'.E1:'roofline store'.E1" chart:class="chart:scatter">
            <chart:domain table:cell-range-address="'roofline store'.F2:'roofline store'.F11"/>
            <chart:data-point chart:repeated="10"/>
          </chart:series>
          <chart:series chart:style-name="ch14" chart:values-cell-range-address="'roofline store'.K2:'roofline store'.K11" chart:label-cell-address="'roofline store'.I1:'roofline store'.I1" chart:class="chart:scatter">
            <chart:domain table:cell-range-address="'roofline store'.J2:'roofline store'.J11"/>
            <chart:data-point chart:repeated="10"/>
          </chart:series>
          <chart:series chart:style-name="ch15" chart:values-cell-range-address="'roofline store'.O2:'roofline store'.O11" chart:label-cell-address="'roofline store'.M1:'roofline store'.M1" chart:class="chart:scatter">
            <chart:domain table:cell-range-address="'roofline store'.N2:'roofline store'.N11"/>
            <chart:data-point chart:repeated="10"/>
          </chart:series>
          <chart:series chart:style-name="ch16" chart:values-cell-range-address="'roofline store'.S2:'roofline store'.S11" chart:label-cell-address="'roofline store'.Q1:'roofline store'.Q1" chart:class="chart:scatter">
            <chart:domain table:cell-range-address="'roofline store'.R2:'roofline store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store'.A13:'roofline store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store'.A18:'roofline store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store'.A23:'roofline store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store'.A1:'roofline store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store'.E1:'roofline store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store'.I1:'roofline store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store'.M1:'roofline store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store'.Q1:'roofline store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store'.D14:'roofline store'.D15</svg:desc>
                </draw:g>
              </table:table-cell>
              <table:table-cell office:value-type="float" office:value="0.1">
                <text:p>0.1</text:p>
                <draw:g>
                  <svg:desc>'roofline store'.B14:'roofline store'.B15</svg:desc>
                </draw:g>
              </table:table-cell>
              <table:table-cell office:value-type="float" office:value="1.6">
                <text:p>1.6</text:p>
                <draw:g>
                  <svg:desc>'roofline store'.C14:'roofline store'.C15</svg:desc>
                </draw:g>
              </table:table-cell>
              <table:table-cell office:value-type="float" office:value="1">
                <text:p>1</text:p>
                <draw:g>
                  <svg:desc>'roofline store'.B19:'roofline store'.B20</svg:desc>
                </draw:g>
              </table:table-cell>
              <table:table-cell office:value-type="float" office:value="16">
                <text:p>16</text:p>
                <draw:g>
                  <svg:desc>'roofline store'.C19:'roofline store'.C20</svg:desc>
                </draw:g>
              </table:table-cell>
              <table:table-cell office:value-type="float" office:value="0.25">
                <text:p>0.25</text:p>
                <draw:g>
                  <svg:desc>'roofline store'.B24:'roofline store'.B25</svg:desc>
                </draw:g>
              </table:table-cell>
              <table:table-cell office:value-type="float" office:value="4">
                <text:p>4</text:p>
                <draw:g>
                  <svg:desc>'roofline store'.C24:'roofline store'.C25</svg:desc>
                </draw:g>
              </table:table-cell>
              <table:table-cell office:value-type="float" office:value="NaN">
                <text:p>NaN</text:p>
                <draw:g>
                  <svg:desc>'roofline store'.B1:'roofline store'.B11</svg:desc>
                </draw:g>
              </table:table-cell>
              <table:table-cell office:value-type="float" office:value="NaN">
                <text:p>NaN</text:p>
                <draw:g>
                  <svg:desc>'roofline store'.C1:'roofline store'.C11</svg:desc>
                </draw:g>
              </table:table-cell>
              <table:table-cell office:value-type="float" office:value="3.72773244852689">
                <text:p>3.72773244852689</text:p>
                <draw:g>
                  <svg:desc>'roofline store'.F2:'roofline store'.F11</svg:desc>
                </draw:g>
              </table:table-cell>
              <table:table-cell office:value-type="float" office:value="0.893682978152057">
                <text:p>0.893682978152057</text:p>
                <draw:g>
                  <svg:desc>'roofline store'.G2:'roofline store'.G11</svg:desc>
                </draw:g>
              </table:table-cell>
              <table:table-cell office:value-type="float" office:value="8.57792035245209">
                <text:p>8.57792035245209</text:p>
                <draw:g>
                  <svg:desc>'roofline store'.J2:'roofline store'.J11</svg:desc>
                </draw:g>
              </table:table-cell>
              <table:table-cell office:value-type="float" office:value="0.907059318703782">
                <text:p>0.907059318703782</text:p>
                <draw:g>
                  <svg:desc>'roofline store'.K2:'roofline store'.K11</svg:desc>
                </draw:g>
              </table:table-cell>
              <table:table-cell office:value-type="float" office:value="3.87547831034443">
                <text:p>3.87547831034443</text:p>
                <draw:g>
                  <svg:desc>'roofline store'.N2:'roofline store'.N11</svg:desc>
                </draw:g>
              </table:table-cell>
              <table:table-cell office:value-type="float" office:value="1.31729010920428">
                <text:p>1.31729010920428</text:p>
                <draw:g>
                  <svg:desc>'roofline store'.O2:'roofline store'.O11</svg:desc>
                </draw:g>
              </table:table-cell>
              <table:table-cell office:value-type="float" office:value="3.37862268437297">
                <text:p>3.37862268437297</text:p>
                <draw:g>
                  <svg:desc>'roofline store'.R2:'roofline store'.R11</svg:desc>
                </draw:g>
              </table:table-cell>
              <table:table-cell office:value-type="float" office:value="1.49873156268606">
                <text:p>1.49873156268606</text:p>
                <draw:g>
                  <svg:desc>'roofline store'.S2:'roofline store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9.21543458649735">
                <text:p>9.21543458649735</text:p>
              </table:table-cell>
              <table:table-cell office:value-type="float" office:value="0.480088434895322">
                <text:p>0.480088434895322</text:p>
              </table:table-cell>
              <table:table-cell office:value-type="float" office:value="5.39382708709287">
                <text:p>5.39382708709287</text:p>
              </table:table-cell>
              <table:table-cell office:value-type="float" office:value="0.930131715795209">
                <text:p>0.930131715795209</text:p>
              </table:table-cell>
              <table:table-cell office:value-type="float" office:value="12.857104283296">
                <text:p>12.857104283296</text:p>
              </table:table-cell>
              <table:table-cell office:value-type="float" office:value="0.935659924520852">
                <text:p>0.935659924520852</text:p>
              </table:table-cell>
              <table:table-cell office:value-type="float" office:value="6.05568511356958">
                <text:p>6.05568511356958</text:p>
              </table:table-cell>
              <table:table-cell office:value-type="float" office:value="1.4039280247592">
                <text:p>1.4039280247592</text:p>
              </table:table-cell>
              <table:table-cell office:value-type="float" office:value="5.22918959299475">
                <text:p>5.22918959299475</text:p>
              </table:table-cell>
              <table:table-cell office:value-type="float" office:value="1.61719957352673">
                <text:p>1.61719957352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6269747593025">
                <text:p>8.86269747593025</text:p>
              </table:table-cell>
              <table:table-cell office:value-type="float" office:value="0.529643680319857">
                <text:p>0.529643680319857</text:p>
              </table:table-cell>
              <table:table-cell office:value-type="float" office:value="7.33122581365968">
                <text:p>7.33122581365968</text:p>
              </table:table-cell>
              <table:table-cell office:value-type="float" office:value="0.946304461074995">
                <text:p>0.946304461074995</text:p>
              </table:table-cell>
              <table:table-cell office:value-type="float" office:value="16.5289225115363">
                <text:p>16.5289225115363</text:p>
              </table:table-cell>
              <table:table-cell office:value-type="float" office:value="0.956953200618226">
                <text:p>0.956953200618226</text:p>
              </table:table-cell>
              <table:table-cell office:value-type="float" office:value="8.22066428365359">
                <text:p>8.22066428365359</text:p>
              </table:table-cell>
              <table:table-cell office:value-type="float" office:value="1.44352939199938">
                <text:p>1.44352939199938</text:p>
              </table:table-cell>
              <table:table-cell office:value-type="float" office:value="7.20403958870885">
                <text:p>7.20403958870885</text:p>
              </table:table-cell>
              <table:table-cell office:value-type="float" office:value="1.9432715503044">
                <text:p>1.943271550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961992972927">
                <text:p>10.6961992972927</text:p>
              </table:table-cell>
              <table:table-cell office:value-type="float" office:value="0.567062969209281">
                <text:p>0.567062969209281</text:p>
              </table:table-cell>
              <table:table-cell office:value-type="float" office:value="9.03905389128786">
                <text:p>9.03905389128786</text:p>
              </table:table-cell>
              <table:table-cell office:value-type="float" office:value="0.959060896663644">
                <text:p>0.959060896663644</text:p>
              </table:table-cell>
              <table:table-cell office:value-type="float" office:value="19.9616961463116">
                <text:p>19.9616961463116</text:p>
              </table:table-cell>
              <table:table-cell office:value-type="float" office:value="0.966774942717664">
                <text:p>0.966774942717664</text:p>
              </table:table-cell>
              <table:table-cell office:value-type="float" office:value="10.5008601465167">
                <text:p>10.5008601465167</text:p>
              </table:table-cell>
              <table:table-cell office:value-type="float" office:value="1.50873539478695">
                <text:p>1.50873539478695</text:p>
              </table:table-cell>
              <table:table-cell office:value-type="float" office:value="9.0341741057113">
                <text:p>9.0341741057113</text:p>
              </table:table-cell>
              <table:table-cell office:value-type="float" office:value="1.93194086022773">
                <text:p>1.93194086022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85608326575">
                <text:p>11.785608326575</text:p>
              </table:table-cell>
              <table:table-cell office:value-type="float" office:value="0.571734850347657">
                <text:p>0.571734850347657</text:p>
              </table:table-cell>
              <table:table-cell office:value-type="float" office:value="10.9126136135578">
                <text:p>10.9126136135578</text:p>
              </table:table-cell>
              <table:table-cell office:value-type="float" office:value="0.959662757745281">
                <text:p>0.959662757745281</text:p>
              </table:table-cell>
              <table:table-cell office:value-type="float" office:value="24.7171252563333">
                <text:p>24.7171252563333</text:p>
              </table:table-cell>
              <table:table-cell office:value-type="float" office:value="0.965809626602399">
                <text:p>0.965809626602399</text:p>
              </table:table-cell>
              <table:table-cell office:value-type="float" office:value="12.6949879414844">
                <text:p>12.6949879414844</text:p>
              </table:table-cell>
              <table:table-cell office:value-type="float" office:value="1.55295199482402">
                <text:p>1.55295199482402</text:p>
              </table:table-cell>
              <table:table-cell office:value-type="float" office:value="11.0137280003165">
                <text:p>11.0137280003165</text:p>
              </table:table-cell>
              <table:table-cell office:value-type="float" office:value="2.00761980462387">
                <text:p>2.0076198046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553224667265">
                <text:p>10.7553224667265</text:p>
              </table:table-cell>
              <table:table-cell office:value-type="float" office:value="0.557883194376757">
                <text:p>0.557883194376757</text:p>
              </table:table-cell>
              <table:table-cell office:value-type="float" office:value="12.6982821596734">
                <text:p>12.6982821596734</text:p>
              </table:table-cell>
              <table:table-cell office:value-type="float" office:value="0.967591852355677">
                <text:p>0.967591852355677</text:p>
              </table:table-cell>
              <table:table-cell office:value-type="float" office:value="27.402235409126">
                <text:p>27.402235409126</text:p>
              </table:table-cell>
              <table:table-cell office:value-type="float" office:value="0.97188199948788">
                <text:p>0.97188199948788</text:p>
              </table:table-cell>
              <table:table-cell office:value-type="float" office:value="14.7164058003524">
                <text:p>14.7164058003524</text:p>
              </table:table-cell>
              <table:table-cell office:value-type="float" office:value="1.51008813206809">
                <text:p>1.51008813206809</text:p>
              </table:table-cell>
              <table:table-cell office:value-type="float" office:value="12.8523936482149">
                <text:p>12.8523936482149</text:p>
              </table:table-cell>
              <table:table-cell office:value-type="float" office:value="1.90041192357509">
                <text:p>1.9004119235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476881688933">
                <text:p>14.1476881688933</text:p>
              </table:table-cell>
              <table:table-cell office:value-type="float" office:value="0.594783525170657">
                <text:p>0.594783525170657</text:p>
              </table:table-cell>
              <table:table-cell office:value-type="float" office:value="14.1572024447104">
                <text:p>14.1572024447104</text:p>
              </table:table-cell>
              <table:table-cell office:value-type="float" office:value="0.969163356443283">
                <text:p>0.969163356443283</text:p>
              </table:table-cell>
              <table:table-cell office:value-type="float" office:value="30.0034572251288">
                <text:p>30.0034572251288</text:p>
              </table:table-cell>
              <table:table-cell office:value-type="float" office:value="0.974835465363472">
                <text:p>0.974835465363472</text:p>
              </table:table-cell>
              <table:table-cell office:value-type="float" office:value="15.965172606147">
                <text:p>15.965172606147</text:p>
              </table:table-cell>
              <table:table-cell office:value-type="float" office:value="1.52629780781322">
                <text:p>1.52629780781322</text:p>
              </table:table-cell>
              <table:table-cell office:value-type="float" office:value="14.324725729249">
                <text:p>14.324725729249</text:p>
              </table:table-cell>
              <table:table-cell office:value-type="float" office:value="1.97692907342783">
                <text:p>1.97692907342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435704688088">
                <text:p>12.6435704688088</text:p>
              </table:table-cell>
              <table:table-cell office:value-type="float" office:value="0.584683410530514">
                <text:p>0.584683410530514</text:p>
              </table:table-cell>
              <table:table-cell office:value-type="float" office:value="14.8641041786744">
                <text:p>14.8641041786744</text:p>
              </table:table-cell>
              <table:table-cell office:value-type="float" office:value="0.97169023825259">
                <text:p>0.97169023825259</text:p>
              </table:table-cell>
              <table:table-cell office:value-type="float" office:value="34.6495089719838">
                <text:p>34.6495089719838</text:p>
              </table:table-cell>
              <table:table-cell office:value-type="float" office:value="0.978731065936138">
                <text:p>0.978731065936138</text:p>
              </table:table-cell>
              <table:table-cell office:value-type="float" office:value="18.3146172569521">
                <text:p>18.3146172569521</text:p>
              </table:table-cell>
              <table:table-cell office:value-type="float" office:value="1.55959752255549">
                <text:p>1.55959752255549</text:p>
              </table:table-cell>
              <table:table-cell office:value-type="float" office:value="15.9624647096886">
                <text:p>15.9624647096886</text:p>
              </table:table-cell>
              <table:table-cell office:value-type="float" office:value="2.04105581351466">
                <text:p>2.04105581351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491710659203">
                <text:p>13.5491710659203</text:p>
              </table:table-cell>
              <table:table-cell office:value-type="float" office:value="0.542151820593195">
                <text:p>0.542151820593195</text:p>
              </table:table-cell>
              <table:table-cell office:value-type="float" office:value="16.9286864995501">
                <text:p>16.9286864995501</text:p>
              </table:table-cell>
              <table:table-cell office:value-type="float" office:value="0.971988487683938">
                <text:p>0.971988487683938</text:p>
              </table:table-cell>
              <table:table-cell office:value-type="float" office:value="36.3698526678527">
                <text:p>36.3698526678527</text:p>
              </table:table-cell>
              <table:table-cell office:value-type="float" office:value="0.980376393484645">
                <text:p>0.980376393484645</text:p>
              </table:table-cell>
              <table:table-cell office:value-type="float" office:value="20.6331474527589">
                <text:p>20.6331474527589</text:p>
              </table:table-cell>
              <table:table-cell office:value-type="float" office:value="1.58052435329199">
                <text:p>1.58052435329199</text:p>
              </table:table-cell>
              <table:table-cell office:value-type="float" office:value="17.7201506551932">
                <text:p>17.7201506551932</text:p>
              </table:table-cell>
              <table:table-cell office:value-type="float" office:value="1.98871945923705">
                <text:p>1.98871945923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510031800077">
                <text:p>13.5510031800077</text:p>
              </table:table-cell>
              <table:table-cell office:value-type="float" office:value="0.591127471295302">
                <text:p>0.591127471295302</text:p>
              </table:table-cell>
              <table:table-cell office:value-type="float" office:value="17.8523617070114">
                <text:p>17.8523617070114</text:p>
              </table:table-cell>
              <table:table-cell office:value-type="float" office:value="0.97527704670244">
                <text:p>0.97527704670244</text:p>
              </table:table-cell>
              <table:table-cell office:value-type="float" office:value="38.7862037794829">
                <text:p>38.7862037794829</text:p>
              </table:table-cell>
              <table:table-cell office:value-type="float" office:value="0.980693131170155">
                <text:p>0.980693131170155</text:p>
              </table:table-cell>
              <table:table-cell office:value-type="float" office:value="21.8668521320879">
                <text:p>21.8668521320879</text:p>
              </table:table-cell>
              <table:table-cell office:value-type="float" office:value="1.56930399040351">
                <text:p>1.56930399040351</text:p>
              </table:table-cell>
              <table:table-cell office:value-type="float" office:value="18.8588724490946">
                <text:p>18.8588724490946</text:p>
              </table:table-cell>
              <table:table-cell office:value-type="float" office:value="2.06833429991518">
                <text:p>2.0683342999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327329391492">
                <text:p>14.7327329391492</text:p>
              </table:table-cell>
              <table:table-cell office:value-type="float" office:value="0.562589757837903">
                <text:p>0.56258975783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